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02cm" fo:margin-left="0.03cm" fo:margin-right="0.318cm" table:align="margins"/>
    </style:style>
    <style:style style:name="Tabla8.A" style:family="table-column">
      <style:table-column-properties style:column-width="1.882cm" style:rel-column-width="9865*"/>
    </style:style>
    <style:style style:name="Tabla8.B" style:family="table-column">
      <style:table-column-properties style:column-width="2.401cm" style:rel-column-width="12583*"/>
    </style:style>
    <style:style style:name="Tabla8.C" style:family="table-column">
      <style:table-column-properties style:column-width="4.085cm" style:rel-column-width="21413*"/>
    </style:style>
    <style:style style:name="Tabla8.D" style:family="table-column">
      <style:table-column-properties style:column-width="4.135cm" style:rel-column-width="21674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494cm" fo:margin-left="0.03cm" fo:margin-right="0.326cm" table:align="margins"/>
    </style:style>
    <style:style style:name="Tabla242.A" style:family="table-column">
      <style:table-column-properties style:column-width="1.882cm" style:rel-column-width="9872*"/>
    </style:style>
    <style:style style:name="Tabla242.B" style:family="table-column">
      <style:table-column-properties style:column-width="2.401cm" style:rel-column-width="12592*"/>
    </style:style>
    <style:style style:name="Tabla242.C" style:family="table-column">
      <style:table-column-properties style:column-width="4.085cm" style:rel-column-width="21428*"/>
    </style:style>
    <style:style style:name="Tabla242.D" style:family="table-column">
      <style:table-column-properties style:column-width="4.126cm" style:rel-column-width="21643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497cm" fo:margin-left="0.03cm" fo:margin-right="0.323cm" table:align="margins"/>
    </style:style>
    <style:style style:name="Tabla11.A" style:family="table-column">
      <style:table-column-properties style:column-width="1.882cm" style:rel-column-width="9869*"/>
    </style:style>
    <style:style style:name="Tabla11.B" style:family="table-column">
      <style:table-column-properties style:column-width="2.45cm" style:rel-column-width="12848*"/>
    </style:style>
    <style:style style:name="Tabla11.C" style:family="table-column">
      <style:table-column-properties style:column-width="4.036cm" style:rel-column-width="21163*"/>
    </style:style>
    <style:style style:name="Tabla11.D" style:family="table-column">
      <style:table-column-properties style:column-width="4.129cm" style:rel-column-width="21655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78cm" fo:margin-left="0.026cm" fo:margin-right="0.346cm" table:align="margins"/>
    </style:style>
    <style:style style:name="Tabla71.A" style:family="table-column">
      <style:table-column-properties style:column-width="1.939cm" style:rel-column-width="10181*"/>
    </style:style>
    <style:style style:name="Tabla71.B" style:family="table-column">
      <style:table-column-properties style:column-width="2.496cm" style:rel-column-width="13108*"/>
    </style:style>
    <style:style style:name="Tabla71.C" style:family="table-column">
      <style:table-column-properties style:column-width="3.965cm" style:rel-column-width="20825*"/>
    </style:style>
    <style:style style:name="Tabla71.D" style:family="table-column">
      <style:table-column-properties style:column-width="4.078cm" style:rel-column-width="21421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92cm" fo:margin-left="0.026cm" fo:margin-right="0.332cm" table:align="margins"/>
    </style:style>
    <style:style style:name="Tabla75.A" style:family="table-column">
      <style:table-column-properties style:column-width="1.939cm" style:rel-column-width="10169*"/>
    </style:style>
    <style:style style:name="Tabla75.B" style:family="table-column">
      <style:table-column-properties style:column-width="2.473cm" style:rel-column-width="12973*"/>
    </style:style>
    <style:style style:name="Tabla75.C" style:family="table-column">
      <style:table-column-properties style:column-width="3.988cm" style:rel-column-width="20922*"/>
    </style:style>
    <style:style style:name="Tabla75.D" style:family="table-column">
      <style:table-column-properties style:column-width="4.092cm" style:rel-column-width="21471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51cm" fo:margin-left="0.026cm" fo:margin-right="0.372cm" table:align="margins"/>
    </style:style>
    <style:style style:name="Tabla106.A" style:family="table-column">
      <style:table-column-properties style:column-width="1.961cm" style:rel-column-width="10323*"/>
    </style:style>
    <style:style style:name="Tabla106.B" style:family="table-column">
      <style:table-column-properties style:column-width="2.517cm" style:rel-column-width="13248*"/>
    </style:style>
    <style:style style:name="Tabla106.C" style:family="table-column">
      <style:table-column-properties style:column-width="3.921cm" style:rel-column-width="20638*"/>
    </style:style>
    <style:style style:name="Tabla106.D" style:family="table-column">
      <style:table-column-properties style:column-width="4.052cm" style:rel-column-width="21326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0" style:family="table">
      <style:table-properties style:width="12.478cm" fo:margin-left="0.026cm" fo:margin-right="0.346cm" table:align="margins"/>
    </style:style>
    <style:style style:name="Tabla440.A" style:family="table-column">
      <style:table-column-properties style:column-width="1.939cm" style:rel-column-width="10181*"/>
    </style:style>
    <style:style style:name="Tabla440.B" style:family="table-column">
      <style:table-column-properties style:column-width="2.496cm" style:rel-column-width="13108*"/>
    </style:style>
    <style:style style:name="Tabla440.C" style:family="table-column">
      <style:table-column-properties style:column-width="3.965cm" style:rel-column-width="20825*"/>
    </style:style>
    <style:style style:name="Tabla440.D" style:family="table-column">
      <style:table-column-properties style:column-width="4.078cm" style:rel-column-width="21421*"/>
    </style:style>
    <style:style style:name="Tabla4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0.D1" style:family="table-cell">
      <style:table-cell-properties style:vertical-align="middle" fo:padding="0.097cm" fo:border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6" style:family="table">
      <style:table-properties style:width="12.488cm" fo:margin-left="0.041cm" fo:margin-right="0.321cm" table:align="margins"/>
    </style:style>
    <style:style style:name="Tabla426.A" style:family="table-column">
      <style:table-column-properties style:column-width="1.88cm" style:rel-column-width="9867*"/>
    </style:style>
    <style:style style:name="Tabla426.B" style:family="table-column">
      <style:table-column-properties style:column-width="2.404cm" style:rel-column-width="12616*"/>
    </style:style>
    <style:style style:name="Tabla426.C" style:family="table-column">
      <style:table-column-properties style:column-width="4.105cm" style:rel-column-width="21539*"/>
    </style:style>
    <style:style style:name="Tabla426.D" style:family="table-column">
      <style:table-column-properties style:column-width="4.099cm" style:rel-column-width="21513*"/>
    </style:style>
    <style:style style:name="Tabla4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6.D1" style:family="table-cell">
      <style:table-cell-properties fo:padding="0.097cm" fo:border="0.002cm solid #000000"/>
    </style:style>
    <style:style style:name="Tabla4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6.C2" style:family="table-cell">
      <style:table-cell-properties fo:padding="0.097cm" fo:border-left="0.002cm solid #000000" fo:border-right="none" fo:border-top="none" fo:border-bottom="0.002cm solid #000000"/>
    </style:style>
    <style:style style:name="Tabla4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9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2" style:family="table">
      <style:table-properties fo:margin-left="0cm" fo:margin-right="0.363cm" table:align="margins"/>
    </style:style>
    <style:style style:name="Tabla392.A" style:family="table-column">
      <style:table-column-properties style:rel-column-width="10433*"/>
    </style:style>
    <style:style style:name="Tabla392.B" style:family="table-column">
      <style:table-column-properties style:rel-column-width="13210*"/>
    </style:style>
    <style:style style:name="Tabla392.C" style:family="table-column">
      <style:table-column-properties style:rel-column-width="20542*"/>
    </style:style>
    <style:style style:name="Tabla392.D" style:family="table-column">
      <style:table-column-properties style:rel-column-width="21350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D1" style:family="table-cell">
      <style:table-cell-properties style:vertical-align="middle" fo:padding="0.097cm" fo:border="0.002cm solid #000000"/>
    </style:style>
    <style:style style:name="Tabla3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6" style:family="table">
      <style:table-properties fo:margin-left="0cm" fo:margin-right="0.363cm" table:align="margins"/>
    </style:style>
    <style:style style:name="Tabla116.A" style:family="table-column">
      <style:table-column-properties style:rel-column-width="10433*"/>
    </style:style>
    <style:style style:name="Tabla116.B" style:family="table-column">
      <style:table-column-properties style:rel-column-width="13210*"/>
    </style:style>
    <style:style style:name="Tabla116.C" style:family="table-column">
      <style:table-column-properties style:rel-column-width="20542*"/>
    </style:style>
    <style:style style:name="Tabla116.D" style:family="table-column">
      <style:table-column-properties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fo:margin-left="0cm" fo:margin-right="0.372cm" table:align="margins"/>
    </style:style>
    <style:style style:name="Tabla251.A" style:family="table-column">
      <style:table-column-properties style:rel-column-width="10440*"/>
    </style:style>
    <style:style style:name="Tabla251.B" style:family="table-column">
      <style:table-column-properties style:rel-column-width="13220*"/>
    </style:style>
    <style:style style:name="Tabla251.C" style:family="table-column">
      <style:table-column-properties style:rel-column-width="20557*"/>
    </style:style>
    <style:style style:name="Tabla251.D" style:family="table-column">
      <style:table-column-properties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fo:margin-left="0cm" fo:margin-right="0.355cm" table:align="margins"/>
    </style:style>
    <style:style style:name="Tabla166.A" style:family="table-column">
      <style:table-column-properties style:rel-column-width="10352*"/>
    </style:style>
    <style:style style:name="Tabla166.B" style:family="table-column">
      <style:table-column-properties style:rel-column-width="13321*"/>
    </style:style>
    <style:style style:name="Tabla166.C" style:family="table-column">
      <style:table-column-properties style:rel-column-width="20574*"/>
    </style:style>
    <style:style style:name="Tabla166.D" style:family="table-column">
      <style:table-column-properties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fo:margin-left="0.026cm" fo:margin-right="0.34cm" table:align="margins"/>
    </style:style>
    <style:style style:name="Tabla304.A" style:family="table-column">
      <style:table-column-properties style:rel-column-width="10278*"/>
    </style:style>
    <style:style style:name="Tabla304.B" style:family="table-column">
      <style:table-column-properties style:rel-column-width="13168*"/>
    </style:style>
    <style:style style:name="Tabla304.C" style:family="table-column">
      <style:table-column-properties style:rel-column-width="20567*"/>
    </style:style>
    <style:style style:name="Tabla304.D" style:family="table-column">
      <style:table-column-properties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fo:margin-left="0cm" fo:margin-right="0.355cm" table:align="margins"/>
    </style:style>
    <style:style style:name="Tabla383.A" style:family="table-column">
      <style:table-column-properties style:rel-column-width="10352*"/>
    </style:style>
    <style:style style:name="Tabla383.B" style:family="table-column">
      <style:table-column-properties style:rel-column-width="13321*"/>
    </style:style>
    <style:style style:name="Tabla383.C" style:family="table-column">
      <style:table-column-properties style:rel-column-width="20574*"/>
    </style:style>
    <style:style style:name="Tabla383.D" style:family="table-column">
      <style:table-column-properties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7" style:family="table">
      <style:table-properties fo:margin-left="0cm" fo:margin-right="0.372cm" table:align="margins"/>
    </style:style>
    <style:style style:name="Tabla417.A" style:family="table-column">
      <style:table-column-properties style:rel-column-width="10440*"/>
    </style:style>
    <style:style style:name="Tabla417.B" style:family="table-column">
      <style:table-column-properties style:rel-column-width="13220*"/>
    </style:style>
    <style:style style:name="Tabla417.C" style:family="table-column">
      <style:table-column-properties style:rel-column-width="20557*"/>
    </style:style>
    <style:style style:name="Tabla417.D" style:family="table-column">
      <style:table-column-properties style:rel-column-width="21318*"/>
    </style:style>
    <style:style style:name="Tabla4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7.D1" style:family="table-cell">
      <style:table-cell-properties style:vertical-align="middle" fo:padding="0.097cm" fo:border="0.002cm solid #000000"/>
    </style:style>
    <style:style style:name="Tabla316" style:family="table">
      <style:table-properties fo:margin-left="0cm" fo:margin-right="0.332cm" table:align="margins"/>
    </style:style>
    <style:style style:name="Tabla316.A" style:family="table-column">
      <style:table-column-properties style:rel-column-width="10323*"/>
    </style:style>
    <style:style style:name="Tabla316.B" style:family="table-column">
      <style:table-column-properties style:rel-column-width="13057*"/>
    </style:style>
    <style:style style:name="Tabla316.C" style:family="table-column">
      <style:table-column-properties style:rel-column-width="20776*"/>
    </style:style>
    <style:style style:name="Tabla316.D" style:family="table-column">
      <style:table-column-properties style:rel-column-width="21379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fo:padding="0.097cm" fo:border="0.002cm solid #000000"/>
    </style:style>
    <style:style style:name="Tabla3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fo:margin-left="0cm" fo:margin-right="0.372cm" table:align="margins"/>
    </style:style>
    <style:style style:name="Tabla158.A" style:family="table-column">
      <style:table-column-properties style:rel-column-width="10440*"/>
    </style:style>
    <style:style style:name="Tabla158.B" style:family="table-column">
      <style:table-column-properties style:rel-column-width="13220*"/>
    </style:style>
    <style:style style:name="Tabla158.C" style:family="table-column">
      <style:table-column-properties style:rel-column-width="20557*"/>
    </style:style>
    <style:style style:name="Tabla158.D" style:family="table-column">
      <style:table-column-properties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fo:margin-left="0.026cm" fo:margin-right="0.34cm" table:align="margins"/>
    </style:style>
    <style:style style:name="Tabla173.A" style:family="table-column">
      <style:table-column-properties style:rel-column-width="10278*"/>
    </style:style>
    <style:style style:name="Tabla173.B" style:family="table-column">
      <style:table-column-properties style:rel-column-width="13168*"/>
    </style:style>
    <style:style style:name="Tabla173.C" style:family="table-column">
      <style:table-column-properties style:rel-column-width="20567*"/>
    </style:style>
    <style:style style:name="Tabla173.D" style:family="table-column">
      <style:table-column-properties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fo:margin-left="0cm" fo:margin-right="0.332cm" table:align="margins"/>
    </style:style>
    <style:style style:name="Tabla50.A" style:family="table-column">
      <style:table-column-properties style:rel-column-width="10323*"/>
    </style:style>
    <style:style style:name="Tabla50.B" style:family="table-column">
      <style:table-column-properties style:rel-column-width="13057*"/>
    </style:style>
    <style:style style:name="Tabla50.C" style:family="table-column">
      <style:table-column-properties style:rel-column-width="20776*"/>
    </style:style>
    <style:style style:name="Tabla50.D" style:family="table-column">
      <style:table-column-properties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fo:margin-left="0cm" fo:margin-right="0.332cm" table:align="margins"/>
    </style:style>
    <style:style style:name="Tabla68.A" style:family="table-column">
      <style:table-column-properties style:rel-column-width="10323*"/>
    </style:style>
    <style:style style:name="Tabla68.B" style:family="table-column">
      <style:table-column-properties style:rel-column-width="13057*"/>
    </style:style>
    <style:style style:name="Tabla68.C" style:family="table-column">
      <style:table-column-properties style:rel-column-width="20776*"/>
    </style:style>
    <style:style style:name="Tabla68.D" style:family="table-column">
      <style:table-column-properties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fo:margin-left="0cm" fo:margin-right="0.332cm" table:align="margins"/>
    </style:style>
    <style:style style:name="Tabla77.A" style:family="table-column">
      <style:table-column-properties style:rel-column-width="10323*"/>
    </style:style>
    <style:style style:name="Tabla77.B" style:family="table-column">
      <style:table-column-properties style:rel-column-width="13057*"/>
    </style:style>
    <style:style style:name="Tabla77.C" style:family="table-column">
      <style:table-column-properties style:rel-column-width="20776*"/>
    </style:style>
    <style:style style:name="Tabla77.D" style:family="table-column">
      <style:table-column-properties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fo:margin-left="0cm" fo:margin-right="0.332cm" table:align="margins"/>
    </style:style>
    <style:style style:name="Tabla80.A" style:family="table-column">
      <style:table-column-properties style:rel-column-width="10323*"/>
    </style:style>
    <style:style style:name="Tabla80.B" style:family="table-column">
      <style:table-column-properties style:rel-column-width="13057*"/>
    </style:style>
    <style:style style:name="Tabla80.C" style:family="table-column">
      <style:table-column-properties style:rel-column-width="20776*"/>
    </style:style>
    <style:style style:name="Tabla80.D" style:family="table-column">
      <style:table-column-properties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fo:margin-left="0cm" fo:margin-right="0.355cm" table:align="margins"/>
    </style:style>
    <style:style style:name="Tabla93.A" style:family="table-column">
      <style:table-column-properties style:rel-column-width="10352*"/>
    </style:style>
    <style:style style:name="Tabla93.B" style:family="table-column">
      <style:table-column-properties style:rel-column-width="13321*"/>
    </style:style>
    <style:style style:name="Tabla93.C" style:family="table-column">
      <style:table-column-properties style:rel-column-width="20574*"/>
    </style:style>
    <style:style style:name="Tabla93.D" style:family="table-column">
      <style:table-column-properties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3" style:family="table">
      <style:table-properties fo:margin-left="0cm" fo:margin-right="0.355cm" table:align="margins"/>
    </style:style>
    <style:style style:name="Tabla423.A" style:family="table-column">
      <style:table-column-properties style:rel-column-width="10352*"/>
    </style:style>
    <style:style style:name="Tabla423.B" style:family="table-column">
      <style:table-column-properties style:rel-column-width="13321*"/>
    </style:style>
    <style:style style:name="Tabla423.C" style:family="table-column">
      <style:table-column-properties style:rel-column-width="20574*"/>
    </style:style>
    <style:style style:name="Tabla423.D" style:family="table-column">
      <style:table-column-properties style:rel-column-width="21288*"/>
    </style:style>
    <style:style style:name="Tabla4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3.D1" style:family="table-cell">
      <style:table-cell-properties style:vertical-align="middle" fo:padding="0.097cm" fo:border="0.002cm solid #000000"/>
    </style:style>
    <style:style style:name="Tabla95" style:family="table">
      <style:table-properties fo:margin-left="0cm" fo:margin-right="0.332cm" table:align="margins"/>
    </style:style>
    <style:style style:name="Tabla95.A" style:family="table-column">
      <style:table-column-properties style:rel-column-width="10323*"/>
    </style:style>
    <style:style style:name="Tabla95.B" style:family="table-column">
      <style:table-column-properties style:rel-column-width="13057*"/>
    </style:style>
    <style:style style:name="Tabla95.C" style:family="table-column">
      <style:table-column-properties style:rel-column-width="20776*"/>
    </style:style>
    <style:style style:name="Tabla95.D" style:family="table-column">
      <style:table-column-properties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fo:margin-left="0cm" fo:margin-right="0.332cm" table:align="margins"/>
    </style:style>
    <style:style style:name="Tabla154.A" style:family="table-column">
      <style:table-column-properties style:rel-column-width="10323*"/>
    </style:style>
    <style:style style:name="Tabla154.B" style:family="table-column">
      <style:table-column-properties style:rel-column-width="13057*"/>
    </style:style>
    <style:style style:name="Tabla154.C" style:family="table-column">
      <style:table-column-properties style:rel-column-width="20776*"/>
    </style:style>
    <style:style style:name="Tabla154.D" style:family="table-column">
      <style:table-column-properties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fo:margin-left="0cm" fo:margin-right="0.355cm" table:align="margins"/>
    </style:style>
    <style:style style:name="Tabla302.A" style:family="table-column">
      <style:table-column-properties style:rel-column-width="10352*"/>
    </style:style>
    <style:style style:name="Tabla302.B" style:family="table-column">
      <style:table-column-properties style:rel-column-width="13321*"/>
    </style:style>
    <style:style style:name="Tabla302.C" style:family="table-column">
      <style:table-column-properties style:rel-column-width="20574*"/>
    </style:style>
    <style:style style:name="Tabla302.D" style:family="table-column">
      <style:table-column-properties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fo:margin-left="0cm" fo:margin-right="0.355cm" table:align="margins"/>
    </style:style>
    <style:style style:name="Tabla351.A" style:family="table-column">
      <style:table-column-properties style:rel-column-width="10352*"/>
    </style:style>
    <style:style style:name="Tabla351.B" style:family="table-column">
      <style:table-column-properties style:rel-column-width="13321*"/>
    </style:style>
    <style:style style:name="Tabla351.C" style:family="table-column">
      <style:table-column-properties style:rel-column-width="20574*"/>
    </style:style>
    <style:style style:name="Tabla351.D" style:family="table-column">
      <style:table-column-properties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fo:margin-left="0cm" fo:margin-right="0.355cm" table:align="margins"/>
    </style:style>
    <style:style style:name="Tabla47.A" style:family="table-column">
      <style:table-column-properties style:rel-column-width="10352*"/>
    </style:style>
    <style:style style:name="Tabla47.B" style:family="table-column">
      <style:table-column-properties style:rel-column-width="13321*"/>
    </style:style>
    <style:style style:name="Tabla47.C" style:family="table-column">
      <style:table-column-properties style:rel-column-width="20574*"/>
    </style:style>
    <style:style style:name="Tabla47.D" style:family="table-column">
      <style:table-column-properties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fo:margin-left="0cm" fo:margin-right="0.332cm" table:align="margins"/>
    </style:style>
    <style:style style:name="Tabla20.A" style:family="table-column">
      <style:table-column-properties style:rel-column-width="10323*"/>
    </style:style>
    <style:style style:name="Tabla20.B" style:family="table-column">
      <style:table-column-properties style:rel-column-width="13297*"/>
    </style:style>
    <style:style style:name="Tabla20.C" style:family="table-column">
      <style:table-column-properties style:rel-column-width="20656*"/>
    </style:style>
    <style:style style:name="Tabla20.D" style:family="table-column">
      <style:table-column-properties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fo:margin-left="0cm" fo:margin-right="0.332cm" table:align="margins"/>
    </style:style>
    <style:style style:name="Tabla18.A" style:family="table-column">
      <style:table-column-properties style:rel-column-width="10333*"/>
    </style:style>
    <style:style style:name="Tabla18.B" style:family="table-column">
      <style:table-column-properties style:rel-column-width="13297*"/>
    </style:style>
    <style:style style:name="Tabla18.C" style:family="table-column">
      <style:table-column-properties style:rel-column-width="20656*"/>
    </style:style>
    <style:style style:name="Tabla18.D" style:family="table-column">
      <style:table-column-properties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fo:margin-left="0cm" fo:margin-right="0.309cm" table:align="margins"/>
    </style:style>
    <style:style style:name="Tabla17.A" style:family="table-column">
      <style:table-column-properties style:rel-column-width="10074*"/>
    </style:style>
    <style:style style:name="Tabla17.B" style:family="table-column">
      <style:table-column-properties style:rel-column-width="12913*"/>
    </style:style>
    <style:style style:name="Tabla17.C" style:family="table-column">
      <style:table-column-properties style:rel-column-width="21098*"/>
    </style:style>
    <style:style style:name="Tabla17.D" style:family="table-column">
      <style:table-column-properties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fo:margin-left="0cm" fo:margin-right="0.332cm" table:align="margins"/>
    </style:style>
    <style:style style:name="Tabla16.A" style:family="table-column">
      <style:table-column-properties style:rel-column-width="10333*"/>
    </style:style>
    <style:style style:name="Tabla16.B" style:family="table-column">
      <style:table-column-properties style:rel-column-width="13297*"/>
    </style:style>
    <style:style style:name="Tabla16.C" style:family="table-column">
      <style:table-column-properties style:rel-column-width="20656*"/>
    </style:style>
    <style:style style:name="Tabla16.D" style:family="table-column">
      <style:table-column-properties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fo:margin-left="0cm" fo:margin-right="0.355cm" table:align="margins"/>
    </style:style>
    <style:style style:name="Tabla79.A" style:family="table-column">
      <style:table-column-properties style:rel-column-width="10352*"/>
    </style:style>
    <style:style style:name="Tabla79.B" style:family="table-column">
      <style:table-column-properties style:rel-column-width="13321*"/>
    </style:style>
    <style:style style:name="Tabla79.C" style:family="table-column">
      <style:table-column-properties style:rel-column-width="20574*"/>
    </style:style>
    <style:style style:name="Tabla79.D" style:family="table-column">
      <style:table-column-properties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fo:margin-left="0cm" fo:margin-right="0.355cm" table:align="margins"/>
    </style:style>
    <style:style style:name="Tabla349.A" style:family="table-column">
      <style:table-column-properties style:rel-column-width="10352*"/>
    </style:style>
    <style:style style:name="Tabla349.B" style:family="table-column">
      <style:table-column-properties style:rel-column-width="13321*"/>
    </style:style>
    <style:style style:name="Tabla349.C" style:family="table-column">
      <style:table-column-properties style:rel-column-width="20574*"/>
    </style:style>
    <style:style style:name="Tabla349.D" style:family="table-column">
      <style:table-column-properties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2" style:family="table">
      <style:table-properties fo:margin-left="0cm" fo:margin-right="0.355cm" table:align="margins"/>
    </style:style>
    <style:style style:name="Tabla312.A" style:family="table-column">
      <style:table-column-properties style:rel-column-width="10352*"/>
    </style:style>
    <style:style style:name="Tabla312.B" style:family="table-column">
      <style:table-column-properties style:rel-column-width="13321*"/>
    </style:style>
    <style:style style:name="Tabla312.C" style:family="table-column">
      <style:table-column-properties style:rel-column-width="20574*"/>
    </style:style>
    <style:style style:name="Tabla312.D" style:family="table-column">
      <style:table-column-properties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427" style:family="table">
      <style:table-properties fo:margin-left="0cm" fo:margin-right="0.355cm" table:align="margins"/>
    </style:style>
    <style:style style:name="Tabla427.A" style:family="table-column">
      <style:table-column-properties style:rel-column-width="10352*"/>
    </style:style>
    <style:style style:name="Tabla427.B" style:family="table-column">
      <style:table-column-properties style:rel-column-width="13321*"/>
    </style:style>
    <style:style style:name="Tabla427.C" style:family="table-column">
      <style:table-column-properties style:rel-column-width="20574*"/>
    </style:style>
    <style:style style:name="Tabla427.D" style:family="table-column">
      <style:table-column-properties style:rel-column-width="21288*"/>
    </style:style>
    <style:style style:name="Tabla4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7.D1" style:family="table-cell">
      <style:table-cell-properties fo:padding="0.097cm" fo:border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fo:margin-left="0cm" fo:margin-right="0.355cm" table:align="margins"/>
    </style:style>
    <style:style style:name="Tabla339.A" style:family="table-column">
      <style:table-column-properties style:rel-column-width="10352*"/>
    </style:style>
    <style:style style:name="Tabla339.B" style:family="table-column">
      <style:table-column-properties style:rel-column-width="13321*"/>
    </style:style>
    <style:style style:name="Tabla339.C" style:family="table-column">
      <style:table-column-properties style:rel-column-width="20574*"/>
    </style:style>
    <style:style style:name="Tabla339.D" style:family="table-column">
      <style:table-column-properties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fo:margin-left="0cm" fo:margin-right="0.355cm" table:align="margins"/>
    </style:style>
    <style:style style:name="Tabla44.A" style:family="table-column">
      <style:table-column-properties style:rel-column-width="10352*"/>
    </style:style>
    <style:style style:name="Tabla44.B" style:family="table-column">
      <style:table-column-properties style:rel-column-width="13321*"/>
    </style:style>
    <style:style style:name="Tabla44.C" style:family="table-column">
      <style:table-column-properties style:rel-column-width="20574*"/>
    </style:style>
    <style:style style:name="Tabla44.D" style:family="table-column">
      <style:table-column-properties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fo:margin-left="0cm" fo:margin-right="0.355cm" table:align="margins"/>
    </style:style>
    <style:style style:name="Tabla45.A" style:family="table-column">
      <style:table-column-properties style:rel-column-width="10352*"/>
    </style:style>
    <style:style style:name="Tabla45.B" style:family="table-column">
      <style:table-column-properties style:rel-column-width="13321*"/>
    </style:style>
    <style:style style:name="Tabla45.C" style:family="table-column">
      <style:table-column-properties style:rel-column-width="20574*"/>
    </style:style>
    <style:style style:name="Tabla45.D" style:family="table-column">
      <style:table-column-properties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fo:margin-left="0cm" fo:margin-right="0.355cm" table:align="margins"/>
    </style:style>
    <style:style style:name="Tabla46.A" style:family="table-column">
      <style:table-column-properties style:rel-column-width="10352*"/>
    </style:style>
    <style:style style:name="Tabla46.B" style:family="table-column">
      <style:table-column-properties style:rel-column-width="13321*"/>
    </style:style>
    <style:style style:name="Tabla46.C" style:family="table-column">
      <style:table-column-properties style:rel-column-width="20574*"/>
    </style:style>
    <style:style style:name="Tabla46.D" style:family="table-column">
      <style:table-column-properties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fo:margin-left="0cm" fo:margin-right="0.355cm" table:align="margins"/>
    </style:style>
    <style:style style:name="Tabla32.A" style:family="table-column">
      <style:table-column-properties style:rel-column-width="10231*"/>
    </style:style>
    <style:style style:name="Tabla32.B" style:family="table-column">
      <style:table-column-properties style:rel-column-width="13201*"/>
    </style:style>
    <style:style style:name="Tabla32.C" style:family="table-column">
      <style:table-column-properties style:rel-column-width="20815*"/>
    </style:style>
    <style:style style:name="Tabla32.D" style:family="table-column">
      <style:table-column-properties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fo:margin-left="0cm" fo:margin-right="0.355cm" table:align="margins"/>
    </style:style>
    <style:style style:name="Tabla33.A" style:family="table-column">
      <style:table-column-properties style:rel-column-width="10352*"/>
    </style:style>
    <style:style style:name="Tabla33.B" style:family="table-column">
      <style:table-column-properties style:rel-column-width="13321*"/>
    </style:style>
    <style:style style:name="Tabla33.C" style:family="table-column">
      <style:table-column-properties style:rel-column-width="20574*"/>
    </style:style>
    <style:style style:name="Tabla33.D" style:family="table-column">
      <style:table-column-properties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fo:margin-left="0cm" fo:margin-right="0.355cm" table:align="margins"/>
    </style:style>
    <style:style style:name="Tabla35.A" style:family="table-column">
      <style:table-column-properties style:rel-column-width="10352*"/>
    </style:style>
    <style:style style:name="Tabla35.B" style:family="table-column">
      <style:table-column-properties style:rel-column-width="13321*"/>
    </style:style>
    <style:style style:name="Tabla35.C" style:family="table-column">
      <style:table-column-properties style:rel-column-width="20574*"/>
    </style:style>
    <style:style style:name="Tabla35.D" style:family="table-column">
      <style:table-column-properties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fo:margin-left="0cm" fo:margin-right="0.355cm" table:align="margins"/>
    </style:style>
    <style:style style:name="Tabla36.A" style:family="table-column">
      <style:table-column-properties style:rel-column-width="10352*"/>
    </style:style>
    <style:style style:name="Tabla36.B" style:family="table-column">
      <style:table-column-properties style:rel-column-width="13321*"/>
    </style:style>
    <style:style style:name="Tabla36.C" style:family="table-column">
      <style:table-column-properties style:rel-column-width="20574*"/>
    </style:style>
    <style:style style:name="Tabla36.D" style:family="table-column">
      <style:table-column-properties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fo:margin-left="0cm" fo:margin-right="0.355cm" table:align="margins"/>
    </style:style>
    <style:style style:name="Tabla37.A" style:family="table-column">
      <style:table-column-properties style:rel-column-width="10352*"/>
    </style:style>
    <style:style style:name="Tabla37.B" style:family="table-column">
      <style:table-column-properties style:rel-column-width="13321*"/>
    </style:style>
    <style:style style:name="Tabla37.C" style:family="table-column">
      <style:table-column-properties style:rel-column-width="20574*"/>
    </style:style>
    <style:style style:name="Tabla37.D" style:family="table-column">
      <style:table-column-properties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fo:margin-left="0cm" fo:margin-right="0.355cm" table:align="margins"/>
    </style:style>
    <style:style style:name="Tabla146.A" style:family="table-column">
      <style:table-column-properties style:rel-column-width="10352*"/>
    </style:style>
    <style:style style:name="Tabla146.B" style:family="table-column">
      <style:table-column-properties style:rel-column-width="13321*"/>
    </style:style>
    <style:style style:name="Tabla146.C" style:family="table-column">
      <style:table-column-properties style:rel-column-width="20574*"/>
    </style:style>
    <style:style style:name="Tabla146.D" style:family="table-column">
      <style:table-column-properties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fo:margin-left="0cm" fo:margin-right="0.355cm" table:align="margins"/>
    </style:style>
    <style:style style:name="Tabla161.A" style:family="table-column">
      <style:table-column-properties style:rel-column-width="10352*"/>
    </style:style>
    <style:style style:name="Tabla161.B" style:family="table-column">
      <style:table-column-properties style:rel-column-width="13321*"/>
    </style:style>
    <style:style style:name="Tabla161.C" style:family="table-column">
      <style:table-column-properties style:rel-column-width="20574*"/>
    </style:style>
    <style:style style:name="Tabla161.D" style:family="table-column">
      <style:table-column-properties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fo:margin-left="0cm" fo:margin-right="0.355cm" table:align="margins"/>
    </style:style>
    <style:style style:name="Tabla162.A" style:family="table-column">
      <style:table-column-properties style:rel-column-width="10352*"/>
    </style:style>
    <style:style style:name="Tabla162.B" style:family="table-column">
      <style:table-column-properties style:rel-column-width="13321*"/>
    </style:style>
    <style:style style:name="Tabla162.C" style:family="table-column">
      <style:table-column-properties style:rel-column-width="20574*"/>
    </style:style>
    <style:style style:name="Tabla162.D" style:family="table-column">
      <style:table-column-properties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fo:margin-left="0cm" fo:margin-right="0.355cm" table:align="margins"/>
    </style:style>
    <style:style style:name="Tabla402.A" style:family="table-column">
      <style:table-column-properties style:rel-column-width="10352*"/>
    </style:style>
    <style:style style:name="Tabla402.B" style:family="table-column">
      <style:table-column-properties style:rel-column-width="13321*"/>
    </style:style>
    <style:style style:name="Tabla402.C" style:family="table-column">
      <style:table-column-properties style:rel-column-width="20574*"/>
    </style:style>
    <style:style style:name="Tabla402.D" style:family="table-column">
      <style:table-column-properties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fo:margin-left="0cm" fo:margin-right="0.332cm" table:align="margins"/>
    </style:style>
    <style:style style:name="Tabla163.A" style:family="table-column">
      <style:table-column-properties style:rel-column-width="10323*"/>
    </style:style>
    <style:style style:name="Tabla163.B" style:family="table-column">
      <style:table-column-properties style:rel-column-width="13057*"/>
    </style:style>
    <style:style style:name="Tabla163.C" style:family="table-column">
      <style:table-column-properties style:rel-column-width="20776*"/>
    </style:style>
    <style:style style:name="Tabla163.D" style:family="table-column">
      <style:table-column-properties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fo:margin-left="0cm" fo:margin-right="0.332cm" table:align="margins"/>
    </style:style>
    <style:style style:name="Tabla164.A" style:family="table-column">
      <style:table-column-properties style:rel-column-width="10333*"/>
    </style:style>
    <style:style style:name="Tabla164.B" style:family="table-column">
      <style:table-column-properties style:rel-column-width="13057*"/>
    </style:style>
    <style:style style:name="Tabla164.C" style:family="table-column">
      <style:table-column-properties style:rel-column-width="20776*"/>
    </style:style>
    <style:style style:name="Tabla164.D" style:family="table-column">
      <style:table-column-properties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fo:margin-left="0cm" fo:margin-right="0.355cm" table:align="margins"/>
    </style:style>
    <style:style style:name="Tabla397.A" style:family="table-column">
      <style:table-column-properties style:rel-column-width="10111*"/>
    </style:style>
    <style:style style:name="Tabla397.B" style:family="table-column">
      <style:table-column-properties style:rel-column-width="13201*"/>
    </style:style>
    <style:style style:name="Tabla397.C" style:family="table-column">
      <style:table-column-properties style:rel-column-width="20935*"/>
    </style:style>
    <style:style style:name="Tabla397.D" style:family="table-column">
      <style:table-column-properties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fo:margin-left="0cm" fo:margin-right="0.355cm" table:align="margins"/>
    </style:style>
    <style:style style:name="Tabla165.A" style:family="table-column">
      <style:table-column-properties style:rel-column-width="10111*"/>
    </style:style>
    <style:style style:name="Tabla165.B" style:family="table-column">
      <style:table-column-properties style:rel-column-width="13201*"/>
    </style:style>
    <style:style style:name="Tabla165.C" style:family="table-column">
      <style:table-column-properties style:rel-column-width="20935*"/>
    </style:style>
    <style:style style:name="Tabla165.D" style:family="table-column">
      <style:table-column-properties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fo:margin-left="0cm" fo:margin-right="0.377cm" table:align="margins"/>
    </style:style>
    <style:style style:name="Tabla198.A" style:family="table-column">
      <style:table-column-properties style:rel-column-width="10130*"/>
    </style:style>
    <style:style style:name="Tabla198.B" style:family="table-column">
      <style:table-column-properties style:rel-column-width="13346*"/>
    </style:style>
    <style:style style:name="Tabla198.C" style:family="table-column">
      <style:table-column-properties style:rel-column-width="20853*"/>
    </style:style>
    <style:style style:name="Tabla198.D" style:family="table-column">
      <style:table-column-properties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fo:margin-left="0cm" fo:margin-right="0.355cm" table:align="margins"/>
    </style:style>
    <style:style style:name="Tabla303.A" style:family="table-column">
      <style:table-column-properties style:rel-column-width="10352*"/>
    </style:style>
    <style:style style:name="Tabla303.B" style:family="table-column">
      <style:table-column-properties style:rel-column-width="13321*"/>
    </style:style>
    <style:style style:name="Tabla303.C" style:family="table-column">
      <style:table-column-properties style:rel-column-width="20574*"/>
    </style:style>
    <style:style style:name="Tabla303.D" style:family="table-column">
      <style:table-column-properties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fo:margin-left="0cm" fo:margin-right="0.332cm" table:align="margins"/>
    </style:style>
    <style:style style:name="Tabla315.A" style:family="table-column">
      <style:table-column-properties style:rel-column-width="10333*"/>
    </style:style>
    <style:style style:name="Tabla315.B" style:family="table-column">
      <style:table-column-properties style:rel-column-width="13057*"/>
    </style:style>
    <style:style style:name="Tabla315.C" style:family="table-column">
      <style:table-column-properties style:rel-column-width="20776*"/>
    </style:style>
    <style:style style:name="Tabla315.D" style:family="table-column">
      <style:table-column-properties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fo:margin-left="0cm" fo:margin-right="0.355cm" table:align="margins"/>
    </style:style>
    <style:style style:name="Tabla394.A" style:family="table-column">
      <style:table-column-properties style:rel-column-width="10111*"/>
    </style:style>
    <style:style style:name="Tabla394.B" style:family="table-column">
      <style:table-column-properties style:rel-column-width="13201*"/>
    </style:style>
    <style:style style:name="Tabla394.C" style:family="table-column">
      <style:table-column-properties style:rel-column-width="20935*"/>
    </style:style>
    <style:style style:name="Tabla394.D" style:family="table-column">
      <style:table-column-properties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fo:margin-left="0cm" fo:margin-right="0.355cm" table:align="margins"/>
    </style:style>
    <style:style style:name="Tabla329.A" style:family="table-column">
      <style:table-column-properties style:rel-column-width="10352*"/>
    </style:style>
    <style:style style:name="Tabla329.B" style:family="table-column">
      <style:table-column-properties style:rel-column-width="13321*"/>
    </style:style>
    <style:style style:name="Tabla329.C" style:family="table-column">
      <style:table-column-properties style:rel-column-width="20574*"/>
    </style:style>
    <style:style style:name="Tabla329.D" style:family="table-column">
      <style:table-column-properties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fo:margin-left="0cm" fo:margin-right="0.355cm" table:align="margins"/>
    </style:style>
    <style:style style:name="Tabla330.A" style:family="table-column">
      <style:table-column-properties style:rel-column-width="10352*"/>
    </style:style>
    <style:style style:name="Tabla330.B" style:family="table-column">
      <style:table-column-properties style:rel-column-width="13321*"/>
    </style:style>
    <style:style style:name="Tabla330.C" style:family="table-column">
      <style:table-column-properties style:rel-column-width="20574*"/>
    </style:style>
    <style:style style:name="Tabla330.D" style:family="table-column">
      <style:table-column-properties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fo:margin-left="0cm" fo:margin-right="0.355cm" table:align="margins"/>
    </style:style>
    <style:style style:name="Tabla338.A" style:family="table-column">
      <style:table-column-properties style:rel-column-width="10352*"/>
    </style:style>
    <style:style style:name="Tabla338.B" style:family="table-column">
      <style:table-column-properties style:rel-column-width="13321*"/>
    </style:style>
    <style:style style:name="Tabla338.C" style:family="table-column">
      <style:table-column-properties style:rel-column-width="20574*"/>
    </style:style>
    <style:style style:name="Tabla338.D" style:family="table-column">
      <style:table-column-properties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38" style:family="table">
      <style:table-properties style:width="12.495cm" fo:margin-left="0cm" fo:margin-right="0.355cm" table:align="margins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8.D1" style:family="table-cell">
      <style:table-cell-properties style:vertical-align="middle"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419" style:family="table">
      <style:table-properties style:width="12.518cm" fo:margin-left="0cm" fo:margin-right="0.332cm" table:align="margins"/>
    </style:style>
    <style:style style:name="Tabla419.A" style:family="table-column">
      <style:table-column-properties style:column-width="1.972cm" style:rel-column-width="10323*"/>
    </style:style>
    <style:style style:name="Tabla419.B" style:family="table-column">
      <style:table-column-properties style:column-width="2.494cm" style:rel-column-width="13057*"/>
    </style:style>
    <style:style style:name="Tabla419.C" style:family="table-column">
      <style:table-column-properties style:column-width="3.969cm" style:rel-column-width="20776*"/>
    </style:style>
    <style:style style:name="Tabla419.D" style:family="table-column">
      <style:table-column-properties style:column-width="4.083cm" style:rel-column-width="21379*"/>
    </style:style>
    <style:style style:name="Tabla4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2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6.D1" style:family="table-cell">
      <style:table-cell-properties style:vertical-align="middle" fo:padding="0.097cm" fo:border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cm" style:rel-column-width="1117*"/>
    </style:style>
    <style:style style:name="Tabla354.B" style:family="table-column">
      <style:table-column-properties style:column-width="2.54cm" style:rel-column-width="1440*"/>
    </style:style>
    <style:style style:name="Tabla354.C" style:family="table-column">
      <style:table-column-properties style:column-width="3.923cm" style:rel-column-width="2224*"/>
    </style:style>
    <style:style style:name="Tabla354.D" style:family="table-column">
      <style:table-column-properties style:column-width="4.062cm" style:rel-column-width="2303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1" style:family="table">
      <style:table-properties style:width="12.458cm" fo:margin-left="0.046cm" fo:margin-right="0.346cm" table:align="margins"/>
    </style:style>
    <style:style style:name="Tabla441.A" style:family="table-column">
      <style:table-column-properties style:column-width="1.921cm" style:rel-column-width="10104*"/>
    </style:style>
    <style:style style:name="Tabla441.B" style:family="table-column">
      <style:table-column-properties style:column-width="2.485cm" style:rel-column-width="13073*"/>
    </style:style>
    <style:style style:name="Tabla441.C" style:family="table-column">
      <style:table-column-properties style:column-width="3.974cm" style:rel-column-width="20904*"/>
    </style:style>
    <style:style style:name="Tabla441.D" style:family="table-column">
      <style:table-column-properties style:column-width="4.078cm" style:rel-column-width="21454*"/>
    </style:style>
    <style:style style:name="Tabla4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1.D1" style:family="table-cell">
      <style:table-cell-properties style:vertical-align="middle" fo:padding="0.097cm" fo:border="0.002cm solid #000000"/>
    </style:style>
    <style:style style:name="Tabla4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9" style:family="table">
      <style:table-properties style:width="12.564cm" fo:margin-left="0cm" fo:margin-right="0.286cm" table:align="margins"/>
    </style:style>
    <style:style style:name="Tabla439.A" style:family="table-column">
      <style:table-column-properties style:column-width="1.972cm" style:rel-column-width="10286*"/>
    </style:style>
    <style:style style:name="Tabla439.B" style:family="table-column">
      <style:table-column-properties style:column-width="2.494cm" style:rel-column-width="13009*"/>
    </style:style>
    <style:style style:name="Tabla439.C" style:family="table-column">
      <style:table-column-properties style:column-width="3.948cm" style:rel-column-width="20590*"/>
    </style:style>
    <style:style style:name="Tabla439.D" style:family="table-column">
      <style:table-column-properties style:column-width="4.15cm" style:rel-column-width="21650*"/>
    </style:style>
    <style:style style:name="Tabla4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9.D1" style:family="table-cell">
      <style:table-cell-properties style:vertical-align="middle" fo:padding="0.097cm" fo:border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4" style:family="table">
      <style:table-properties style:width="12.495cm" fo:margin-left="0cm" fo:margin-right="0.355cm" table:align="margins"/>
    </style:style>
    <style:style style:name="Tabla424.A" style:family="table-column">
      <style:table-column-properties style:column-width="1.974cm" style:rel-column-width="10352*"/>
    </style:style>
    <style:style style:name="Tabla424.B" style:family="table-column">
      <style:table-column-properties style:column-width="2.54cm" style:rel-column-width="13321*"/>
    </style:style>
    <style:style style:name="Tabla424.C" style:family="table-column">
      <style:table-column-properties style:column-width="3.923cm" style:rel-column-width="20574*"/>
    </style:style>
    <style:style style:name="Tabla424.D" style:family="table-column">
      <style:table-column-properties style:column-width="4.059cm" style:rel-column-width="21288*"/>
    </style:style>
    <style:style style:name="Tabla4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4.D1" style:family="table-cell">
      <style:table-cell-properties style:vertical-align="middle" fo:padding="0.097cm" fo:border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1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437" style:family="table">
      <style:table-properties style:width="12.495cm" fo:margin-left="0cm" fo:margin-right="0.355cm" table:align="margins"/>
    </style:style>
    <style:style style:name="Tabla437.A" style:family="table-column">
      <style:table-column-properties style:column-width="1.974cm" style:rel-column-width="10352*"/>
    </style:style>
    <style:style style:name="Tabla437.B" style:family="table-column">
      <style:table-column-properties style:column-width="2.54cm" style:rel-column-width="13321*"/>
    </style:style>
    <style:style style:name="Tabla437.C" style:family="table-column">
      <style:table-column-properties style:column-width="3.923cm" style:rel-column-width="20574*"/>
    </style:style>
    <style:style style:name="Tabla437.D" style:family="table-column">
      <style:table-column-properties style:column-width="4.059cm" style:rel-column-width="21288*"/>
    </style:style>
    <style:style style:name="Tabla4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433" style:family="table">
      <style:table-properties style:width="12.495cm" fo:margin-left="0cm" fo:margin-right="0.355cm" table:align="margins"/>
    </style:style>
    <style:style style:name="Tabla433.A" style:family="table-column">
      <style:table-column-properties style:column-width="1.974cm" style:rel-column-width="10352*"/>
    </style:style>
    <style:style style:name="Tabla433.B" style:family="table-column">
      <style:table-column-properties style:column-width="2.54cm" style:rel-column-width="13321*"/>
    </style:style>
    <style:style style:name="Tabla433.C" style:family="table-column">
      <style:table-column-properties style:column-width="3.923cm" style:rel-column-width="20574*"/>
    </style:style>
    <style:style style:name="Tabla433.D" style:family="table-column">
      <style:table-column-properties style:column-width="4.059cm" style:rel-column-width="21288*"/>
    </style:style>
    <style:style style:name="Tabla4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3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fo:margin-left="0cm" fo:margin-right="0.332cm" table:align="margins"/>
    </style:style>
    <style:style style:name="Tabla38.A" style:family="table-column">
      <style:table-column-properties style:rel-column-width="10323*"/>
    </style:style>
    <style:style style:name="Tabla38.B" style:family="table-column">
      <style:table-column-properties style:rel-column-width="13057*"/>
    </style:style>
    <style:style style:name="Tabla38.C" style:family="table-column">
      <style:table-column-properties style:rel-column-width="20776*"/>
    </style:style>
    <style:style style:name="Tabla38.D" style:family="table-column">
      <style:table-column-properties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fo:margin-left="0cm" fo:margin-right="0.332cm" table:align="margins"/>
    </style:style>
    <style:style style:name="Tabla55.A" style:family="table-column">
      <style:table-column-properties style:rel-column-width="10323*"/>
    </style:style>
    <style:style style:name="Tabla55.B" style:family="table-column">
      <style:table-column-properties style:rel-column-width="13057*"/>
    </style:style>
    <style:style style:name="Tabla55.C" style:family="table-column">
      <style:table-column-properties style:rel-column-width="20776*"/>
    </style:style>
    <style:style style:name="Tabla55.D" style:family="table-column">
      <style:table-column-properties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fo:margin-left="0cm" fo:margin-right="0.332cm" table:align="margins"/>
    </style:style>
    <style:style style:name="Tabla54.A" style:family="table-column">
      <style:table-column-properties style:rel-column-width="10323*"/>
    </style:style>
    <style:style style:name="Tabla54.B" style:family="table-column">
      <style:table-column-properties style:rel-column-width="13057*"/>
    </style:style>
    <style:style style:name="Tabla54.C" style:family="table-column">
      <style:table-column-properties style:rel-column-width="20776*"/>
    </style:style>
    <style:style style:name="Tabla54.D" style:family="table-column">
      <style:table-column-properties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fo:margin-left="0cm" fo:margin-right="0.332cm" table:align="margins"/>
    </style:style>
    <style:style style:name="Tabla53.A" style:family="table-column">
      <style:table-column-properties style:rel-column-width="10323*"/>
    </style:style>
    <style:style style:name="Tabla53.B" style:family="table-column">
      <style:table-column-properties style:rel-column-width="13057*"/>
    </style:style>
    <style:style style:name="Tabla53.C" style:family="table-column">
      <style:table-column-properties style:rel-column-width="20776*"/>
    </style:style>
    <style:style style:name="Tabla53.D" style:family="table-column">
      <style:table-column-properties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fo:margin-left="0cm" fo:margin-right="0.332cm" table:align="margins"/>
    </style:style>
    <style:style style:name="Tabla52.A" style:family="table-column">
      <style:table-column-properties style:rel-column-width="10323*"/>
    </style:style>
    <style:style style:name="Tabla52.B" style:family="table-column">
      <style:table-column-properties style:rel-column-width="13057*"/>
    </style:style>
    <style:style style:name="Tabla52.C" style:family="table-column">
      <style:table-column-properties style:rel-column-width="20776*"/>
    </style:style>
    <style:style style:name="Tabla52.D" style:family="table-column">
      <style:table-column-properties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fo:margin-left="0cm" fo:margin-right="0.332cm" table:align="margins"/>
    </style:style>
    <style:style style:name="Tabla56.A" style:family="table-column">
      <style:table-column-properties style:rel-column-width="10323*"/>
    </style:style>
    <style:style style:name="Tabla56.B" style:family="table-column">
      <style:table-column-properties style:rel-column-width="13057*"/>
    </style:style>
    <style:style style:name="Tabla56.C" style:family="table-column">
      <style:table-column-properties style:rel-column-width="20776*"/>
    </style:style>
    <style:style style:name="Tabla56.D" style:family="table-column">
      <style:table-column-properties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fo:margin-left="0cm" fo:margin-right="0.332cm" table:align="margins"/>
    </style:style>
    <style:style style:name="Tabla57.A" style:family="table-column">
      <style:table-column-properties style:rel-column-width="10323*"/>
    </style:style>
    <style:style style:name="Tabla57.B" style:family="table-column">
      <style:table-column-properties style:rel-column-width="13057*"/>
    </style:style>
    <style:style style:name="Tabla57.C" style:family="table-column">
      <style:table-column-properties style:rel-column-width="20776*"/>
    </style:style>
    <style:style style:name="Tabla57.D" style:family="table-column">
      <style:table-column-properties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fo:margin-left="0cm" fo:margin-right="0.332cm" table:align="margins"/>
    </style:style>
    <style:style style:name="Tabla58.A" style:family="table-column">
      <style:table-column-properties style:rel-column-width="10323*"/>
    </style:style>
    <style:style style:name="Tabla58.B" style:family="table-column">
      <style:table-column-properties style:rel-column-width="13057*"/>
    </style:style>
    <style:style style:name="Tabla58.C" style:family="table-column">
      <style:table-column-properties style:rel-column-width="20776*"/>
    </style:style>
    <style:style style:name="Tabla58.D" style:family="table-column">
      <style:table-column-properties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fo:margin-left="0cm" fo:margin-right="0.332cm" table:align="margins"/>
    </style:style>
    <style:style style:name="Tabla59.A" style:family="table-column">
      <style:table-column-properties style:rel-column-width="10323*"/>
    </style:style>
    <style:style style:name="Tabla59.B" style:family="table-column">
      <style:table-column-properties style:rel-column-width="13057*"/>
    </style:style>
    <style:style style:name="Tabla59.C" style:family="table-column">
      <style:table-column-properties style:rel-column-width="20776*"/>
    </style:style>
    <style:style style:name="Tabla59.D" style:family="table-column">
      <style:table-column-properties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fo:margin-left="0cm" fo:margin-right="0.332cm" table:align="margins"/>
    </style:style>
    <style:style style:name="Tabla60.A" style:family="table-column">
      <style:table-column-properties style:rel-column-width="10323*"/>
    </style:style>
    <style:style style:name="Tabla60.B" style:family="table-column">
      <style:table-column-properties style:rel-column-width="13057*"/>
    </style:style>
    <style:style style:name="Tabla60.C" style:family="table-column">
      <style:table-column-properties style:rel-column-width="20776*"/>
    </style:style>
    <style:style style:name="Tabla60.D" style:family="table-column">
      <style:table-column-properties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fo:margin-left="0cm" fo:margin-right="0.332cm" table:align="margins"/>
    </style:style>
    <style:style style:name="Tabla61.A" style:family="table-column">
      <style:table-column-properties style:rel-column-width="10323*"/>
    </style:style>
    <style:style style:name="Tabla61.B" style:family="table-column">
      <style:table-column-properties style:rel-column-width="13057*"/>
    </style:style>
    <style:style style:name="Tabla61.C" style:family="table-column">
      <style:table-column-properties style:rel-column-width="20776*"/>
    </style:style>
    <style:style style:name="Tabla61.D" style:family="table-column">
      <style:table-column-properties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fo:margin-left="0cm" fo:margin-right="0.332cm" table:align="margins"/>
    </style:style>
    <style:style style:name="Tabla62.A" style:family="table-column">
      <style:table-column-properties style:rel-column-width="10323*"/>
    </style:style>
    <style:style style:name="Tabla62.B" style:family="table-column">
      <style:table-column-properties style:rel-column-width="13057*"/>
    </style:style>
    <style:style style:name="Tabla62.C" style:family="table-column">
      <style:table-column-properties style:rel-column-width="20776*"/>
    </style:style>
    <style:style style:name="Tabla62.D" style:family="table-column">
      <style:table-column-properties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fo:margin-left="0cm" fo:margin-right="0.355cm" table:align="margins"/>
    </style:style>
    <style:style style:name="Tabla239.A" style:family="table-column">
      <style:table-column-properties style:rel-column-width="10352*"/>
    </style:style>
    <style:style style:name="Tabla239.B" style:family="table-column">
      <style:table-column-properties style:rel-column-width="13321*"/>
    </style:style>
    <style:style style:name="Tabla239.C" style:family="table-column">
      <style:table-column-properties style:rel-column-width="20574*"/>
    </style:style>
    <style:style style:name="Tabla239.D" style:family="table-column">
      <style:table-column-properties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fo:margin-left="0cm" fo:margin-right="0.355cm" table:align="margins"/>
    </style:style>
    <style:style style:name="Tabla241.A" style:family="table-column">
      <style:table-column-properties style:rel-column-width="10352*"/>
    </style:style>
    <style:style style:name="Tabla241.B" style:family="table-column">
      <style:table-column-properties style:rel-column-width="13321*"/>
    </style:style>
    <style:style style:name="Tabla241.C" style:family="table-column">
      <style:table-column-properties style:rel-column-width="20574*"/>
    </style:style>
    <style:style style:name="Tabla241.D" style:family="table-column">
      <style:table-column-properties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355" style:family="table">
      <style:table-properties fo:margin-left="0cm" fo:margin-right="0.355cm" table:align="margins"/>
    </style:style>
    <style:style style:name="Tabla355.A" style:family="table-column">
      <style:table-column-properties style:rel-column-width="10342*"/>
    </style:style>
    <style:style style:name="Tabla355.B" style:family="table-column">
      <style:table-column-properties style:rel-column-width="13322*"/>
    </style:style>
    <style:style style:name="Tabla355.C" style:family="table-column">
      <style:table-column-properties style:rel-column-width="20574*"/>
    </style:style>
    <style:style style:name="Tabla355.D" style:family="table-column">
      <style:table-column-properties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fo:padding="0.097cm" fo:border-left="0.002cm solid #000000" fo:border-right="none" fo:border-top="none" fo:border-bottom="0.002cm solid #000000"/>
    </style:style>
    <style:style style:name="Tabla3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fo:margin-left="0cm" fo:margin-right="0.355cm" table:align="margins"/>
    </style:style>
    <style:style style:name="Tabla90.A" style:family="table-column">
      <style:table-column-properties style:rel-column-width="10352*"/>
    </style:style>
    <style:style style:name="Tabla90.B" style:family="table-column">
      <style:table-column-properties style:rel-column-width="13321*"/>
    </style:style>
    <style:style style:name="Tabla90.C" style:family="table-column">
      <style:table-column-properties style:rel-column-width="20574*"/>
    </style:style>
    <style:style style:name="Tabla90.D" style:family="table-column">
      <style:table-column-properties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348" style:family="table">
      <style:table-properties fo:margin-left="0cm" fo:margin-right="0.355cm" table:align="margins"/>
    </style:style>
    <style:style style:name="Tabla348.A" style:family="table-column">
      <style:table-column-properties style:rel-column-width="10352*"/>
    </style:style>
    <style:style style:name="Tabla348.B" style:family="table-column">
      <style:table-column-properties style:rel-column-width="13321*"/>
    </style:style>
    <style:style style:name="Tabla348.C" style:family="table-column">
      <style:table-column-properties style:rel-column-width="20574*"/>
    </style:style>
    <style:style style:name="Tabla348.D" style:family="table-column">
      <style:table-column-properties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3" style:family="table">
      <style:table-properties fo:margin-left="0cm" fo:margin-right="0.355cm" table:align="margins"/>
    </style:style>
    <style:style style:name="Tabla353.A" style:family="table-column">
      <style:table-column-properties style:rel-column-width="10352*"/>
    </style:style>
    <style:style style:name="Tabla353.B" style:family="table-column">
      <style:table-column-properties style:rel-column-width="13321*"/>
    </style:style>
    <style:style style:name="Tabla353.C" style:family="table-column">
      <style:table-column-properties style:rel-column-width="20574*"/>
    </style:style>
    <style:style style:name="Tabla353.D" style:family="table-column">
      <style:table-column-properties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79" style:family="table">
      <style:table-properties fo:margin-left="0cm" fo:margin-right="0.355cm" table:align="margins"/>
    </style:style>
    <style:style style:name="Tabla179.A" style:family="table-column">
      <style:table-column-properties style:rel-column-width="10342*"/>
    </style:style>
    <style:style style:name="Tabla179.B" style:family="table-column">
      <style:table-column-properties style:rel-column-width="13321*"/>
    </style:style>
    <style:style style:name="Tabla179.C" style:family="table-column">
      <style:table-column-properties style:rel-column-width="20574*"/>
    </style:style>
    <style:style style:name="Tabla179.D" style:family="table-column">
      <style:table-column-properties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fo:margin-left="0cm" fo:margin-right="0.355cm" table:align="margins"/>
    </style:style>
    <style:style style:name="Tabla376.A" style:family="table-column">
      <style:table-column-properties style:rel-column-width="10352*"/>
    </style:style>
    <style:style style:name="Tabla376.B" style:family="table-column">
      <style:table-column-properties style:rel-column-width="13321*"/>
    </style:style>
    <style:style style:name="Tabla376.C" style:family="table-column">
      <style:table-column-properties style:rel-column-width="20574*"/>
    </style:style>
    <style:style style:name="Tabla376.D" style:family="table-column">
      <style:table-column-properties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fo:margin-left="0cm" fo:margin-right="0.355cm" table:align="margins"/>
    </style:style>
    <style:style style:name="Tabla109.A" style:family="table-column">
      <style:table-column-properties style:rel-column-width="10352*"/>
    </style:style>
    <style:style style:name="Tabla109.B" style:family="table-column">
      <style:table-column-properties style:rel-column-width="13321*"/>
    </style:style>
    <style:style style:name="Tabla109.C" style:family="table-column">
      <style:table-column-properties style:rel-column-width="20574*"/>
    </style:style>
    <style:style style:name="Tabla109.D" style:family="table-column">
      <style:table-column-properties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5" style:family="table">
      <style:table-properties fo:margin-left="0cm" fo:margin-right="0.355cm" table:align="margins"/>
    </style:style>
    <style:style style:name="Tabla425.A" style:family="table-column">
      <style:table-column-properties style:rel-column-width="10352*"/>
    </style:style>
    <style:style style:name="Tabla425.B" style:family="table-column">
      <style:table-column-properties style:rel-column-width="13321*"/>
    </style:style>
    <style:style style:name="Tabla425.C" style:family="table-column">
      <style:table-column-properties style:rel-column-width="20574*"/>
    </style:style>
    <style:style style:name="Tabla425.D" style:family="table-column">
      <style:table-column-properties style:rel-column-width="21288*"/>
    </style:style>
    <style:style style:name="Tabla4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5.D1" style:family="table-cell">
      <style:table-cell-properties style:vertical-align="middle" fo:padding="0.097cm" fo:border="0.002cm solid #000000"/>
    </style:style>
    <style:style style:name="Tabla217" style:family="table">
      <style:table-properties fo:margin-left="0cm" fo:margin-right="0.355cm" table:align="margins"/>
    </style:style>
    <style:style style:name="Tabla217.A" style:family="table-column">
      <style:table-column-properties style:rel-column-width="10352*"/>
    </style:style>
    <style:style style:name="Tabla217.B" style:family="table-column">
      <style:table-column-properties style:rel-column-width="13321*"/>
    </style:style>
    <style:style style:name="Tabla217.C" style:family="table-column">
      <style:table-column-properties style:rel-column-width="20574*"/>
    </style:style>
    <style:style style:name="Tabla217.D" style:family="table-column">
      <style:table-column-properties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fo:margin-left="0cm" fo:margin-right="0.355cm" table:align="margins"/>
    </style:style>
    <style:style style:name="Tabla223.A" style:family="table-column">
      <style:table-column-properties style:rel-column-width="10352*"/>
    </style:style>
    <style:style style:name="Tabla223.B" style:family="table-column">
      <style:table-column-properties style:rel-column-width="13321*"/>
    </style:style>
    <style:style style:name="Tabla223.C" style:family="table-column">
      <style:table-column-properties style:rel-column-width="20574*"/>
    </style:style>
    <style:style style:name="Tabla223.D" style:family="table-column">
      <style:table-column-properties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fo:margin-left="0cm" fo:margin-right="0.355cm" table:align="margins"/>
    </style:style>
    <style:style style:name="Tabla224.A" style:family="table-column">
      <style:table-column-properties style:rel-column-width="10352*"/>
    </style:style>
    <style:style style:name="Tabla224.B" style:family="table-column">
      <style:table-column-properties style:rel-column-width="13321*"/>
    </style:style>
    <style:style style:name="Tabla224.C" style:family="table-column">
      <style:table-column-properties style:rel-column-width="20574*"/>
    </style:style>
    <style:style style:name="Tabla224.D" style:family="table-column">
      <style:table-column-properties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fo:margin-left="0cm" fo:margin-right="0.355cm" table:align="margins"/>
    </style:style>
    <style:style style:name="Tabla292.A" style:family="table-column">
      <style:table-column-properties style:rel-column-width="10352*"/>
    </style:style>
    <style:style style:name="Tabla292.B" style:family="table-column">
      <style:table-column-properties style:rel-column-width="13321*"/>
    </style:style>
    <style:style style:name="Tabla292.C" style:family="table-column">
      <style:table-column-properties style:rel-column-width="20574*"/>
    </style:style>
    <style:style style:name="Tabla292.D" style:family="table-column">
      <style:table-column-properties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fo:margin-left="0cm" fo:margin-right="0.355cm" table:align="margins"/>
    </style:style>
    <style:style style:name="Tabla155.A" style:family="table-column">
      <style:table-column-properties style:rel-column-width="10352*"/>
    </style:style>
    <style:style style:name="Tabla155.B" style:family="table-column">
      <style:table-column-properties style:rel-column-width="13321*"/>
    </style:style>
    <style:style style:name="Tabla155.C" style:family="table-column">
      <style:table-column-properties style:rel-column-width="20574*"/>
    </style:style>
    <style:style style:name="Tabla155.D" style:family="table-column">
      <style:table-column-properties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fo:margin-left="0cm" fo:margin-right="0.332cm" table:align="margins"/>
    </style:style>
    <style:style style:name="Tabla49.A" style:family="table-column">
      <style:table-column-properties style:rel-column-width="10323*"/>
    </style:style>
    <style:style style:name="Tabla49.B" style:family="table-column">
      <style:table-column-properties style:rel-column-width="13057*"/>
    </style:style>
    <style:style style:name="Tabla49.C" style:family="table-column">
      <style:table-column-properties style:rel-column-width="20776*"/>
    </style:style>
    <style:style style:name="Tabla49.D" style:family="table-column">
      <style:table-column-properties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3" style:family="table">
      <style:table-properties fo:margin-left="0cm" fo:margin-right="0.355cm" table:align="margins"/>
    </style:style>
    <style:style style:name="Tabla363.A" style:family="table-column">
      <style:table-column-properties style:rel-column-width="10352*"/>
    </style:style>
    <style:style style:name="Tabla363.B" style:family="table-column">
      <style:table-column-properties style:rel-column-width="13321*"/>
    </style:style>
    <style:style style:name="Tabla363.C" style:family="table-column">
      <style:table-column-properties style:rel-column-width="20574*"/>
    </style:style>
    <style:style style:name="Tabla363.D" style:family="table-column">
      <style:table-column-properties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fo:margin-left="0cm" fo:margin-right="0.355cm" table:align="margins"/>
    </style:style>
    <style:style style:name="Tabla200.A" style:family="table-column">
      <style:table-column-properties style:rel-column-width="10352*"/>
    </style:style>
    <style:style style:name="Tabla200.B" style:family="table-column">
      <style:table-column-properties style:rel-column-width="13321*"/>
    </style:style>
    <style:style style:name="Tabla200.C" style:family="table-column">
      <style:table-column-properties style:rel-column-width="20574*"/>
    </style:style>
    <style:style style:name="Tabla200.D" style:family="table-column">
      <style:table-column-properties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fo:margin-left="0cm" fo:margin-right="0.355cm" table:align="margins"/>
    </style:style>
    <style:style style:name="Tabla225.A" style:family="table-column">
      <style:table-column-properties style:rel-column-width="10352*"/>
    </style:style>
    <style:style style:name="Tabla225.B" style:family="table-column">
      <style:table-column-properties style:rel-column-width="13321*"/>
    </style:style>
    <style:style style:name="Tabla225.C" style:family="table-column">
      <style:table-column-properties style:rel-column-width="20574*"/>
    </style:style>
    <style:style style:name="Tabla225.D" style:family="table-column">
      <style:table-column-properties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fo:margin-left="0cm" fo:margin-right="0.355cm" table:align="margins"/>
    </style:style>
    <style:style style:name="Tabla310.A" style:family="table-column">
      <style:table-column-properties style:rel-column-width="10352*"/>
    </style:style>
    <style:style style:name="Tabla310.B" style:family="table-column">
      <style:table-column-properties style:rel-column-width="13321*"/>
    </style:style>
    <style:style style:name="Tabla310.C" style:family="table-column">
      <style:table-column-properties style:rel-column-width="20574*"/>
    </style:style>
    <style:style style:name="Tabla310.D" style:family="table-column">
      <style:table-column-properties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fo:margin-left="0cm" fo:margin-right="0.332cm" table:align="margins"/>
    </style:style>
    <style:style style:name="Tabla48.A" style:family="table-column">
      <style:table-column-properties style:rel-column-width="10323*"/>
    </style:style>
    <style:style style:name="Tabla48.B" style:family="table-column">
      <style:table-column-properties style:rel-column-width="13057*"/>
    </style:style>
    <style:style style:name="Tabla48.C" style:family="table-column">
      <style:table-column-properties style:rel-column-width="20776*"/>
    </style:style>
    <style:style style:name="Tabla48.D" style:family="table-column">
      <style:table-column-properties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fo:margin-left="0cm" fo:margin-right="0.355cm" table:align="margins"/>
    </style:style>
    <style:style style:name="Tabla226.A" style:family="table-column">
      <style:table-column-properties style:rel-column-width="10352*"/>
    </style:style>
    <style:style style:name="Tabla226.B" style:family="table-column">
      <style:table-column-properties style:rel-column-width="13321*"/>
    </style:style>
    <style:style style:name="Tabla226.C" style:family="table-column">
      <style:table-column-properties style:rel-column-width="20574*"/>
    </style:style>
    <style:style style:name="Tabla226.D" style:family="table-column">
      <style:table-column-properties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fo:margin-left="0cm" fo:margin-right="0.355cm" table:align="margins"/>
    </style:style>
    <style:style style:name="Tabla267.A" style:family="table-column">
      <style:table-column-properties style:rel-column-width="10352*"/>
    </style:style>
    <style:style style:name="Tabla267.B" style:family="table-column">
      <style:table-column-properties style:rel-column-width="13321*"/>
    </style:style>
    <style:style style:name="Tabla267.C" style:family="table-column">
      <style:table-column-properties style:rel-column-width="20574*"/>
    </style:style>
    <style:style style:name="Tabla267.D" style:family="table-column">
      <style:table-column-properties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fo:margin-left="0cm" fo:margin-right="0.355cm" table:align="margins"/>
    </style:style>
    <style:style style:name="Tabla196.A" style:family="table-column">
      <style:table-column-properties style:rel-column-width="10352*"/>
    </style:style>
    <style:style style:name="Tabla196.B" style:family="table-column">
      <style:table-column-properties style:rel-column-width="13321*"/>
    </style:style>
    <style:style style:name="Tabla196.C" style:family="table-column">
      <style:table-column-properties style:rel-column-width="20574*"/>
    </style:style>
    <style:style style:name="Tabla196.D" style:family="table-column">
      <style:table-column-properties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fo:margin-left="0cm" fo:margin-right="0.332cm" table:align="margins"/>
    </style:style>
    <style:style style:name="Tabla67.A" style:family="table-column">
      <style:table-column-properties style:rel-column-width="10323*"/>
    </style:style>
    <style:style style:name="Tabla67.B" style:family="table-column">
      <style:table-column-properties style:rel-column-width="13057*"/>
    </style:style>
    <style:style style:name="Tabla67.C" style:family="table-column">
      <style:table-column-properties style:rel-column-width="20776*"/>
    </style:style>
    <style:style style:name="Tabla67.D" style:family="table-column">
      <style:table-column-properties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fo:margin-left="0cm" fo:margin-right="0.355cm" table:align="margins"/>
    </style:style>
    <style:style style:name="Tabla340.A" style:family="table-column">
      <style:table-column-properties style:rel-column-width="10352*"/>
    </style:style>
    <style:style style:name="Tabla340.B" style:family="table-column">
      <style:table-column-properties style:rel-column-width="13321*"/>
    </style:style>
    <style:style style:name="Tabla340.C" style:family="table-column">
      <style:table-column-properties style:rel-column-width="20574*"/>
    </style:style>
    <style:style style:name="Tabla340.D" style:family="table-column">
      <style:table-column-properties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fo:margin-left="0cm" fo:margin-right="0.355cm" table:align="margins"/>
    </style:style>
    <style:style style:name="Tabla396.A" style:family="table-column">
      <style:table-column-properties style:rel-column-width="10352*"/>
    </style:style>
    <style:style style:name="Tabla396.B" style:family="table-column">
      <style:table-column-properties style:rel-column-width="13321*"/>
    </style:style>
    <style:style style:name="Tabla396.C" style:family="table-column">
      <style:table-column-properties style:rel-column-width="20574*"/>
    </style:style>
    <style:style style:name="Tabla396.D" style:family="table-column">
      <style:table-column-properties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fo:margin-left="0cm" fo:margin-right="0.332cm" table:align="margins"/>
    </style:style>
    <style:style style:name="Tabla238.A" style:family="table-column">
      <style:table-column-properties style:rel-column-width="10323*"/>
    </style:style>
    <style:style style:name="Tabla238.B" style:family="table-column">
      <style:table-column-properties style:rel-column-width="13057*"/>
    </style:style>
    <style:style style:name="Tabla238.C" style:family="table-column">
      <style:table-column-properties style:rel-column-width="20776*"/>
    </style:style>
    <style:style style:name="Tabla238.D" style:family="table-column">
      <style:table-column-properties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fo:margin-left="0cm" fo:margin-right="0.332cm" table:align="margins"/>
    </style:style>
    <style:style style:name="Tabla380.A" style:family="table-column">
      <style:table-column-properties style:rel-column-width="10323*"/>
    </style:style>
    <style:style style:name="Tabla380.B" style:family="table-column">
      <style:table-column-properties style:rel-column-width="13057*"/>
    </style:style>
    <style:style style:name="Tabla380.C" style:family="table-column">
      <style:table-column-properties style:rel-column-width="20776*"/>
    </style:style>
    <style:style style:name="Tabla380.D" style:family="table-column">
      <style:table-column-properties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fo:margin-left="0cm" fo:margin-right="0.355cm" table:align="margins"/>
    </style:style>
    <style:style style:name="Tabla192.A" style:family="table-column">
      <style:table-column-properties style:rel-column-width="10352*"/>
    </style:style>
    <style:style style:name="Tabla192.B" style:family="table-column">
      <style:table-column-properties style:rel-column-width="13321*"/>
    </style:style>
    <style:style style:name="Tabla192.C" style:family="table-column">
      <style:table-column-properties style:rel-column-width="20574*"/>
    </style:style>
    <style:style style:name="Tabla192.D" style:family="table-column">
      <style:table-column-properties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fo:margin-left="0cm" fo:margin-right="0.355cm" table:align="margins"/>
    </style:style>
    <style:style style:name="Tabla314.A" style:family="table-column">
      <style:table-column-properties style:rel-column-width="10352*"/>
    </style:style>
    <style:style style:name="Tabla314.B" style:family="table-column">
      <style:table-column-properties style:rel-column-width="13321*"/>
    </style:style>
    <style:style style:name="Tabla314.C" style:family="table-column">
      <style:table-column-properties style:rel-column-width="20574*"/>
    </style:style>
    <style:style style:name="Tabla314.D" style:family="table-column">
      <style:table-column-properties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fo:margin-left="0cm" fo:margin-right="0.355cm" table:align="margins"/>
    </style:style>
    <style:style style:name="Tabla159.A" style:family="table-column">
      <style:table-column-properties style:rel-column-width="10352*"/>
    </style:style>
    <style:style style:name="Tabla159.B" style:family="table-column">
      <style:table-column-properties style:rel-column-width="13321*"/>
    </style:style>
    <style:style style:name="Tabla159.C" style:family="table-column">
      <style:table-column-properties style:rel-column-width="20574*"/>
    </style:style>
    <style:style style:name="Tabla159.D" style:family="table-column">
      <style:table-column-properties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fo:margin-left="0cm" fo:margin-right="0.355cm" table:align="margins"/>
    </style:style>
    <style:style style:name="Tabla220.A" style:family="table-column">
      <style:table-column-properties style:rel-column-width="10352*"/>
    </style:style>
    <style:style style:name="Tabla220.B" style:family="table-column">
      <style:table-column-properties style:rel-column-width="13321*"/>
    </style:style>
    <style:style style:name="Tabla220.C" style:family="table-column">
      <style:table-column-properties style:rel-column-width="20574*"/>
    </style:style>
    <style:style style:name="Tabla220.D" style:family="table-column">
      <style:table-column-properties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fo:margin-left="0cm" fo:margin-right="0.355cm" table:align="margins"/>
    </style:style>
    <style:style style:name="Tabla218.A" style:family="table-column">
      <style:table-column-properties style:rel-column-width="10352*"/>
    </style:style>
    <style:style style:name="Tabla218.B" style:family="table-column">
      <style:table-column-properties style:rel-column-width="13321*"/>
    </style:style>
    <style:style style:name="Tabla218.C" style:family="table-column">
      <style:table-column-properties style:rel-column-width="20574*"/>
    </style:style>
    <style:style style:name="Tabla218.D" style:family="table-column">
      <style:table-column-properties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fo:margin-left="0cm" fo:margin-right="0.332cm" table:align="margins"/>
    </style:style>
    <style:style style:name="Tabla66.A" style:family="table-column">
      <style:table-column-properties style:rel-column-width="10323*"/>
    </style:style>
    <style:style style:name="Tabla66.B" style:family="table-column">
      <style:table-column-properties style:rel-column-width="13057*"/>
    </style:style>
    <style:style style:name="Tabla66.C" style:family="table-column">
      <style:table-column-properties style:rel-column-width="20776*"/>
    </style:style>
    <style:style style:name="Tabla66.D" style:family="table-column">
      <style:table-column-properties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fo:margin-left="0cm" fo:margin-right="0.355cm" table:align="margins"/>
    </style:style>
    <style:style style:name="Tabla279.A" style:family="table-column">
      <style:table-column-properties style:rel-column-width="10352*"/>
    </style:style>
    <style:style style:name="Tabla279.B" style:family="table-column">
      <style:table-column-properties style:rel-column-width="13321*"/>
    </style:style>
    <style:style style:name="Tabla279.C" style:family="table-column">
      <style:table-column-properties style:rel-column-width="20574*"/>
    </style:style>
    <style:style style:name="Tabla279.D" style:family="table-column">
      <style:table-column-properties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fo:margin-left="0cm" fo:margin-right="0.355cm" table:align="margins"/>
    </style:style>
    <style:style style:name="Tabla221.A" style:family="table-column">
      <style:table-column-properties style:rel-column-width="10352*"/>
    </style:style>
    <style:style style:name="Tabla221.B" style:family="table-column">
      <style:table-column-properties style:rel-column-width="13321*"/>
    </style:style>
    <style:style style:name="Tabla221.C" style:family="table-column">
      <style:table-column-properties style:rel-column-width="20574*"/>
    </style:style>
    <style:style style:name="Tabla221.D" style:family="table-column">
      <style:table-column-properties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fo:margin-left="0cm" fo:margin-right="0.332cm" table:align="margins"/>
    </style:style>
    <style:style style:name="Tabla271.A" style:family="table-column">
      <style:table-column-properties style:rel-column-width="10323*"/>
    </style:style>
    <style:style style:name="Tabla271.B" style:family="table-column">
      <style:table-column-properties style:rel-column-width="13057*"/>
    </style:style>
    <style:style style:name="Tabla271.C" style:family="table-column">
      <style:table-column-properties style:rel-column-width="20776*"/>
    </style:style>
    <style:style style:name="Tabla271.D" style:family="table-column">
      <style:table-column-properties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fo:margin-left="0cm" fo:margin-right="0.355cm" table:align="margins"/>
    </style:style>
    <style:style style:name="Tabla305.A" style:family="table-column">
      <style:table-column-properties style:rel-column-width="10352*"/>
    </style:style>
    <style:style style:name="Tabla305.B" style:family="table-column">
      <style:table-column-properties style:rel-column-width="13321*"/>
    </style:style>
    <style:style style:name="Tabla305.C" style:family="table-column">
      <style:table-column-properties style:rel-column-width="20574*"/>
    </style:style>
    <style:style style:name="Tabla305.D" style:family="table-column">
      <style:table-column-properties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fo:margin-left="0cm" fo:margin-right="0.355cm" table:align="margins"/>
    </style:style>
    <style:style style:name="Tabla228.A" style:family="table-column">
      <style:table-column-properties style:rel-column-width="10342*"/>
    </style:style>
    <style:style style:name="Tabla228.B" style:family="table-column">
      <style:table-column-properties style:rel-column-width="13321*"/>
    </style:style>
    <style:style style:name="Tabla228.C" style:family="table-column">
      <style:table-column-properties style:rel-column-width="20574*"/>
    </style:style>
    <style:style style:name="Tabla228.D" style:family="table-column">
      <style:table-column-properties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5" style:family="table">
      <style:table-properties fo:margin-left="0cm" fo:margin-right="0.355cm" table:align="margins"/>
    </style:style>
    <style:style style:name="Tabla415.A" style:family="table-column">
      <style:table-column-properties style:rel-column-width="10352*"/>
    </style:style>
    <style:style style:name="Tabla415.B" style:family="table-column">
      <style:table-column-properties style:rel-column-width="13321*"/>
    </style:style>
    <style:style style:name="Tabla415.C" style:family="table-column">
      <style:table-column-properties style:rel-column-width="20574*"/>
    </style:style>
    <style:style style:name="Tabla415.D" style:family="table-column">
      <style:table-column-properties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fo:margin-left="0cm" fo:margin-right="0.355cm" table:align="margins"/>
    </style:style>
    <style:style style:name="Tabla262.A" style:family="table-column">
      <style:table-column-properties style:rel-column-width="10352*"/>
    </style:style>
    <style:style style:name="Tabla262.B" style:family="table-column">
      <style:table-column-properties style:rel-column-width="13321*"/>
    </style:style>
    <style:style style:name="Tabla262.C" style:family="table-column">
      <style:table-column-properties style:rel-column-width="20574*"/>
    </style:style>
    <style:style style:name="Tabla262.D" style:family="table-column">
      <style:table-column-properties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fo:margin-left="0cm" fo:margin-right="0.355cm" table:align="margins"/>
    </style:style>
    <style:style style:name="Tabla395.A" style:family="table-column">
      <style:table-column-properties style:rel-column-width="10352*"/>
    </style:style>
    <style:style style:name="Tabla395.B" style:family="table-column">
      <style:table-column-properties style:rel-column-width="13321*"/>
    </style:style>
    <style:style style:name="Tabla395.C" style:family="table-column">
      <style:table-column-properties style:rel-column-width="20574*"/>
    </style:style>
    <style:style style:name="Tabla395.D" style:family="table-column">
      <style:table-column-properties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fo:margin-left="0cm" fo:margin-right="0.355cm" table:align="margins"/>
    </style:style>
    <style:style style:name="Tabla222.A" style:family="table-column">
      <style:table-column-properties style:rel-column-width="10352*"/>
    </style:style>
    <style:style style:name="Tabla222.B" style:family="table-column">
      <style:table-column-properties style:rel-column-width="13321*"/>
    </style:style>
    <style:style style:name="Tabla222.C" style:family="table-column">
      <style:table-column-properties style:rel-column-width="20574*"/>
    </style:style>
    <style:style style:name="Tabla222.D" style:family="table-column">
      <style:table-column-properties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fo:margin-left="0cm" fo:margin-right="0.332cm" table:align="margins"/>
    </style:style>
    <style:style style:name="Tabla63.A" style:family="table-column">
      <style:table-column-properties style:rel-column-width="10323*"/>
    </style:style>
    <style:style style:name="Tabla63.B" style:family="table-column">
      <style:table-column-properties style:rel-column-width="13057*"/>
    </style:style>
    <style:style style:name="Tabla63.C" style:family="table-column">
      <style:table-column-properties style:rel-column-width="20776*"/>
    </style:style>
    <style:style style:name="Tabla63.D" style:family="table-column">
      <style:table-column-properties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fo:margin-left="0cm" fo:margin-right="0.355cm" table:align="margins"/>
    </style:style>
    <style:style style:name="Tabla243.A" style:family="table-column">
      <style:table-column-properties style:rel-column-width="10352*"/>
    </style:style>
    <style:style style:name="Tabla243.B" style:family="table-column">
      <style:table-column-properties style:rel-column-width="13321*"/>
    </style:style>
    <style:style style:name="Tabla243.C" style:family="table-column">
      <style:table-column-properties style:rel-column-width="20574*"/>
    </style:style>
    <style:style style:name="Tabla243.D" style:family="table-column">
      <style:table-column-properties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fo:margin-left="0cm" fo:margin-right="0.332cm" table:align="margins"/>
    </style:style>
    <style:style style:name="Tabla27.A" style:family="table-column">
      <style:table-column-properties style:rel-column-width="10323*"/>
    </style:style>
    <style:style style:name="Tabla27.B" style:family="table-column">
      <style:table-column-properties style:rel-column-width="13057*"/>
    </style:style>
    <style:style style:name="Tabla27.C" style:family="table-column">
      <style:table-column-properties style:rel-column-width="21017*"/>
    </style:style>
    <style:style style:name="Tabla27.D" style:family="table-column">
      <style:table-column-properties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fo:margin-left="0cm" fo:margin-right="0.332cm" table:align="margins"/>
    </style:style>
    <style:style style:name="Tabla84.A" style:family="table-column">
      <style:table-column-properties style:rel-column-width="10323*"/>
    </style:style>
    <style:style style:name="Tabla84.B" style:family="table-column">
      <style:table-column-properties style:rel-column-width="13057*"/>
    </style:style>
    <style:style style:name="Tabla84.C" style:family="table-column">
      <style:table-column-properties style:rel-column-width="20776*"/>
    </style:style>
    <style:style style:name="Tabla84.D" style:family="table-column">
      <style:table-column-properties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fo:margin-left="0cm" fo:margin-right="0.355cm" table:align="margins"/>
    </style:style>
    <style:style style:name="Tabla219.A" style:family="table-column">
      <style:table-column-properties style:rel-column-width="10352*"/>
    </style:style>
    <style:style style:name="Tabla219.B" style:family="table-column">
      <style:table-column-properties style:rel-column-width="13321*"/>
    </style:style>
    <style:style style:name="Tabla219.C" style:family="table-column">
      <style:table-column-properties style:rel-column-width="20574*"/>
    </style:style>
    <style:style style:name="Tabla219.D" style:family="table-column">
      <style:table-column-properties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fo:margin-left="0cm" fo:margin-right="0.355cm" table:align="margins"/>
    </style:style>
    <style:style style:name="Tabla167.A" style:family="table-column">
      <style:table-column-properties style:rel-column-width="10352*"/>
    </style:style>
    <style:style style:name="Tabla167.B" style:family="table-column">
      <style:table-column-properties style:rel-column-width="13321*"/>
    </style:style>
    <style:style style:name="Tabla167.C" style:family="table-column">
      <style:table-column-properties style:rel-column-width="20574*"/>
    </style:style>
    <style:style style:name="Tabla167.D" style:family="table-column">
      <style:table-column-properties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fo:margin-left="0cm" fo:margin-right="0.332cm" table:align="margins"/>
    </style:style>
    <style:style style:name="Tabla172.A" style:family="table-column">
      <style:table-column-properties style:rel-column-width="10323*"/>
    </style:style>
    <style:style style:name="Tabla172.B" style:family="table-column">
      <style:table-column-properties style:rel-column-width="13057*"/>
    </style:style>
    <style:style style:name="Tabla172.C" style:family="table-column">
      <style:table-column-properties style:rel-column-width="20776*"/>
    </style:style>
    <style:style style:name="Tabla172.D" style:family="table-column">
      <style:table-column-properties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fo:margin-left="0cm" fo:margin-right="0.332cm" table:align="margins"/>
    </style:style>
    <style:style style:name="Tabla82.A" style:family="table-column">
      <style:table-column-properties style:rel-column-width="10323*"/>
    </style:style>
    <style:style style:name="Tabla82.B" style:family="table-column">
      <style:table-column-properties style:rel-column-width="13057*"/>
    </style:style>
    <style:style style:name="Tabla82.C" style:family="table-column">
      <style:table-column-properties style:rel-column-width="20776*"/>
    </style:style>
    <style:style style:name="Tabla82.D" style:family="table-column">
      <style:table-column-properties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fo:margin-left="0cm" fo:margin-right="0.355cm" table:align="margins"/>
    </style:style>
    <style:style style:name="Tabla81.A" style:family="table-column">
      <style:table-column-properties style:rel-column-width="10352*"/>
    </style:style>
    <style:style style:name="Tabla81.B" style:family="table-column">
      <style:table-column-properties style:rel-column-width="13321*"/>
    </style:style>
    <style:style style:name="Tabla81.C" style:family="table-column">
      <style:table-column-properties style:rel-column-width="20574*"/>
    </style:style>
    <style:style style:name="Tabla81.D" style:family="table-column">
      <style:table-column-properties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fo:margin-left="0cm" fo:margin-right="0.355cm" table:align="margins"/>
    </style:style>
    <style:style style:name="Tabla83.A" style:family="table-column">
      <style:table-column-properties style:rel-column-width="10352*"/>
    </style:style>
    <style:style style:name="Tabla83.B" style:family="table-column">
      <style:table-column-properties style:rel-column-width="13321*"/>
    </style:style>
    <style:style style:name="Tabla83.C" style:family="table-column">
      <style:table-column-properties style:rel-column-width="20574*"/>
    </style:style>
    <style:style style:name="Tabla83.D" style:family="table-column">
      <style:table-column-properties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fo:margin-left="0cm" fo:margin-right="0.332cm" table:align="margins"/>
    </style:style>
    <style:style style:name="Tabla171.A" style:family="table-column">
      <style:table-column-properties style:rel-column-width="10323*"/>
    </style:style>
    <style:style style:name="Tabla171.B" style:family="table-column">
      <style:table-column-properties style:rel-column-width="13057*"/>
    </style:style>
    <style:style style:name="Tabla171.C" style:family="table-column">
      <style:table-column-properties style:rel-column-width="20776*"/>
    </style:style>
    <style:style style:name="Tabla171.D" style:family="table-column">
      <style:table-column-properties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1" style:family="table">
      <style:table-properties fo:margin-left="0cm" fo:margin-right="0.332cm" table:align="margins"/>
    </style:style>
    <style:style style:name="Tabla431.A" style:family="table-column">
      <style:table-column-properties style:rel-column-width="10323*"/>
    </style:style>
    <style:style style:name="Tabla431.B" style:family="table-column">
      <style:table-column-properties style:rel-column-width="13057*"/>
    </style:style>
    <style:style style:name="Tabla431.C" style:family="table-column">
      <style:table-column-properties style:rel-column-width="20776*"/>
    </style:style>
    <style:style style:name="Tabla431.D" style:family="table-column">
      <style:table-column-properties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1.D1" style:family="table-cell">
      <style:table-cell-properties fo:padding="0.097cm" fo:border="0.002cm solid #000000"/>
    </style:style>
    <style:style style:name="Tabla266" style:family="table">
      <style:table-properties fo:margin-left="0cm" fo:margin-right="0.355cm" table:align="margins"/>
    </style:style>
    <style:style style:name="Tabla266.A" style:family="table-column">
      <style:table-column-properties style:rel-column-width="10352*"/>
    </style:style>
    <style:style style:name="Tabla266.B" style:family="table-column">
      <style:table-column-properties style:rel-column-width="13321*"/>
    </style:style>
    <style:style style:name="Tabla266.C" style:family="table-column">
      <style:table-column-properties style:rel-column-width="20574*"/>
    </style:style>
    <style:style style:name="Tabla266.D" style:family="table-column">
      <style:table-column-properties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fo:margin-left="0cm" fo:margin-right="0.355cm" table:align="margins"/>
    </style:style>
    <style:style style:name="Tabla206.A" style:family="table-column">
      <style:table-column-properties style:rel-column-width="10352*"/>
    </style:style>
    <style:style style:name="Tabla206.B" style:family="table-column">
      <style:table-column-properties style:rel-column-width="13321*"/>
    </style:style>
    <style:style style:name="Tabla206.C" style:family="table-column">
      <style:table-column-properties style:rel-column-width="20574*"/>
    </style:style>
    <style:style style:name="Tabla206.D" style:family="table-column">
      <style:table-column-properties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fo:margin-left="0cm" fo:margin-right="0.355cm" table:align="margins"/>
    </style:style>
    <style:style style:name="Tabla295.A" style:family="table-column">
      <style:table-column-properties style:rel-column-width="10352*"/>
    </style:style>
    <style:style style:name="Tabla295.B" style:family="table-column">
      <style:table-column-properties style:rel-column-width="13321*"/>
    </style:style>
    <style:style style:name="Tabla295.C" style:family="table-column">
      <style:table-column-properties style:rel-column-width="20574*"/>
    </style:style>
    <style:style style:name="Tabla295.D" style:family="table-column">
      <style:table-column-properties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fo:margin-left="0cm" fo:margin-right="0.355cm" table:align="margins"/>
    </style:style>
    <style:style style:name="Tabla274.A" style:family="table-column">
      <style:table-column-properties style:rel-column-width="10352*"/>
    </style:style>
    <style:style style:name="Tabla274.B" style:family="table-column">
      <style:table-column-properties style:rel-column-width="13321*"/>
    </style:style>
    <style:style style:name="Tabla274.C" style:family="table-column">
      <style:table-column-properties style:rel-column-width="20574*"/>
    </style:style>
    <style:style style:name="Tabla274.D" style:family="table-column">
      <style:table-column-properties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fo:margin-left="0cm" fo:margin-right="0.309cm" table:align="margins"/>
    </style:style>
    <style:style style:name="Tabla21.A" style:family="table-column">
      <style:table-column-properties style:rel-column-width="10074*"/>
    </style:style>
    <style:style style:name="Tabla21.B" style:family="table-column">
      <style:table-column-properties style:rel-column-width="13033*"/>
    </style:style>
    <style:style style:name="Tabla21.C" style:family="table-column">
      <style:table-column-properties style:rel-column-width="20978*"/>
    </style:style>
    <style:style style:name="Tabla21.D" style:family="table-column">
      <style:table-column-properties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fo:margin-left="0cm" fo:margin-right="0.355cm" table:align="margins"/>
    </style:style>
    <style:style style:name="Tabla176.A" style:family="table-column">
      <style:table-column-properties style:rel-column-width="10352*"/>
    </style:style>
    <style:style style:name="Tabla176.B" style:family="table-column">
      <style:table-column-properties style:rel-column-width="13321*"/>
    </style:style>
    <style:style style:name="Tabla176.C" style:family="table-column">
      <style:table-column-properties style:rel-column-width="20574*"/>
    </style:style>
    <style:style style:name="Tabla176.D" style:family="table-column">
      <style:table-column-properties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fo:margin-left="0cm" fo:margin-right="0.355cm" table:align="margins"/>
    </style:style>
    <style:style style:name="Tabla350.A" style:family="table-column">
      <style:table-column-properties style:rel-column-width="10352*"/>
    </style:style>
    <style:style style:name="Tabla350.B" style:family="table-column">
      <style:table-column-properties style:rel-column-width="13321*"/>
    </style:style>
    <style:style style:name="Tabla350.C" style:family="table-column">
      <style:table-column-properties style:rel-column-width="20574*"/>
    </style:style>
    <style:style style:name="Tabla350.D" style:family="table-column">
      <style:table-column-properties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256" style:family="table">
      <style:table-properties fo:margin-left="0cm" fo:margin-right="0.355cm" table:align="margins"/>
    </style:style>
    <style:style style:name="Tabla256.A" style:family="table-column">
      <style:table-column-properties style:rel-column-width="10352*"/>
    </style:style>
    <style:style style:name="Tabla256.B" style:family="table-column">
      <style:table-column-properties style:rel-column-width="13321*"/>
    </style:style>
    <style:style style:name="Tabla256.C" style:family="table-column">
      <style:table-column-properties style:rel-column-width="20574*"/>
    </style:style>
    <style:style style:name="Tabla256.D" style:family="table-column">
      <style:table-column-properties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fo:margin-left="0cm" fo:margin-right="0.355cm" table:align="margins"/>
    </style:style>
    <style:style style:name="Tabla199.A" style:family="table-column">
      <style:table-column-properties style:rel-column-width="10352*"/>
    </style:style>
    <style:style style:name="Tabla199.B" style:family="table-column">
      <style:table-column-properties style:rel-column-width="13321*"/>
    </style:style>
    <style:style style:name="Tabla199.C" style:family="table-column">
      <style:table-column-properties style:rel-column-width="20574*"/>
    </style:style>
    <style:style style:name="Tabla199.D" style:family="table-column">
      <style:table-column-properties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fo:margin-left="0cm" fo:margin-right="0.355cm" table:align="margins"/>
    </style:style>
    <style:style style:name="Tabla201.A" style:family="table-column">
      <style:table-column-properties style:rel-column-width="10342*"/>
    </style:style>
    <style:style style:name="Tabla201.B" style:family="table-column">
      <style:table-column-properties style:rel-column-width="13321*"/>
    </style:style>
    <style:style style:name="Tabla201.C" style:family="table-column">
      <style:table-column-properties style:rel-column-width="20574*"/>
    </style:style>
    <style:style style:name="Tabla201.D" style:family="table-column">
      <style:table-column-properties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fo:margin-left="0cm" fo:margin-right="0.355cm" table:align="margins"/>
    </style:style>
    <style:style style:name="Tabla205.A" style:family="table-column">
      <style:table-column-properties style:rel-column-width="10352*"/>
    </style:style>
    <style:style style:name="Tabla205.B" style:family="table-column">
      <style:table-column-properties style:rel-column-width="13321*"/>
    </style:style>
    <style:style style:name="Tabla205.C" style:family="table-column">
      <style:table-column-properties style:rel-column-width="20574*"/>
    </style:style>
    <style:style style:name="Tabla205.D" style:family="table-column">
      <style:table-column-properties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fo:margin-left="0cm" fo:margin-right="0.355cm" table:align="margins"/>
    </style:style>
    <style:style style:name="Tabla211.A" style:family="table-column">
      <style:table-column-properties style:rel-column-width="10352*"/>
    </style:style>
    <style:style style:name="Tabla211.B" style:family="table-column">
      <style:table-column-properties style:rel-column-width="13321*"/>
    </style:style>
    <style:style style:name="Tabla211.C" style:family="table-column">
      <style:table-column-properties style:rel-column-width="20574*"/>
    </style:style>
    <style:style style:name="Tabla211.D" style:family="table-column">
      <style:table-column-properties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1" style:family="table">
      <style:table-properties fo:margin-left="0cm" fo:margin-right="0.355cm" table:align="margins"/>
    </style:style>
    <style:style style:name="Tabla181.A" style:family="table-column">
      <style:table-column-properties style:rel-column-width="10352*"/>
    </style:style>
    <style:style style:name="Tabla181.B" style:family="table-column">
      <style:table-column-properties style:rel-column-width="13321*"/>
    </style:style>
    <style:style style:name="Tabla181.C" style:family="table-column">
      <style:table-column-properties style:rel-column-width="20574*"/>
    </style:style>
    <style:style style:name="Tabla181.D" style:family="table-column">
      <style:table-column-properties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fo:margin-left="0cm" fo:margin-right="0.355cm" table:align="margins"/>
    </style:style>
    <style:style style:name="Tabla94.A" style:family="table-column">
      <style:table-column-properties style:rel-column-width="10342*"/>
    </style:style>
    <style:style style:name="Tabla94.B" style:family="table-column">
      <style:table-column-properties style:rel-column-width="13321*"/>
    </style:style>
    <style:style style:name="Tabla94.C" style:family="table-column">
      <style:table-column-properties style:rel-column-width="20574*"/>
    </style:style>
    <style:style style:name="Tabla94.D" style:family="table-column">
      <style:table-column-properties style:rel-column-width="2129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190" style:family="table">
      <style:table-properties fo:margin-left="0cm" fo:margin-right="0.355cm" table:align="margins"/>
    </style:style>
    <style:style style:name="Tabla190.A" style:family="table-column">
      <style:table-column-properties style:rel-column-width="10352*"/>
    </style:style>
    <style:style style:name="Tabla190.B" style:family="table-column">
      <style:table-column-properties style:rel-column-width="13321*"/>
    </style:style>
    <style:style style:name="Tabla190.C" style:family="table-column">
      <style:table-column-properties style:rel-column-width="20574*"/>
    </style:style>
    <style:style style:name="Tabla190.D" style:family="table-column">
      <style:table-column-properties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270" style:family="table">
      <style:table-properties fo:margin-left="0cm" fo:margin-right="0.377cm" table:align="margins"/>
    </style:style>
    <style:style style:name="Tabla270.A" style:family="table-column">
      <style:table-column-properties style:rel-column-width="10371*"/>
    </style:style>
    <style:style style:name="Tabla270.B" style:family="table-column">
      <style:table-column-properties style:rel-column-width="13105*"/>
    </style:style>
    <style:style style:name="Tabla270.C" style:family="table-column">
      <style:table-column-properties style:rel-column-width="20853*"/>
    </style:style>
    <style:style style:name="Tabla270.D" style:family="table-column">
      <style:table-column-properties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fo:margin-left="0cm" fo:margin-right="0.377cm" table:align="margins"/>
    </style:style>
    <style:style style:name="Tabla388.A" style:family="table-column">
      <style:table-column-properties style:rel-column-width="10371*"/>
    </style:style>
    <style:style style:name="Tabla388.B" style:family="table-column">
      <style:table-column-properties style:rel-column-width="13105*"/>
    </style:style>
    <style:style style:name="Tabla388.C" style:family="table-column">
      <style:table-column-properties style:rel-column-width="20853*"/>
    </style:style>
    <style:style style:name="Tabla388.D" style:family="table-column">
      <style:table-column-properties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fo:margin-left="0cm" fo:margin-right="0.377cm" table:align="margins"/>
    </style:style>
    <style:style style:name="Tabla410.A" style:family="table-column">
      <style:table-column-properties style:rel-column-width="10371*"/>
    </style:style>
    <style:style style:name="Tabla410.B" style:family="table-column">
      <style:table-column-properties style:rel-column-width="13105*"/>
    </style:style>
    <style:style style:name="Tabla410.C" style:family="table-column">
      <style:table-column-properties style:rel-column-width="20853*"/>
    </style:style>
    <style:style style:name="Tabla410.D" style:family="table-column">
      <style:table-column-properties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fo:margin-left="0cm" fo:margin-right="0.355cm" table:align="margins"/>
    </style:style>
    <style:style style:name="Tabla89.A" style:family="table-column">
      <style:table-column-properties style:rel-column-width="10352*"/>
    </style:style>
    <style:style style:name="Tabla89.B" style:family="table-column">
      <style:table-column-properties style:rel-column-width="13321*"/>
    </style:style>
    <style:style style:name="Tabla89.C" style:family="table-column">
      <style:table-column-properties style:rel-column-width="20574*"/>
    </style:style>
    <style:style style:name="Tabla89.D" style:family="table-column">
      <style:table-column-properties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fo:margin-left="0cm" fo:margin-right="0.355cm" table:align="margins"/>
    </style:style>
    <style:style style:name="Tabla149.A" style:family="table-column">
      <style:table-column-properties style:rel-column-width="10352*"/>
    </style:style>
    <style:style style:name="Tabla149.B" style:family="table-column">
      <style:table-column-properties style:rel-column-width="13321*"/>
    </style:style>
    <style:style style:name="Tabla149.C" style:family="table-column">
      <style:table-column-properties style:rel-column-width="20574*"/>
    </style:style>
    <style:style style:name="Tabla149.D" style:family="table-column">
      <style:table-column-properties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fo:margin-left="0cm" fo:margin-right="0.377cm" table:align="margins"/>
    </style:style>
    <style:style style:name="Tabla180.A" style:family="table-column">
      <style:table-column-properties style:rel-column-width="10361*"/>
    </style:style>
    <style:style style:name="Tabla180.B" style:family="table-column">
      <style:table-column-properties style:rel-column-width="13105*"/>
    </style:style>
    <style:style style:name="Tabla180.C" style:family="table-column">
      <style:table-column-properties style:rel-column-width="20853*"/>
    </style:style>
    <style:style style:name="Tabla180.D" style:family="table-column">
      <style:table-column-properties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fo:margin-left="0cm" fo:margin-right="0.355cm" table:align="margins"/>
    </style:style>
    <style:style style:name="Tabla335.A" style:family="table-column">
      <style:table-column-properties style:rel-column-width="10352*"/>
    </style:style>
    <style:style style:name="Tabla335.B" style:family="table-column">
      <style:table-column-properties style:rel-column-width="13321*"/>
    </style:style>
    <style:style style:name="Tabla335.C" style:family="table-column">
      <style:table-column-properties style:rel-column-width="20574*"/>
    </style:style>
    <style:style style:name="Tabla335.D" style:family="table-column">
      <style:table-column-properties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fo:margin-left="0cm" fo:margin-right="0.355cm" table:align="margins"/>
    </style:style>
    <style:style style:name="Tabla96.A" style:family="table-column">
      <style:table-column-properties style:rel-column-width="10352*"/>
    </style:style>
    <style:style style:name="Tabla96.B" style:family="table-column">
      <style:table-column-properties style:rel-column-width="13321*"/>
    </style:style>
    <style:style style:name="Tabla96.C" style:family="table-column">
      <style:table-column-properties style:rel-column-width="20574*"/>
    </style:style>
    <style:style style:name="Tabla96.D" style:family="table-column">
      <style:table-column-properties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fo:margin-left="0cm" fo:margin-right="0.355cm" table:align="margins"/>
    </style:style>
    <style:style style:name="Tabla357.A" style:family="table-column">
      <style:table-column-properties style:rel-column-width="10352*"/>
    </style:style>
    <style:style style:name="Tabla357.B" style:family="table-column">
      <style:table-column-properties style:rel-column-width="13321*"/>
    </style:style>
    <style:style style:name="Tabla357.C" style:family="table-column">
      <style:table-column-properties style:rel-column-width="20574*"/>
    </style:style>
    <style:style style:name="Tabla357.D" style:family="table-column">
      <style:table-column-properties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413" style:family="table">
      <style:table-properties fo:margin-left="0cm" fo:margin-right="0.355cm" table:align="margins"/>
    </style:style>
    <style:style style:name="Tabla413.A" style:family="table-column">
      <style:table-column-properties style:rel-column-width="10352*"/>
    </style:style>
    <style:style style:name="Tabla413.B" style:family="table-column">
      <style:table-column-properties style:rel-column-width="13321*"/>
    </style:style>
    <style:style style:name="Tabla413.C" style:family="table-column">
      <style:table-column-properties style:rel-column-width="20574*"/>
    </style:style>
    <style:style style:name="Tabla413.D" style:family="table-column">
      <style:table-column-properties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fo:margin-left="0cm" fo:margin-right="0.355cm" table:align="margins"/>
    </style:style>
    <style:style style:name="Tabla320.A" style:family="table-column">
      <style:table-column-properties style:rel-column-width="10352*"/>
    </style:style>
    <style:style style:name="Tabla320.B" style:family="table-column">
      <style:table-column-properties style:rel-column-width="13321*"/>
    </style:style>
    <style:style style:name="Tabla320.C" style:family="table-column">
      <style:table-column-properties style:rel-column-width="20574*"/>
    </style:style>
    <style:style style:name="Tabla320.D" style:family="table-column">
      <style:table-column-properties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fo:margin-left="0cm" fo:margin-right="0.355cm" table:align="margins"/>
    </style:style>
    <style:style style:name="Tabla212.A" style:family="table-column">
      <style:table-column-properties style:rel-column-width="10352*"/>
    </style:style>
    <style:style style:name="Tabla212.B" style:family="table-column">
      <style:table-column-properties style:rel-column-width="13321*"/>
    </style:style>
    <style:style style:name="Tabla212.C" style:family="table-column">
      <style:table-column-properties style:rel-column-width="20574*"/>
    </style:style>
    <style:style style:name="Tabla212.D" style:family="table-column">
      <style:table-column-properties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fo:margin-left="0cm" fo:margin-right="0.355cm" table:align="margins"/>
    </style:style>
    <style:style style:name="Tabla356.A" style:family="table-column">
      <style:table-column-properties style:rel-column-width="10352*"/>
    </style:style>
    <style:style style:name="Tabla356.B" style:family="table-column">
      <style:table-column-properties style:rel-column-width="13321*"/>
    </style:style>
    <style:style style:name="Tabla356.C" style:family="table-column">
      <style:table-column-properties style:rel-column-width="20574*"/>
    </style:style>
    <style:style style:name="Tabla356.D" style:family="table-column">
      <style:table-column-properties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1" style:family="table">
      <style:table-properties fo:margin-left="0cm" fo:margin-right="0.355cm" table:align="margins"/>
    </style:style>
    <style:style style:name="Tabla411.A" style:family="table-column">
      <style:table-column-properties style:rel-column-width="10241*"/>
    </style:style>
    <style:style style:name="Tabla411.B" style:family="table-column">
      <style:table-column-properties style:rel-column-width="13423*"/>
    </style:style>
    <style:style style:name="Tabla411.C" style:family="table-column">
      <style:table-column-properties style:rel-column-width="20574*"/>
    </style:style>
    <style:style style:name="Tabla411.D" style:family="table-column">
      <style:table-column-properties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fo:margin-left="0cm" fo:margin-right="0.355cm" table:align="margins"/>
    </style:style>
    <style:style style:name="Tabla187.A" style:family="table-column">
      <style:table-column-properties style:rel-column-width="10352*"/>
    </style:style>
    <style:style style:name="Tabla187.B" style:family="table-column">
      <style:table-column-properties style:rel-column-width="13321*"/>
    </style:style>
    <style:style style:name="Tabla187.C" style:family="table-column">
      <style:table-column-properties style:rel-column-width="20574*"/>
    </style:style>
    <style:style style:name="Tabla187.D" style:family="table-column">
      <style:table-column-properties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fo:margin-left="0cm" fo:margin-right="0.355cm" table:align="margins"/>
    </style:style>
    <style:style style:name="Tabla207.A" style:family="table-column">
      <style:table-column-properties style:rel-column-width="10352*"/>
    </style:style>
    <style:style style:name="Tabla207.B" style:family="table-column">
      <style:table-column-properties style:rel-column-width="13321*"/>
    </style:style>
    <style:style style:name="Tabla207.C" style:family="table-column">
      <style:table-column-properties style:rel-column-width="20574*"/>
    </style:style>
    <style:style style:name="Tabla207.D" style:family="table-column">
      <style:table-column-properties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0" style:family="table">
      <style:table-properties fo:margin-left="0cm" fo:margin-right="0.355cm" table:align="margins"/>
    </style:style>
    <style:style style:name="Tabla420.A" style:family="table-column">
      <style:table-column-properties style:rel-column-width="10352*"/>
    </style:style>
    <style:style style:name="Tabla420.B" style:family="table-column">
      <style:table-column-properties style:rel-column-width="13321*"/>
    </style:style>
    <style:style style:name="Tabla420.C" style:family="table-column">
      <style:table-column-properties style:rel-column-width="20574*"/>
    </style:style>
    <style:style style:name="Tabla420.D" style:family="table-column">
      <style:table-column-properties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fo:margin-left="0cm" fo:margin-right="0.355cm" table:align="margins"/>
    </style:style>
    <style:style style:name="Tabla378.A" style:family="table-column">
      <style:table-column-properties style:rel-column-width="10352*"/>
    </style:style>
    <style:style style:name="Tabla378.B" style:family="table-column">
      <style:table-column-properties style:rel-column-width="13321*"/>
    </style:style>
    <style:style style:name="Tabla378.C" style:family="table-column">
      <style:table-column-properties style:rel-column-width="20574*"/>
    </style:style>
    <style:style style:name="Tabla378.D" style:family="table-column">
      <style:table-column-properties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08" style:family="table">
      <style:table-properties fo:margin-left="0cm" fo:margin-right="0.355cm" table:align="margins"/>
    </style:style>
    <style:style style:name="Tabla208.A" style:family="table-column">
      <style:table-column-properties style:rel-column-width="10352*"/>
    </style:style>
    <style:style style:name="Tabla208.B" style:family="table-column">
      <style:table-column-properties style:rel-column-width="13321*"/>
    </style:style>
    <style:style style:name="Tabla208.C" style:family="table-column">
      <style:table-column-properties style:rel-column-width="20574*"/>
    </style:style>
    <style:style style:name="Tabla208.D" style:family="table-column">
      <style:table-column-properties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fo:margin-left="0cm" fo:margin-right="0.377cm" table:align="margins"/>
    </style:style>
    <style:style style:name="Tabla2.A" style:family="table-column">
      <style:table-column-properties style:rel-column-width="10371*"/>
    </style:style>
    <style:style style:name="Tabla2.B" style:family="table-column">
      <style:table-column-properties style:rel-column-width="13105*"/>
    </style:style>
    <style:style style:name="Tabla2.C" style:family="table-column">
      <style:table-column-properties style:rel-column-width="20853*"/>
    </style:style>
    <style:style style:name="Tabla2.D" style:family="table-column">
      <style:table-column-properties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fo:margin-left="0cm" fo:margin-right="0.377cm" table:align="margins"/>
    </style:style>
    <style:style style:name="Tabla92.A" style:family="table-column">
      <style:table-column-properties style:rel-column-width="10371*"/>
    </style:style>
    <style:style style:name="Tabla92.B" style:family="table-column">
      <style:table-column-properties style:rel-column-width="13105*"/>
    </style:style>
    <style:style style:name="Tabla92.C" style:family="table-column">
      <style:table-column-properties style:rel-column-width="20853*"/>
    </style:style>
    <style:style style:name="Tabla92.D" style:family="table-column">
      <style:table-column-properties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fo:margin-left="0cm" fo:margin-right="0.377cm" table:align="margins"/>
    </style:style>
    <style:style style:name="Tabla98.A" style:family="table-column">
      <style:table-column-properties style:rel-column-width="10371*"/>
    </style:style>
    <style:style style:name="Tabla98.B" style:family="table-column">
      <style:table-column-properties style:rel-column-width="13105*"/>
    </style:style>
    <style:style style:name="Tabla98.C" style:family="table-column">
      <style:table-column-properties style:rel-column-width="20853*"/>
    </style:style>
    <style:style style:name="Tabla98.D" style:family="table-column">
      <style:table-column-properties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" style:family="table">
      <style:table-properties fo:margin-left="0cm" fo:margin-right="0.355cm" table:align="margins"/>
    </style:style>
    <style:style style:name="Tabla177.A" style:family="table-column">
      <style:table-column-properties style:rel-column-width="10352*"/>
    </style:style>
    <style:style style:name="Tabla177.B" style:family="table-column">
      <style:table-column-properties style:rel-column-width="13321*"/>
    </style:style>
    <style:style style:name="Tabla177.C" style:family="table-column">
      <style:table-column-properties style:rel-column-width="20574*"/>
    </style:style>
    <style:style style:name="Tabla177.D" style:family="table-column">
      <style:table-column-properties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5" style:family="table">
      <style:table-properties fo:margin-left="0cm" fo:margin-right="0.377cm" table:align="margins"/>
    </style:style>
    <style:style style:name="Tabla185.A" style:family="table-column">
      <style:table-column-properties style:rel-column-width="10352*"/>
    </style:style>
    <style:style style:name="Tabla185.B" style:family="table-column">
      <style:table-column-properties style:rel-column-width="13105*"/>
    </style:style>
    <style:style style:name="Tabla185.C" style:family="table-column">
      <style:table-column-properties style:rel-column-width="20853*"/>
    </style:style>
    <style:style style:name="Tabla185.D" style:family="table-column">
      <style:table-column-properties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fo:margin-left="0cm" fo:margin-right="0.355cm" table:align="margins"/>
    </style:style>
    <style:style style:name="Tabla193.A" style:family="table-column">
      <style:table-column-properties style:rel-column-width="10352*"/>
    </style:style>
    <style:style style:name="Tabla193.B" style:family="table-column">
      <style:table-column-properties style:rel-column-width="13321*"/>
    </style:style>
    <style:style style:name="Tabla193.C" style:family="table-column">
      <style:table-column-properties style:rel-column-width="20574*"/>
    </style:style>
    <style:style style:name="Tabla193.D" style:family="table-column">
      <style:table-column-properties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fo:margin-left="0cm" fo:margin-right="0.355cm" table:align="margins"/>
    </style:style>
    <style:style style:name="Tabla213.A" style:family="table-column">
      <style:table-column-properties style:rel-column-width="10352*"/>
    </style:style>
    <style:style style:name="Tabla213.B" style:family="table-column">
      <style:table-column-properties style:rel-column-width="13321*"/>
    </style:style>
    <style:style style:name="Tabla213.C" style:family="table-column">
      <style:table-column-properties style:rel-column-width="20574*"/>
    </style:style>
    <style:style style:name="Tabla213.D" style:family="table-column">
      <style:table-column-properties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fo:margin-left="0cm" fo:margin-right="0.355cm" table:align="margins"/>
    </style:style>
    <style:style style:name="Tabla257.A" style:family="table-column">
      <style:table-column-properties style:rel-column-width="10352*"/>
    </style:style>
    <style:style style:name="Tabla257.B" style:family="table-column">
      <style:table-column-properties style:rel-column-width="13321*"/>
    </style:style>
    <style:style style:name="Tabla257.C" style:family="table-column">
      <style:table-column-properties style:rel-column-width="20574*"/>
    </style:style>
    <style:style style:name="Tabla257.D" style:family="table-column">
      <style:table-column-properties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7.C3" style:family="table-cell">
      <style:table-cell-properties fo:padding="0.097cm" fo:border-left="0.002cm solid #000000" fo:border-right="none" fo:border-top="none" fo:border-bottom="0.002cm solid #000000"/>
    </style:style>
    <style:style style:name="Tabla2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fo:margin-left="0cm" fo:margin-right="0.355cm" table:align="margins"/>
    </style:style>
    <style:style style:name="Tabla326.A" style:family="table-column">
      <style:table-column-properties style:rel-column-width="10352*"/>
    </style:style>
    <style:style style:name="Tabla326.B" style:family="table-column">
      <style:table-column-properties style:rel-column-width="13321*"/>
    </style:style>
    <style:style style:name="Tabla326.C" style:family="table-column">
      <style:table-column-properties style:rel-column-width="20574*"/>
    </style:style>
    <style:style style:name="Tabla326.D" style:family="table-column">
      <style:table-column-properties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fo:margin-left="0cm" fo:margin-right="0.355cm" table:align="margins"/>
    </style:style>
    <style:style style:name="Tabla366.A" style:family="table-column">
      <style:table-column-properties style:rel-column-width="10352*"/>
    </style:style>
    <style:style style:name="Tabla366.B" style:family="table-column">
      <style:table-column-properties style:rel-column-width="13321*"/>
    </style:style>
    <style:style style:name="Tabla366.C" style:family="table-column">
      <style:table-column-properties style:rel-column-width="20574*"/>
    </style:style>
    <style:style style:name="Tabla366.D" style:family="table-column">
      <style:table-column-properties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6" style:family="table">
      <style:table-properties fo:margin-left="0cm" fo:margin-right="0.355cm" table:align="margins"/>
    </style:style>
    <style:style style:name="Tabla416.A" style:family="table-column">
      <style:table-column-properties style:rel-column-width="10352*"/>
    </style:style>
    <style:style style:name="Tabla416.B" style:family="table-column">
      <style:table-column-properties style:rel-column-width="13321*"/>
    </style:style>
    <style:style style:name="Tabla416.C" style:family="table-column">
      <style:table-column-properties style:rel-column-width="20574*"/>
    </style:style>
    <style:style style:name="Tabla416.D" style:family="table-column">
      <style:table-column-properties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2" style:family="table">
      <style:table-properties fo:margin-left="0cm" fo:margin-right="0.355cm" table:align="margins"/>
    </style:style>
    <style:style style:name="Tabla252.A" style:family="table-column">
      <style:table-column-properties style:rel-column-width="10342*"/>
    </style:style>
    <style:style style:name="Tabla252.B" style:family="table-column">
      <style:table-column-properties style:rel-column-width="13321*"/>
    </style:style>
    <style:style style:name="Tabla252.C" style:family="table-column">
      <style:table-column-properties style:rel-column-width="20574*"/>
    </style:style>
    <style:style style:name="Tabla252.D" style:family="table-column">
      <style:table-column-properties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8" style:family="table">
      <style:table-properties fo:margin-left="0cm" fo:margin-right="0.355cm" table:align="margins"/>
    </style:style>
    <style:style style:name="Tabla278.A" style:family="table-column">
      <style:table-column-properties style:rel-column-width="10352*"/>
    </style:style>
    <style:style style:name="Tabla278.B" style:family="table-column">
      <style:table-column-properties style:rel-column-width="13321*"/>
    </style:style>
    <style:style style:name="Tabla278.C" style:family="table-column">
      <style:table-column-properties style:rel-column-width="20574*"/>
    </style:style>
    <style:style style:name="Tabla278.D" style:family="table-column">
      <style:table-column-properties style:rel-column-width="21288*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300" style:family="table">
      <style:table-properties fo:margin-left="0cm" fo:margin-right="0.355cm" table:align="margins"/>
    </style:style>
    <style:style style:name="Tabla300.A" style:family="table-column">
      <style:table-column-properties style:rel-column-width="10342*"/>
    </style:style>
    <style:style style:name="Tabla300.B" style:family="table-column">
      <style:table-column-properties style:rel-column-width="13321*"/>
    </style:style>
    <style:style style:name="Tabla300.C" style:family="table-column">
      <style:table-column-properties style:rel-column-width="20574*"/>
    </style:style>
    <style:style style:name="Tabla300.D" style:family="table-column">
      <style:table-column-properties style:rel-column-width="21298*"/>
    </style:style>
    <style:style style:name="Tabla300.1" style:family="table-row">
      <style:table-row-properties style:min-row-height="1.198cm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37" style:family="table">
      <style:table-properties fo:margin-left="0cm" fo:margin-right="0.355cm" table:align="margins"/>
    </style:style>
    <style:style style:name="Tabla237.A" style:family="table-column">
      <style:table-column-properties style:rel-column-width="10342*"/>
    </style:style>
    <style:style style:name="Tabla237.B" style:family="table-column">
      <style:table-column-properties style:rel-column-width="13321*"/>
    </style:style>
    <style:style style:name="Tabla237.C" style:family="table-column">
      <style:table-column-properties style:rel-column-width="20574*"/>
    </style:style>
    <style:style style:name="Tabla237.D" style:family="table-column">
      <style:table-column-properties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189" style:family="table">
      <style:table-properties fo:margin-left="0cm" fo:margin-right="0.355cm" table:align="margins"/>
    </style:style>
    <style:style style:name="Tabla189.A" style:family="table-column">
      <style:table-column-properties style:rel-column-width="10352*"/>
    </style:style>
    <style:style style:name="Tabla189.B" style:family="table-column">
      <style:table-column-properties style:rel-column-width="13321*"/>
    </style:style>
    <style:style style:name="Tabla189.C" style:family="table-column">
      <style:table-column-properties style:rel-column-width="20574*"/>
    </style:style>
    <style:style style:name="Tabla189.D" style:family="table-column">
      <style:table-column-properties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fo:margin-left="0cm" fo:margin-right="0.355cm" table:align="margins"/>
    </style:style>
    <style:style style:name="Tabla107.A" style:family="table-column">
      <style:table-column-properties style:rel-column-width="10352*"/>
    </style:style>
    <style:style style:name="Tabla107.B" style:family="table-column">
      <style:table-column-properties style:rel-column-width="13321*"/>
    </style:style>
    <style:style style:name="Tabla107.C" style:family="table-column">
      <style:table-column-properties style:rel-column-width="20574*"/>
    </style:style>
    <style:style style:name="Tabla107.D" style:family="table-column">
      <style:table-column-properties style:rel-column-width="2128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07.C2" style:family="table-cell">
      <style:table-cell-properties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" style:family="table">
      <style:table-properties fo:margin-left="0cm" fo:margin-right="0.377cm" table:align="margins"/>
    </style:style>
    <style:style style:name="Tabla186.A" style:family="table-column">
      <style:table-column-properties style:rel-column-width="10371*"/>
    </style:style>
    <style:style style:name="Tabla186.B" style:family="table-column">
      <style:table-column-properties style:rel-column-width="13105*"/>
    </style:style>
    <style:style style:name="Tabla186.C" style:family="table-column">
      <style:table-column-properties style:rel-column-width="20853*"/>
    </style:style>
    <style:style style:name="Tabla186.D" style:family="table-column">
      <style:table-column-properties style:rel-column-width="21206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C3" style:family="table-cell">
      <style:table-cell-properties fo:padding="0.097cm" fo:border-left="0.002cm solid #000000" fo:border-right="none" fo:border-top="none" fo:border-bottom="0.002cm solid #000000"/>
    </style:style>
    <style:style style:name="Tabla421" style:family="table">
      <style:table-properties fo:margin-left="0cm" fo:margin-right="0.355cm" table:align="margins"/>
    </style:style>
    <style:style style:name="Tabla421.A" style:family="table-column">
      <style:table-column-properties style:rel-column-width="10352*"/>
    </style:style>
    <style:style style:name="Tabla421.B" style:family="table-column">
      <style:table-column-properties style:rel-column-width="13321*"/>
    </style:style>
    <style:style style:name="Tabla421.C" style:family="table-column">
      <style:table-column-properties style:rel-column-width="20574*"/>
    </style:style>
    <style:style style:name="Tabla421.D" style:family="table-column">
      <style:table-column-properties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9" style:family="table">
      <style:table-properties fo:margin-left="0cm" fo:margin-right="0.355cm" table:align="margins"/>
    </style:style>
    <style:style style:name="Tabla299.A" style:family="table-column">
      <style:table-column-properties style:rel-column-width="10342*"/>
    </style:style>
    <style:style style:name="Tabla299.B" style:family="table-column">
      <style:table-column-properties style:rel-column-width="13321*"/>
    </style:style>
    <style:style style:name="Tabla299.C" style:family="table-column">
      <style:table-column-properties style:rel-column-width="20574*"/>
    </style:style>
    <style:style style:name="Tabla299.D" style:family="table-column">
      <style:table-column-properties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41" style:family="table">
      <style:table-properties fo:margin-left="0cm" fo:margin-right="0.355cm" table:align="margins"/>
    </style:style>
    <style:style style:name="Tabla341.A" style:family="table-column">
      <style:table-column-properties style:rel-column-width="10352*"/>
    </style:style>
    <style:style style:name="Tabla341.B" style:family="table-column">
      <style:table-column-properties style:rel-column-width="13321*"/>
    </style:style>
    <style:style style:name="Tabla341.C" style:family="table-column">
      <style:table-column-properties style:rel-column-width="20574*"/>
    </style:style>
    <style:style style:name="Tabla341.D" style:family="table-column">
      <style:table-column-properties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fo:margin-left="0cm" fo:margin-right="0.355cm" table:align="margins"/>
    </style:style>
    <style:style style:name="Tabla275.A" style:family="table-column">
      <style:table-column-properties style:rel-column-width="10352*"/>
    </style:style>
    <style:style style:name="Tabla275.B" style:family="table-column">
      <style:table-column-properties style:rel-column-width="13321*"/>
    </style:style>
    <style:style style:name="Tabla275.C" style:family="table-column">
      <style:table-column-properties style:rel-column-width="20574*"/>
    </style:style>
    <style:style style:name="Tabla275.D" style:family="table-column">
      <style:table-column-properties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fo:margin-left="0cm" fo:margin-right="0.355cm" table:align="margins"/>
    </style:style>
    <style:style style:name="Tabla327.A" style:family="table-column">
      <style:table-column-properties style:rel-column-width="10352*"/>
    </style:style>
    <style:style style:name="Tabla327.B" style:family="table-column">
      <style:table-column-properties style:rel-column-width="13321*"/>
    </style:style>
    <style:style style:name="Tabla327.C" style:family="table-column">
      <style:table-column-properties style:rel-column-width="20574*"/>
    </style:style>
    <style:style style:name="Tabla327.D" style:family="table-column">
      <style:table-column-properties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fo:margin-left="0cm" fo:margin-right="0.355cm" table:align="margins"/>
    </style:style>
    <style:style style:name="Tabla216.A" style:family="table-column">
      <style:table-column-properties style:rel-column-width="10352*"/>
    </style:style>
    <style:style style:name="Tabla216.B" style:family="table-column">
      <style:table-column-properties style:rel-column-width="13321*"/>
    </style:style>
    <style:style style:name="Tabla216.C" style:family="table-column">
      <style:table-column-properties style:rel-column-width="20574*"/>
    </style:style>
    <style:style style:name="Tabla216.D" style:family="table-column">
      <style:table-column-properties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8" style:family="table">
      <style:table-properties fo:margin-left="0cm" fo:margin-right="0.355cm" table:align="margins"/>
    </style:style>
    <style:style style:name="Tabla188.A" style:family="table-column">
      <style:table-column-properties style:rel-column-width="10352*"/>
    </style:style>
    <style:style style:name="Tabla188.B" style:family="table-column">
      <style:table-column-properties style:rel-column-width="13321*"/>
    </style:style>
    <style:style style:name="Tabla188.C" style:family="table-column">
      <style:table-column-properties style:rel-column-width="20574*"/>
    </style:style>
    <style:style style:name="Tabla188.D" style:family="table-column">
      <style:table-column-properties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fo:margin-left="0cm" fo:margin-right="0.355cm" table:align="margins"/>
    </style:style>
    <style:style style:name="Tabla210.A" style:family="table-column">
      <style:table-column-properties style:rel-column-width="10352*"/>
    </style:style>
    <style:style style:name="Tabla210.B" style:family="table-column">
      <style:table-column-properties style:rel-column-width="13321*"/>
    </style:style>
    <style:style style:name="Tabla210.C" style:family="table-column">
      <style:table-column-properties style:rel-column-width="20574*"/>
    </style:style>
    <style:style style:name="Tabla210.D" style:family="table-column">
      <style:table-column-properties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fo:margin-left="0cm" fo:margin-right="0.355cm" table:align="margins"/>
    </style:style>
    <style:style style:name="Tabla277.A" style:family="table-column">
      <style:table-column-properties style:rel-column-width="10352*"/>
    </style:style>
    <style:style style:name="Tabla277.B" style:family="table-column">
      <style:table-column-properties style:rel-column-width="13321*"/>
    </style:style>
    <style:style style:name="Tabla277.C" style:family="table-column">
      <style:table-column-properties style:rel-column-width="20574*"/>
    </style:style>
    <style:style style:name="Tabla277.D" style:family="table-column">
      <style:table-column-properties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8" style:family="table">
      <style:table-properties style:width="12.495cm" fo:margin-left="0cm" fo:margin-right="0.355cm" table:align="margins"/>
    </style:style>
    <style:style style:name="Tabla428.A" style:family="table-column">
      <style:table-column-properties style:column-width="1.974cm" style:rel-column-width="10352*"/>
    </style:style>
    <style:style style:name="Tabla428.B" style:family="table-column">
      <style:table-column-properties style:column-width="2.54cm" style:rel-column-width="13321*"/>
    </style:style>
    <style:style style:name="Tabla428.C" style:family="table-column">
      <style:table-column-properties style:column-width="3.923cm" style:rel-column-width="20574*"/>
    </style:style>
    <style:style style:name="Tabla428.D" style:family="table-column">
      <style:table-column-properties style:column-width="4.059cm" style:rel-column-width="21288*"/>
    </style:style>
    <style:style style:name="Tabla4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8.D1" style:family="table-cell">
      <style:table-cell-properties style:vertical-align="middle" fo:padding="0.097cm" fo:border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.C3" style:family="table-cell">
      <style:table-cell-properties fo:padding="0.097cm" fo:border-left="0.002cm solid #000000" fo:border-right="none" fo:border-top="none" fo:border-bottom="0.002cm solid #000000"/>
    </style:style>
    <style:style style:name="Tabla32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4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Tabla430" style:family="table">
      <style:table-properties style:width="12.495cm" table:align="left"/>
    </style:style>
    <style:style style:name="Tabla430.A" style:family="table-column">
      <style:table-column-properties style:column-width="1.974cm"/>
    </style:style>
    <style:style style:name="Tabla430.B" style:family="table-column">
      <style:table-column-properties style:column-width="2.54cm"/>
    </style:style>
    <style:style style:name="Tabla430.C" style:family="table-column">
      <style:table-column-properties style:column-width="3.923cm"/>
    </style:style>
    <style:style style:name="Tabla430.D" style:family="table-column">
      <style:table-column-properties style:column-width="4.059cm"/>
    </style:style>
    <style:style style:name="Tabla4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0.D1" style:family="table-cell">
      <style:table-cell-properties style:vertical-align="middle" fo:padding="0.097cm" fo:border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2" style:family="table">
      <style:table-properties style:width="12.495cm" fo:margin-left="0cm" fo:margin-right="0.355cm" table:align="margins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2.D1" style:family="table-cell">
      <style:table-cell-properties style:vertical-align="middle" fo:padding="0.097cm" fo:border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434" style:family="table">
      <style:table-properties style:width="12.495cm" fo:margin-left="0cm" fo:margin-right="0.355cm" table:align="margins"/>
    </style:style>
    <style:style style:name="Tabla434.A" style:family="table-column">
      <style:table-column-properties style:column-width="1.974cm" style:rel-column-width="10352*"/>
    </style:style>
    <style:style style:name="Tabla434.B" style:family="table-column">
      <style:table-column-properties style:column-width="2.54cm" style:rel-column-width="13321*"/>
    </style:style>
    <style:style style:name="Tabla434.C" style:family="table-column">
      <style:table-column-properties style:column-width="3.923cm" style:rel-column-width="20574*"/>
    </style:style>
    <style:style style:name="Tabla434.D" style:family="table-column">
      <style:table-column-properties style:column-width="4.059cm" style:rel-column-width="21288*"/>
    </style:style>
    <style:style style:name="Tabla4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4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3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5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1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2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37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5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7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50%" fo:text-align="start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50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line-height="50%"/>
    </style:style>
    <style:style style:name="P57" style:family="paragraph" style:parent-style-name="Standard">
      <style:paragraph-properties fo:line-height="50%" fo:text-align="center" style:justify-single-word="false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Standard">
      <style:text-properties fo:font-size="10pt" style:font-name-asian="Arial" style:font-size-asian="10pt" style:font-size-complex="10pt"/>
    </style:style>
    <style:style style:name="P61" style:family="paragraph" style:parent-style-name="Standard">
      <style:text-properties fo:font-size="10pt" style:font-name-asian="Hiragino Maru Gothic Pro" style:font-size-asian="10pt" style:font-size-complex="10pt"/>
    </style:style>
    <style:style style:name="P62" style:family="paragraph" style:parent-style-name="Standard">
      <style:paragraph-properties fo:text-align="center" style:justify-single-word="false"/>
    </style:style>
    <style:style style:name="P6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4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67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68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9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70" style:family="paragraph" style:parent-style-name="Standard">
      <style:text-properties fo:font-size="11pt" style:font-name-asian="Hiragino Maru Gothic Pro" style:font-size-asian="11pt" style:font-size-complex="11pt"/>
    </style:style>
    <style:style style:name="P71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73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76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78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79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8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83" style:family="paragraph" style:parent-style-name="Table_20_Contents">
      <style:paragraph-properties fo:line-height="5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85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86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8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8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89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90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91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92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96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97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98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99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07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14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15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6" style:family="paragraph" style:parent-style-name="Table_20_Contents">
      <style:paragraph-properties fo:line-height="5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17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24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25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27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28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29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33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36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2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3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4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46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47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48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9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51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52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53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line-height="50%"/>
    </style:style>
    <style:style style:name="P155" style:family="paragraph" style:parent-style-name="Table_20_Contents">
      <style:paragraph-properties fo:line-height="50%" fo:text-align="start" style:justify-single-word="false"/>
    </style:style>
    <style:style style:name="P156" style:family="paragraph" style:parent-style-name="Table_20_Contents">
      <style:paragraph-properties fo:line-height="50%" fo:text-align="center" style:justify-single-word="false"/>
    </style:style>
    <style:style style:name="P157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58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9" style:family="paragraph" style:parent-style-name="Table_20_Contents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1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2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63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6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8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1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73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74" style:family="paragraph" style:parent-style-name="Text_20_body">
      <style:paragraph-properties fo:line-height="50%" fo:text-align="center" style:justify-single-word="false"/>
    </style:style>
    <style:style style:name="P175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76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77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line-height="5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79" style:family="paragraph" style:parent-style-name="Standard">
      <style:paragraph-properties fo:break-before="page"/>
    </style:style>
    <style:style style:name="P180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81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83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84" style:family="paragraph" style:parent-style-name="Standard">
      <style:paragraph-properties fo:line-height="50%" fo:break-before="page"/>
    </style:style>
    <style:style style:name="P185" style:family="paragraph" style:parent-style-name="Standard">
      <style:paragraph-properties fo:line-height="5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left="-0.007cm" fo:margin-right="0.131cm" fo:line-height="5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187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0pt" style:font-name-asian="Arial" style:font-size-asian="10pt" style:font-size-complex="10pt"/>
    </style:style>
    <style:style style:name="P18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89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90" style:family="paragraph" style:parent-style-name="Standard">
      <style:text-properties style:font-name="Arial" fo:font-size="10pt" style:font-name-asian="Arial" style:font-size-asian="10pt" style:font-size-complex="10pt"/>
    </style:style>
    <style:style style:name="P191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2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3" style:family="paragraph" style:parent-style-name="Standard" style:list-style-name="L13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4" style:family="paragraph" style:parent-style-name="Standard" style:list-style-name="L3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5" style:family="paragraph" style:parent-style-name="Standard" style:list-style-name="L4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6" style:family="paragraph" style:parent-style-name="Standard" style:list-style-name="L5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7" style:family="paragraph" style:parent-style-name="Standard" style:list-style-name="L6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8" style:family="paragraph" style:parent-style-name="Standard" style:list-style-name="L7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9" style:family="paragraph" style:parent-style-name="Standard" style:list-style-name="L8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0" style:family="paragraph" style:parent-style-name="Standard" style:list-style-name="L9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1" style:family="paragraph" style:parent-style-name="Standard" style:list-style-name="L10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2" style:family="paragraph" style:parent-style-name="Standard" style:list-style-name="L11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3" style:family="paragraph" style:parent-style-name="Standard" style:list-style-name="L12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4" style:family="paragraph" style:parent-style-name="Standard">
      <style:text-properties fo:font-size="10pt" style:font-size-asian="10pt" style:font-size-complex="10pt"/>
    </style:style>
    <style:style style:name="P205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Standard" style:list-style-name="L13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0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08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09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0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4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0" style:family="text">
      <style:text-properties style:use-window-font-color="true" style:font-name="ArialMT" style:font-name-complex="ArialMT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3" style:family="text">
      <style:text-properties style:use-window-font-color="true" style:font-name-asian="Hiragino Maru Gothic Pro"/>
    </style:style>
    <style:style style:name="T24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5" style:family="text">
      <style:text-properties style:use-window-font-color="true" style:font-name="Arial" style:font-name-asian="Arial"/>
    </style:style>
    <style:style style:name="T26" style:family="text">
      <style:text-properties style:use-window-font-color="true" style:font-name="Arial" style:font-name-asian="Arial" style:font-name-complex="ArialMT"/>
    </style:style>
    <style:style style:name="T27" style:family="text">
      <style:text-properties style:use-window-font-color="true" style:font-name="Arial" fo:background-color="transparent" style:font-name-asian="Arial"/>
    </style:style>
    <style:style style:name="T28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2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ff0000"/>
    </style:style>
    <style:style style:name="T31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2" style:family="text">
      <style:text-properties fo:color="#000000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style:font-name-asian="Hiragino Maru Gothic Pro" style:font-size-asian="12pt" style:font-size-complex="12pt"/>
    </style:style>
    <style:style style:name="T38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41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2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5" style:family="text">
      <style:text-properties fo:color="#000000" style:font-name="Hiragino Maru Gothic Pro" fo:font-size="12pt" style:text-underline-style="none" style:font-size-asian="12pt" style:font-size-complex="12pt"/>
    </style:style>
    <style:style style:name="T46" style:family="text">
      <style:text-properties fo:color="#000000" fo:font-size="10pt" style:font-name-asian="Arial" style:font-size-asian="10pt" style:font-size-complex="10pt"/>
    </style:style>
    <style:style style:name="T47" style:family="text">
      <style:text-properties fo:color="#000000" fo:font-size="10pt" style:font-size-asian="10pt" style:font-size-complex="10pt"/>
    </style:style>
    <style:style style:name="T48" style:family="text">
      <style:text-properties fo:color="#000000" style:font-name="Arial" fo:font-size="12pt" style:font-name-asian="Hiragino Maru Gothic Pro" style:font-size-asian="12pt" style:font-size-complex="12pt"/>
    </style:style>
    <style:style style:name="T49" style:family="text">
      <style:text-properties fo:color="#000000" style:font-name="Arial" fo:font-size="10pt" style:font-name-asian="Arial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-asian="Arial"/>
    </style:style>
    <style:style style:name="T52" style:family="text">
      <style:text-properties fo:color="#800000"/>
    </style:style>
    <style:style style:name="T53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54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5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6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8" style:family="text">
      <style:text-properties fo:color="#808080" fo:font-weight="bold" style:font-weight-asian="bold" style:font-weight-complex="bold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808080" style:font-name="Arial" fo:font-size="12pt" style:font-name-asian="Hiragino Maru Gothic Pro" style:font-size-asian="12pt" style:font-size-complex="12pt"/>
    </style:style>
    <style:style style:name="T61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2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3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style:text-underline-style="none"/>
    </style:style>
    <style:style style:name="T66" style:family="text">
      <style:text-properties fo:font-size="12pt" style:font-name-asian="Hiragino Maru Gothic Pro" style:font-size-asian="12pt" style:font-size-complex="12pt"/>
    </style:style>
    <style:style style:name="T67" style:family="text">
      <style:text-properties fo:font-size="12pt" style:font-name-asian="Hiragino Maru Gothic Pro" style:font-size-asian="12pt" style:font-name-complex="HiraKakuProN-W3" style:font-size-complex="12pt"/>
    </style:style>
    <style:style style:name="T68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9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70" style:family="text">
      <style:text-properties style:font-name="Arial" fo:font-size="10pt" style:font-name-asian="Arial" style:font-size-asian="10pt" style:font-size-complex="10pt"/>
    </style:style>
    <style:style style:name="T71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2" style:family="text">
      <style:text-properties style:font-name="Arial" fo:font-size="12pt" style:font-name-asian="Hiragino Maru Gothic Pro" style:font-size-asian="12pt" style:font-size-complex="12pt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weight="normal" style:font-name-asian="Arial" style:font-weight-asian="normal" style:font-weight-complex="normal"/>
    </style:style>
    <style:style style:name="T77" style:family="text">
      <style:text-properties style:font-name="Hiragino Maru Gothic Pro"/>
    </style:style>
    <style:style style:name="T78" style:family="text">
      <style:text-properties style:font-name="Hiragino Maru Gothic Pro" style:font-name-asian="Hiragino Maru Gothic Pro"/>
    </style:style>
    <style:style style:name="T79" style:family="text">
      <style:text-properties style:font-name="Hiragino Maru Gothic Pro" fo:font-size="12pt" style:font-name-asian="Hiragino Maru Gothic Pro" style:font-size-asian="12pt" style:font-size-complex="12pt"/>
    </style:style>
    <style:style style:name="T80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1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2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3" style:family="text">
      <style:text-properties style:font-name="Hiragino Maru Gothic Pro" fo:font-style="normal" style:font-name-asian="Arial" style:font-style-asian="normal" style:font-style-complex="normal"/>
    </style:style>
    <style:style style:name="T84" style:family="text">
      <style:text-properties style:font-name-asian="Hiragino Maru Gothic Pro"/>
    </style:style>
    <style:style style:name="T85" style:family="text">
      <style:text-properties style:font-name-asian="Arial"/>
    </style:style>
    <style:style style:name="T86" style:family="text">
      <style:text-properties fo:color="#4c4c4c" fo:font-size="12pt" style:font-name-asian="Hiragino Maru Gothic Pro" style:font-size-asian="12pt" style:font-size-complex="12pt"/>
    </style:style>
    <style:style style:name="T87" style:family="text">
      <style:text-properties fo:font-size="11pt" style:font-name-asian="Hiragino Maru Gothic Pro" style:font-size-asian="11pt" style:font-size-complex="11pt"/>
    </style:style>
    <style:style style:name="T88" style:family="text">
      <style:text-properties fo:color="#ff3333"/>
    </style:style>
    <style:style style:name="T89" style:family="text">
      <style:text-properties fo:color="#ff3333" fo:font-size="12pt" style:font-name-asian="Hiragino Maru Gothic Pro" style:font-size-asian="12pt" style:font-size-complex="12pt"/>
    </style:style>
    <style:style style:name="T90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1" style:family="text">
      <style:text-properties fo:color="#ff3333" fo:font-weight="normal" style:font-weight-asian="normal" style:font-weight-complex="normal"/>
    </style:style>
    <style:style style:name="T92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3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5"/>
      <text:p text:style-name="P45"/>
      <text:p text:style-name="P46">漢字</text:p>
      <text:p text:style-name="P46"/>
      <text:p text:style-name="P66"><text:tab/><text:tab/><text:tab/></text:p>
      <text:p text:style-name="P12">10 − 9 − 8</text:p>
      <text:p text:style-name="P12"/>
      <text:p text:style-name="P12"/>
      <text:p text:style-name="P13"/>
      <text:p text:style-name="P14"><text:tab/></text:p>
      <text:p text:style-name="P14"/>
      <text:p text:style-name="P14"/>
      <text:p text:style-name="P14"/>
      <text:p text:style-name="P72"/>
      <text:p text:style-name="P69"><text:span text:style-name="T91">マヌ</text:span><text:span text:style-name="T52"><text:tab/>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67"><text:tab/><text:tab/> <text:tab/></text:p>
      <text:p text:style-name="P67"/>
      <text:p text:style-name="P68"/>
      <text:p text:style-name="P20"/>
      <text:p text:style-name="P20">Este es un diccionario...</text:p>
      <text:p text:style-name="P20"/>
      <text:list xml:id="list2147687217829426310" text:style-name="L1">
        <text:list-item>
          <text:list>
            <text:list-item>
              <text:p text:style-name="P191">Excepciones en la lectura recalcados en ROJO; ejemplo: <text:ruby text:style-name="Ru1"><text:ruby-base><text:span text:style-name="T58">今日</text:span></text:ruby-base><text:ruby-text>きょう</text:ruby-text></text:ruby></text:p>
            </text:list-item>
          </text:list>
        </text:list-item>
      </text:list>
      <text:list xml:id="list717080236973847803" text:style-name="L2">
        <text:list-item>
          <text:list>
            <text:list-item>
              <text:p text:style-name="P192">Contadores indicados entre corchetes: [ contador ]</text:p>
            </text:list-item>
            <text:list-item>
              <text:p text:style-name="P192">Hablar de lo que llamo los “auxiliares”</text:p>
            </text:list-item>
            <text:list-item>
              <text:p text:style-name="P192">Hablar de las dobles lecturas KAWA GAWA</text:p>
            </text:list-item>
            <text:list-item>
              <text:p text:style-name="P192">Hablar del orden usado, el lógico y el alfabético</text:p>
            </text:list-item>
            <text:list-item>
              <text:p text:style-name="P192">Cada palabra una sola vez siempre</text:p>
              <text:p text:style-name="P192"/>
            </text:list-item>
          </text:list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oft-page-break/>ÍNDICE</text:p>
      <text:p text:style-name="P20"/>
      <text:p text:style-name="P20"/>
      <text:list xml:id="list5920220838706857938" text:style-name="L3">
        <text:list-item>
          <text:p text:style-name="P194">7 elementos<text:tab/><text:tab/><text:tab/><text:tab/> 7 <text:s/>漢字</text:p>
        </text:list-item>
      </text:list>
      <text:p text:style-name="P8"/>
      <text:list xml:id="list4859150871763066164" text:style-name="L4">
        <text:list-item>
          <text:p text:style-name="P195">Naturaleza – Paisaje<text:tab/><text:tab/><text:tab/>20 漢字</text:p>
        </text:list-item>
      </text:list>
      <text:p text:style-name="P8"/>
      <text:list xml:id="list7065377819670547914" text:style-name="L5">
        <text:list-item>
          <text:p text:style-name="P196">Naturaleza – Verde <text:tab/><text:tab/><text:tab/>10 漢字</text:p>
        </text:list-item>
      </text:list>
      <text:p text:style-name="P8"/>
      <text:list xml:id="list8720469876214633322" text:style-name="L6">
        <text:list-item>
          <text:p text:style-name="P197">Naturaleza – Física <text:tab/><text:tab/><text:tab/>12 漢字</text:p>
        </text:list-item>
      </text:list>
      <text:p text:style-name="P8"/>
      <text:list xml:id="list8275333692748052664" text:style-name="L7">
        <text:list-item>
          <text:p text:style-name="P198">Comida <text:tab/><text:tab/><text:tab/><text:tab/>10 漢字</text:p>
        </text:list-item>
      </text:list>
      <text:p text:style-name="P8"/>
      <text:list xml:id="list2200811351704733958" text:style-name="L8">
        <text:list-item>
          <text:p text:style-name="P199">Animales <text:tab/><text:tab/><text:tab/><text:tab/>10 漢字</text:p>
        </text:list-item>
      </text:list>
      <text:p text:style-name="P8"/>
      <text:list xml:id="list8524923399715601489" text:style-name="L9">
        <text:list-item>
          <text:p text:style-name="P200">Personas – Sufijos de cortesía <text:tab/><text:tab/> 9 <text:s/>漢字</text:p>
          <text:p text:style-name="P200"/>
        </text:list-item>
        <text:list-item>
          <text:p text:style-name="P200">Familia <text:tab/><text:tab/><text:tab/><text:tab/><text:tab/> 8 <text:s/>漢字</text:p>
          <text:p text:style-name="P200"><text:s/></text:p>
        </text:list-item>
        <text:list-item>
          <text:p text:style-name="P200">Partes del cuerpo <text:tab/><text:tab/><text:tab/>20 漢字</text:p>
        </text:list-item>
      </text:list>
      <text:p text:style-name="P8"/>
      <text:list xml:id="list511838428409988768" text:style-name="L10">
        <text:list-item>
          <text:p text:style-name="P201">Profesiones <text:tab/><text:tab/><text:tab/><text:tab/>11 漢字</text:p>
          <text:p text:style-name="P201"/>
        </text:list-item>
      </text:list>
      <text:list xml:id="list277776602589012569" text:style-name="L11">
        <text:list-item>
          <text:p text:style-name="P202">Conceptos elevados – Filosofía <text:tab/>18 漢字</text:p>
        </text:list-item>
      </text:list>
      <text:p text:style-name="P8"/>
      <text:p text:style-name="P8">Art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list xml:id="list7736905634043694492" text:style-name="L12">
        <text:list-item>
          <text:p text:style-name="P203">Verbos (comunes) <text:tab/><text:tab/>52 漢字</text:p>
        </text:list-item>
      </text:list>
      <text:p text:style-name="P15"/>
      <text:list xml:id="list1346239952529356087" text:style-name="L13">
        <text:list-item>
          <text:p text:style-name="P206">Resto de verbos <text:tab/><text:tab/>23 漢字</text:p>
          <text:p text:style-name="P193"/>
        </text:list-item>
      </text:list>
      <text:p text:style-name="P21"/>
      <text:p text:style-name="P163"/>
      <text:p text:style-name="P161"/>
      <text:p text:style-name="P176"/>
      <text:p text:style-name="P63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87">月</text:p>
            </table:table-cell>
            <table:table-cell table:style-name="Tabla8.A1" office:value-type="string">
              <text:p text:style-name="P93">つき</text:p>
            </table:table-cell>
            <table:table-cell table:style-name="Tabla8.C1" office:value-type="string">
              <text:p text:style-name="P95"><text:ruby text:style-name="Ru1"><text:ruby-base><text:span text:style-name="T66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95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93">ゲツ</text:p>
          </table:table-cell>
          <table:table-cell table:style-name="Tabla8.B2" office:value-type="string">
            <text:p text:style-name="P95"><text:ruby text:style-name="Ru1"><text:ruby-base><text:span text:style-name="T66">月</text:span></text:ruby-base><text:ruby-text>げつ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75"/>
          </table:table-cell>
        </table:table-row>
        <table:table-row>
          <table:covered-table-cell/>
          <table:table-cell table:style-name="Tabla8.B2" office:value-type="string">
            <text:p text:style-name="P134">ガツ</text:p>
          </table:table-cell>
          <table:table-cell table:style-name="Tabla8.B2" office:value-type="string">
            <text:p text:style-name="P96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79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50">火</text:p>
            </table:table-cell>
            <table:table-cell table:style-name="Tabla242.A1" office:value-type="string">
              <text:p text:style-name="P153">ひ</text:p>
            </table:table-cell>
            <table:table-cell table:style-name="Tabla242.A1" office:value-type="string">
              <text:p text:style-name="P151"><text:ruby text:style-name="Ru1"><text:ruby-base><text:span text:style-name="T66">火</text:span></text:ruby-base><text:ruby-text>ひ</text:ruby-text></text:ruby><text:span text:style-name="T70"> <text:s text:c="25"/>fuego</text:span></text:p>
            </table:table-cell>
            <table:table-cell table:style-name="Tabla242.D1" office:value-type="string">
              <text:p text:style-name="P151"><text:ruby text:style-name="Ru1"><text:ruby-base><text:span text:style-name="T72">火</text:span></text:ruby-base><text:ruby-text>ひ</text:ruby-text></text:ruby><text:ruby text:style-name="Ru1"><text:ruby-base><text:span text:style-name="T24">花</text:span></text:ruby-base><text:ruby-text>ばな</text:ruby-text></text:ruby><text:span text:style-name="T70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70">び</text:p>
          </table:table-cell>
          <table:table-cell table:style-name="Tabla242.C2" office:value-type="string">
            <text:p text:style-name="P151"><text:ruby text:style-name="Ru1"><text:ruby-base><text:span text:style-name="T72">花</text:span></text:ruby-base><text:ruby-text>はな</text:ruby-text></text:ruby><text:ruby text:style-name="Ru1"><text:ruby-base><text:span text:style-name="T24">火</text:span></text:ruby-base><text:ruby-text>び</text:ruby-text></text:ruby><text:span text:style-name="T61"> </text:span><text:span text:style-name="T70"><text:s text:c="2"/>fuegos artificiales</text:span></text:p>
          </table:table-cell>
          <table:table-cell table:style-name="Tabla242.D2" office:value-type="string">
            <text:p text:style-name="P75"/>
          </table:table-cell>
        </table:table-row>
        <table:table-row>
          <table:covered-table-cell/>
          <table:table-cell table:style-name="Tabla242.B3" office:value-type="string">
            <text:p text:style-name="P153">カ</text:p>
          </table:table-cell>
          <table:table-cell table:style-name="Tabla242.C2" office:value-type="string">
            <text:p text:style-name="P151"><text:ruby text:style-name="Ru1"><text:ruby-base><text:span text:style-name="T66">火</text:span></text:ruby-base><text:ruby-text>か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0"> <text:s text:c="14"/>martes</text:span></text:p>
          </table:table-cell>
          <table:table-cell table:style-name="Tabla242.D3" office:value-type="string">
            <text:p text:style-name="P151"><text:ruby text:style-name="Ru1"><text:ruby-base><text:span text:style-name="T66">火</text:span></text:ruby-base><text:ruby-text>か</text:ruby-text></text:ruby><text:ruby text:style-name="Ru1"><text:ruby-base><text:span text:style-name="T66">口</text:span></text:ruby-base><text:ruby-text>こう</text:ruby-text></text:ruby><text:span text:style-name="T70"> <text:s text:c="21"/>cráter</text:span></text:p>
          </table:table-cell>
        </table:table-row>
      </table:table>
      <text:p text:style-name="P5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87">水</text:p>
            </table:table-cell>
            <table:table-cell table:style-name="Tabla11.A1" table:number-rows-spanned="2" office:value-type="string">
              <text:p text:style-name="P93">みず</text:p>
            </table:table-cell>
            <table:table-cell table:style-name="Tabla11.C1" office:value-type="string">
              <text:p text:style-name="P95"><text:ruby text:style-name="Ru1"><text:ruby-base><text:span text:style-name="T66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95"><text:ruby text:style-name="Ru1"><text:ruby-base><text:span text:style-name="T66">水</text:span></text:ruby-base><text:ruby-text>みず</text:ruby-text></text:ruby><text:span text:style-name="T66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95"><text:ruby text:style-name="Ru1"><text:ruby-base><text:span text:style-name="T66">水</text:span></text:ruby-base><text:ruby-text>みず</text:ruby-text></text:ruby><text:ruby text:style-name="Ru1"><text:ruby-base><text:span text:style-name="T66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95"/>
          </table:table-cell>
        </table:table-row>
        <table:table-row>
          <table:covered-table-cell/>
          <table:table-cell table:style-name="Tabla11.B3" office:value-type="string">
            <text:p text:style-name="P93">スイ</text:p>
          </table:table-cell>
          <table:table-cell table:style-name="Tabla11.C2" office:value-type="string">
            <text:p text:style-name="P95"><text:ruby text:style-name="Ru1"><text:ruby-base><text:span text:style-name="T66">水</text:span></text:ruby-base><text:ruby-text>すい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95"><text:ruby text:style-name="Ru1"><text:ruby-base><text:span text:style-name="T66">水</text:span></text:ruby-base><text:ruby-text>すい</text:ruby-text></text:ruby><text:span text:style-name="T66">そう</text:span><text:span text:style-name="T1"> <text:s text:c="12"/>depósito</text:span></text:p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88">木</text:p>
            </table:table-cell>
            <table:table-cell table:style-name="Tabla12.A1" office:value-type="string">
              <text:p text:style-name="P93">き</text:p>
            </table:table-cell>
            <table:table-cell table:style-name="Tabla12.C1" office:value-type="string">
              <text:p text:style-name="P95"><text:ruby text:style-name="Ru1"><text:ruby-base><text:span text:style-name="T66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95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93">モク</text:p>
          </table:table-cell>
          <table:table-cell table:style-name="Tabla12.C2" office:value-type="string">
            <text:p text:style-name="P95"><text:ruby text:style-name="Ru1"><text:ruby-base><text:span text:style-name="T66">木</text:span></text:ruby-base><text:ruby-text>もく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95"/>
          </table:table-cell>
        </table:table-row>
        <table:table-row>
          <table:covered-table-cell/>
          <table:table-cell table:style-name="Tabla12.B2" office:value-type="string">
            <text:p text:style-name="P93">ボク</text:p>
          </table:table-cell>
          <table:table-cell table:style-name="Tabla12.C2" office:value-type="string">
            <text:p text:style-name="P95"><text:ruby text:style-name="Ru1"><text:ruby-base><text:span text:style-name="T66">大</text:span></text:ruby-base><text:ruby-text>たい</text:ruby-text></text:ruby><text:ruby text:style-name="Ru1"><text:ruby-base><text:span text:style-name="T66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9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87">金</text:p>
            </table:table-cell>
            <table:table-cell table:style-name="Tabla14.A1" office:value-type="string">
              <text:p text:style-name="P93">かね</text:p>
            </table:table-cell>
            <table:table-cell table:style-name="Tabla14.C1" office:value-type="string">
              <text:p text:style-name="P95"><text:span text:style-name="T66">お</text:span><text:ruby text:style-name="Ru1"><text:ruby-base><text:span text:style-name="T66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95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93">かな</text:p>
          </table:table-cell>
          <table:table-cell table:style-name="Tabla14.C2" office:value-type="string">
            <text:p text:style-name="P95"><text:ruby text:style-name="Ru1"><text:ruby-base><text:span text:style-name="T66">金</text:span></text:ruby-base><text:ruby-text>かな</text:ruby-text></text:ruby><text:span text:style-name="T66">づち</text:span><text:span text:style-name="T1"> <text:s text:c="12"/>martillo</text:span></text:p>
          </table:table-cell>
          <table:table-cell table:style-name="Tabla14.D2" office:value-type="string">
            <text:p text:style-name="P140"/>
          </table:table-cell>
        </table:table-row>
        <table:table-row>
          <table:covered-table-cell/>
          <table:table-cell table:style-name="Tabla14.B2" table:number-rows-spanned="2" office:value-type="string">
            <text:p text:style-name="P93">キン</text:p>
          </table:table-cell>
          <table:table-cell table:style-name="Tabla14.C2" office:value-type="string">
            <text:p text:style-name="P95"><text:ruby text:style-name="Ru1"><text:ruby-base><text:span text:style-name="T66">金</text:span></text:ruby-base><text:ruby-text>きん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0"> <text:s text:c="12"/>viernes</text:span></text:p>
          </table:table-cell>
          <table:table-cell table:style-name="Tabla14.D2" office:value-type="string">
            <text:p text:style-name="P136"><text:ruby text:style-name="Ru1"><text:ruby-base><text:span text:style-name="T68">金</text:span></text:ruby-base><text:ruby-text>きん</text:ruby-text></text:ruby><text:span text:style-name="T68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95"><text:ruby text:style-name="Ru1"><text:ruby-base><text:span text:style-name="T66">金</text:span></text:ruby-base><text:ruby-text>きん</text:ruby-text></text:ruby><text:ruby text:style-name="Ru1"><text:ruby-base><text:span text:style-name="T66">色</text:span></text:ruby-base><text:ruby-text>いろ</text:ruby-text></text:ruby><text:span text:style-name="T66">い</text:span><text:span text:style-name="T1"> <text:s text:c="13"/>dorado</text:span></text:p>
          </table:table-cell>
          <table:table-cell table:style-name="Tabla14.D2" office:value-type="string">
            <text:p text:style-name="P97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88">土</text:p>
            </table:table-cell>
            <table:table-cell table:style-name="Tabla13.A1" office:value-type="string">
              <text:p text:style-name="P93">つち</text:p>
            </table:table-cell>
            <table:table-cell table:style-name="Tabla13.C1" office:value-type="string">
              <text:p text:style-name="P95"><text:ruby text:style-name="Ru1"><text:ruby-base><text:span text:style-name="T66">土</text:span></text:ruby-base><text:ruby-text>つち</text:ruby-text></text:ruby><text:span text:style-name="T70"> <text:s text:c="24"/>tierra</text:span></text:p>
            </table:table-cell>
            <table:table-cell table:style-name="Tabla13.D1" office:value-type="string">
              <text:p text:style-name="P95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93">ド</text:p>
          </table:table-cell>
          <table:table-cell table:style-name="Tabla13.C2" office:value-type="string">
            <text:p text:style-name="P95"><text:ruby text:style-name="Ru1"><text:ruby-base><text:span text:style-name="T66">土</text:span></text:ruby-base><text:ruby-text>ど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0"> <text:s text:c="12"/>sábado</text:span></text:p>
          </table:table-cell>
          <table:table-cell table:style-name="Tabla13.D2" office:value-type="string">
            <text:p text:style-name="P95"><text:span text:style-name="T66">ねん</text:span><text:ruby text:style-name="Ru1"><text:ruby-base><text:span text:style-name="T66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87">日</text:p>
            </table:table-cell>
            <table:table-cell table:style-name="Tabla10.A1" table:number-rows-spanned="2" office:value-type="string">
              <text:p text:style-name="P153">ひ</text:p>
            </table:table-cell>
            <table:table-cell table:style-name="Tabla10.C1" office:value-type="string">
              <text:p text:style-name="P95"><text:ruby text:style-name="Ru1"><text:ruby-base><text:span text:style-name="T66">日</text:span></text:ruby-base><text:ruby-text>ひ</text:ruby-text></text:ruby><text:span text:style-name="T70"> <text:s text:c="27"/>Sol</text:span></text:p>
            </table:table-cell>
            <table:table-cell table:style-name="Tabla10.D1" office:value-type="string">
              <text:p text:style-name="P95"><text:ruby text:style-name="Ru1"><text:ruby-base><text:span text:style-name="T66">朝</text:span></text:ruby-base><text:ruby-text>あさ</text:ruby-text></text:ruby><text:ruby text:style-name="Ru1"><text:ruby-base><text:span text:style-name="T66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75"><text:ruby text:style-name="Ru1"><text:ruby-base><text:span text:style-name="T66">日</text:span></text:ruby-base><text:ruby-text>ひ</text:ruby-text></text:ruby><text:span text:style-name="T66">の</text:span><text:ruby text:style-name="Ru1"><text:ruby-base><text:span text:style-name="T66">入</text:span></text:ruby-base><text:ruby-text>い</text:ruby-text></text:ruby><text:span text:style-name="T66">り</text:span> </text:p>
            <text:p text:style-name="P75"><text:s text:c="15"/>puesta del sol</text:p>
          </table:table-cell>
          <table:table-cell table:style-name="Tabla10.D2" office:value-type="string">
            <text:p text:style-name="P75"><text:ruby text:style-name="Ru1"><text:ruby-base><text:span text:style-name="T66">日</text:span></text:ruby-base><text:ruby-text>ひ</text:ruby-text></text:ruby><text:span text:style-name="T66">の</text:span><text:ruby text:style-name="Ru1"><text:ruby-base><text:span text:style-name="T66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71">び</text:p>
          </table:table-cell>
          <table:table-cell table:style-name="Tabla10.C2" office:value-type="string">
            <text:p text:style-name="P75"><text:span text:style-name="T66">たん</text:span><text:ruby text:style-name="Ru1"><text:ruby-base><text:span text:style-name="T90">生</text:span></text:ruby-base><text:ruby-text>じょう</text:ruby-text></text:ruby><text:ruby text:style-name="Ru1"><text:ruby-base><text:span text:style-name="T66">日</text:span></text:ruby-base><text:ruby-text>び</text:ruby-text></text:ruby> <text:s text:c="6"/>cumple</text:p>
          </table:table-cell>
          <table:table-cell table:style-name="Tabla10.D2" office:value-type="string">
            <text:p text:style-name="P79"/>
          </table:table-cell>
        </table:table-row>
        <table:table-row>
          <table:covered-table-cell/>
          <table:table-cell table:style-name="Tabla10.B3" office:value-type="string">
            <text:p text:style-name="P153">か</text:p>
          </table:table-cell>
          <table:table-cell table:style-name="Tabla10.C2" office:value-type="string">
            <text:p text:style-name="P95"><text:span text:style-name="T66">~</text:span><text:ruby text:style-name="Ru1"><text:ruby-base><text:span text:style-name="T66">日</text:span></text:ruby-base><text:ruby-text>か</text:ruby-text></text:ruby><text:span text:style-name="T70"> días de la semana</text:span></text:p>
          </table:table-cell>
          <table:table-cell table:style-name="Tabla10.D4" office:value-type="string">
            <text:p text:style-name="P75"/>
          </table:table-cell>
        </table:table-row>
        <table:table-row>
          <table:covered-table-cell/>
          <table:table-cell table:style-name="Tabla10.B3" office:value-type="string">
            <text:p text:style-name="P153">ニ</text:p>
          </table:table-cell>
          <table:table-cell table:style-name="Tabla10.C2" office:value-type="string">
            <text:p text:style-name="P95"><text:ruby text:style-name="Ru1"><text:ruby-base><text:span text:style-name="T66">日</text:span></text:ruby-base><text:ruby-text>に</text:ruby-text></text:ruby><text:ruby text:style-name="Ru1"><text:ruby-base><text:span text:style-name="T66">本</text:span></text:ruby-base><text:ruby-text>ほん</text:ruby-text></text:ruby><text:span text:style-name="T70"> <text:s text:c="18"/>Japón</text:span></text:p>
          </table:table-cell>
          <table:table-cell table:style-name="Tabla10.D4" office:value-type="string">
            <text:p text:style-name="P83"/>
          </table:table-cell>
        </table:table-row>
        <table:table-row>
          <table:covered-table-cell/>
          <table:table-cell table:style-name="Tabla10.B3" office:value-type="string">
            <text:p text:style-name="P153">ニチ</text:p>
          </table:table-cell>
          <table:table-cell table:style-name="Tabla10.C2" office:value-type="string">
            <text:p text:style-name="P95"><text:ruby text:style-name="Ru1"><text:ruby-base><text:span text:style-name="T66">日</text:span></text:ruby-base><text:ruby-text>にち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0"> <text:s text:c="10"/>domingo</text:span></text:p>
          </table:table-cell>
          <table:table-cell table:style-name="Tabla10.D4" office:value-type="string">
            <text:p text:style-name="P75"/>
          </table:table-cell>
        </table:table-row>
        <table:table-row>
          <table:covered-table-cell/>
          <table:table-cell table:style-name="Tabla10.B3" office:value-type="string">
            <text:p text:style-name="P153">ジツ</text:p>
          </table:table-cell>
          <table:table-cell table:style-name="Tabla10.C2" office:value-type="string">
            <text:p text:style-name="P81"><text:ruby text:style-name="Ru1"><text:ruby-base><text:span text:style-name="T66">休</text:span></text:ruby-base><text:ruby-text>きゅう</text:ruby-text></text:ruby><text:ruby text:style-name="Ru1"><text:ruby-base><text:span text:style-name="T9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95"/>
          </table:table-cell>
        </table:table-row>
      </table:table>
      <text:p text:style-name="Standard"/>
      <text:p text:style-name="P179"/>
      <text:p text:style-name="P63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87">空</text:p>
          </table:table-cell>
          <table:table-cell table:style-name="Tabla1.A1" office:value-type="string">
            <text:p text:style-name="P92">そら</text:p>
          </table:table-cell>
          <table:table-cell table:style-name="Tabla1.C1" office:value-type="string">
            <text:p text:style-name="P95"><text:ruby text:style-name="Ru1"><text:ruby-base><text:span text:style-name="T66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75"/>
          </table:table-cell>
        </table:table-row>
        <table:table-row>
          <table:covered-table-cell/>
          <table:table-cell table:style-name="Tabla1.B2" office:value-type="string">
            <text:p text:style-name="P92">ぞら</text:p>
          </table:table-cell>
          <table:table-cell table:style-name="Tabla1.C2" office:value-type="string">
            <text:p text:style-name="P95"><text:ruby text:style-name="Ru1"><text:ruby-base><text:span text:style-name="T66">星</text:span></text:ruby-base><text:ruby-text>ほし</text:ruby-text></text:ruby><text:ruby text:style-name="Ru1"><text:ruby-base><text:span text:style-name="T12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95"/>
          </table:table-cell>
        </table:table-row>
        <table:table-row>
          <table:covered-table-cell/>
          <table:table-cell table:style-name="Tabla1.B2" office:value-type="string">
            <text:p text:style-name="P93">あ</text:p>
          </table:table-cell>
          <table:table-cell table:style-name="Tabla1.C2" office:value-type="string">
            <text:p text:style-name="P95"><text:ruby text:style-name="Ru1"><text:ruby-base><text:span text:style-name="T66">空</text:span></text:ruby-base><text:ruby-text>あ</text:ruby-text></text:ruby><text:span text:style-name="T66">き</text:span><text:span text:style-name="T1"> <text:s text:c="13"/>　 <text:s text:c="2"/>vacío</text:span></text:p>
          </table:table-cell>
          <table:table-cell table:style-name="Tabla1.D3" office:value-type="string">
            <text:p text:style-name="P100"/>
          </table:table-cell>
        </table:table-row>
        <table:table-row>
          <table:covered-table-cell/>
          <table:table-cell table:style-name="Tabla1.B2" office:value-type="string">
            <text:p text:style-name="P93">クウ</text:p>
          </table:table-cell>
          <table:table-cell table:style-name="Tabla1.B2" office:value-type="string">
            <text:p text:style-name="P95"><text:ruby text:style-name="Ru1"><text:ruby-base><text:span text:style-name="T66">空</text:span></text:ruby-base><text:ruby-text>くう</text:ruby-text></text:ruby><text:ruby text:style-name="Ru1"><text:ruby-base><text:span text:style-name="T66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100"/>
          </table:table-cell>
        </table:table-row>
      </table:table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87">晴</text:p>
          </table:table-cell>
          <table:table-cell table:style-name="Tabla15.A1" office:value-type="string">
            <text:p text:style-name="P117">は</text:p>
          </table:table-cell>
          <table:table-cell table:style-name="Tabla15.A1" office:value-type="string">
            <text:p text:style-name="P101"><text:ruby text:style-name="Ru1"><text:ruby-base><text:span text:style-name="T66">晴</text:span></text:ruby-base><text:ruby-text>は</text:ruby-text></text:ruby><text:span text:style-name="T66">れ</text:span> <text:s text:c="3"/>cielo despejado</text:p>
          </table:table-cell>
          <table:table-cell table:style-name="Tabla15.D1" office:value-type="string">
            <text:p text:style-name="P101"><text:ruby text:style-name="Ru1"><text:ruby-base><text:span text:style-name="T67">晴</text:span></text:ruby-base><text:ruby-text>は</text:ruby-text></text:ruby><text:span text:style-name="T67">れ</text:span><text:span text:style-name="T10">る</text:span><text:span text:style-name="T8"> </text:span></text:p>
            <text:p text:style-name="P145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17">セイ</text:p>
          </table:table-cell>
          <table:table-cell table:style-name="Tabla15.B2" office:value-type="string">
            <text:p text:style-name="P101"><text:ruby text:style-name="Ru1"><text:ruby-base><text:span text:style-name="T66">晴</text:span></text:ruby-base><text:ruby-text>せい</text:ruby-text></text:ruby><text:ruby text:style-name="Ru1"><text:ruby-base><text:span text:style-name="T66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101"/>
          </table:table-cell>
        </table:table-row>
      </table:table>
      <text:p text:style-name="P12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office:value-type="string">
            <text:p text:style-name="P87">岸</text:p>
          </table:table-cell>
          <table:table-cell table:style-name="Tabla103.A1" office:value-type="string">
            <text:p text:style-name="P93">きし</text:p>
          </table:table-cell>
          <table:table-cell table:style-name="Tabla103.A1" office:value-type="string">
            <text:p text:style-name="P75"><text:ruby text:style-name="Ru1"><text:ruby-base><text:span text:style-name="T66">岸</text:span></text:ruby-base><text:ruby-text>きし</text:ruby-text></text:ruby><text:span text:style-name="T66"> <text:s text:c="2"/></text:span><text:s text:c="20"/>orilla</text:p>
          </table:table-cell>
          <table:table-cell table:style-name="Tabla103.D1" office:value-type="string">
            <text:p text:style-name="P101"><text:s text:c="10"/></text:p>
          </table:table-cell>
        </table:table-row>
      </table:table>
      <text:p text:style-name="P17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87">池</text:p>
          </table:table-cell>
          <table:table-cell table:style-name="Tabla156.A1" office:value-type="string">
            <text:p text:style-name="P117">いけ</text:p>
          </table:table-cell>
          <table:table-cell table:style-name="Tabla156.C1" office:value-type="string">
            <text:p text:style-name="P95"><text:ruby text:style-name="Ru1"><text:ruby-base><text:span text:style-name="T66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13"/>
          </table:table-cell>
        </table:table-row>
        <table:table-row>
          <table:covered-table-cell/>
          <table:table-cell table:style-name="Tabla156.B2" office:value-type="string">
            <text:p text:style-name="P118">チ</text:p>
          </table:table-cell>
          <table:table-cell table:style-name="Tabla156.C2" office:value-type="string">
            <text:p text:style-name="P113"><text:ruby text:style-name="Ru1"><text:ruby-base><text:span text:style-name="T66">電</text:span></text:ruby-base><text:ruby-text>でん</text:ruby-text></text:ruby><text:ruby text:style-name="Ru1"><text:ruby-base><text:span text:style-name="T66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27"/>
          </table:table-cell>
        </table:table-row>
      </table:table>
      <text:p text:style-name="P107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87">星</text:p>
          </table:table-cell>
          <table:table-cell table:style-name="Tabla245.A1" office:value-type="string">
            <text:p text:style-name="P117">ほし</text:p>
          </table:table-cell>
          <table:table-cell table:style-name="Tabla245.A1" office:value-type="string">
            <text:p text:style-name="P95"><text:ruby text:style-name="Ru1"><text:ruby-base><text:span text:style-name="T66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113"><text:span text:style-name="T66">ながれ</text:span><text:ruby text:style-name="Ru1"><text:ruby-base><text:span text:style-name="T66">星</text:span></text:ruby-base><text:ruby-text>ほし</text:ruby-text></text:ruby></text:p>
            <text:p text:style-name="P100"><text:span text:style-name="T84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18">セイ</text:p>
          </table:table-cell>
          <table:table-cell table:style-name="Tabla245.C2" office:value-type="string">
            <text:p text:style-name="P115"><text:span text:style-name="T66">わく</text:span><text:ruby text:style-name="Ru1"><text:ruby-base><text:span text:style-name="T66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28"><text:ruby text:style-name="Ru1"><text:ruby-base><text:span text:style-name="T37">火</text:span></text:ruby-base><text:ruby-text>か</text:ruby-text></text:ruby><text:span text:style-name="T37">星</text:span><text:span text:style-name="T47"> <text:s text:c="20"/>marte</text:span><text:span text:style-name="T1"> </text:span>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87">島</text:p>
          </table:table-cell>
          <table:table-cell table:style-name="Tabla379.A1" office:value-type="string">
            <text:p text:style-name="P93">しま</text:p>
          </table:table-cell>
          <table:table-cell table:style-name="Tabla379.A1" office:value-type="string">
            <text:p text:style-name="P75"><text:ruby text:style-name="Ru1"><text:ruby-base><text:span text:style-name="T66">島</text:span></text:ruby-base><text:ruby-text>しま</text:ruby-text></text:ruby><text:span text:style-name="T66"> <text:s text:c="2"/></text:span><text:s text:c="23"/>isla</text:p>
          </table:table-cell>
          <table:table-cell table:style-name="Tabla379.D1" office:value-type="string">
            <text:p text:style-name="P101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18">トウ</text:p>
          </table:table-cell>
          <table:table-cell table:style-name="Tabla379.C2" office:value-type="string">
            <text:p text:style-name="P107"><text:ruby text:style-name="Ru1"><text:ruby-base><text:span text:style-name="T66">半</text:span></text:ruby-base><text:ruby-text>はん</text:ruby-text></text:ruby><text:ruby text:style-name="Ru1"><text:ruby-base><text:span text:style-name="T66">島</text:span></text:ruby-base><text:ruby-text>とう</text:ruby-text></text:ruby><text:span text:style-name="T66"> <text:s text:c="2"/></text:span><text:s text:c="9"/>península</text:p>
          </table:table-cell>
          <table:table-cell table:style-name="Tabla379.D2" office:value-type="string">
            <text:p text:style-name="P129">　 <text:s text:c="5"/></text:p>
          </table:table-cell>
        </table:table-row>
      </table:table>
      <text:p text:style-name="P1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office:value-type="string">
            <text:p text:style-name="P31">湖</text:p>
          </table:table-cell>
          <table:table-cell table:style-name="Tabla246.A1" office:value-type="string">
            <text:p text:style-name="P93">みずうみ</text:p>
          </table:table-cell>
          <table:table-cell table:style-name="Tabla246.C1" office:value-type="string">
            <text:p text:style-name="P75"><text:ruby text:style-name="Ru1"><text:ruby-base><text:span text:style-name="T66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75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87">雨</text:p>
            </table:table-cell>
            <table:table-cell table:style-name="Tabla5.A1" office:value-type="string">
              <text:p text:style-name="P93">あめ</text:p>
            </table:table-cell>
            <table:table-cell table:style-name="Tabla5.C1" office:value-type="string">
              <text:p text:style-name="P95"><text:ruby text:style-name="Ru1"><text:ruby-base><text:span text:style-name="T66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95"><text:ruby text:style-name="Ru1"><text:ruby-base><text:span text:style-name="T66">大</text:span></text:ruby-base><text:ruby-text>おお</text:ruby-text></text:ruby><text:ruby text:style-name="Ru1"><text:ruby-base><text:span text:style-name="T66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93">あま</text:p>
          </table:table-cell>
          <table:table-cell table:style-name="Tabla5.C2" office:value-type="string">
            <text:p text:style-name="P95"><text:ruby text:style-name="Ru1"><text:ruby-base><text:span text:style-name="T66">雨</text:span></text:ruby-base><text:ruby-text>あま</text:ruby-text></text:ruby><text:ruby text:style-name="Ru1"><text:ruby-base><text:span text:style-name="T66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95"><text:ruby text:style-name="Ru1"><text:ruby-base><text:span text:style-name="T66">雨</text:span></text:ruby-base><text:ruby-text>あま</text:ruby-text></text:ruby><text:span text:style-name="T66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93">ウ</text:p>
          </table:table-cell>
          <table:table-cell table:style-name="Tabla5.C2" office:value-type="string">
            <text:p text:style-name="P95"><text:ruby text:style-name="Ru1"><text:ruby-base><text:span text:style-name="T66">雨</text:span></text:ruby-base><text:ruby-text>う</text:ruby-text></text:ruby><text:ruby text:style-name="Ru1"><text:ruby-base><text:span text:style-name="T66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95"/>
          </table:table-cell>
        </table:table-row>
      </table:table>
      <text:p text:style-name="P52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87">海</text:p>
          </table:table-cell>
          <table:table-cell table:style-name="Tabla197.A1" office:value-type="string">
            <text:p text:style-name="P93">うみ</text:p>
          </table:table-cell>
          <table:table-cell table:style-name="Tabla197.A1" office:value-type="string">
            <text:p text:style-name="P75"><text:ruby text:style-name="Ru1"><text:ruby-base><text:span text:style-name="T66">海</text:span></text:ruby-base><text:ruby-text>うみ</text:ruby-text></text:ruby> <text:s text:c="26"/>mar</text:p>
          </table:table-cell>
          <table:table-cell table:style-name="Tabla197.D1" office:value-type="string">
            <text:p text:style-name="P101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18">カイ</text:p>
          </table:table-cell>
          <table:table-cell table:style-name="Tabla197.C2" office:value-type="string">
            <text:p text:style-name="P107"><text:ruby text:style-name="Ru1"><text:ruby-base><text:span text:style-name="T66">海</text:span></text:ruby-base><text:ruby-text>かい</text:ruby-text></text:ruby><text:ruby text:style-name="Ru1"><text:ruby-base><text:span text:style-name="T66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29">　 <text:s text:c="5"/></text:p>
          </table:table-cell>
        </table:table-row>
      </table:table>
      <text:p text:style-name="P56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30">山</text:p>
          </table:table-cell>
          <table:table-cell table:style-name="Tabla72.A1" office:value-type="string">
            <text:p text:style-name="P93">やま</text:p>
          </table:table-cell>
          <table:table-cell table:style-name="Tabla72.A1" office:value-type="string">
            <text:p text:style-name="P75"><text:ruby text:style-name="Ru1"><text:ruby-base><text:span text:style-name="T66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75"><text:ruby text:style-name="Ru1"><text:ruby-base><text:span text:style-name="T66">山</text:span></text:ruby-base><text:ruby-text>やま</text:ruby-text></text:ruby><text:ruby text:style-name="Ru1"><text:ruby-base><text:span text:style-name="T66">登</text:span></text:ruby-base><text:ruby-text>のぼ</text:ruby-text></text:ruby><text:span text:style-name="T66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93">サン</text:p>
          </table:table-cell>
          <table:table-cell table:style-name="Tabla72.C2" office:value-type="string">
            <text:p text:style-name="P75"><text:span text:style-name="T66">ふじ</text:span><text:ruby text:style-name="Ru1"><text:ruby-base><text:span text:style-name="T66">山</text:span></text:ruby-base><text:ruby-text>さん</text:ruby-text></text:ruby><text:span text:style-name="T73"> <text:s text:c="7"/>monte </text:span><text:span text:style-name="T75">Fuji</text:span></text:p>
          </table:table-cell>
          <table:table-cell table:style-name="Tabla72.D2" office:value-type="string">
            <text:p text:style-name="P75"/>
          </table:table-cell>
        </table:table-row>
        <table:table-row>
          <table:covered-table-cell/>
          <table:table-cell table:style-name="Tabla72.B2" office:value-type="string">
            <text:p text:style-name="P93">ザン</text:p>
          </table:table-cell>
          <table:table-cell table:style-name="Tabla72.C2" office:value-type="string">
            <text:p text:style-name="P75"><text:ruby text:style-name="Ru1"><text:ruby-base><text:span text:style-name="T66">火</text:span></text:ruby-base><text:ruby-text>か</text:ruby-text></text:ruby><text:ruby text:style-name="Ru1"><text:ruby-base><text:span text:style-name="T12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75"><text:ruby text:style-name="Ru1"><text:ruby-base><text:span text:style-name="T68">登</text:span></text:ruby-base><text:ruby-text>と</text:ruby-text></text:ruby><text:ruby text:style-name="Ru1"><text:ruby-base><text:span text:style-name="T68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87">雪</text:p>
          </table:table-cell>
          <table:table-cell table:style-name="Tabla97.A1" office:value-type="string">
            <text:p text:style-name="P93">ゆき</text:p>
          </table:table-cell>
          <table:table-cell table:style-name="Tabla97.A1" office:value-type="string">
            <text:p text:style-name="P95"><text:ruby text:style-name="Ru1"><text:ruby-base><text:span text:style-name="T66">雪</text:span></text:ruby-base><text:ruby-text>ゆき</text:ruby-text></text:ruby><text:span text:style-name="T70"> <text:s text:c="24"/>nieve</text:span></text:p>
          </table:table-cell>
          <table:table-cell table:style-name="Tabla97.D1" office:value-type="string">
            <text:p text:style-name="P95"/>
          </table:table-cell>
        </table:table-row>
      </table:table>
      <text:p text:style-name="P51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87">雲</text:p>
          </table:table-cell>
          <table:table-cell table:style-name="Tabla99.A1" office:value-type="string">
            <text:p text:style-name="P93">くも</text:p>
          </table:table-cell>
          <table:table-cell table:style-name="Tabla99.A1" office:value-type="string">
            <text:p text:style-name="P95"><text:ruby text:style-name="Ru1"><text:ruby-base><text:span text:style-name="T66">雲</text:span></text:ruby-base><text:ruby-text>くも</text:ruby-text></text:ruby><text:span text:style-name="T70"> <text:s text:c="24"/>nube</text:span></text:p>
          </table:table-cell>
          <table:table-cell table:style-name="Tabla99.D1" office:value-type="string">
            <text:p text:style-name="P95"/>
          </table:table-cell>
        </table:table-row>
      </table:table>
      <text:p text:style-name="P51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87">波</text:p>
          </table:table-cell>
          <table:table-cell table:style-name="Tabla386.A1" office:value-type="string">
            <text:p text:style-name="P93">なみ</text:p>
          </table:table-cell>
          <table:table-cell table:style-name="Tabla386.A1" office:value-type="string">
            <text:p text:style-name="P95"><text:ruby text:style-name="Ru1"><text:ruby-base><text:span text:style-name="T66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95"/>
          </table:table-cell>
        </table:table-row>
      </table:table>
      <text:p text:style-name="P51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1">石</text:p>
          </table:table-cell>
          <table:table-cell table:style-name="Tabla76.A1" office:value-type="string">
            <text:p text:style-name="P93">いし</text:p>
          </table:table-cell>
          <table:table-cell table:style-name="Tabla76.C1" office:value-type="string">
            <text:p text:style-name="P75"><text:ruby text:style-name="Ru1"><text:ruby-base><text:span text:style-name="T66">石</text:span></text:ruby-base><text:ruby-text>いし</text:ruby-text></text:ruby> <text:s text:c="23"/>piedra</text:p>
          </table:table-cell>
          <table:table-cell table:style-name="Tabla76.D1" office:value-type="string">
            <text:p text:style-name="P75"/>
          </table:table-cell>
        </table:table-row>
        <table:table-row>
          <table:covered-table-cell/>
          <table:table-cell table:style-name="Tabla76.B2" office:value-type="string">
            <text:p text:style-name="P134">セキ</text:p>
          </table:table-cell>
          <table:table-cell table:style-name="Tabla76.C2" office:value-type="string">
            <text:p text:style-name="P140"><text:ruby text:style-name="Ru1"><text:ruby-base><text:span text:style-name="T66">岩</text:span></text:ruby-base><text:ruby-text>がん</text:ruby-text></text:ruby><text:ruby text:style-name="Ru1"><text:ruby-base><text:span text:style-name="T66">石</text:span></text:ruby-base><text:ruby-text>せき</text:ruby-text></text:ruby> <text:s text:c="7"/>roca (técnico)</text:p>
          </table:table-cell>
          <table:table-cell table:style-name="Tabla76.D2" office:value-type="string">
            <text:p text:style-name="P75"/>
          </table:table-cell>
        </table:table-row>
      </table:table>
      <text:p text:style-name="P51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31">川</text:p>
          </table:table-cell>
          <table:table-cell table:style-name="Tabla73.A1" office:value-type="string">
            <text:p text:style-name="P93">かわ</text:p>
          </table:table-cell>
          <table:table-cell table:style-name="Tabla73.A1" office:value-type="string">
            <text:p text:style-name="P75"><text:ruby text:style-name="Ru1"><text:ruby-base><text:span text:style-name="T66">川</text:span></text:ruby-base><text:ruby-text>かわ</text:ruby-text></text:ruby> <text:s text:c="29"/>río</text:p>
          </table:table-cell>
          <table:table-cell table:style-name="Tabla73.D1" office:value-type="string">
            <text:p text:style-name="P137"/>
          </table:table-cell>
        </table:table-row>
        <table:table-row>
          <table:covered-table-cell/>
          <table:table-cell table:style-name="Tabla73.B2" office:value-type="string">
            <text:p text:style-name="P93">がわ</text:p>
          </table:table-cell>
          <table:table-cell table:style-name="Tabla73.B2" office:value-type="string">
            <text:p text:style-name="P137"><text:ruby text:style-name="Ru1"><text:ruby-base><text:span text:style-name="T89">小</text:span></text:ruby-base><text:ruby-text>お</text:ruby-text></text:ruby><text:ruby text:style-name="Ru1"><text:ruby-base><text:span text:style-name="T66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37"/>
          </table:table-cell>
        </table:table-row>
      </table:table>
      <text:p text:style-name="P51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87">岩</text:p>
          </table:table-cell>
          <table:table-cell table:style-name="Tabla101.A1" office:value-type="string">
            <text:p text:style-name="P93">いわ</text:p>
          </table:table-cell>
          <table:table-cell table:style-name="Tabla101.C1" office:value-type="string">
            <text:p text:style-name="P75"><text:ruby text:style-name="Ru1"><text:ruby-base><text:span text:style-name="T66">岩</text:span></text:ruby-base><text:ruby-text>いわ</text:ruby-text></text:ruby> <text:s text:c="26"/>roca</text:p>
          </table:table-cell>
          <table:table-cell table:style-name="Tabla101.D1" office:value-type="string">
            <text:p text:style-name="P75"><text:ruby text:style-name="Ru1"><text:ruby-base><text:span text:style-name="T66">岩</text:span></text:ruby-base><text:ruby-text>いわ</text:ruby-text></text:ruby><text:ruby text:style-name="Ru1"><text:ruby-base><text:span text:style-name="T66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93">ガン</text:p>
          </table:table-cell>
          <table:table-cell table:style-name="Tabla101.B2" office:value-type="string">
            <text:p text:style-name="P75"><text:ruby text:style-name="Ru1"><text:ruby-base><text:span text:style-name="T9">花</text:span></text:ruby-base><text:ruby-text>か</text:ruby-text></text:ruby><text:span text:style-name="T9">こう</text:span><text:ruby text:style-name="Ru1"><text:ruby-base><text:span text:style-name="T9">岩</text:span></text:ruby-base><text:ruby-text>がん</text:ruby-text></text:ruby><text:span text:style-name="T7"> <text:s text:c="9"/>granito</text:span></text:p>
          </table:table-cell>
          <table:table-cell table:style-name="Tabla101.D2" office:value-type="string">
            <text:p text:style-name="P140"/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87">地</text:p>
          </table:table-cell>
          <table:table-cell table:style-name="Tabla102.A1" table:number-rows-spanned="2" office:value-type="string">
            <text:p text:style-name="P117">チ</text:p>
          </table:table-cell>
          <table:table-cell table:style-name="Tabla102.C1" office:value-type="string">
            <text:p text:style-name="P113"><text:ruby text:style-name="Ru1"><text:ruby-base><text:span text:style-name="T66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113"><text:ruby text:style-name="Ru1"><text:ruby-base><text:span text:style-name="T66">地</text:span></text:ruby-base><text:ruby-text>ち</text:ruby-text></text:ruby><text:ruby text:style-name="Ru1"><text:ruby-base><text:span text:style-name="T66">上</text:span></text:ruby-base><text:ruby-text>じょう</text:ruby-text></text:ruby><text:span text:style-name="T1"> <text:s text:c="11"/>superficie 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13"><text:ruby text:style-name="Ru1"><text:ruby-base><text:span text:style-name="T66">土</text:span></text:ruby-base><text:ruby-text>と</text:ruby-text></text:ruby><text:ruby text:style-name="Ru1"><text:ruby-base><text:span text:style-name="T66">地</text:span></text:ruby-base><text:ruby-text>ち</text:ruby-text></text:ruby><text:span text:style-name="T70"> <text:s text:c="16"/>terreno</text:span></text:p>
          </table:table-cell>
          <table:table-cell table:style-name="Tabla102.D2" office:value-type="string">
            <text:p text:style-name="P100"/>
          </table:table-cell>
        </table:table-row>
        <table:table-row>
          <table:covered-table-cell/>
          <table:table-cell table:style-name="Tabla102.B3" office:value-type="string">
            <text:p text:style-name="P117">ジ</text:p>
          </table:table-cell>
          <table:table-cell table:style-name="Tabla102.C2" office:value-type="string">
            <text:p text:style-name="P113"><text:ruby text:style-name="Ru1"><text:ruby-base><text:span text:style-name="T66">地</text:span></text:ruby-base><text:ruby-text>じ</text:ruby-text></text:ruby><text:ruby text:style-name="Ru1"><text:ruby-base><text:span text:style-name="T66">面</text:span></text:ruby-base><text:ruby-text>めん</text:ruby-text></text:ruby><text:span text:style-name="T1"> <text:s text:c="19"/>suelo　</text:span></text:p>
          </table:table-cell>
          <table:table-cell table:style-name="Tabla102.D2" office:value-type="string">
            <text:p text:style-name="P127"/>
          </table:table-cell>
        </table:table-row>
      </table:table>
      <text:p text:style-name="P51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87">谷</text:p>
          </table:table-cell>
          <table:table-cell table:style-name="Tabla152.A1" office:value-type="string">
            <text:p text:style-name="P117">たに</text:p>
          </table:table-cell>
          <table:table-cell table:style-name="Tabla152.A1" office:value-type="string">
            <text:p text:style-name="P75"><text:ruby text:style-name="Ru1"><text:ruby-base><text:span text:style-name="T66">谷</text:span></text:ruby-base><text:ruby-text>たに</text:ruby-text></text:ruby> <text:s text:c="25"/>valle</text:p>
          </table:table-cell>
          <table:table-cell table:style-name="Tabla152.D1" office:value-type="string">
            <text:p text:style-name="P100"><text:ruby text:style-name="Ru1"><text:ruby-base><text:span text:style-name="T66">谷</text:span></text:ruby-base><text:ruby-text>たに</text:ruby-text></text:ruby><text:ruby text:style-name="Ru1"><text:ruby-base><text:span text:style-name="T12">川</text:span></text:ruby-base><text:ruby-text>がわ</text:ruby-text></text:ruby> <text:s text:c="12"/>valle fluvial</text:p>
          </table:table-cell>
        </table:table-row>
      </table:table>
      <text:p text:style-name="P51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87">汽</text:p>
          </table:table-cell>
          <table:table-cell table:style-name="Tabla232.A1" office:value-type="string">
            <text:p text:style-name="P117">キ</text:p>
          </table:table-cell>
          <table:table-cell table:style-name="Tabla232.A1" office:value-type="string">
            <text:p text:style-name="Standard"><text:ruby text:style-name="Ru1"><text:ruby-base><text:span text:style-name="T66">汽</text:span></text:ruby-base><text:ruby-text>き</text:ruby-text></text:ruby><text:span text:style-name="T70"> <text:s text:c="23"/>vapor</text:span></text:p>
          </table:table-cell>
          <table:table-cell table:style-name="Tabla232.D1" office:value-type="string">
            <text:p text:style-name="P114"><text:ruby text:style-name="Ru1"><text:ruby-base><text:span text:style-name="T66">汽</text:span></text:ruby-base><text:ruby-text>き</text:ruby-text></text:ruby><text:ruby text:style-name="Ru1"><text:ruby-base><text:span text:style-name="T66">船</text:span></text:ruby-base><text:ruby-text>せん</text:ruby-text></text:ruby><text:span text:style-name="T70"> <text:s text:c="5"/>barco de vapor</text:span></text:p>
          </table:table-cell>
        </table:table-row>
      </table:table>
      <text:p text:style-name="P130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87">風</text:p>
          </table:table-cell>
          <table:table-cell table:style-name="Tabla202.A1" office:value-type="string">
            <text:p text:style-name="P117">かぜ</text:p>
          </table:table-cell>
          <table:table-cell table:style-name="Tabla202.C1" office:value-type="string">
            <text:p text:style-name="P95"><text:ruby text:style-name="Ru1"><text:ruby-base><text:span text:style-name="T66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100"/>
          </table:table-cell>
        </table:table-row>
        <table:table-row>
          <table:covered-table-cell/>
          <table:table-cell table:style-name="Tabla202.B2" office:value-type="string">
            <text:p text:style-name="P117">カ</text:p>
          </table:table-cell>
          <table:table-cell table:style-name="Tabla202.C2" office:value-type="string">
            <text:p text:style-name="P113"><text:ruby text:style-name="Ru1"><text:ruby-base><text:span text:style-name="T12">風</text:span></text:ruby-base><text:ruby-text>か</text:ruby-text></text:ruby><text:span text:style-name="T9">ぜ</text:span><text:span text:style-name="T1"> <text:s text:c="14"/>resfriado</text:span></text:p>
          </table:table-cell>
          <table:table-cell table:style-name="Tabla202.D2" office:value-type="string">
            <text:p text:style-name="P113"/>
          </table:table-cell>
        </table:table-row>
        <table:table-row>
          <table:covered-table-cell/>
          <table:table-cell table:style-name="Tabla202.B2" office:value-type="string">
            <text:p text:style-name="P118">フウ</text:p>
          </table:table-cell>
          <table:table-cell table:style-name="Tabla202.C2" office:value-type="string">
            <text:p text:style-name="P113"><text:ruby text:style-name="Ru1"><text:ruby-base><text:span text:style-name="T66">風</text:span></text:ruby-base><text:ruby-text>ふう</text:ruby-text></text:ruby><text:ruby text:style-name="Ru1"><text:ruby-base><text:span text:style-name="T66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113"><text:ruby text:style-name="Ru1"><text:ruby-base><text:span text:style-name="T66">風</text:span></text:ruby-base><text:ruby-text>ふう</text:ruby-text></text:ruby><text:ruby text:style-name="Ru1"><text:ruby-base><text:span text:style-name="T66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32"/>
      <text:p text:style-name="P179"/>
      <text:p text:style-name="P63">NATURALEZA – VERDE</text:p>
      <text:p text:style-name="P62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0">林</text:p>
          </table:table-cell>
          <table:table-cell table:style-name="Tabla74.A1" office:value-type="string">
            <text:p text:style-name="P93">はやし</text:p>
          </table:table-cell>
          <table:table-cell table:style-name="Tabla74.C1" office:value-type="string">
            <text:p text:style-name="P81"><text:ruby text:style-name="Ru1"><text:ruby-base><text:span text:style-name="T66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75"/>
          </table:table-cell>
        </table:table-row>
        <table:table-row>
          <table:covered-table-cell/>
          <table:table-cell table:style-name="Tabla74.B2" office:value-type="string">
            <text:p text:style-name="P93">リン</text:p>
          </table:table-cell>
          <table:table-cell table:style-name="Tabla74.C2" office:value-type="string">
            <text:p text:style-name="P81"><text:ruby text:style-name="Ru1"><text:ruby-base><text:span text:style-name="T80">山</text:span></text:ruby-base><text:ruby-text>さん</text:ruby-text></text:ruby><text:ruby text:style-name="Ru1"><text:ruby-base><text:span text:style-name="T80">林</text:span></text:ruby-base><text:ruby-text>りん</text:ruby-text></text:ruby><text:span text:style-name="T83"> <text:s/></text:span><text:span text:style-name="T85"><text:s/></text:span></text:p>
            <text:p text:style-name="P81"><text:s text:c="3"/>bosque de la montaña</text:p>
          </table:table-cell>
          <table:table-cell table:style-name="Tabla74.D2" office:value-type="string">
            <text:p text:style-name="P75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0">田</text:p>
          </table:table-cell>
          <table:table-cell table:style-name="Tabla71.A1" office:value-type="string">
            <text:p text:style-name="P93">た</text:p>
          </table:table-cell>
          <table:table-cell table:style-name="Tabla71.A1" office:value-type="string">
            <text:p text:style-name="P75"><text:ruby text:style-name="Ru1"><text:ruby-base><text:span text:style-name="T66">田</text:span></text:ruby-base><text:ruby-text>た</text:ruby-text></text:ruby> <text:s text:c="22"/>arrozal</text:p>
          </table:table-cell>
          <table:table-cell table:style-name="Tabla71.D1" office:value-type="string">
            <text:p text:style-name="P146"/>
          </table:table-cell>
        </table:table-row>
      </table:table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88">竹</text:p>
            </table:table-cell>
            <table:table-cell table:style-name="Tabla9.A1" office:value-type="string">
              <text:p text:style-name="P93">たけ</text:p>
            </table:table-cell>
            <table:table-cell table:style-name="Tabla9.C1" office:value-type="string">
              <text:p text:style-name="P75"><text:ruby text:style-name="Ru1"><text:ruby-base><text:span text:style-name="T66">竹</text:span></text:ruby-base><text:ruby-text>たけ</text:ruby-text></text:ruby><text:span text:style-name="T66"> </text:span><text:s text:c="22"/>bambú</text:p>
            </table:table-cell>
            <table:table-cell table:style-name="Tabla9.D1" office:value-type="string">
              <text:p text:style-name="P17"><text:ruby text:style-name="Ru1"><text:ruby-base><text:span text:style-name="T66">竹</text:span></text:ruby-base><text:ruby-text>たけ</text:ruby-text></text:ruby><text:span text:style-name="T66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93">チク</text:p>
          </table:table-cell>
          <table:table-cell table:style-name="Tabla9.C2" office:value-type="string">
            <text:p text:style-name="P75"><text:ruby text:style-name="Ru1"><text:ruby-base><text:span text:style-name="T66">竹</text:span></text:ruby-base><text:ruby-text>ちく</text:ruby-text></text:ruby><text:ruby text:style-name="Ru1"><text:ruby-base><text:span text:style-name="T66">林</text:span></text:ruby-base><text:ruby-text>りん</text:ruby-text></text:ruby> <text:s/>bosque de bambú</text:p>
          </table:table-cell>
          <table:table-cell table:style-name="Tabla9.D2" office:value-type="string">
            <text:p text:style-name="P17"/>
          </table:table-cell>
        </table:table-row>
      </table:table>
      <text:p text:style-name="P1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87">森</text:p>
          </table:table-cell>
          <table:table-cell table:style-name="Tabla75.A1" office:value-type="string">
            <text:p text:style-name="P93">もり</text:p>
          </table:table-cell>
          <table:table-cell table:style-name="Tabla75.A1" office:value-type="string">
            <text:p text:style-name="P75"><text:ruby text:style-name="Ru1"><text:ruby-base><text:span text:style-name="T66">森</text:span></text:ruby-base><text:ruby-text>もり</text:ruby-text></text:ruby> <text:s text:c="21"/>bosque</text:p>
          </table:table-cell>
          <table:table-cell table:style-name="Tabla75.D1" office:value-type="string">
            <text:p text:style-name="P75"/>
          </table:table-cell>
        </table:table-row>
        <table:table-row>
          <table:covered-table-cell/>
          <table:table-cell table:style-name="Tabla75.B2" office:value-type="string">
            <text:p text:style-name="P93">シン</text:p>
          </table:table-cell>
          <table:table-cell table:style-name="Tabla75.B2" office:value-type="string">
            <text:p text:style-name="P81"><text:ruby text:style-name="Ru1"><text:ruby-base><text:span text:style-name="T66">森</text:span></text:ruby-base><text:ruby-text>しん</text:ruby-text></text:ruby><text:ruby text:style-name="Ru1"><text:ruby-base><text:span text:style-name="T66">林</text:span></text:ruby-base><text:ruby-text>りん</text:ruby-text></text:ruby> <text:s text:c="3"/>bosque (formal)</text:p>
          </table:table-cell>
          <table:table-cell table:style-name="Tabla75.D2" office:value-type="string">
            <text:p text:style-name="P75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87">野</text:p>
          </table:table-cell>
          <table:table-cell table:style-name="Tabla106.A1" office:value-type="string">
            <text:p text:style-name="P117">の</text:p>
          </table:table-cell>
          <table:table-cell table:style-name="Tabla106.C1" office:value-type="string">
            <text:p text:style-name="P75"><text:ruby text:style-name="Ru1"><text:ruby-base><text:span text:style-name="T66">野</text:span></text:ruby-base><text:ruby-text>の</text:ruby-text></text:ruby><text:ruby text:style-name="Ru1"><text:ruby-base><text:span text:style-name="T66">原</text:span></text:ruby-base><text:ruby-text>はら</text:ruby-text></text:ruby> <text:s text:c="17"/>campo</text:p>
          </table:table-cell>
          <table:table-cell table:style-name="Tabla106.D1" office:value-type="string">
            <text:p text:style-name="P100"/>
          </table:table-cell>
        </table:table-row>
        <table:table-row>
          <table:covered-table-cell/>
          <table:table-cell table:style-name="Tabla106.B2" office:value-type="string">
            <text:p text:style-name="P118">ヤ</text:p>
          </table:table-cell>
          <table:table-cell table:style-name="Tabla106.C2" office:value-type="string">
            <text:p text:style-name="P100"><text:ruby text:style-name="Ru1"><text:ruby-base><text:span text:style-name="T66">野</text:span></text:ruby-base><text:ruby-text>や</text:ruby-text></text:ruby><text:span text:style-name="T66">さい</text:span> <text:s text:c="9"/>verduras</text:p>
          </table:table-cell>
          <table:table-cell table:style-name="Tabla106.D2" office:value-type="string">
            <text:p text:style-name="P140"><text:ruby text:style-name="Ru1"><text:ruby-base><text:span text:style-name="T66">分</text:span></text:ruby-base><text:ruby-text>ぶん</text:ruby-text></text:ruby><text:ruby text:style-name="Ru1"><text:ruby-base><text:span text:style-name="T66">野</text:span></text:ruby-base><text:ruby-text>や</text:ruby-text></text:ruby> campo académico</text:p>
          </table:table-cell>
        </table:table-row>
      </table:table>
      <text:p text:style-name="Standard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30">畑</text:p>
          </table:table-cell>
          <table:table-cell table:style-name="Tabla440.A1" office:value-type="string">
            <text:p text:style-name="P93">はたけ</text:p>
          </table:table-cell>
          <table:table-cell table:style-name="Tabla440.A1" office:value-type="string">
            <text:p text:style-name="P75"><text:ruby text:style-name="Ru1"><text:ruby-base><text:span text:style-name="T66">畑</text:span></text:ruby-base><text:ruby-text>はたけ</text:ruby-text></text:ruby> <text:s text:c="3"/>campo de cultivo</text:p>
          </table:table-cell>
          <table:table-cell table:style-name="Tabla440.D1" office:value-type="string">
            <text:p text:style-name="P146"/>
          </table:table-cell>
        </table:table-row>
      </table:table>
      <text:p text:style-name="P17"/>
      <text:p text:style-name="P56"/>
      <text:p text:style-name="P56"/>
      <text:p text:style-name="P56"/>
      <text:p text:style-name="P56"/>
      <text:p text:style-name="P56"/>
      <text:p text:style-name="P56"/>
      <text:p text:style-name="P5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87">花</text:p>
            </table:table-cell>
            <table:table-cell table:style-name="Tabla6.A1" office:value-type="string">
              <text:p text:style-name="P93">はな</text:p>
            </table:table-cell>
            <table:table-cell table:style-name="Tabla6.C1" office:value-type="string">
              <text:p text:style-name="P75"><text:ruby text:style-name="Ru1"><text:ruby-base><text:span text:style-name="T66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75"><text:ruby text:style-name="Ru1"><text:ruby-base><text:span text:style-name="T66">花</text:span></text:ruby-base><text:ruby-text>はな</text:ruby-text></text:ruby><text:span text:style-name="T66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70">ばな</text:p>
          </table:table-cell>
          <table:table-cell table:style-name="Tabla6.C2" office:value-type="string">
            <text:p text:style-name="P75"><text:ruby text:style-name="Ru1"><text:ruby-base><text:span text:style-name="T66">草</text:span></text:ruby-base><text:ruby-text>くさ</text:ruby-text></text:ruby><text:ruby text:style-name="Ru1"><text:ruby-base><text:span text:style-name="T12">花</text:span></text:ruby-base><text:ruby-text>ばな</text:ruby-text></text:ruby>　 <text:s text:c="15"/>planta</text:p>
          </table:table-cell>
          <table:table-cell table:style-name="Tabla6.D2" office:value-type="string">
            <text:p text:style-name="P75"/>
          </table:table-cell>
        </table:table-row>
        <table:table-row>
          <table:covered-table-cell/>
          <table:table-cell table:style-name="Tabla6.B3" office:value-type="string">
            <text:p text:style-name="P93">カ</text:p>
          </table:table-cell>
          <table:table-cell table:style-name="Tabla6.C2" office:value-type="string">
            <text:p text:style-name="P75"><text:ruby text:style-name="Ru1"><text:ruby-base><text:span text:style-name="T66">花</text:span></text:ruby-base><text:ruby-text>か</text:ruby-text></text:ruby><text:span text:style-name="T66">びん </text:span><text:s text:c="13"/><text:span text:style-name="T65">florero</text:span></text:p>
          </table:table-cell>
          <table:table-cell table:style-name="Tabla6.D2" office:value-type="string">
            <text:p text:style-name="P75"><text:ruby text:style-name="Ru1"><text:ruby-base><text:span text:style-name="T66">花</text:span></text:ruby-base><text:ruby-text>か</text:ruby-text></text:ruby><text:span text:style-name="T66">だん</text:span> <text:s text:c="12"/>parterre</text:p>
          </table:table-cell>
        </table:table-row>
      </table:table>
      <text:p text:style-name="P5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88">草</text:p>
            </table:table-cell>
            <table:table-cell table:style-name="Tabla7.A1" office:value-type="string">
              <text:p text:style-name="P93">くさ</text:p>
            </table:table-cell>
            <table:table-cell table:style-name="Tabla7.C1" office:value-type="string">
              <text:p text:style-name="P75"><text:ruby text:style-name="Ru1"><text:ruby-base><text:span text:style-name="T66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75"><text:ruby text:style-name="Ru1"><text:ruby-base><text:span text:style-name="T66">草</text:span></text:ruby-base><text:ruby-text>くさ</text:ruby-text></text:ruby><text:span text:style-name="T66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93">ソウ</text:p>
          </table:table-cell>
          <table:table-cell table:style-name="Tabla7.C2" office:value-type="string">
            <text:p text:style-name="P75"><text:ruby text:style-name="Ru1"><text:ruby-base><text:span text:style-name="T66">草</text:span></text:ruby-base><text:ruby-text>そう</text:ruby-text></text:ruby><text:ruby text:style-name="Ru1"><text:ruby-base><text:span text:style-name="T66">原</text:span></text:ruby-base><text:ruby-text>げん</text:ruby-text></text:ruby> <text:s text:c="17"/>pradera</text:p>
          </table:table-cell>
          <table:table-cell table:style-name="Tabla7.D2" office:value-type="string">
            <text:p text:style-name="P140"><text:span text:style-name="T66">れんげ</text:span><text:ruby text:style-name="Ru1"><text:ruby-base><text:span text:style-name="T66">草</text:span></text:ruby-base><text:ruby-text>そう</text:ruby-text></text:ruby> <text:s text:c="4"/>flor de loto</text:p>
          </table:table-cell>
        </table:table-row>
      </table:table>
      <text:p text:style-name="P51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3" office:value-type="string">
              <text:p text:style-name="P88">葉</text:p>
            </table:table-cell>
            <table:table-cell table:style-name="Tabla426.A1" office:value-type="string">
              <text:p text:style-name="P93">は</text:p>
            </table:table-cell>
            <table:table-cell table:style-name="Tabla426.C1" office:value-type="string">
              <text:p text:style-name="P75"><text:ruby text:style-name="Ru1"><text:ruby-base><text:span text:style-name="T66">葉</text:span></text:ruby-base><text:ruby-text>は</text:ruby-text></text:ruby> <text:s text:c="25"/>hojas</text:p>
            </table:table-cell>
            <table:table-cell table:style-name="Tabla426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426.B2" office:value-type="string">
            <text:p text:style-name="P93">ば</text:p>
          </table:table-cell>
          <table:table-cell table:style-name="Tabla426.C2" office:value-type="string">
            <text:p text:style-name="P75"><text:ruby text:style-name="Ru1"><text:ruby-base><text:span text:style-name="T66">落</text:span></text:ruby-base><text:ruby-text>お</text:ruby-text></text:ruby><text:span text:style-name="T66">ち</text:span><text:ruby text:style-name="Ru1"><text:ruby-base><text:span text:style-name="T66">葉</text:span></text:ruby-base><text:ruby-text>は</text:ruby-text></text:ruby> <text:s text:c="5"/>hojas caídas</text:p>
          </table:table-cell>
          <table:table-cell table:style-name="Tabla426.D2" office:value-type="string">
            <text:p text:style-name="P75"/>
          </table:table-cell>
        </table:table-row>
        <table:table-row>
          <table:covered-table-cell/>
          <table:table-cell table:style-name="Tabla426.B2" office:value-type="string">
            <text:p text:style-name="P93">ヨウ</text:p>
          </table:table-cell>
          <table:table-cell table:style-name="Tabla426.C2" office:value-type="string">
            <text:p text:style-name="P75"><text:span text:style-name="T66">~</text:span><text:ruby text:style-name="Ru1"><text:ruby-base><text:span text:style-name="T66">葉</text:span></text:ruby-base><text:ruby-text>よう</text:ruby-text></text:ruby> <text:s text:c="9"/>[cosas planas]</text:p>
          </table:table-cell>
          <table:table-cell table:style-name="Tabla426.D2" office:value-type="string">
            <text:p text:style-name="P140"/>
          </table:table-cell>
        </table:table-row>
      </table:table>
      <text:p text:style-name="P51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88">根</text:p>
            </table:table-cell>
            <table:table-cell table:style-name="Tabla324.A1" office:value-type="string">
              <text:p text:style-name="P93">ね</text:p>
            </table:table-cell>
            <table:table-cell table:style-name="Tabla324.A1" office:value-type="string">
              <text:p text:style-name="P75"><text:ruby text:style-name="Ru1"><text:ruby-base><text:span text:style-name="T66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75"/>
            </table:table-cell>
          </table:table-row>
        </table:table-header-rows>
      </table:table>
      <text:p text:style-name="P167"/>
      <text:p text:style-name="P55"/>
      <text:p text:style-name="P168"/>
      <text:p text:style-name="P169"/>
      <text:p text:style-name="P169"/>
      <text:p text:style-name="P169"/>
      <text:p text:style-name="P169"/>
      <text:p text:style-name="P179"/>
      <text:p text:style-name="P65">NATURALEZA – FÍSICA</text:p>
      <text:p text:style-name="Standard"/>
      <text:p text:style-name="Standard"/>
      <text:p text:style-name="P129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87">湯</text:p>
          </table:table-cell>
          <table:table-cell table:style-name="Tabla381.A1" office:value-type="string">
            <text:p text:style-name="P93">ゆ</text:p>
          </table:table-cell>
          <table:table-cell table:style-name="Tabla381.A1" office:value-type="string">
            <text:p text:style-name="P75"><text:ruby text:style-name="Ru1"><text:ruby-base><text:span text:style-name="T66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75"/>
          </table:table-cell>
        </table:table-row>
      </table:table>
      <text:p text:style-name="P5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87">原</text:p>
          </table:table-cell>
          <table:table-cell table:style-name="Tabla151.A1" office:value-type="string">
            <text:p text:style-name="P118">ゲン</text:p>
          </table:table-cell>
          <table:table-cell table:style-name="Tabla151.A1" office:value-type="string">
            <text:p text:style-name="P100"><text:ruby text:style-name="Ru1"><text:ruby-base><text:span text:style-name="T66">原</text:span></text:ruby-base><text:ruby-text>げん</text:ruby-text></text:ruby><text:ruby text:style-name="Ru1"><text:ruby-base><text:span text:style-name="T66">子</text:span></text:ruby-base><text:ruby-text>し</text:ruby-text></text:ruby> <text:s text:c="18"/>átomo</text:p>
          </table:table-cell>
          <table:table-cell table:style-name="Tabla151.D1" office:value-type="string">
            <text:p text:style-name="P100"><text:ruby text:style-name="Ru1"><text:ruby-base><text:span text:style-name="T66">原</text:span></text:ruby-base><text:ruby-text>げん</text:ruby-text></text:ruby><text:ruby text:style-name="Ru1"><text:ruby-base><text:span text:style-name="T66">子</text:span></text:ruby-base><text:ruby-text>し</text:ruby-text></text:ruby><text:ruby text:style-name="Ru1"><text:ruby-base><text:span text:style-name="T66">力</text:span></text:ruby-base><text:ruby-text>りょく</text:ruby-text></text:ruby> </text:p>
            <text:p text:style-name="P100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18">はら</text:p>
          </table:table-cell>
          <table:table-cell table:style-name="Tabla151.B2" office:value-type="string">
            <text:p text:style-name="P100"><text:ruby text:style-name="Ru1"><text:ruby-base><text:span text:style-name="T66">原</text:span></text:ruby-base><text:ruby-text>はら</text:ruby-text></text:ruby><text:span text:style-name="T66">っぱ</text:span></text:p>
            <text:p text:style-name="P100"><text:span text:style-name="T23"><text:s text:c="9"/></text:span><text:span text:style-name="T7">campo (coloquial)</text:span></text:p>
          </table:table-cell>
          <table:table-cell table:style-name="Tabla151.D2" office:value-type="string">
            <text:p text:style-name="P100"/>
          </table:table-cell>
        </table:table-row>
      </table:table>
      <text:p text:style-name="P129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87">炭</text:p>
          </table:table-cell>
          <table:table-cell table:style-name="Tabla362.A1" office:value-type="string">
            <text:p text:style-name="P93">すみ</text:p>
          </table:table-cell>
          <table:table-cell table:style-name="Tabla362.A1" office:value-type="string">
            <text:p text:style-name="P75"><text:ruby text:style-name="Ru1"><text:ruby-base><text:span text:style-name="T66">炭</text:span></text:ruby-base><text:ruby-text>すみ</text:ruby-text></text:ruby> <text:s text:c="22"/>carbón</text:p>
          </table:table-cell>
          <table:table-cell table:style-name="Tabla362.D1" office:value-type="string">
            <text:p text:style-name="P75"/>
          </table:table-cell>
        </table:table-row>
      </table:table>
      <text:p text:style-name="P129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office:value-type="string">
            <text:p text:style-name="P87">流</text:p>
          </table:table-cell>
          <table:table-cell table:style-name="Tabla429.A1" office:value-type="string">
            <text:p text:style-name="P93">リュウ</text:p>
          </table:table-cell>
          <table:table-cell table:style-name="Tabla429.A1" office:value-type="string">
            <text:p text:style-name="P75"><text:ruby text:style-name="Ru1"><text:ruby-base><text:span text:style-name="T66">水</text:span></text:ruby-base><text:ruby-text>すい</text:ruby-text></text:ruby><text:ruby text:style-name="Ru1"><text:ruby-base><text:span text:style-name="T66">流</text:span></text:ruby-base><text:ruby-text>りゅう</text:ruby-text></text:ruby> corriente (agua)</text:p>
          </table:table-cell>
          <table:table-cell table:style-name="Tabla429.D1" office:value-type="string">
            <text:p text:style-name="P101"><text:ruby text:style-name="Ru1"><text:ruby-base><text:span text:style-name="T66">気</text:span></text:ruby-base><text:ruby-text>き</text:ruby-text></text:ruby><text:ruby text:style-name="Ru1"><text:ruby-base><text:span text:style-name="T66">流</text:span></text:ruby-base><text:ruby-text>りゅう</text:ruby-text></text:ruby><text:span text:style-name="T85"> <text:s text:c="4"/>corriente (aire) <text:s text:c="3"/></text:span></text:p>
          </table:table-cell>
        </table:table-row>
      </table:table>
      <text:p text:style-name="P51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87">電</text:p>
          </table:table-cell>
          <table:table-cell table:style-name="Tabla78.A1" office:value-type="string">
            <text:p text:style-name="P93">デン</text:p>
          </table:table-cell>
          <table:table-cell table:style-name="Tabla78.A1" office:value-type="string">
            <text:p text:style-name="P75"><text:ruby text:style-name="Ru1"><text:ruby-base><text:span text:style-name="T66">電</text:span></text:ruby-base><text:ruby-text>でん</text:ruby-text></text:ruby><text:ruby text:style-name="Ru1"><text:ruby-base><text:span text:style-name="T66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75"><text:ruby text:style-name="Ru1"><text:ruby-base><text:span text:style-name="T66">電</text:span></text:ruby-base><text:ruby-text>でん</text:ruby-text></text:ruby><text:ruby text:style-name="Ru1"><text:ruby-base><text:span text:style-name="T66">話</text:span></text:ruby-base><text:ruby-text>わ</text:ruby-text></text:ruby> <text:s text:c="17"/>teléfono</text:p>
          </table:table-cell>
        </table:table-row>
      </table:table>
      <text:p text:style-name="P51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87">気</text:p>
            </table:table-cell>
            <table:table-cell table:style-name="Tabla145.A1" office:value-type="string">
              <text:p text:style-name="P93">キ</text:p>
            </table:table-cell>
            <table:table-cell table:style-name="Tabla145.A1" office:value-type="string">
              <text:p text:style-name="P95"><text:ruby text:style-name="Ru1"><text:ruby-base><text:span text:style-name="T66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95"><text:ruby text:style-name="Ru1"><text:ruby-base><text:span text:style-name="T66">気</text:span></text:ruby-base><text:ruby-text>き</text:ruby-text></text:ruby><text:ruby text:style-name="Ru1"><text:ruby-base><text:span text:style-name="T66">持</text:span></text:ruby-base><text:ruby-text>も</text:ruby-text></text:ruby><text:span text:style-name="T66">ち</text:span><text:span text:style-name="T1"> <text:s text:c="5"/>sensaciones</text:span></text:p>
            </table:table-cell>
          </table:table-row>
        </table:table-header-rows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87">球</text:p>
          </table:table-cell>
          <table:table-cell table:style-name="Tabla285.A1" office:value-type="string">
            <text:p text:style-name="P117">たま</text:p>
          </table:table-cell>
          <table:table-cell table:style-name="Tabla285.A1" office:value-type="string">
            <text:p text:style-name="P75"><text:ruby text:style-name="Ru1"><text:ruby-base><text:span text:style-name="T66">球</text:span></text:ruby-base><text:ruby-text>たま</text:ruby-text></text:ruby> <text:s text:c="22"/>esfera</text:p>
          </table:table-cell>
          <table:table-cell table:style-name="Tabla285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18">キュウ</text:p>
          </table:table-cell>
          <table:table-cell table:style-name="Tabla285.C2" office:value-type="string">
            <text:p text:style-name="P107"><text:ruby text:style-name="Ru1"><text:ruby-base><text:span text:style-name="T66">地</text:span></text:ruby-base><text:ruby-text>ち</text:ruby-text></text:ruby><text:ruby text:style-name="Ru1"><text:ruby-base><text:span text:style-name="T66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100"><text:ruby text:style-name="Ru1"><text:ruby-base><text:span text:style-name="T66">野</text:span></text:ruby-base><text:ruby-text>や</text:ruby-text></text:ruby><text:ruby text:style-name="Ru1"><text:ruby-base><text:span text:style-name="T66">球</text:span></text:ruby-base><text:ruby-text>きゅう</text:ruby-text></text:ruby> <text:s text:c="16"/>béisbol</text:p>
          </table:table-cell>
        </table:table-row>
      </table:table>
      <text:p text:style-name="P51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87">氷</text:p>
            </table:table-cell>
            <table:table-cell table:style-name="Tabla399.A1" office:value-type="string">
              <text:p text:style-name="P93">こおり</text:p>
            </table:table-cell>
            <table:table-cell table:style-name="Tabla399.A1" office:value-type="string">
              <text:p text:style-name="P95"><text:ruby text:style-name="Ru1"><text:ruby-base><text:span text:style-name="T66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75"/>
            </table:table-cell>
          </table:table-row>
        </table:table-header-rows>
      </table:table>
      <text:p text:style-name="P52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87">鉄</text:p>
            </table:table-cell>
            <table:table-cell table:style-name="Tabla375.A1" office:value-type="string">
              <text:p text:style-name="P93">テツ</text:p>
            </table:table-cell>
            <table:table-cell table:style-name="Tabla375.A1" office:value-type="string">
              <text:p text:style-name="P95"><text:ruby text:style-name="Ru1"><text:ruby-base><text:span text:style-name="T66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95"><text:ruby text:style-name="Ru1"><text:ruby-base><text:span text:style-name="T66">地</text:span></text:ruby-base><text:ruby-text>ち</text:ruby-text></text:ruby><text:ruby text:style-name="Ru1"><text:ruby-base><text:span text:style-name="T89">下</text:span></text:ruby-base><text:ruby-text>か</text:ruby-text></text:ruby><text:ruby text:style-name="Ru1"><text:ruby-base><text:span text:style-name="T66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87">光</text:p>
          </table:table-cell>
          <table:table-cell table:style-name="Tabla4.A1" office:value-type="string">
            <text:p text:style-name="P117">ひかり</text:p>
          </table:table-cell>
          <table:table-cell table:style-name="Tabla4.C1" office:value-type="string">
            <text:p text:style-name="P95"><text:ruby text:style-name="Ru1"><text:ruby-base><text:span text:style-name="T66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100"/>
          </table:table-cell>
        </table:table-row>
        <table:table-row>
          <table:covered-table-cell/>
          <table:table-cell table:style-name="Tabla4.B2" office:value-type="string">
            <text:p text:style-name="P117">ひか</text:p>
          </table:table-cell>
          <table:table-cell table:style-name="Tabla4.C2" office:value-type="string">
            <text:p text:style-name="P113"><text:ruby text:style-name="Ru1"><text:ruby-base><text:span text:style-name="T9">光</text:span></text:ruby-base><text:ruby-text>ひか</text:ruby-text></text:ruby><text:span text:style-name="T66">る</text:span><text:span text:style-name="T1"> <text:s text:c="19"/>brillar</text:span></text:p>
          </table:table-cell>
          <table:table-cell table:style-name="Tabla4.D2" office:value-type="string">
            <text:p text:style-name="P113"/>
          </table:table-cell>
        </table:table-row>
        <table:table-row>
          <table:covered-table-cell/>
          <table:table-cell table:style-name="Tabla4.B2" office:value-type="string">
            <text:p text:style-name="P118">コウ</text:p>
          </table:table-cell>
          <table:table-cell table:style-name="Tabla4.C2" office:value-type="string">
            <text:p text:style-name="P113"><text:ruby text:style-name="Ru1"><text:ruby-base><text:span text:style-name="T90">日</text:span></text:ruby-base><text:ruby-text>にっ</text:ruby-text></text:ruby><text:ruby text:style-name="Ru1"><text:ruby-base><text:span text:style-name="T66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27"/>
          </table:table-cell>
        </table:table-row>
      </table:table>
      <text:p text:style-name="P51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1">銀</text:p>
          </table:table-cell>
          <table:table-cell table:style-name="Tabla247.A1" office:value-type="string">
            <text:p text:style-name="P93">しろがね</text:p>
          </table:table-cell>
          <table:table-cell table:style-name="Tabla247.C1" office:value-type="string">
            <text:p text:style-name="P75"><text:ruby text:style-name="Ru1"><text:ruby-base><text:span text:style-name="T66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75"/>
          </table:table-cell>
        </table:table-row>
        <table:table-row>
          <table:covered-table-cell/>
          <table:table-cell table:style-name="Tabla247.B2" office:value-type="string">
            <text:p text:style-name="P134">ギン</text:p>
          </table:table-cell>
          <table:table-cell table:style-name="Tabla247.C2" office:value-type="string">
            <text:p text:style-name="P140"><text:ruby text:style-name="Ru1"><text:ruby-base><text:span text:style-name="T66">銀</text:span></text:ruby-base><text:ruby-text>ぎん</text:ruby-text></text:ruby><text:ruby text:style-name="Ru1"><text:ruby-base><text:span text:style-name="T66">行</text:span></text:ruby-base><text:ruby-text>こう</text:ruby-text></text:ruby> <text:s text:c="19"/>banco</text:p>
          </table:table-cell>
          <table:table-cell table:style-name="Tabla247.D2" office:value-type="string">
            <text:p text:style-name="P75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87">音</text:p>
          </table:table-cell>
          <table:table-cell table:style-name="Tabla108.A1" office:value-type="string">
            <text:p text:style-name="P93">おと</text:p>
          </table:table-cell>
          <table:table-cell table:style-name="Tabla108.C1" office:value-type="string">
            <text:p text:style-name="P75"><text:ruby text:style-name="Ru1"><text:ruby-base><text:span text:style-name="T79">音</text:span></text:ruby-base><text:ruby-text>おと</text:ruby-text></text:ruby> <text:s text:c="22"/>sonido</text:p>
          </table:table-cell>
          <table:table-cell table:style-name="Tabla108.D1" office:value-type="string">
            <text:p text:style-name="P75"><text:ruby text:style-name="Ru2"><text:ruby-base><text:span text:style-name="T79">足</text:span></text:ruby-base><text:ruby-text>あし</text:ruby-text></text:ruby><text:ruby text:style-name="Ru1"><text:ruby-base><text:span text:style-name="T79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93">オン</text:p>
          </table:table-cell>
          <table:table-cell table:style-name="Tabla108.B2" office:value-type="string">
            <text:p text:style-name="P75"><text:ruby text:style-name="Ru1"><text:ruby-base><text:span text:style-name="T79">音</text:span></text:ruby-base><text:ruby-text>おん</text:ruby-text></text:ruby><text:ruby text:style-name="Ru1"><text:ruby-base><text:span text:style-name="T79">楽</text:span></text:ruby-base><text:ruby-text>がく</text:ruby-text></text:ruby><text:ruby text:style-name="Ru1"><text:ruby-base><text:span text:style-name="T79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75"/>
          </table:table-cell>
        </table:table-row>
      </table:table>
      <text:p text:style-name="P41"/>
      <text:p text:style-name="P179"/>
      <text:p text:style-name="P63">COMIDA - BEBIDA</text:p>
      <text:p text:style-name="Standard"/>
      <text:p text:style-name="Standard"/>
      <text:p text:style-name="Standard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87">油</text:p>
          </table:table-cell>
          <table:table-cell table:style-name="Tabla392.A1" office:value-type="string">
            <text:p text:style-name="P117">あぶら</text:p>
          </table:table-cell>
          <table:table-cell table:style-name="Tabla392.A1" office:value-type="string">
            <text:p text:style-name="P75"><text:ruby text:style-name="Ru1"><text:ruby-base><text:span text:style-name="T66">油</text:span></text:ruby-base><text:ruby-text>あぶら</text:ruby-text></text:ruby> <text:s text:c="20"/>aceite</text:p>
          </table:table-cell>
          <table:table-cell table:style-name="Tabla392.D1" office:value-type="string">
            <text:p text:style-name="P101"><text:s text:c="8"/></text:p>
          </table:table-cell>
        </table:table-row>
        <table:table-row>
          <table:covered-table-cell/>
          <table:table-cell table:style-name="Tabla392.B2" office:value-type="string">
            <text:p text:style-name="P117">ユ</text:p>
          </table:table-cell>
          <table:table-cell table:style-name="Tabla392.B2" office:value-type="string">
            <text:p text:style-name="P140"><text:ruby text:style-name="Ru1"><text:ruby-base><text:span text:style-name="T66">石</text:span></text:ruby-base><text:ruby-text>せき</text:ruby-text></text:ruby><text:ruby text:style-name="Ru1"><text:ruby-base><text:span text:style-name="T66">油</text:span></text:ruby-base><text:ruby-text>ゆ</text:ruby-text></text:ruby> <text:s text:c="15"/>petróleo</text:p>
          </table:table-cell>
          <table:table-cell table:style-name="Tabla392.D2" office:value-type="string">
            <text:p text:style-name="P101"/>
          </table:table-cell>
        </table:table-row>
      </table:table>
      <text:p text:style-name="P51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87">米</text:p>
          </table:table-cell>
          <table:table-cell table:style-name="Tabla116.A1" office:value-type="string">
            <text:p text:style-name="P117">こめ</text:p>
          </table:table-cell>
          <table:table-cell table:style-name="Tabla116.A1" office:value-type="string">
            <text:p text:style-name="P75"><text:ruby text:style-name="Ru1"><text:ruby-base><text:span text:style-name="T66">米</text:span></text:ruby-base><text:ruby-text>こめ</text:ruby-text></text:ruby> <text:s text:c="24"/>arroz</text:p>
          </table:table-cell>
          <table:table-cell table:style-name="Tabla116.D1" office:value-type="string">
            <text:p text:style-name="P101"><text:s text:c="8"/></text:p>
          </table:table-cell>
        </table:table-row>
        <table:table-row>
          <table:covered-table-cell/>
          <table:table-cell table:style-name="Tabla116.B2" office:value-type="string">
            <text:p text:style-name="P117">ベイ</text:p>
          </table:table-cell>
          <table:table-cell table:style-name="Tabla116.B2" office:value-type="string">
            <text:p text:style-name="P75"><text:ruby text:style-name="Ru1"><text:ruby-base><text:span text:style-name="T66">米</text:span></text:ruby-base><text:ruby-text>べい</text:ruby-text></text:ruby><text:ruby text:style-name="Ru1"><text:ruby-base><text:span text:style-name="T66">国</text:span></text:ruby-base><text:ruby-text>こく</text:ruby-text></text:ruby> <text:s text:c="18"/>EEUU</text:p>
          </table:table-cell>
          <table:table-cell table:style-name="Tabla116.D2" office:value-type="string">
            <text:p text:style-name="P101"/>
          </table:table-cell>
        </table:table-row>
      </table:table>
      <text:p text:style-name="P51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87">酒</text:p>
          </table:table-cell>
          <table:table-cell table:style-name="Tabla251.A1" office:value-type="string">
            <text:p text:style-name="P117">さけ</text:p>
          </table:table-cell>
          <table:table-cell table:style-name="Tabla251.A1" office:value-type="string">
            <text:p text:style-name="P75"><text:span text:style-name="T66">お</text:span><text:ruby text:style-name="Ru1"><text:ruby-base><text:span text:style-name="T66">酒</text:span></text:ruby-base><text:ruby-text>さけ</text:ruby-text></text:ruby> <text:s text:c="16"/>alcohol</text:p>
          </table:table-cell>
          <table:table-cell table:style-name="Tabla251.D1" office:value-type="string">
            <text:p text:style-name="P101"/>
          </table:table-cell>
        </table:table-row>
      </table:table>
      <text:p text:style-name="P17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87">肉</text:p>
          </table:table-cell>
          <table:table-cell table:style-name="Tabla166.A1" table:number-rows-spanned="2" office:value-type="string">
            <text:p text:style-name="P117">ニク</text:p>
          </table:table-cell>
          <table:table-cell table:style-name="Tabla166.A1" office:value-type="string">
            <text:p text:style-name="P75"><text:ruby text:style-name="Ru1"><text:ruby-base><text:span text:style-name="T66">肉</text:span></text:ruby-base><text:ruby-text>にく</text:ruby-text></text:ruby><text:span text:style-name="T73"> <text:s text:c="23"/>carne</text:span></text:p>
          </table:table-cell>
          <table:table-cell table:style-name="Tabla166.D1" office:value-type="string">
            <text:p text:style-name="P101"><text:ruby text:style-name="Ru1"><text:ruby-base><text:span text:style-name="T66">鳥</text:span></text:ruby-base><text:ruby-text>とり</text:ruby-text></text:ruby><text:ruby text:style-name="Ru1"><text:ruby-base><text:span text:style-name="T66">肉</text:span></text:ruby-base><text:ruby-text>にく</text:ruby-text></text:ruby><text:span text:style-name="T73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107"><text:span text:style-name="T66">ぶた</text:span><text:ruby text:style-name="Ru1"><text:ruby-base><text:span text:style-name="T66">肉</text:span></text:ruby-base><text:ruby-text>にく</text:ruby-text></text:ruby><text:span text:style-name="T73"> </text:span></text:p>
            <text:p text:style-name="P107"><text:s text:c="14"/>carne de cerdo</text:p>
          </table:table-cell>
          <table:table-cell table:style-name="Tabla166.D2" office:value-type="string">
            <text:p text:style-name="P107"><text:span text:style-name="T9">きん</text:span><text:ruby text:style-name="Ru1"><text:ruby-base><text:span text:style-name="T9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37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89">実</text:p>
          </table:table-cell>
          <table:table-cell table:style-name="Tabla304.A1" office:value-type="string">
            <text:p text:style-name="P118">み</text:p>
          </table:table-cell>
          <table:table-cell table:style-name="Tabla304.A1" office:value-type="string">
            <text:p text:style-name="P107"><text:ruby text:style-name="Ru1"><text:ruby-base><text:span text:style-name="T66">実</text:span></text:ruby-base><text:ruby-text>み</text:ruby-text></text:ruby> 　 <text:s text:c="3"/>fruto (genérico) <text:s text:c="22"/></text:p>
          </table:table-cell>
          <table:table-cell table:style-name="Tabla304.D1" office:value-type="string">
            <text:p text:style-name="P129"><text:span text:style-name="T9">りんごの</text:span><text:ruby text:style-name="Ru1"><text:ruby-base><text:span text:style-name="T9">実</text:span></text:ruby-base><text:ruby-text>み</text:ruby-text></text:ruby><text:span text:style-name="T7"> <text:s text:c="2"/>manzana</text:span></text:p>
          </table:table-cell>
        </table:table-row>
        <table:table-row>
          <table:covered-table-cell/>
          <table:table-cell table:style-name="Tabla304.B2" office:value-type="string">
            <text:p text:style-name="P118">ジツ</text:p>
          </table:table-cell>
          <table:table-cell table:style-name="Tabla304.C2" office:value-type="string">
            <text:p text:style-name="P107"><text:ruby text:style-name="Ru1"><text:ruby-base><text:span text:style-name="T87">事</text:span></text:ruby-base><text:ruby-text>じ</text:ruby-text></text:ruby><text:ruby text:style-name="Ru1"><text:ruby-base><text:span text:style-name="T87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29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87">豆</text:p>
          </table:table-cell>
          <table:table-cell table:style-name="Tabla383.A1" office:value-type="string">
            <text:p text:style-name="P117">まめ</text:p>
          </table:table-cell>
          <table:table-cell table:style-name="Tabla383.A1" office:value-type="string">
            <text:p text:style-name="P75"><text:ruby text:style-name="Ru1"><text:ruby-base><text:span text:style-name="T66">豆</text:span></text:ruby-base><text:ruby-text>まめ</text:ruby-text></text:ruby><text:span text:style-name="T73"> <text:s text:c="15"/>legumbres</text:span></text:p>
          </table:table-cell>
          <table:table-cell table:style-name="Tabla383.D1" office:value-type="string">
            <text:p text:style-name="P101"/>
          </table:table-cell>
        </table:table-row>
        <table:table-row>
          <table:covered-table-cell/>
          <table:table-cell table:style-name="Tabla383.A1" office:value-type="string">
            <text:p text:style-name="P70">トウ</text:p>
          </table:table-cell>
          <table:table-cell table:style-name="Tabla383.C2" office:value-type="string">
            <text:p text:style-name="P107"><text:ruby text:style-name="Ru1"><text:ruby-base><text:span text:style-name="T66">豆</text:span></text:ruby-base><text:ruby-text>とう</text:ruby-text></text:ruby><text:span text:style-name="T66">ふ</text:span><text:span text:style-name="T73"> <text:s text:c="21"/></text:span><text:span text:style-name="T75"><text:s/></text:span><text:span text:style-name="T64">tofu</text:span></text:p>
          </table:table-cell>
          <table:table-cell table:style-name="Tabla383.D2" office:value-type="string">
            <text:p text:style-name="P107"/>
          </table:table-cell>
        </table:table-row>
        <table:table-row>
          <table:covered-table-cell/>
          <table:table-cell table:style-name="Tabla383.B3" office:value-type="string">
            <text:p text:style-name="P70">ズ</text:p>
          </table:table-cell>
          <table:table-cell table:style-name="Tabla383.C2" office:value-type="string">
            <text:p text:style-name="P107"><text:ruby text:style-name="Ru1"><text:ruby-base><text:span text:style-name="T66">大</text:span></text:ruby-base><text:ruby-text>だい</text:ruby-text></text:ruby><text:ruby text:style-name="Ru1"><text:ruby-base><text:span text:style-name="T66">豆</text:span></text:ruby-base><text:ruby-text>ず</text:ruby-text></text:ruby><text:span text:style-name="T73"> <text:s text:c="7"/>salsa de soja</text:span></text:p>
          </table:table-cell>
          <table:table-cell table:style-name="Tabla383.D2" office:value-type="string">
            <text:p text:style-name="P107"/>
          </table:table-cell>
        </table:table-row>
      </table:table>
      <text:p text:style-name="P51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office:value-type="string">
            <text:p text:style-name="P87">薬</text:p>
          </table:table-cell>
          <table:table-cell table:style-name="Tabla417.A1" office:value-type="string">
            <text:p text:style-name="P117">くすり</text:p>
          </table:table-cell>
          <table:table-cell table:style-name="Tabla417.A1" office:value-type="string">
            <text:p text:style-name="P75"><text:ruby text:style-name="Ru1"><text:ruby-base><text:span text:style-name="T66">薬</text:span></text:ruby-base><text:ruby-text>くすり</text:ruby-text></text:ruby> <text:s text:c="16"/>medicina</text:p>
          </table:table-cell>
          <table:table-cell table:style-name="Tabla417.D1" office:value-type="string">
            <text:p text:style-name="P101"/>
          </table:table-cell>
        </table:table-row>
      </table:table>
      <text:p text:style-name="P17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87">味</text:p>
          </table:table-cell>
          <table:table-cell table:style-name="Tabla316.A1" office:value-type="string">
            <text:p text:style-name="P93">あじ</text:p>
          </table:table-cell>
          <table:table-cell table:style-name="Tabla316.C1" office:value-type="string">
            <text:p text:style-name="P154"><text:ruby text:style-name="Ru1"><text:ruby-base><text:span text:style-name="T79">味</text:span></text:ruby-base><text:ruby-text>あじ</text:ruby-text></text:ruby><text:span text:style-name="T70"> <text:s text:c="24"/>sabor <text:s text:c="9"/></text:span></text:p>
          </table:table-cell>
          <table:table-cell table:style-name="Tabla316.D1" office:value-type="string">
            <text:p text:style-name="P75"/>
          </table:table-cell>
        </table:table-row>
        <table:table-row>
          <table:covered-table-cell/>
          <table:table-cell table:style-name="Tabla316.B2" office:value-type="string">
            <text:p text:style-name="P93">ミ</text:p>
          </table:table-cell>
          <table:table-cell table:style-name="Tabla316.B2" office:value-type="string">
            <text:p text:style-name="P75"><text:ruby text:style-name="Ru1"><text:ruby-base><text:span text:style-name="T79">味</text:span></text:ruby-base><text:ruby-text>み</text:ruby-text></text:ruby><text:span text:style-name="T79">かく</text:span> <text:s/></text:p>
            <text:p text:style-name="P75"><text:s text:c="11"/>sentido del gusto</text:p>
          </table:table-cell>
          <table:table-cell table:style-name="Tabla316.D2" office:value-type="string">
            <text:p text:style-name="P75"/>
          </table:table-cell>
        </table:table-row>
      </table:table>
      <text:p text:style-name="P51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87">麦</text:p>
          </table:table-cell>
          <table:table-cell table:style-name="Tabla158.A1" office:value-type="string">
            <text:p text:style-name="P117">むぎ</text:p>
          </table:table-cell>
          <table:table-cell table:style-name="Tabla158.A1" office:value-type="string">
            <text:p text:style-name="P75"><text:ruby text:style-name="Ru1"><text:ruby-base><text:span text:style-name="T66">麦</text:span></text:ruby-base><text:ruby-text>むぎ</text:ruby-text></text:ruby><text:span text:style-name="T73"> <text:s text:c="25"/>trigo</text:span></text:p>
          </table:table-cell>
          <table:table-cell table:style-name="Tabla158.D1" office:value-type="string">
            <text:p text:style-name="P101"><text:ruby text:style-name="Ru1"><text:ruby-base><text:span text:style-name="T66">麦</text:span></text:ruby-base><text:ruby-text>むぎ</text:ruby-text></text:ruby><text:ruby text:style-name="Ru1"><text:ruby-base><text:span text:style-name="T66">茶</text:span></text:ruby-base><text:ruby-text>ちゃ</text:ruby-text></text:ruby> <text:s text:c="13"/>té de trigo</text:p>
          </table:table-cell>
        </table:table-row>
      </table:table>
      <text:p text:style-name="P17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89">茶</text:p>
          </table:table-cell>
          <table:table-cell table:style-name="Tabla173.A1" office:value-type="string">
            <text:p text:style-name="P117">チャ</text:p>
          </table:table-cell>
          <table:table-cell table:style-name="Tabla173.A1" office:value-type="string">
            <text:p text:style-name="P75"><text:span text:style-name="T66">お</text:span><text:ruby text:style-name="Ru1"><text:ruby-base><text:span text:style-name="T66">茶</text:span></text:ruby-base><text:ruby-text>ちゃ</text:ruby-text></text:ruby> <text:s text:c="25"/>té</text:p>
          </table:table-cell>
          <table:table-cell table:style-name="Tabla173.D1" office:value-type="string">
            <text:p text:style-name="P34"><text:ruby text:style-name="Ru1"><text:ruby-base><text:span text:style-name="T68">茶</text:span></text:ruby-base><text:ruby-text>ちゃ</text:ruby-text></text:ruby><text:ruby text:style-name="Ru1"><text:ruby-base><text:span text:style-name="T68">色</text:span></text:ruby-base><text:ruby-text>いろ</text:ruby-text></text:ruby><text:span text:style-name="T68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18">サ</text:p>
          </table:table-cell>
          <table:table-cell table:style-name="Tabla173.C2" office:value-type="string">
            <text:p text:style-name="P107"><text:ruby text:style-name="Ru1"><text:ruby-base><text:span text:style-name="T66">茶</text:span></text:ruby-base><text:ruby-text>さ</text:ruby-text></text:ruby><text:ruby text:style-name="Ru1"><text:ruby-base><text:span text:style-name="T66">道</text:span></text:ruby-base><text:ruby-text>どう</text:ruby-text></text:ruby> <text:s/>ceremonia del té</text:p>
          </table:table-cell>
          <table:table-cell table:style-name="Tabla173.D2" office:value-type="string">
            <text:p text:style-name="P129">　 <text:s text:c="5"/></text:p>
          </table:table-cell>
        </table:table-row>
      </table:table>
      <text:p text:style-name="P50"/>
      <text:p text:style-name="P51"/>
      <text:p text:style-name="P51"/>
      <text:p text:style-name="P51"/>
      <text:p text:style-name="P56"/>
      <text:p text:style-name="P179"/>
      <text:p text:style-name="P63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87">羽</text:p>
          </table:table-cell>
          <table:table-cell table:style-name="Tabla50.A1" office:value-type="string">
            <text:p text:style-name="P93">はね</text:p>
          </table:table-cell>
          <table:table-cell table:style-name="Tabla50.A1" office:value-type="string">
            <text:p text:style-name="P75"><text:ruby text:style-name="Ru1"><text:ruby-base><text:span text:style-name="T66">羽</text:span></text:ruby-base><text:ruby-text>はね</text:ruby-text></text:ruby> <text:s text:c="26"/>alas</text:p>
          </table:table-cell>
          <table:table-cell table:style-name="Tabla50.D1" office:value-type="string">
            <text:p text:style-name="P75"/>
          </table:table-cell>
        </table:table-row>
        <table:table-row>
          <table:covered-table-cell/>
          <table:table-cell table:style-name="Tabla50.B2" office:value-type="string">
            <text:p text:style-name="P93">ワ</text:p>
          </table:table-cell>
          <table:table-cell table:style-name="Tabla50.B2" office:value-type="string">
            <text:p text:style-name="P75"><text:span text:style-name="T82">~</text:span><text:ruby text:style-name="Ru1"><text:ruby-base><text:span text:style-name="T66">羽</text:span></text:ruby-base><text:ruby-text>わ</text:ruby-text></text:ruby> <text:s text:c="20"/>[aves]</text:p>
          </table:table-cell>
          <table:table-cell table:style-name="Tabla50.D2" office:value-type="string">
            <text:p text:style-name="P75"/>
          </table:table-cell>
        </table:table-row>
      </table:table>
      <text:p text:style-name="P52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1">虫</text:p>
          </table:table-cell>
          <table:table-cell table:style-name="Tabla68.A1" table:number-rows-spanned="2" office:value-type="string">
            <text:p text:style-name="P93">むし</text:p>
          </table:table-cell>
          <table:table-cell table:style-name="Tabla68.C1" office:value-type="string">
            <text:p text:style-name="P75"><text:ruby text:style-name="Ru1"><text:ruby-base><text:span text:style-name="T66">虫</text:span></text:ruby-base><text:ruby-text>むし</text:ruby-text></text:ruby><text:span text:style-name="T66"> </text:span><text:s text:c="24"/>bicho</text:p>
          </table:table-cell>
          <table:table-cell table:style-name="Tabla68.D1" office:value-type="string">
            <text:p text:style-name="P75"><text:ruby text:style-name="Ru1"><text:ruby-base><text:span text:style-name="T66">虫</text:span></text:ruby-base><text:ruby-text>むし</text:ruby-text></text:ruby><text:span text:style-name="T66">かご</text:span> <text:s text:c="3"/></text:p>
            <text:p text:style-name="P75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75"><text:ruby text:style-name="Ru1"><text:ruby-base><text:span text:style-name="T66">虫</text:span></text:ruby-base><text:ruby-text>むし</text:ruby-text></text:ruby><text:span text:style-name="T66">めがね</text:span> <text:s text:c="13"/>lupa</text:p>
          </table:table-cell>
          <table:table-cell table:style-name="Tabla68.D2" office:value-type="string">
            <text:p text:style-name="P75"/>
          </table:table-cell>
        </table:table-row>
        <table:table-row>
          <table:covered-table-cell/>
          <table:table-cell table:style-name="Tabla68.B3" office:value-type="string">
            <text:p text:style-name="P93">チュウ</text:p>
          </table:table-cell>
          <table:table-cell table:style-name="Tabla68.C2" office:value-type="string">
            <text:p text:style-name="P75"><text:span text:style-name="T66">こん</text:span><text:ruby text:style-name="Ru1"><text:ruby-base><text:span text:style-name="T66">虫</text:span></text:ruby-base><text:ruby-text>ちゅう</text:ruby-text></text:ruby><text:span text:style-name="T66"> <text:s/></text:span><text:s text:c="9"/>insecto</text:p>
          </table:table-cell>
          <table:table-cell table:style-name="Tabla68.D2" office:value-type="string">
            <text:p text:style-name="P75"><text:s text:c="2"/></text:p>
          </table:table-cell>
        </table:table-row>
      </table:table>
      <text:p text:style-name="P51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87">馬</text:p>
          </table:table-cell>
          <table:table-cell table:style-name="Tabla77.A1" office:value-type="string">
            <text:p text:style-name="P93">うま</text:p>
          </table:table-cell>
          <table:table-cell table:style-name="Tabla77.C1" office:value-type="string">
            <text:p text:style-name="P75"><text:ruby text:style-name="Ru1"><text:ruby-base><text:span text:style-name="T66">馬</text:span></text:ruby-base><text:ruby-text>うま</text:ruby-text></text:ruby><text:span text:style-name="T73"> <text:s text:c="21"/>caballo</text:span></text:p>
          </table:table-cell>
          <table:table-cell table:style-name="Tabla77.D1" office:value-type="string">
            <text:p text:style-name="P75"/>
          </table:table-cell>
        </table:table-row>
        <table:table-row>
          <table:covered-table-cell/>
          <table:table-cell table:style-name="Tabla77.B2" office:value-type="string">
            <text:p text:style-name="P119">バ</text:p>
          </table:table-cell>
          <table:table-cell table:style-name="Tabla77.C2" office:value-type="string">
            <text:p text:style-name="P158"><text:ruby text:style-name="Ru1"><text:ruby-base><text:span text:style-name="T37">馬</text:span></text:ruby-base><text:ruby-text>ば</text:ruby-text></text:ruby><text:ruby text:style-name="Ru1"><text:ruby-base><text:span text:style-name="T37">車</text:span></text:ruby-base><text:ruby-text>しゃ</text:ruby-text></text:ruby> <text:s text:c="15"/><text:span text:style-name="T32">carruaje</text:span></text:p>
          </table:table-cell>
          <table:table-cell table:style-name="Tabla77.D2" office:value-type="string">
            <text:p text:style-name="P158"/>
          </table:table-cell>
        </table:table-row>
      </table:table>
      <text:p text:style-name="P51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87">貝</text:p>
          </table:table-cell>
          <table:table-cell table:style-name="Tabla80.A1" office:value-type="string">
            <text:p text:style-name="P93">かい</text:p>
          </table:table-cell>
          <table:table-cell table:style-name="Tabla80.A1" office:value-type="string">
            <text:p text:style-name="P75"><text:ruby text:style-name="Ru1"><text:ruby-base><text:span text:style-name="T66">貝</text:span></text:ruby-base><text:ruby-text>かい</text:ruby-text></text:ruby> <text:s text:c="21"/>concha</text:p>
          </table:table-cell>
          <table:table-cell table:style-name="Tabla80.D1" office:value-type="string">
            <text:p text:style-name="P75"><text:ruby text:style-name="Ru1"><text:ruby-base><text:span text:style-name="T66">貝</text:span></text:ruby-base><text:ruby-text>かい</text:ruby-text></text:ruby><text:span text:style-name="T66">がら</text:span> <text:s text:c="12"/>caracola</text:p>
          </table:table-cell>
        </table:table-row>
      </table:table>
      <text:p text:style-name="P17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87">角</text:p>
          </table:table-cell>
          <table:table-cell table:style-name="Tabla93.A1" office:value-type="string">
            <text:p text:style-name="P117">つの</text:p>
          </table:table-cell>
          <table:table-cell table:style-name="Tabla93.A1" office:value-type="string">
            <text:p text:style-name="P75"><text:ruby text:style-name="Ru1"><text:ruby-base><text:span text:style-name="T66">角</text:span></text:ruby-base><text:ruby-text>つの</text:ruby-text></text:ruby> <text:s text:c="19"/>cuernos</text:p>
          </table:table-cell>
          <table:table-cell table:style-name="Tabla93.D1" office:value-type="string">
            <text:p text:style-name="P101"/>
          </table:table-cell>
        </table:table-row>
        <table:table-row>
          <table:covered-table-cell/>
          <table:table-cell table:style-name="Tabla93.B2" office:value-type="string">
            <text:p text:style-name="P118">かど</text:p>
          </table:table-cell>
          <table:table-cell table:style-name="Tabla93.C2" office:value-type="string">
            <text:p text:style-name="P75"><text:ruby text:style-name="Ru1"><text:ruby-base><text:span text:style-name="T66">角</text:span></text:ruby-base><text:ruby-text>かど</text:ruby-text></text:ruby> <text:s text:c="20"/>esquina</text:p>
          </table:table-cell>
          <table:table-cell table:style-name="Tabla93.D2" office:value-type="string">
            <text:p text:style-name="P107"/>
          </table:table-cell>
        </table:table-row>
        <table:table-row>
          <table:covered-table-cell/>
          <table:table-cell table:style-name="Tabla93.B2" office:value-type="string">
            <text:p text:style-name="P118">カク</text:p>
          </table:table-cell>
          <table:table-cell table:style-name="Tabla93.C2" office:value-type="string">
            <text:p text:style-name="P107"><text:ruby text:style-name="Ru1"><text:ruby-base><text:span text:style-name="T66">三</text:span></text:ruby-base><text:ruby-text>さん</text:ruby-text></text:ruby><text:ruby text:style-name="Ru1"><text:ruby-base><text:span text:style-name="T66">角</text:span></text:ruby-base><text:ruby-text>かく</text:ruby-text></text:ruby><text:span text:style-name="T73"> <text:s text:c="14"/>triángulo</text:span></text:p>
          </table:table-cell>
          <table:table-cell table:style-name="Tabla93.D2" office:value-type="string">
            <text:p text:style-name="P107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10"/></text:span>cuadrado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87">羊</text:p>
          </table:table-cell>
          <table:table-cell table:style-name="Tabla423.A1" office:value-type="string">
            <text:p text:style-name="P117">ひつじ</text:p>
          </table:table-cell>
          <table:table-cell table:style-name="Tabla423.A1" office:value-type="string">
            <text:p text:style-name="P75"><text:ruby text:style-name="Ru1"><text:ruby-base><text:span text:style-name="T79">羊</text:span></text:ruby-base><text:ruby-text>ひつじ</text:ruby-text></text:ruby> <text:s text:c="21"/>oveja</text:p>
          </table:table-cell>
          <table:table-cell table:style-name="Tabla423.D1" office:value-type="string">
            <text:p text:style-name="P101"/>
          </table:table-cell>
        </table:table-row>
      </table:table>
      <text:p text:style-name="P51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87">鳥</text:p>
          </table:table-cell>
          <table:table-cell table:style-name="Tabla95.A1" office:value-type="string">
            <text:p text:style-name="P93">とり</text:p>
          </table:table-cell>
          <table:table-cell table:style-name="Tabla95.A1" office:value-type="string">
            <text:p text:style-name="P75"><text:ruby text:style-name="Ru1"><text:ruby-base><text:span text:style-name="T66">鳥</text:span></text:ruby-base><text:ruby-text>とり</text:ruby-text></text:ruby> <text:s text:c="23"/>pájaro</text:p>
          </table:table-cell>
          <table:table-cell table:style-name="Tabla95.D1" office:value-type="string">
            <text:p text:style-name="P75"/>
          </table:table-cell>
        </table:table-row>
        <table:table-row>
          <table:covered-table-cell/>
          <table:table-cell table:style-name="Tabla95.B2" office:value-type="string">
            <text:p text:style-name="P93">チョウ</text:p>
          </table:table-cell>
          <table:table-cell table:style-name="Tabla95.B2" office:value-type="string">
            <text:p text:style-name="P75"><text:ruby text:style-name="Ru1"><text:ruby-base><text:span text:style-name="T66">九</text:span></text:ruby-base><text:ruby-text>きゅう</text:ruby-text></text:ruby><text:span text:style-name="T66">かん</text:span><text:ruby text:style-name="Ru1"><text:ruby-base><text:span text:style-name="T66">鳥</text:span></text:ruby-base><text:ruby-text>ちょう</text:ruby-text></text:ruby> <text:s text:c="3"/></text:p>
            <text:p text:style-name="P75"><text:s text:c="18"/>pájaro <text:span text:style-name="T6">Myna</text:span></text:p>
          </table:table-cell>
          <table:table-cell table:style-name="Tabla95.D2" office:value-type="string">
            <text:p text:style-name="P75"/>
          </table:table-cell>
        </table:table-row>
      </table:table>
      <text:p text:style-name="P51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87">犬</text:p>
          </table:table-cell>
          <table:table-cell table:style-name="Tabla154.A1" office:value-type="string">
            <text:p text:style-name="P93">いぬ</text:p>
          </table:table-cell>
          <table:table-cell table:style-name="Tabla154.C1" office:value-type="string">
            <text:p text:style-name="P75"><text:ruby text:style-name="Ru1"><text:ruby-base><text:span text:style-name="T66">犬</text:span></text:ruby-base><text:ruby-text>いぬ</text:ruby-text></text:ruby><text:span text:style-name="T73"> <text:s text:c="24"/>perro</text:span></text:p>
          </table:table-cell>
          <table:table-cell table:style-name="Tabla154.D1" office:value-type="string">
            <text:p text:style-name="P75"/>
          </table:table-cell>
        </table:table-row>
        <table:table-row>
          <table:covered-table-cell/>
          <table:table-cell table:style-name="Tabla154.B2" office:value-type="string">
            <text:p text:style-name="P93">ケン</text:p>
          </table:table-cell>
          <table:table-cell table:style-name="Tabla154.C2" office:value-type="string">
            <text:p text:style-name="P98">けいさつ<text:ruby text:style-name="Ru1"><text:ruby-base>犬</text:ruby-base><text:ruby-text>けん</text:ruby-text></text:ruby></text:p>
            <text:p text:style-name="P75"><text:s text:c="18"/>perro policía</text:p>
          </table:table-cell>
          <table:table-cell table:style-name="Tabla154.D2" office:value-type="string">
            <text:p text:style-name="P75"><text:span text:style-name="T66">もうどう</text:span><text:ruby text:style-name="Ru1"><text:ruby-base><text:span text:style-name="T66">犬</text:span></text:ruby-base><text:ruby-text>けん</text:ruby-text></text:ruby><text:span text:style-name="T73"> <text:s text:c="5"/></text:span></text:p>
            <text:p text:style-name="P75"><text:s text:c="17"/>perro lazarillo</text:p>
          </table:table-cell>
        </table:table-row>
      </table:table>
      <text:p text:style-name="P51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87">魚</text:p>
          </table:table-cell>
          <table:table-cell table:style-name="Tabla302.A1" office:value-type="string">
            <text:p text:style-name="P117">さかな</text:p>
          </table:table-cell>
          <table:table-cell table:style-name="Tabla302.C1" office:value-type="string">
            <text:p text:style-name="P75"><text:ruby text:style-name="Ru1"><text:ruby-base><text:span text:style-name="T66">魚</text:span></text:ruby-base><text:ruby-text>さかな</text:ruby-text></text:ruby> <text:s text:c="24"/>pez</text:p>
          </table:table-cell>
          <table:table-cell table:style-name="Tabla302.D1" office:value-type="string">
            <text:p text:style-name="P100"/>
          </table:table-cell>
        </table:table-row>
        <table:table-row>
          <table:covered-table-cell/>
          <table:table-cell table:style-name="Tabla302.B2" office:value-type="string">
            <text:p text:style-name="P118">うお</text:p>
          </table:table-cell>
          <table:table-cell table:style-name="Tabla302.C2" office:value-type="string">
            <text:p text:style-name="P75"><text:ruby text:style-name="Ru1"><text:ruby-base><text:span text:style-name="T66">魚</text:span></text:ruby-base><text:ruby-text>うお</text:ruby-text></text:ruby><text:ruby text:style-name="Ru1"><text:ruby-base><text:span text:style-name="T66">市</text:span></text:ruby-base><text:ruby-text>いち</text:ruby-text></text:ruby><text:ruby text:style-name="Ru1"><text:ruby-base><text:span text:style-name="T66">場</text:span></text:ruby-base><text:ruby-text>ば</text:ruby-text></text:ruby> <text:s text:c="6"/>pescadería</text:p>
          </table:table-cell>
          <table:table-cell table:style-name="Tabla302.D2" office:value-type="string">
            <text:p text:style-name="P132"/>
          </table:table-cell>
        </table:table-row>
        <table:table-row>
          <table:covered-table-cell/>
          <table:table-cell table:style-name="Tabla302.B2" office:value-type="string">
            <text:p text:style-name="P118">ギョ</text:p>
          </table:table-cell>
          <table:table-cell table:style-name="Tabla302.C2" office:value-type="string">
            <text:p text:style-name="P107"><text:ruby text:style-name="Ru1"><text:ruby-base><text:span text:style-name="T66">金</text:span></text:ruby-base><text:ruby-text>きん</text:ruby-text></text:ruby><text:ruby text:style-name="Ru1"><text:ruby-base><text:span text:style-name="T66">魚</text:span></text:ruby-base><text:ruby-text>ぎょ</text:ruby-text></text:ruby> <text:s text:c="5"/>pez de colores</text:p>
          </table:table-cell>
          <table:table-cell table:style-name="Tabla302.D2" office:value-type="string">
            <text:p text:style-name="P132"/>
          </table:table-cell>
        </table:table-row>
      </table:table>
      <text:p text:style-name="P51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87">牛</text:p>
          </table:table-cell>
          <table:table-cell table:style-name="Tabla351.A1" office:value-type="string">
            <text:p text:style-name="P117">うし</text:p>
          </table:table-cell>
          <table:table-cell table:style-name="Tabla351.C1" office:value-type="string">
            <text:p text:style-name="P75"><text:ruby text:style-name="Ru1"><text:ruby-base><text:span text:style-name="T66">牛</text:span></text:ruby-base><text:ruby-text>うし</text:ruby-text></text:ruby> <text:s text:c="25"/>vaca</text:p>
          </table:table-cell>
          <table:table-cell table:style-name="Tabla351.D1" office:value-type="string">
            <text:p text:style-name="P100"><text:ruby text:style-name="Ru1"><text:ruby-base><text:span text:style-name="T66">子</text:span></text:ruby-base><text:ruby-text>こ</text:ruby-text></text:ruby><text:ruby text:style-name="Ru1"><text:ruby-base><text:span text:style-name="T66">牛</text:span></text:ruby-base><text:ruby-text>うし</text:ruby-text></text:ruby> <text:s text:c="18"/>ternero</text:p>
          </table:table-cell>
        </table:table-row>
        <table:table-row>
          <table:covered-table-cell/>
          <table:table-cell table:style-name="Tabla351.B2" office:value-type="string">
            <text:p text:style-name="P134">ギュウ</text:p>
          </table:table-cell>
          <table:table-cell table:style-name="Tabla351.C2" office:value-type="string">
            <text:p text:style-name="P137"><text:ruby text:style-name="Ru1"><text:ruby-base><text:span text:style-name="T66">牛</text:span></text:ruby-base><text:ruby-text>ぎゅう</text:ruby-text></text:ruby><text:ruby text:style-name="Ru1"><text:ruby-base><text:span text:style-name="T66">肉</text:span></text:ruby-base><text:ruby-text>にく</text:ruby-text></text:ruby><text:span text:style-name="T73"> <text:s text:c="3"/>carne de vaca</text:span></text:p>
          </table:table-cell>
          <table:table-cell table:style-name="Tabla351.D2" office:value-type="string">
            <text:p text:style-name="P140"><text:ruby text:style-name="Ru1"><text:ruby-base><text:span text:style-name="T68">牛</text:span></text:ruby-base><text:ruby-text>ぎゅう</text:ruby-text></text:ruby><text:span text:style-name="T68">にゅう</text:span>　 <text:s text:c="6"/>leche</text:p>
          </table:table-cell>
        </table:table-row>
      </table:table>
      <text:p text:style-name="P51"/>
      <text:p text:style-name="P51"/>
      <text:p text:style-name="P51"/>
      <text:p text:style-name="P41"/>
      <text:p text:style-name="P180"/>
      <text:p text:style-name="P59">PERSONAS – SUFIJOS DE CORTESÍA</text:p>
      <text:p text:style-name="P58"/>
      <text:p text:style-name="P58"/>
      <text:p text:style-name="P109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87">友</text:p>
          </table:table-cell>
          <table:table-cell table:style-name="Tabla47.A1" office:value-type="string">
            <text:p text:style-name="P117">とも</text:p>
          </table:table-cell>
          <table:table-cell table:style-name="Tabla47.C1" office:value-type="string">
            <text:p text:style-name="P75"><text:ruby text:style-name="Ru1"><text:ruby-base><text:span text:style-name="T66">友</text:span></text:ruby-base><text:ruby-text>とも</text:ruby-text></text:ruby><text:span text:style-name="T66">だち</text:span> <text:s text:c="12"/>amigos</text:p>
          </table:table-cell>
          <table:table-cell table:style-name="Tabla47.D1" office:value-type="string">
            <text:p text:style-name="P100"/>
          </table:table-cell>
        </table:table-row>
        <table:table-row>
          <table:covered-table-cell/>
          <table:table-cell table:style-name="Tabla47.B2" office:value-type="string">
            <text:p text:style-name="P118">ユウ</text:p>
          </table:table-cell>
          <table:table-cell table:style-name="Tabla47.C2" office:value-type="string">
            <text:p text:style-name="P100"><text:ruby text:style-name="Ru1"><text:ruby-base><text:span text:style-name="T66">親</text:span></text:ruby-base><text:ruby-text>しん</text:ruby-text></text:ruby><text:ruby text:style-name="Ru1"><text:ruby-base><text:span text:style-name="T66">友</text:span></text:ruby-base><text:ruby-text>ゆう</text:ruby-text></text:ruby>　 <text:s text:c="5"/>mejor amigo</text:p>
          </table:table-cell>
          <table:table-cell table:style-name="Tabla47.D2" office:value-type="string">
            <text:p text:style-name="P140"><text:ruby text:style-name="Ru1"><text:ruby-base><text:span text:style-name="T66">友</text:span></text:ruby-base><text:ruby-text>ゆう</text:ruby-text></text:ruby><text:ruby text:style-name="Ru1"><text:ruby-base><text:span text:style-name="T66">人</text:span></text:ruby-base><text:ruby-text>じん</text:ruby-text></text:ruby> <text:s text:c="6"/>amigo (formal)</text:p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1">男</text:p>
            </table:table-cell>
            <table:table-cell table:style-name="Tabla20.B1" office:value-type="string">
              <text:p text:style-name="P93">おとこ</text:p>
            </table:table-cell>
            <table:table-cell table:style-name="Tabla20.C1" office:value-type="string">
              <text:p text:style-name="P75"><text:ruby text:style-name="Ru1"><text:ruby-base><text:span text:style-name="T79">男</text:span></text:ruby-base><text:ruby-text>おとこ</text:ruby-text></text:ruby> <text:s text:c="18"/>hombre</text:p>
            </table:table-cell>
            <table:table-cell table:style-name="Tabla20.D1" office:value-type="string">
              <text:p text:style-name="P75"><text:ruby text:style-name="Ru1"><text:ruby-base><text:span text:style-name="T79">男</text:span></text:ruby-base><text:ruby-text>おとこ</text:ruby-text></text:ruby><text:span text:style-name="T79">の</text:span><text:ruby text:style-name="Ru1"><text:ruby-base><text:span text:style-name="T79">子</text:span></text:ruby-base><text:ruby-text>こ</text:ruby-text></text:ruby> <text:s text:c="14"/>chico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9">ダン</text:p>
          </table:table-cell>
          <table:table-cell table:style-name="Tabla20.C2" office:value-type="string">
            <text:p text:style-name="P75"><text:ruby text:style-name="Ru1"><text:ruby-base><text:span text:style-name="T79">男</text:span></text:ruby-base><text:ruby-text>だん</text:ruby-text></text:ruby><text:ruby text:style-name="Ru1"><text:ruby-base><text:span text:style-name="T79">女</text:span></text:ruby-base><text:ruby-text>じょ</text:ruby-text></text:ruby><text:span text:style-name="T73"> <text:s text:c="19"/></text:span><text:span text:style-name="T74">♂ y ♀</text:span></text:p>
          </table:table-cell>
          <table:table-cell table:style-name="Tabla20.D2" office:value-type="string">
            <text:p text:style-name="P75"/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87">女</text:p>
            </table:table-cell>
            <table:table-cell table:style-name="Tabla18.A1" office:value-type="string">
              <text:p text:style-name="P93">おんな</text:p>
            </table:table-cell>
            <table:table-cell table:style-name="Tabla18.C1" office:value-type="string">
              <text:p text:style-name="P75"><text:ruby text:style-name="Ru1"><text:ruby-base><text:span text:style-name="T79">女</text:span></text:ruby-base><text:ruby-text>おんな</text:ruby-text></text:ruby> <text:s text:c="8"/>　 <text:s text:c="9"/>mujer</text:p>
            </table:table-cell>
            <table:table-cell table:style-name="Tabla18.D1" office:value-type="string">
              <text:p text:style-name="P75"><text:ruby text:style-name="Ru1"><text:ruby-base><text:span text:style-name="T79">女</text:span></text:ruby-base><text:ruby-text>おんな</text:ruby-text></text:ruby><text:span text:style-name="T79">の</text:span><text:ruby text:style-name="Ru1"><text:ruby-base><text:span text:style-name="T79">子</text:span></text:ruby-base><text:ruby-text>こ</text:ruby-text></text:ruby><text:span text:style-name="T73"> <text:s text:c="14"/>chica</text:span>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93">ジョ</text:p>
          </table:table-cell>
          <table:table-cell table:style-name="Tabla18.B2" office:value-type="string">
            <text:p text:style-name="P75"><text:span text:style-name="T79">かの</text:span><text:ruby text:style-name="Ru1"><text:ruby-base><text:span text:style-name="T79">女</text:span></text:ruby-base><text:ruby-text>じょ</text:ruby-text></text:ruby><text:span text:style-name="T73"> <text:s text:c="15"/>novia</text:span></text:p>
          </table:table-cell>
          <table:table-cell table:style-name="Tabla18.D2" office:value-type="string">
            <text:p text:style-name="P75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87">子</text:p>
            </table:table-cell>
            <table:table-cell table:style-name="Tabla17.A1" office:value-type="string">
              <text:p text:style-name="P93">こ</text:p>
            </table:table-cell>
            <table:table-cell table:style-name="Tabla17.C1" office:value-type="string">
              <text:p text:style-name="P75"><text:ruby text:style-name="Ru1"><text:ruby-base><text:span text:style-name="T79">子</text:span></text:ruby-base><text:ruby-text>こ</text:ruby-text></text:ruby><text:span text:style-name="T79">ども</text:span><text:span text:style-name="T73"> <text:s text:c="8"/>niño, chico</text:span></text:p>
            </table:table-cell>
            <table:table-cell table:style-name="Tabla17.D1" office:value-type="string">
              <text:p text:style-name="P75"><text:ruby text:style-name="Ru1"><text:ruby-base><text:span text:style-name="T79">親</text:span></text:ruby-base><text:ruby-text>おや</text:ruby-text></text:ruby><text:ruby text:style-name="Ru1"><text:ruby-base><text:span text:style-name="T79">子</text:span></text:ruby-base><text:ruby-text>こ</text:ruby-text></text:ruby><text:span text:style-name="T73"> <text:s text:c="8"/>　 <text:s text:c="10"/>hijos</text:span>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93">シ</text:p>
          </table:table-cell>
          <table:table-cell table:style-name="Tabla17.C2" office:value-type="string">
            <text:p text:style-name="P75"><text:ruby text:style-name="Ru1"><text:ruby-base><text:span text:style-name="T79">女</text:span></text:ruby-base><text:ruby-text>じょ</text:ruby-text></text:ruby><text:ruby text:style-name="Ru1"><text:ruby-base><text:span text:style-name="T79">子</text:span></text:ruby-base><text:ruby-text>し</text:ruby-text></text:ruby> <text:s text:c="22"/>niña</text:p>
          </table:table-cell>
          <table:table-cell table:style-name="Tabla17.D2" office:value-type="string">
            <text:p text:style-name="P75"><text:ruby text:style-name="Ru1"><text:ruby-base><text:span text:style-name="T79">男</text:span></text:ruby-base><text:ruby-text>だん</text:ruby-text></text:ruby><text:ruby text:style-name="Ru1"><text:ruby-base><text:span text:style-name="T79">子</text:span></text:ruby-base><text:ruby-text>し</text:ruby-text></text:ruby><text:span text:style-name="T65"> <text:s text:c="23"/></text:span>niño</text:p>
          </table:table-cell>
        </table:table-row>
      </table:table>
      <text:p text:style-name="P2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87">人</text:p>
            </table:table-cell>
            <table:table-cell table:style-name="Tabla16.A1" office:value-type="string">
              <text:p text:style-name="P93">ひと</text:p>
            </table:table-cell>
            <table:table-cell table:style-name="Tabla16.C1" office:value-type="string">
              <text:p text:style-name="P75"><text:ruby text:style-name="Ru1"><text:ruby-base><text:span text:style-name="T79">人</text:span></text:ruby-base><text:ruby-text>ひと</text:ruby-text></text:ruby><text:span text:style-name="T79"> </text:span><text:s text:c="19"/>persona</text:p>
            </table:table-cell>
            <table:table-cell table:style-name="Tabla16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93">ジン</text:p>
          </table:table-cell>
          <table:table-cell table:style-name="Tabla16.C2" office:value-type="string">
            <text:p text:style-name="P75"><text:ruby text:style-name="Ru1"><text:ruby-base><text:span text:style-name="T79">人</text:span></text:ruby-base><text:ruby-text>じん</text:ruby-text></text:ruby><text:ruby text:style-name="Ru1"><text:ruby-base><text:span text:style-name="T79">生</text:span></text:ruby-base><text:ruby-text>せい</text:ruby-text></text:ruby><text:span text:style-name="T79"> <text:s text:c="2"/></text:span><text:s text:c="4"/>vida humana</text:p>
          </table:table-cell>
          <table:table-cell table:style-name="Tabla16.D2" office:value-type="string">
            <text:p text:style-name="P75"><text:span text:style-name="T82">~</text:span><text:ruby text:style-name="Ru1"><text:ruby-base><text:span text:style-name="T79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93">ニン</text:p>
          </table:table-cell>
          <table:table-cell table:style-name="Tabla16.C2" office:value-type="string">
            <text:p text:style-name="P82"><text:span text:style-name="T79">~</text:span><text:ruby text:style-name="Ru1"><text:ruby-base><text:span text:style-name="T79">人</text:span></text:ruby-base><text:ruby-text>にん</text:ruby-text></text:ruby> <text:s text:c="13"/><text:span text:style-name="T64">[personas]</text:span></text:p>
          </table:table-cell>
          <table:table-cell table:style-name="Tabla16.D2" office:value-type="string">
            <text:p text:style-name="P75"/>
            <text:p text:style-name="P75"><text:s/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87">方</text:p>
          </table:table-cell>
          <table:table-cell table:style-name="Tabla79.A1" office:value-type="string">
            <text:p text:style-name="P117">かた</text:p>
          </table:table-cell>
          <table:table-cell table:style-name="Tabla79.A1" office:value-type="string">
            <text:p text:style-name="P101"><text:ruby text:style-name="Ru1"><text:ruby-base><text:span text:style-name="T79">方</text:span></text:ruby-base><text:ruby-text>かた</text:ruby-text></text:ruby> <text:s text:c="6"/>persona (formal)</text:p>
          </table:table-cell>
          <table:table-cell table:style-name="Tabla79.D1" office:value-type="string">
            <text:p text:style-name="P101"><text:span text:style-name="T79">~</text:span><text:ruby text:style-name="Ru1"><text:ruby-base><text:span text:style-name="T79">方</text:span></text:ruby-base><text:ruby-text>かた</text:ruby-text></text:ruby> </text:p>
            <text:p text:style-name="P101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17">ホウ</text:p>
          </table:table-cell>
          <table:table-cell table:style-name="Tabla79.C2" office:value-type="string">
            <text:p text:style-name="P75"><text:ruby text:style-name="Ru1"><text:ruby-base><text:span text:style-name="T79">方</text:span></text:ruby-base><text:ruby-text>ほう</text:ruby-text></text:ruby><text:ruby text:style-name="Ru1"><text:ruby-base><text:span text:style-name="T14">向</text:span></text:ruby-base><text:ruby-text>こう</text:ruby-text></text:ruby><text:span text:style-name="T57">　</text:span> <text:s/></text:p>
            <text:p text:style-name="P75"><text:s text:c="5"/>(dirección N-S-W-E)</text:p>
          </table:table-cell>
          <table:table-cell table:style-name="Tabla79.D2" office:value-type="string">
            <text:p text:style-name="P101"/>
          </table:table-cell>
        </table:table-row>
      </table:table>
      <text:p text:style-name="P17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87">者</text:p>
          </table:table-cell>
          <table:table-cell table:style-name="Tabla349.A1" office:value-type="string">
            <text:p text:style-name="P117">シャ</text:p>
          </table:table-cell>
          <table:table-cell table:style-name="Tabla349.A1" office:value-type="string">
            <text:p text:style-name="P75"><text:ruby text:style-name="Ru1"><text:ruby-base><text:span text:style-name="T79">者</text:span></text:ruby-base><text:ruby-text>しゃ</text:ruby-text></text:ruby> <text:s text:c="9"/>aux. “persona”</text:p>
          </table:table-cell>
          <table:table-cell table:style-name="Tabla349.D1" office:value-type="string">
            <text:p text:style-name="P101"><text:ruby text:style-name="Ru1"><text:ruby-base><text:span text:style-name="T79">記</text:span></text:ruby-base><text:ruby-text>き</text:ruby-text></text:ruby><text:ruby text:style-name="Ru1"><text:ruby-base><text:span text:style-name="T79">者</text:span></text:ruby-base><text:ruby-text>しゃ</text:ruby-text></text:ruby> <text:s text:c="15"/>reportero</text:p>
          </table:table-cell>
        </table:table-row>
        <table:table-row>
          <table:covered-table-cell/>
          <table:table-cell table:style-name="Tabla349.B2" office:value-type="string">
            <text:p text:style-name="P117">ジャ</text:p>
          </table:table-cell>
          <table:table-cell table:style-name="Tabla349.B2" office:value-type="string">
            <text:p text:style-name="P75"><text:span text:style-name="T79">にん</text:span><text:ruby text:style-name="Ru1"><text:ruby-base><text:span text:style-name="T79">者</text:span></text:ruby-base><text:ruby-text>じゃ</text:ruby-text></text:ruby> <text:s text:c="16"/>ninja</text:p>
          </table:table-cell>
          <table:table-cell table:style-name="Tabla349.D2" office:value-type="string">
            <text:p text:style-name="P101"/>
          </table:table-cell>
        </table:table-row>
      </table:table>
      <text:p text:style-name="P75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87">君</text:p>
          </table:table-cell>
          <table:table-cell table:style-name="Tabla312.A1" office:value-type="string">
            <text:p text:style-name="P117">クン</text:p>
          </table:table-cell>
          <table:table-cell table:style-name="Tabla312.A1" office:value-type="string">
            <text:p text:style-name="P75"><text:span text:style-name="T37">~</text:span><text:ruby text:style-name="Ru1"><text:ruby-base><text:span text:style-name="T37">君</text:span></text:ruby-base><text:ruby-text>くん</text:ruby-text></text:ruby><text:span text:style-name="T32"> <text:s text:c="12"/>sufijo “</text:span><text:span text:style-name="T35">kun”</text:span></text:p>
          </table:table-cell>
          <table:table-cell table:style-name="Tabla312.D1" office:value-type="string">
            <text:p text:style-name="P101"/>
          </table:table-cell>
        </table:table-row>
      </table:table>
      <text:p text:style-name="Standard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able:table-row>
          <table:table-cell table:style-name="Tabla427.A1" office:value-type="string">
            <text:p text:style-name="P87">様</text:p>
          </table:table-cell>
          <table:table-cell table:style-name="Tabla427.A1" office:value-type="string">
            <text:p text:style-name="P117">さま</text:p>
          </table:table-cell>
          <table:table-cell table:style-name="Tabla427.A1" office:value-type="string">
            <text:p text:style-name="P75"><text:span text:style-name="T66">~</text:span><text:ruby text:style-name="Ru1"><text:ruby-base><text:span text:style-name="T66">様</text:span></text:ruby-base><text:ruby-text>さま</text:ruby-text></text:ruby> <text:s text:c="9"/>sufijo “<text:span text:style-name="T6">sama</text:span>” <text:s text:c="8"/></text:p>
          </table:table-cell>
          <table:table-cell table:style-name="Tabla427.D1" office:value-type="string">
            <text:p text:style-name="P100"/>
          </table:table-cell>
        </table:table-row>
      </table:table>
      <text:p text:style-name="P109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78"/>
      <text:p text:style-name="P27">FAMILIA</text:p>
      <text:p text:style-name="P166"/>
      <text:p text:style-name="Standard"/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87">親</text:p>
          </table:table-cell>
          <table:table-cell table:style-name="Tabla39.A1" office:value-type="string">
            <text:p text:style-name="P92">おや</text:p>
          </table:table-cell>
          <table:table-cell table:style-name="Tabla39.C1" office:value-type="string">
            <text:p text:style-name="P75"><text:ruby text:style-name="Ru1"><text:ruby-base><text:span text:style-name="T66">親</text:span></text:ruby-base><text:ruby-text>おや</text:ruby-text></text:ruby> <text:s text:c="23"/>padre</text:p>
          </table:table-cell>
          <table:table-cell table:style-name="Tabla39.D1" office:value-type="string">
            <text:p text:style-name="P75"/>
          </table:table-cell>
        </table:table-row>
        <table:table-row>
          <table:covered-table-cell/>
          <table:table-cell table:style-name="Tabla39.B2" office:value-type="string">
            <text:p text:style-name="P92">シン</text:p>
          </table:table-cell>
          <table:table-cell table:style-name="Tabla39.C2" office:value-type="string">
            <text:p text:style-name="P107"><text:ruby text:style-name="Ru1"><text:ruby-base><text:span text:style-name="T66">親</text:span></text:ruby-base><text:ruby-text>しん</text:ruby-text></text:ruby><text:ruby text:style-name="Ru1"><text:ruby-base><text:span text:style-name="T66">切</text:span></text:ruby-base><text:ruby-text>せつ</text:ruby-text></text:ruby><text:span text:style-name="T66">な</text:span><text:span text:style-name="T2"> <text:s text:c="3"/>　 <text:s text:c="4"/>amable</text:span></text:p>
          </table:table-cell>
          <table:table-cell table:style-name="Tabla39.D2" office:value-type="string">
            <text:p text:style-name="P75"/>
          </table:table-cell>
        </table:table-row>
      </table:table>
      <text:p text:style-name="P60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87">母</text:p>
          </table:table-cell>
          <table:table-cell table:style-name="Tabla41.A1" office:value-type="string">
            <text:p text:style-name="P92">はは</text:p>
          </table:table-cell>
          <table:table-cell table:style-name="Tabla41.C1" office:value-type="string">
            <text:p text:style-name="P75"><text:ruby text:style-name="Ru1"><text:ruby-base><text:span text:style-name="T66">母</text:span></text:ruby-base><text:ruby-text>はは</text:ruby-text></text:ruby><text:span text:style-name="T73"> <text:s text:c="22"/>mamá</text:span></text:p>
          </table:table-cell>
          <table:table-cell table:style-name="Tabla41.D1" office:value-type="string">
            <text:p text:style-name="P75"/>
          </table:table-cell>
        </table:table-row>
        <table:table-row>
          <table:covered-table-cell/>
          <table:table-cell table:style-name="Tabla41.B2" office:value-type="string">
            <text:p text:style-name="P92">かあ</text:p>
          </table:table-cell>
          <table:table-cell table:style-name="Tabla41.C2" office:value-type="string">
            <text:p text:style-name="P75"><text:span text:style-name="T66">お</text:span><text:ruby text:style-name="Ru1"><text:ruby-base><text:span text:style-name="T66">母</text:span></text:ruby-base><text:ruby-text>かあ</text:ruby-text></text:ruby><text:span text:style-name="T66">さん</text:span> <text:s text:c="9"/>madre </text:p>
          </table:table-cell>
          <table:table-cell table:style-name="Tabla41.D2" office:value-type="string">
            <text:p text:style-name="P75"/>
          </table:table-cell>
        </table:table-row>
        <table:table-row>
          <table:covered-table-cell/>
          <table:table-cell table:style-name="Tabla41.B2" office:value-type="string">
            <text:p text:style-name="P92">ボ</text:p>
          </table:table-cell>
          <table:table-cell table:style-name="Tabla41.C2" office:value-type="string">
            <text:p text:style-name="P75"><text:span text:style-name="T66">そ</text:span><text:ruby text:style-name="Ru1"><text:ruby-base><text:span text:style-name="T66">母</text:span></text:ruby-base><text:ruby-text>ぼ</text:ruby-text></text:ruby> <text:s text:c="17"/>abuela</text:p>
          </table:table-cell>
          <table:table-cell table:style-name="Tabla41.D2" office:value-type="string">
            <text:p text:style-name="P75"/>
          </table:table-cell>
        </table:table-row>
      </table:table>
      <text:p text:style-name="P2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87">父</text:p>
          </table:table-cell>
          <table:table-cell table:style-name="Tabla42.A1" office:value-type="string">
            <text:p text:style-name="P92">ちち</text:p>
          </table:table-cell>
          <table:table-cell table:style-name="Tabla42.C1" office:value-type="string">
            <text:p text:style-name="P75"><text:ruby text:style-name="Ru1"><text:ruby-base><text:span text:style-name="T66">父</text:span></text:ruby-base><text:ruby-text>ちち</text:ruby-text></text:ruby><text:span text:style-name="T73"> <text:s text:c="24"/>papá</text:span></text:p>
          </table:table-cell>
          <table:table-cell table:style-name="Tabla42.D1" office:value-type="string">
            <text:p text:style-name="P75"/>
          </table:table-cell>
        </table:table-row>
        <table:table-row>
          <table:covered-table-cell/>
          <table:table-cell table:style-name="Tabla42.B2" office:value-type="string">
            <text:p text:style-name="P92">とう</text:p>
          </table:table-cell>
          <table:table-cell table:style-name="Tabla42.C2" office:value-type="string">
            <text:p text:style-name="P75"><text:span text:style-name="T66">お</text:span><text:ruby text:style-name="Ru1"><text:ruby-base><text:span text:style-name="T66">父</text:span></text:ruby-base><text:ruby-text>とう</text:ruby-text></text:ruby><text:span text:style-name="T66">さん</text:span> <text:s text:c="10"/>padre </text:p>
          </table:table-cell>
          <table:table-cell table:style-name="Tabla42.D2" office:value-type="string">
            <text:p text:style-name="P75"/>
          </table:table-cell>
        </table:table-row>
        <table:table-row>
          <table:covered-table-cell/>
          <table:table-cell table:style-name="Tabla42.B2" office:value-type="string">
            <text:p text:style-name="P92">フ</text:p>
          </table:table-cell>
          <table:table-cell table:style-name="Tabla42.C2" office:value-type="string">
            <text:p text:style-name="P75"><text:span text:style-name="T66">そ</text:span><text:ruby text:style-name="Ru1"><text:ruby-base><text:span text:style-name="T66">父</text:span></text:ruby-base><text:ruby-text>ふ</text:ruby-text></text:ruby> <text:s text:c="17"/>abuelo</text:p>
          </table:table-cell>
          <table:table-cell table:style-name="Tabla42.D2" office:value-type="string">
            <text:p text:style-name="P75"><text:ruby text:style-name="Ru1"><text:ruby-base><text:span text:style-name="T37">父</text:span></text:ruby-base><text:ruby-text>ふ</text:ruby-text></text:ruby><text:ruby text:style-name="Ru1"><text:ruby-base><text:span text:style-name="T37">母</text:span></text:ruby-base><text:ruby-text>ぼ</text:ruby-text></text:ruby> <text:s text:c="18"/>padres</text:p>
          </table:table-cell>
        </table:table-row>
      </table:table>
      <text:p text:style-name="P51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87">族</text:p>
          </table:table-cell>
          <table:table-cell table:style-name="Tabla339.A1" office:value-type="string">
            <text:p text:style-name="P118">ゾク</text:p>
          </table:table-cell>
          <table:table-cell table:style-name="Tabla339.A1" office:value-type="string">
            <text:p text:style-name="P75"><text:ruby text:style-name="Ru1"><text:ruby-base><text:span text:style-name="T66">家</text:span></text:ruby-base><text:ruby-text>か</text:ruby-text></text:ruby><text:ruby text:style-name="Ru1"><text:ruby-base><text:span text:style-name="T66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100"><text:span text:style-name="T66">みん</text:span><text:ruby text:style-name="Ru1"><text:ruby-base><text:span text:style-name="T66">族</text:span></text:ruby-base><text:ruby-text>ぞく</text:ruby-text></text:ruby> <text:s text:c="4"/>pueblo, etnia <text:s text:c="8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87">兄</text:p>
          </table:table-cell>
          <table:table-cell table:style-name="Tabla43.A1" office:value-type="string">
            <text:p text:style-name="P92">あに</text:p>
          </table:table-cell>
          <table:table-cell table:style-name="Tabla43.C1" office:value-type="string">
            <text:p text:style-name="P75"><text:ruby text:style-name="Ru1"><text:ruby-base><text:span text:style-name="T66">兄</text:span></text:ruby-base><text:ruby-text>あに</text:ruby-text></text:ruby> <text:s text:c="7"/>hermano mayor</text:p>
          </table:table-cell>
          <table:table-cell table:style-name="Tabla43.D1" office:value-type="string">
            <text:p text:style-name="P75"/>
          </table:table-cell>
        </table:table-row>
        <table:table-row>
          <table:covered-table-cell/>
          <table:table-cell table:style-name="Tabla43.B2" office:value-type="string">
            <text:p text:style-name="P92">にい</text:p>
          </table:table-cell>
          <table:table-cell table:style-name="Tabla43.C2" office:value-type="string">
            <text:p text:style-name="P98">お<text:ruby text:style-name="Ru1"><text:ruby-base>兄</text:ruby-base><text:ruby-text>にい</text:ruby-text></text:ruby>さん <text:s text:c="3"/><text:span text:style-name="T2">hermano </text:span></text:p>
            <text:p text:style-name="P75"><text:s text:c="14"/>mayor (formal)</text:p>
          </table:table-cell>
          <table:table-cell table:style-name="Tabla43.D2" office:value-type="string">
            <text:p text:style-name="P75"/>
          </table:table-cell>
        </table:table-row>
        <table:table-row>
          <table:covered-table-cell/>
          <table:table-cell table:style-name="Tabla43.B2" office:value-type="string">
            <text:p text:style-name="P92">ケイ</text:p>
          </table:table-cell>
          <table:table-cell table:style-name="Tabla43.C2" office:value-type="string">
            <text:p text:style-name="P75"><text:ruby text:style-name="Ru1"><text:ruby-base><text:span text:style-name="T37">父</text:span></text:ruby-base><text:ruby-text>ふ</text:ruby-text></text:ruby><text:ruby text:style-name="Ru1"><text:ruby-base><text:span text:style-name="T9">兄</text:span></text:ruby-base><text:ruby-text>けい</text:ruby-text></text:ruby> <text:s text:c="3"/></text:p>
            <text:p text:style-name="P75"><text:s text:c="7"/>padres y hermanos</text:p>
          </table:table-cell>
          <table:table-cell table:style-name="Tabla43.D2" office:value-type="string">
            <text:p text:style-name="P75"/>
          </table:table-cell>
        </table:table-row>
      </table:table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87">弟</text:p>
          </table:table-cell>
          <table:table-cell table:style-name="Tabla44.A1" office:value-type="string">
            <text:p text:style-name="P92">おとうと</text:p>
          </table:table-cell>
          <table:table-cell table:style-name="Tabla44.C1" office:value-type="string">
            <text:p text:style-name="P75"><text:ruby text:style-name="Ru1"><text:ruby-base><text:span text:style-name="T66">弟</text:span></text:ruby-base><text:ruby-text>おとうと</text:ruby-text></text:ruby> <text:s text:c="3"/>hermano menor</text:p>
          </table:table-cell>
          <table:table-cell table:style-name="Tabla44.D1" office:value-type="string">
            <text:p text:style-name="P75"/>
          </table:table-cell>
        </table:table-row>
        <table:table-row>
          <table:covered-table-cell/>
          <table:table-cell table:style-name="Tabla44.B2" office:value-type="string">
            <text:p text:style-name="P92">ダイ</text:p>
          </table:table-cell>
          <table:table-cell table:style-name="Tabla44.C2" office:value-type="string">
            <text:p text:style-name="P75"><text:ruby text:style-name="Ru1"><text:ruby-base><text:span text:style-name="T90">兄</text:span></text:ruby-base><text:ruby-text>きょう</text:ruby-text></text:ruby><text:ruby text:style-name="Ru1"><text:ruby-base><text:span text:style-name="T66">弟</text:span></text:ruby-base><text:ruby-text>だい</text:ruby-text></text:ruby> <text:s text:c="10"/>hermanos</text:p>
          </table:table-cell>
          <table:table-cell table:style-name="Tabla44.D2" office:value-type="string">
            <text:p text:style-name="P75"/>
          </table:table-cell>
        </table:table-row>
      </table:table>
      <text:p text:style-name="P2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87">姉</text:p>
          </table:table-cell>
          <table:table-cell table:style-name="Tabla45.A1" office:value-type="string">
            <text:p text:style-name="P92">あね</text:p>
          </table:table-cell>
          <table:table-cell table:style-name="Tabla45.C1" office:value-type="string">
            <text:p text:style-name="P75"><text:ruby text:style-name="Ru1"><text:ruby-base><text:span text:style-name="T66">姉</text:span></text:ruby-base><text:ruby-text>あね</text:ruby-text></text:ruby> <text:s text:c="7"/>hermana mayor</text:p>
          </table:table-cell>
          <table:table-cell table:style-name="Tabla45.D1" office:value-type="string">
            <text:p text:style-name="P75"/>
          </table:table-cell>
        </table:table-row>
        <table:table-row>
          <table:covered-table-cell/>
          <table:table-cell table:style-name="Tabla45.B2" office:value-type="string">
            <text:p text:style-name="P92">ねえ</text:p>
          </table:table-cell>
          <table:table-cell table:style-name="Tabla45.C2" office:value-type="string">
            <text:p text:style-name="P98">お<text:ruby text:style-name="Ru1"><text:ruby-base>姉</text:ruby-base><text:ruby-text>ねえ</text:ruby-text></text:ruby>さん<text:span text:style-name="T70"> <text:s text:c="5"/>hermana</text:span></text:p>
            <text:p text:style-name="P75"><text:s text:c="14"/>mayor (formal)</text:p>
          </table:table-cell>
          <table:table-cell table:style-name="Tabla45.D2" office:value-type="string">
            <text:p text:style-name="P17"/>
          </table:table-cell>
        </table:table-row>
      </table:table>
      <text:p text:style-name="P51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87">妹</text:p>
          </table:table-cell>
          <table:table-cell table:style-name="Tabla46.A1" office:value-type="string">
            <text:p text:style-name="P92">おもうと</text:p>
          </table:table-cell>
          <table:table-cell table:style-name="Tabla46.C1" office:value-type="string">
            <text:p text:style-name="P75"><text:ruby text:style-name="Ru1"><text:ruby-base><text:span text:style-name="T66">妹</text:span></text:ruby-base><text:ruby-text>いもうと</text:ruby-text></text:ruby> <text:s text:c="3"/>hermana menor</text:p>
          </table:table-cell>
          <table:table-cell table:style-name="Tabla46.D1" office:value-type="string">
            <text:p text:style-name="P75"/>
          </table:table-cell>
        </table:table-row>
        <table:table-row>
          <table:covered-table-cell/>
          <table:table-cell table:style-name="Tabla46.B2" office:value-type="string">
            <text:p text:style-name="P92">マイ</text:p>
          </table:table-cell>
          <table:table-cell table:style-name="Tabla46.C2" office:value-type="string">
            <text:p text:style-name="P75"><text:ruby text:style-name="Ru1"><text:ruby-base><text:span text:style-name="T90">姉</text:span></text:ruby-base><text:ruby-text>し</text:ruby-text></text:ruby><text:ruby text:style-name="Ru1"><text:ruby-base><text:span text:style-name="T66">妹</text:span></text:ruby-base><text:ruby-text>まい</text:ruby-text></text:ruby> <text:s text:c="12"/>hermanas</text:p>
          </table:table-cell>
          <table:table-cell table:style-name="Tabla46.D2" office:value-type="string">
            <text:p text:style-name="P75"/>
          </table:table-cell>
        </table:table-row>
      </table:table>
      <text:p text:style-name="P51"/>
      <text:p text:style-name="P51"/>
      <text:p text:style-name="P51"/>
      <text:p text:style-name="P41"/>
      <text:p text:style-name="P169"/>
      <text:p text:style-name="P169"/>
      <text:p text:style-name="P179"/>
      <text:p text:style-name="P63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87">口</text:p>
            </table:table-cell>
            <table:table-cell table:style-name="Tabla32.A1" office:value-type="string">
              <text:p text:style-name="P93">くち</text:p>
            </table:table-cell>
            <table:table-cell table:style-name="Tabla32.A1" office:value-type="string">
              <text:p text:style-name="P75"><text:ruby text:style-name="Ru1"><text:ruby-base><text:span text:style-name="T79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75"><text:span text:style-name="T6"><text:s text:c="7"/></text:span><text:span text:style-name="T78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93">コウ</text:p>
          </table:table-cell>
          <table:table-cell table:style-name="Tabla32.C2" office:value-type="string">
            <text:p text:style-name="P100"><text:ruby text:style-name="Ru1"><text:ruby-base><text:span text:style-name="T79">人</text:span></text:ruby-base><text:ruby-text>じん</text:ruby-text></text:ruby><text:ruby text:style-name="Ru1"><text:ruby-base><text:span text:style-name="T79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75"/>
          </table:table-cell>
        </table:table-row>
      </table:table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87">頭</text:p>
          </table:table-cell>
          <table:table-cell table:style-name="Tabla33.A1" office:value-type="string">
            <text:p text:style-name="P117">あたま</text:p>
          </table:table-cell>
          <table:table-cell table:style-name="Tabla33.A1" office:value-type="string">
            <text:p text:style-name="P75"><text:ruby text:style-name="Ru1"><text:ruby-base><text:span text:style-name="T79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101"><text:s text:c="7"/></text:p>
          </table:table-cell>
        </table:table-row>
        <table:table-row>
          <table:covered-table-cell/>
          <table:table-cell table:style-name="Tabla33.B2" office:value-type="string">
            <text:p text:style-name="P134">トウ</text:p>
          </table:table-cell>
          <table:table-cell table:style-name="Tabla33.C2" office:value-type="string">
            <text:p text:style-name="P149"><text:span text:style-name="T65">~</text:span><text:ruby text:style-name="Ru1"><text:ruby-base>頭</text:ruby-base><text:ruby-text>とう</text:ruby-text></text:ruby></text:p>
            <text:p text:style-name="P137"><text:s text:c="7"/>[animales grandes]</text:p>
          </table:table-cell>
          <table:table-cell table:style-name="Tabla33.D2" office:value-type="string">
            <text:p text:style-name="P129">　 <text:s text:c="5"/></text:p>
          </table:table-cell>
        </table:table-row>
      </table:table>
      <text:p text:style-name="P1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87">顔</text:p>
          </table:table-cell>
          <table:table-cell table:style-name="Tabla35.A1" office:value-type="string">
            <text:p text:style-name="P117">かお</text:p>
          </table:table-cell>
          <table:table-cell table:style-name="Tabla35.A1" office:value-type="string">
            <text:p text:style-name="P75"><text:ruby text:style-name="Ru1"><text:ruby-base><text:span text:style-name="T79">顔</text:span></text:ruby-base><text:ruby-text>かお</text:ruby-text></text:ruby> <text:s text:c="25"/>cara</text:p>
          </table:table-cell>
          <table:table-cell table:style-name="Tabla35.D1" office:value-type="string">
            <text:p text:style-name="P101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87">心</text:p>
          </table:table-cell>
          <table:table-cell table:style-name="Tabla36.A1" office:value-type="string">
            <text:p text:style-name="P117">こころ</text:p>
          </table:table-cell>
          <table:table-cell table:style-name="Tabla36.A1" office:value-type="string">
            <text:p text:style-name="P75"><text:ruby text:style-name="Ru1"><text:ruby-base><text:span text:style-name="T66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101"><text:s text:c="6"/></text:p>
          </table:table-cell>
        </table:table-row>
        <table:table-row>
          <table:covered-table-cell/>
          <table:table-cell table:style-name="Tabla36.B2" office:value-type="string">
            <text:p text:style-name="P118">シン</text:p>
          </table:table-cell>
          <table:table-cell table:style-name="Tabla36.C2" office:value-type="string">
            <text:p text:style-name="P107"><text:ruby text:style-name="Ru1"><text:ruby-base><text:span text:style-name="T66">安</text:span></text:ruby-base><text:ruby-text>あん</text:ruby-text></text:ruby><text:ruby text:style-name="Ru1"><text:ruby-base><text:span text:style-name="T66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107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</table:table>
      <text:p text:style-name="P53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87">首</text:p>
          </table:table-cell>
          <table:table-cell table:style-name="Tabla37.A1" office:value-type="string">
            <text:p text:style-name="P117">くび</text:p>
          </table:table-cell>
          <table:table-cell table:style-name="Tabla37.A1" office:value-type="string">
            <text:p text:style-name="P75"><text:ruby text:style-name="Ru1"><text:ruby-base><text:span text:style-name="T66">首</text:span></text:ruby-base><text:ruby-text>くび</text:ruby-text></text:ruby> <text:s text:c="23"/>cuello</text:p>
          </table:table-cell>
          <table:table-cell table:style-name="Tabla37.D1" office:value-type="string">
            <text:p text:style-name="P101"/>
          </table:table-cell>
        </table:table-row>
        <table:table-row>
          <table:covered-table-cell/>
          <table:table-cell table:style-name="Tabla37.B2" office:value-type="string">
            <text:p text:style-name="P118">シュ</text:p>
          </table:table-cell>
          <table:table-cell table:style-name="Tabla37.C2" office:value-type="string">
            <text:p text:style-name="P107"><text:ruby text:style-name="Ru1"><text:ruby-base><text:span text:style-name="T66">首</text:span></text:ruby-base><text:ruby-text>しゅ</text:ruby-text></text:ruby><text:ruby text:style-name="Ru1"><text:ruby-base><text:span text:style-name="T66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37"/>
          </table:table-cell>
        </table:table-row>
      </table:table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87">体</text:p>
          </table:table-cell>
          <table:table-cell table:style-name="Tabla146.A1" office:value-type="string">
            <text:p text:style-name="P117">からだ</text:p>
          </table:table-cell>
          <table:table-cell table:style-name="Tabla146.A1" office:value-type="string">
            <text:p text:style-name="P75"><text:ruby text:style-name="Ru1"><text:ruby-base><text:span text:style-name="T79">体</text:span></text:ruby-base><text:ruby-text>からだ</text:ruby-text></text:ruby><text:span text:style-name="T79"> </text:span><text:s text:c="19"/>cuerpo <text:s/></text:p>
          </table:table-cell>
          <table:table-cell table:style-name="Tabla146.D1" office:value-type="string">
            <text:p text:style-name="P101"/>
          </table:table-cell>
        </table:table-row>
        <table:table-row>
          <table:covered-table-cell/>
          <table:table-cell table:style-name="Tabla146.B2" office:value-type="string">
            <text:p text:style-name="P117">タイ</text:p>
          </table:table-cell>
          <table:table-cell table:style-name="Tabla146.B2" office:value-type="string">
            <text:p text:style-name="P101"><text:ruby text:style-name="Ru1"><text:ruby-base><text:span text:style-name="T79">肉</text:span></text:ruby-base><text:ruby-text>にく</text:ruby-text></text:ruby><text:ruby text:style-name="Ru1"><text:ruby-base><text:span text:style-name="T79">体</text:span></text:ruby-base><text:ruby-text>たい</text:ruby-text></text:ruby><text:span text:style-name="T79"> </text:span><text:s/>carne del cuerpo</text:p>
          </table:table-cell>
          <table:table-cell table:style-name="Tabla146.D2" office:value-type="string">
            <text:p text:style-name="P101"><text:ruby text:style-name="Ru1"><text:ruby-base><text:span text:style-name="T79">体</text:span></text:ruby-base><text:ruby-text>たい</text:ruby-text></text:ruby><text:ruby text:style-name="Ru1"><text:ruby-base><text:span text:style-name="T79">育</text:span></text:ruby-base><text:ruby-text>いく</text:ruby-text></text:ruby><text:span text:style-name="T79"> </text:span><text:s text:c="14"/>gimnas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6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87">指</text:p>
          </table:table-cell>
          <table:table-cell table:style-name="Tabla161.A1" office:value-type="string">
            <text:p text:style-name="P117">ゆび</text:p>
          </table:table-cell>
          <table:table-cell table:style-name="Tabla161.A1" office:value-type="string">
            <text:p text:style-name="P75"><text:ruby text:style-name="Ru1"><text:ruby-base><text:span text:style-name="T66">指</text:span></text:ruby-base><text:ruby-text>ゆび</text:ruby-text></text:ruby> <text:s text:c="24"/>dedo</text:p>
          </table:table-cell>
          <table:table-cell table:style-name="Tabla161.D1" office:value-type="string">
            <text:p text:style-name="P101"/>
          </table:table-cell>
        </table:table-row>
      </table:table>
      <text:p text:style-name="P1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87">歯</text:p>
          </table:table-cell>
          <table:table-cell table:style-name="Tabla162.A1" office:value-type="string">
            <text:p text:style-name="P117">は</text:p>
          </table:table-cell>
          <table:table-cell table:style-name="Tabla162.A1" office:value-type="string">
            <text:p text:style-name="P75"><text:ruby text:style-name="Ru1"><text:ruby-base><text:span text:style-name="T66">歯</text:span></text:ruby-base><text:ruby-text>は</text:ruby-text></text:ruby> <text:s text:c="22"/>diente</text:p>
          </table:table-cell>
          <table:table-cell table:style-name="Tabla162.D1" office:value-type="string">
            <text:p text:style-name="P101"/>
          </table:table-cell>
        </table:table-row>
        <table:table-row>
          <table:covered-table-cell/>
          <table:table-cell table:style-name="Tabla162.B2" office:value-type="string">
            <text:p text:style-name="P117">ば</text:p>
          </table:table-cell>
          <table:table-cell table:style-name="Tabla162.B2" office:value-type="string">
            <text:p text:style-name="P75"><text:s/><text:ruby text:style-name="Ru1"><text:ruby-base><text:span text:style-name="T66">虫</text:span></text:ruby-base><text:ruby-text>むし</text:ruby-text></text:ruby><text:ruby text:style-name="Ru1"><text:ruby-base><text:span text:style-name="T66">歯</text:span></text:ruby-base><text:ruby-text>ば</text:ruby-text></text:ruby> <text:s text:c="17"/>caries</text:p>
          </table:table-cell>
          <table:table-cell table:style-name="Tabla162.D2" office:value-type="string">
            <text:p text:style-name="P101"/>
          </table:table-cell>
        </table:table-row>
      </table:table>
      <text:p text:style-name="P17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87">病</text:p>
          </table:table-cell>
          <table:table-cell table:style-name="Tabla402.A1" office:value-type="string">
            <text:p text:style-name="P117">ビョウ</text:p>
          </table:table-cell>
          <table:table-cell table:style-name="Tabla402.A1" office:value-type="string">
            <text:p text:style-name="P75"><text:ruby text:style-name="Ru1"><text:ruby-base><text:span text:style-name="T66">病</text:span></text:ruby-base><text:ruby-text>びょう</text:ruby-text></text:ruby><text:ruby text:style-name="Ru1"><text:ruby-base><text:span text:style-name="T66">気</text:span></text:ruby-base><text:ruby-text>き</text:ruby-text></text:ruby> <text:s text:c="7"/>enfermedad</text:p>
          </table:table-cell>
          <table:table-cell table:style-name="Tabla402.D1" office:value-type="string">
            <text:p text:style-name="P101"/>
          </table:table-cell>
        </table:table-row>
      </table:table>
      <text:p text:style-name="P53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1">力</text:p>
          </table:table-cell>
          <table:table-cell table:style-name="Tabla163.A1" office:value-type="string">
            <text:p text:style-name="P93">ちから</text:p>
          </table:table-cell>
          <table:table-cell table:style-name="Tabla163.A1" office:value-type="string">
            <text:p text:style-name="P75"><text:ruby text:style-name="Ru1"><text:ruby-base><text:span text:style-name="T66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75"><text:ruby text:style-name="Ru1"><text:ruby-base><text:span text:style-name="T66">力</text:span></text:ruby-base><text:ruby-text>ちから</text:ruby-text></text:ruby><text:span text:style-name="T66">いっぱい</text:span> <text:s text:c="6"/></text:p>
            <text:p text:style-name="P75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18">リョク</text:p>
          </table:table-cell>
          <table:table-cell table:style-name="Tabla163.C2" office:value-type="string">
            <text:p text:style-name="P101"><text:ruby text:style-name="Ru1"><text:ruby-base><text:span text:style-name="T79">体</text:span></text:ruby-base><text:ruby-text>たい</text:ruby-text></text:ruby><text:ruby text:style-name="Ru1"><text:ruby-base><text:span text:style-name="T79">力</text:span></text:ruby-base><text:ruby-text>りょく</text:ruby-text></text:ruby><text:span text:style-name="T79"> </text:span><text:s text:c="6"/>fuerza física</text:p>
          </table:table-cell>
          <table:table-cell table:style-name="Tabla163.D2" office:value-type="string">
            <text:p text:style-name="P75"/>
          </table:table-cell>
        </table:table-row>
      </table:table>
      <text:p text:style-name="P53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87">手</text:p>
            </table:table-cell>
            <table:table-cell table:style-name="Tabla164.A1" table:number-rows-spanned="2" office:value-type="string">
              <text:p text:style-name="P93">て</text:p>
            </table:table-cell>
            <table:table-cell table:style-name="Tabla164.A1" office:value-type="string">
              <text:p text:style-name="P75"><text:ruby text:style-name="Ru1"><text:ruby-base><text:span text:style-name="T66">手</text:span></text:ruby-base><text:ruby-text>て</text:ruby-text></text:ruby> <text:s text:c="24"/>mano</text:p>
            </table:table-cell>
            <table:table-cell table:style-name="Tabla164.D1" office:value-type="string">
              <text:p text:style-name="P101"><text:ruby text:style-name="Ru1"><text:ruby-base><text:span text:style-name="T66">手</text:span></text:ruby-base><text:ruby-text>て</text:ruby-text></text:ruby><text:ruby text:style-name="Ru1"><text:ruby-base><text:span text:style-name="T66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81"><text:ruby text:style-name="Ru1"><text:ruby-base><text:span text:style-name="T66">手</text:span></text:ruby-base><text:ruby-text>て</text:ruby-text></text:ruby><text:span text:style-name="T66">つだう</text:span> <text:s text:c="9"/>ayudar</text:p>
          </table:table-cell>
          <table:table-cell table:style-name="Tabla164.D2" office:value-type="string">
            <text:p text:style-name="P158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93">シュ</text:p>
          </table:table-cell>
          <table:table-cell table:style-name="Tabla164.C2" office:value-type="string">
            <text:p text:style-name="P75"><text:span text:style-name="T66">せん</text:span><text:ruby text:style-name="Ru1"><text:ruby-base><text:span text:style-name="T66">手</text:span></text:ruby-base><text:ruby-text>しゅ</text:ruby-text></text:ruby> <text:s text:c="12"/>jugador</text:p>
          </table:table-cell>
          <table:table-cell table:style-name="Tabla164.D2" office:value-type="string">
            <text:p text:style-name="P75"><text:span text:style-name="T66">あく</text:span><text:ruby text:style-name="Ru1"><text:ruby-base><text:span text:style-name="T66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90">鼻</text:p>
            </table:table-cell>
            <table:table-cell table:style-name="Tabla397.A1" office:value-type="string">
              <text:p text:style-name="P93">はな</text:p>
            </table:table-cell>
            <table:table-cell table:style-name="Tabla397.A1" office:value-type="string">
              <text:p text:style-name="P75"><text:ruby text:style-name="Ru1"><text:ruby-base><text:span text:style-name="T79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75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90">目</text:p>
            </table:table-cell>
            <table:table-cell table:style-name="Tabla165.A1" office:value-type="string">
              <text:p text:style-name="P93">め</text:p>
            </table:table-cell>
            <table:table-cell table:style-name="Tabla165.A1" office:value-type="string">
              <text:p text:style-name="P75"><text:ruby text:style-name="Ru1"><text:ruby-base><text:span text:style-name="T79">目</text:span></text:ruby-base><text:ruby-text>め</text:ruby-text></text:ruby> <text:s text:c="28"/>ojo</text:p>
            </table:table-cell>
            <table:table-cell table:style-name="Tabla165.D1" office:value-type="string">
              <text:p text:style-name="P75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91">耳</text:p>
            </table:table-cell>
            <table:table-cell table:style-name="Tabla198.A1" office:value-type="string">
              <text:p text:style-name="P93">みみ</text:p>
            </table:table-cell>
            <table:table-cell table:style-name="Tabla198.A1" office:value-type="string">
              <text:p text:style-name="P75"><text:ruby text:style-name="Ru1"><text:ruby-base><text:span text:style-name="T79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40"><text:ruby text:style-name="Ru1"><text:ruby-base><text:span text:style-name="T79">耳</text:span></text:ruby-base><text:ruby-text>みみ</text:ruby-text></text:ruby><text:span text:style-name="T79"> かざり</text:span> <text:s/>pendientes</text:p>
            </table:table-cell>
          </table:table-row>
        </table:table-header-rows>
      </table:table>
      <text:p text:style-name="P17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87">毛</text:p>
          </table:table-cell>
          <table:table-cell table:style-name="Tabla303.A1" office:value-type="string">
            <text:p text:style-name="P117">け</text:p>
          </table:table-cell>
          <table:table-cell table:style-name="Tabla303.A1" office:value-type="string">
            <text:p text:style-name="P75"><text:s/><text:ruby text:style-name="Ru1"><text:ruby-base><text:span text:style-name="T66">毛</text:span></text:ruby-base><text:ruby-text>け</text:ruby-text></text:ruby> <text:s text:c="24"/>pelo</text:p>
          </table:table-cell>
          <table:table-cell table:style-name="Tabla303.D1" office:value-type="string">
            <text:p text:style-name="P101"><text:span text:style-name="T66">かみの</text:span><text:ruby text:style-name="Ru1"><text:ruby-base><text:span text:style-name="T66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17">モウ</text:p>
          </table:table-cell>
          <table:table-cell table:style-name="Tabla303.B2" office:value-type="string">
            <text:p text:style-name="P75"><text:s/><text:ruby text:style-name="Ru1"><text:ruby-base><text:span text:style-name="T66">毛</text:span></text:ruby-base><text:ruby-text>もう</text:ruby-text></text:ruby><text:span text:style-name="T66">ふ</text:span> <text:s text:c="17"/>manta</text:p>
          </table:table-cell>
          <table:table-cell table:style-name="Tabla303.D2" office:value-type="string">
            <text:p text:style-name="P101"/>
            <text:p text:style-name="P101"/>
          </table:table-cell>
        </table:table-row>
      </table:table>
      <text:p text:style-name="P1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87">足</text:p>
            </table:table-cell>
            <table:table-cell table:style-name="Tabla315.A1" office:value-type="string">
              <text:p text:style-name="P93">あし</text:p>
            </table:table-cell>
            <table:table-cell table:style-name="Tabla315.A1" office:value-type="string">
              <text:p text:style-name="P75"><text:ruby text:style-name="Ru2"><text:ruby-base><text:span text:style-name="T66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101"><text:ruby text:style-name="Ru1"><text:ruby-base><text:span text:style-name="T66">足</text:span></text:ruby-base><text:ruby-text>あし</text:ruby-text></text:ruby><text:ruby text:style-name="Ru1"><text:ruby-base><text:span text:style-name="T66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93">た</text:p>
          </table:table-cell>
          <table:table-cell table:style-name="Tabla315.C2" office:value-type="string">
            <text:p text:style-name="P75"><text:ruby text:style-name="Ru1"><text:ruby-base><text:span text:style-name="T66">足</text:span></text:ruby-base><text:ruby-text>た</text:ruby-text></text:ruby><text:span text:style-name="T66">りる</text:span> <text:s/></text:p>
            <text:p text:style-name="P75"><text:s text:c="8"/>ser suficiente (INT)</text:p>
          </table:table-cell>
          <table:table-cell table:style-name="Tabla315.D2" office:value-type="string">
            <text:p text:style-name="P75"/>
          </table:table-cell>
        </table:table-row>
        <table:table-row>
          <table:covered-table-cell/>
          <table:table-cell table:style-name="Tabla315.B2" office:value-type="string">
            <text:p text:style-name="P93">ソク</text:p>
          </table:table-cell>
          <table:table-cell table:style-name="Tabla315.C2" office:value-type="string">
            <text:p text:style-name="P75"><text:span text:style-name="T82">~</text:span><text:ruby text:style-name="Ru1"><text:ruby-base><text:span text:style-name="T66">足</text:span></text:ruby-base><text:ruby-text>そく</text:ruby-text></text:ruby> <text:s text:c="19"/>[pares]</text:p>
          </table:table-cell>
          <table:table-cell table:style-name="Tabla315.D2" office:value-type="string">
            <text:p text:style-name="P75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90">皮</text:p>
            </table:table-cell>
            <table:table-cell table:style-name="Tabla394.A1" office:value-type="string">
              <text:p text:style-name="P93">かわ</text:p>
            </table:table-cell>
            <table:table-cell table:style-name="Tabla394.A1" office:value-type="string">
              <text:p text:style-name="P75"><text:ruby text:style-name="Ru1"><text:ruby-base><text:span text:style-name="T79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75"/>
            </table:table-cell>
          </table:table-row>
        </table:table-header-rows>
      </table:table>
      <text:p text:style-name="P5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87">息</text:p>
          </table:table-cell>
          <table:table-cell table:style-name="Tabla329.A1" office:value-type="string">
            <text:p text:style-name="P117">いき</text:p>
          </table:table-cell>
          <table:table-cell table:style-name="Tabla329.A1" office:value-type="string">
            <text:p text:style-name="P75"><text:ruby text:style-name="Ru1"><text:ruby-base><text:span text:style-name="T66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101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87">血</text:p>
          </table:table-cell>
          <table:table-cell table:style-name="Tabla330.A1" office:value-type="string">
            <text:p text:style-name="P117">ち</text:p>
          </table:table-cell>
          <table:table-cell table:style-name="Tabla330.A1" office:value-type="string">
            <text:p text:style-name="P75"><text:ruby text:style-name="Ru1"><text:ruby-base><text:span text:style-name="T66">血</text:span></text:ruby-base><text:ruby-text>ち</text:ruby-text></text:ruby> <text:s text:c="21"/>sangre</text:p>
          </table:table-cell>
          <table:table-cell table:style-name="Tabla330.D1" office:value-type="string">
            <text:p text:style-name="P101"/>
          </table:table-cell>
        </table:table-row>
        <table:table-row>
          <table:covered-table-cell/>
          <table:table-cell table:style-name="Tabla330.B2" office:value-type="string">
            <text:p text:style-name="P118">ケツ</text:p>
          </table:table-cell>
          <table:table-cell table:style-name="Tabla330.C2" office:value-type="string">
            <text:p text:style-name="P107"><text:ruby text:style-name="Ru1"><text:ruby-base><text:span text:style-name="T66">出</text:span></text:ruby-base><text:ruby-text>しゅっ</text:ruby-text></text:ruby><text:ruby text:style-name="Ru1"><text:ruby-base><text:span text:style-name="T66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37"/>
          </table:table-cell>
        </table:table-row>
      </table:table>
      <text:p text:style-name="P17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3" office:value-type="string">
            <text:p text:style-name="P87">声</text:p>
          </table:table-cell>
          <table:table-cell table:style-name="Tabla338.A1" office:value-type="string">
            <text:p text:style-name="P117">こえ</text:p>
          </table:table-cell>
          <table:table-cell table:style-name="Tabla338.A1" office:value-type="string">
            <text:p text:style-name="P75"><text:ruby text:style-name="Ru1"><text:ruby-base><text:span text:style-name="T66">声</text:span></text:ruby-base><text:ruby-text>こえ</text:ruby-text></text:ruby> <text:s text:c="27"/>voz</text:p>
          </table:table-cell>
          <table:table-cell table:style-name="Tabla338.D1" office:value-type="string">
            <text:p text:style-name="P101"/>
          </table:table-cell>
        </table:table-row>
        <table:table-row>
          <table:covered-table-cell/>
          <table:table-cell table:style-name="Tabla338.B2" office:value-type="string">
            <text:p text:style-name="P117">ごえ</text:p>
          </table:table-cell>
          <table:table-cell table:style-name="Tabla338.B2" office:value-type="string">
            <text:p text:style-name="P101"><text:ruby text:style-name="Ru1"><text:ruby-base><text:span text:style-name="T66">歌</text:span></text:ruby-base><text:ruby-text>うた</text:ruby-text></text:ruby><text:ruby text:style-name="Ru1"><text:ruby-base><text:span text:style-name="T12">声</text:span></text:ruby-base><text:ruby-text>ごえ</text:ruby-text></text:ruby> <text:s text:c="6"/>voz cantando <text:s text:c="3"/></text:p>
          </table:table-cell>
          <table:table-cell table:style-name="Tabla338.D2" office:value-type="string">
            <text:p text:style-name="P101"/>
          </table:table-cell>
        </table:table-row>
        <table:table-row>
          <table:covered-table-cell/>
          <table:table-cell table:style-name="Tabla338.B2" office:value-type="string">
            <text:p text:style-name="P117">セイ</text:p>
          </table:table-cell>
          <table:table-cell table:style-name="Tabla338.B2" office:value-type="string">
            <text:p text:style-name="P75"><text:ruby text:style-name="Ru1"><text:ruby-base><text:span text:style-name="T66">名</text:span></text:ruby-base><text:ruby-text>めい</text:ruby-text></text:ruby><text:ruby text:style-name="Ru1"><text:ruby-base><text:span text:style-name="T66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101"/>
          </table:table-cell>
        </table:table-row>
      </table:table>
      <text:p text:style-name="P35"/>
      <text:p text:style-name="P172"/>
      <text:p text:style-name="P171"/>
      <text:p text:style-name="P179"/>
      <text:p text:style-name="P65">TRABAJO – 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87">工</text:p>
          </table:table-cell>
          <table:table-cell table:style-name="Tabla142.A1" office:value-type="string">
            <text:p text:style-name="P117">ク</text:p>
          </table:table-cell>
          <table:table-cell table:style-name="Tabla142.A1" office:value-type="string">
            <text:p text:style-name="P75"><text:ruby text:style-name="Ru1"><text:ruby-base><text:span text:style-name="T79">大</text:span></text:ruby-base><text:ruby-text>だい</text:ruby-text></text:ruby><text:ruby text:style-name="Ru1"><text:ruby-base><text:span text:style-name="T79">工</text:span></text:ruby-base><text:ruby-text>く</text:ruby-text></text:ruby> <text:s text:c="12"/>carpintero</text:p>
          </table:table-cell>
          <table:table-cell table:style-name="Tabla142.D1" office:value-type="string">
            <text:p text:style-name="P101"/>
          </table:table-cell>
        </table:table-row>
        <table:table-row>
          <table:covered-table-cell/>
          <table:table-cell table:style-name="Tabla142.B2" office:value-type="string">
            <text:p text:style-name="P117">コウ</text:p>
          </table:table-cell>
          <table:table-cell table:style-name="Tabla142.C2" office:value-type="string">
            <text:p text:style-name="P101"><text:ruby text:style-name="Ru1"><text:ruby-base><text:span text:style-name="T79">人</text:span></text:ruby-base><text:ruby-text>じん</text:ruby-text></text:ruby><text:ruby text:style-name="Ru1"><text:ruby-base><text:span text:style-name="T79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101"/>
          </table:table-cell>
        </table:table-row>
      </table:table>
      <text:p text:style-name="P51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87">相</text:p>
          </table:table-cell>
          <table:table-cell table:style-name="Tabla336.A1" office:value-type="string">
            <text:p text:style-name="P134">あい</text:p>
          </table:table-cell>
          <table:table-cell table:style-name="Tabla336.C1" office:value-type="string">
            <text:p text:style-name="P137"><text:ruby text:style-name="Ru1"><text:ruby-base><text:span text:style-name="T66">相</text:span></text:ruby-base><text:ruby-text>あい</text:ruby-text></text:ruby><text:ruby text:style-name="Ru1"><text:ruby-base><text:span text:style-name="T66">手</text:span></text:ruby-base><text:ruby-text>て</text:ruby-text></text:ruby> <text:s text:c="9"/>compañero, </text:p>
            <text:p text:style-name="P137"><text:s text:c="2"/>ayudante (2 personas)</text:p>
          </table:table-cell>
          <table:table-cell table:style-name="Tabla336.D1" office:value-type="string">
            <text:p text:style-name="P100"/>
          </table:table-cell>
        </table:table-row>
        <table:table-row>
          <table:covered-table-cell/>
          <table:table-cell table:style-name="Tabla336.B2" office:value-type="string">
            <text:p text:style-name="P117">ショウ</text:p>
          </table:table-cell>
          <table:table-cell table:style-name="Tabla336.C2" office:value-type="string">
            <text:p text:style-name="P75"><text:ruby text:style-name="Ru1"><text:ruby-base><text:span text:style-name="T66">首</text:span></text:ruby-base><text:ruby-text>しゅ</text:ruby-text></text:ruby><text:ruby text:style-name="Ru1"><text:ruby-base><text:span text:style-name="T66">相</text:span></text:ruby-base><text:ruby-text>しょう</text:ruby-text></text:ruby> <text:s text:c="2"/>primer ministro</text:p>
          </table:table-cell>
          <table:table-cell table:style-name="Tabla336.D2" office:value-type="string">
            <text:p text:style-name="P100"><text:ruby text:style-name="Ru1"><text:ruby-base><text:span text:style-name="T66">相</text:span></text:ruby-base><text:ruby-text>しょう</text:ruby-text></text:ruby> <text:s text:c="10"/>aux. “ayudar”</text:p>
          </table:table-cell>
        </table:table-row>
      </table:table>
      <text:p text:style-name="P17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87">員</text:p>
          </table:table-cell>
          <table:table-cell table:style-name="Tabla254.A1" office:value-type="string">
            <text:p text:style-name="P117">イン</text:p>
          </table:table-cell>
          <table:table-cell table:style-name="Tabla254.A1" office:value-type="string">
            <text:p text:style-name="P75"><text:ruby text:style-name="Ru1"><text:ruby-base><text:span text:style-name="T37">定</text:span></text:ruby-base><text:ruby-text>てい</text:ruby-text></text:ruby><text:ruby text:style-name="Ru1"><text:ruby-base><text:span text:style-name="T37">員</text:span></text:ruby-base><text:ruby-text>いん</text:ruby-text></text:ruby><text:span text:style-name="T32"> <text:s text:c="8"/>dependiente</text:span></text:p>
          </table:table-cell>
          <table:table-cell table:style-name="Tabla254.D1" office:value-type="string">
            <text:p text:style-name="P101"/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87">係</text:p>
          </table:table-cell>
          <table:table-cell table:style-name="Tabla313.A1" office:value-type="string">
            <text:p text:style-name="P93">かかり</text:p>
          </table:table-cell>
          <table:table-cell table:style-name="Tabla313.A1" office:value-type="string">
            <text:p text:style-name="P154"><text:ruby text:style-name="Ru1"><text:ruby-base><text:span text:style-name="T79">係</text:span></text:ruby-base><text:ruby-text>かかり</text:ruby-text></text:ruby><text:span text:style-name="T70"> <text:s text:c="14"/>encargado <text:s text:c="7"/></text:span></text:p>
          </table:table-cell>
          <table:table-cell table:style-name="Tabla313.D1" office:value-type="string">
            <text:p text:style-name="P75"/>
          </table:table-cell>
        </table:table-row>
      </table:table>
      <text:p text:style-name="P18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87">農</text:p>
          </table:table-cell>
          <table:table-cell table:style-name="Tabla385.A1" office:value-type="string">
            <text:p text:style-name="P117">ノウ</text:p>
          </table:table-cell>
          <table:table-cell table:style-name="Tabla385.A1" office:value-type="string">
            <text:p text:style-name="P75"><text:ruby text:style-name="Ru1"><text:ruby-base><text:span text:style-name="T79">農</text:span></text:ruby-base><text:ruby-text>のう</text:ruby-text></text:ruby><text:ruby text:style-name="Ru1"><text:ruby-base><text:span text:style-name="T79">家</text:span></text:ruby-base><text:ruby-text>か</text:ruby-text></text:ruby> <text:s text:c="15"/>granjero</text:p>
          </table:table-cell>
          <table:table-cell table:style-name="Tabla385.D1" office:value-type="string">
            <text:p text:style-name="P101"><text:ruby text:style-name="Ru1"><text:ruby-base><text:span text:style-name="T79">農</text:span></text:ruby-base><text:ruby-text>のう</text:ruby-text></text:ruby><text:ruby text:style-name="Ru1"><text:ruby-base><text:span text:style-name="T79">業</text:span></text:ruby-base><text:ruby-text>ぎょう</text:ruby-text></text:ruby> <text:s text:c="10"/>agricultura</text:p>
          </table:table-cell>
        </table:table-row>
      </table:table>
      <text:p text:style-name="P129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87">医</text:p>
          </table:table-cell>
          <table:table-cell table:style-name="Tabla244.A1" office:value-type="string">
            <text:p text:style-name="P117">イ</text:p>
          </table:table-cell>
          <table:table-cell table:style-name="Tabla244.A1" office:value-type="string">
            <text:p text:style-name="P75"><text:ruby text:style-name="Ru1"><text:ruby-base><text:span text:style-name="T37">医</text:span></text:ruby-base><text:ruby-text>い</text:ruby-text></text:ruby><text:ruby text:style-name="Ru1"><text:ruby-base><text:span text:style-name="T37">者</text:span></text:ruby-base><text:ruby-text>しゃ</text:ruby-text></text:ruby><text:span text:style-name="T32"> <text:s text:c="16"/>médico</text:span></text:p>
          </table:table-cell>
          <table:table-cell table:style-name="Tabla244.D1" office:value-type="string">
            <text:p text:style-name="P101"/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87">家</text:p>
          </table:table-cell>
          <table:table-cell table:style-name="Tabla40.A1" table:number-rows-spanned="2" office:value-type="string">
            <text:p text:style-name="P92"/>
            <text:p text:style-name="P92">カ</text:p>
          </table:table-cell>
          <table:table-cell table:style-name="Tabla40.C1" office:value-type="string">
            <text:p text:style-name="P101"><text:ruby text:style-name="Ru1"><text:ruby-base><text:span text:style-name="T66">画</text:span></text:ruby-base><text:ruby-text>が</text:ruby-text></text:ruby><text:ruby text:style-name="Ru1"><text:ruby-base><text:span text:style-name="T66">家</text:span></text:ruby-base><text:ruby-text>か</text:ruby-text></text:ruby> <text:s text:c="19"/>pintor</text:p>
          </table:table-cell>
          <table:table-cell table:style-name="Tabla40.D1" office:value-type="string">
            <text:p text:style-name="P107"><text:ruby text:style-name="Ru1"><text:ruby-base><text:span text:style-name="T89">作</text:span></text:ruby-base><text:ruby-text>さっ</text:ruby-text></text:ruby><text:ruby text:style-name="Ru1"><text:ruby-base><text:span text:style-name="T66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101"><text:ruby text:style-name="Ru1"><text:ruby-base><text:span text:style-name="T79">作</text:span></text:ruby-base><text:ruby-text>さっ</text:ruby-text></text:ruby><text:ruby text:style-name="Ru1"><text:ruby-base><text:span text:style-name="T79">曲</text:span></text:ruby-base><text:ruby-text>きょく</text:ruby-text></text:ruby><text:ruby text:style-name="Ru1"><text:ruby-base><text:span text:style-name="T79">家</text:span></text:ruby-base><text:ruby-text>か</text:ruby-text></text:ruby> <text:s text:c="4"/>compositor</text:p>
          </table:table-cell>
          <table:table-cell table:style-name="Tabla40.D2" office:value-type="string">
            <text:p text:style-name="P101"/>
          </table:table-cell>
        </table:table-row>
        <table:table-row>
          <table:covered-table-cell/>
          <table:table-cell table:style-name="Tabla40.B3" office:value-type="string">
            <text:p text:style-name="P92">いえ</text:p>
          </table:table-cell>
          <table:table-cell table:style-name="Tabla40.C2" office:value-type="string">
            <text:p text:style-name="P75"><text:ruby text:style-name="Ru1"><text:ruby-base><text:span text:style-name="T66">家</text:span></text:ruby-base><text:ruby-text>いえ</text:ruby-text></text:ruby> <text:s text:c="25"/>casa</text:p>
          </table:table-cell>
          <table:table-cell table:style-name="Tabla40.D2" office:value-type="string">
            <text:p text:style-name="P75"><text:ruby text:style-name="Ru1"><text:ruby-base><text:span text:style-name="T66">家</text:span></text:ruby-base><text:ruby-text>いえ</text:ruby-text></text:ruby><text:ruby text:style-name="Ru1"><text:ruby-base><text:span text:style-name="T90">中</text:span></text:ruby-base><text:ruby-text>じゅう</text:ruby-text></text:ruby> <text:s text:c="5"/>toda la familia</text:p>
          </table:table-cell>
        </table:table-row>
      </table:table>
      <text:p text:style-name="P56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87">王</text:p>
          </table:table-cell>
          <table:table-cell table:style-name="Tabla65.A1" office:value-type="string">
            <text:p text:style-name="P93">オウ</text:p>
          </table:table-cell>
          <table:table-cell table:style-name="Tabla65.A1" office:value-type="string">
            <text:p text:style-name="P75"><text:ruby text:style-name="Ru1"><text:ruby-base><text:span text:style-name="T66">王</text:span></text:ruby-base><text:ruby-text>おう</text:ruby-text></text:ruby><text:span text:style-name="T66">さま</text:span> <text:s text:c="19"/>rey</text:p>
          </table:table-cell>
          <table:table-cell table:style-name="Tabla65.D1" office:value-type="string">
            <text:p text:style-name="P107"><text:ruby text:style-name="Ru1"><text:ruby-base><text:span text:style-name="T79">女</text:span></text:ruby-base><text:ruby-text>じょ</text:ruby-text></text:ruby><text:ruby text:style-name="Ru1"><text:ruby-base><text:span text:style-name="T79">王</text:span></text:ruby-base><text:ruby-text>おう</text:ruby-text></text:ruby><text:span text:style-name="T73"> <text:s text:c="21"/>reina</text:span></text:p>
          </table:table-cell>
        </table:table-row>
      </table:table>
      <text:p text:style-name="P107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87">仕</text:p>
          </table:table-cell>
          <table:table-cell table:style-name="Tabla342.A1" office:value-type="string">
            <text:p text:style-name="P117">シ</text:p>
          </table:table-cell>
          <table:table-cell table:style-name="Tabla342.A1" office:value-type="string">
            <text:p text:style-name="P75"><text:ruby text:style-name="Ru1"><text:ruby-base><text:span text:style-name="T66">仕</text:span></text:ruby-base><text:ruby-text>し</text:ruby-text></text:ruby><text:ruby text:style-name="Ru1"><text:ruby-base><text:span text:style-name="T66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101"/>
          </table:table-cell>
        </table:table-row>
      </table:table>
      <text:p text:style-name="P26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87">委</text:p>
          </table:table-cell>
          <table:table-cell table:style-name="Tabla352.A1" office:value-type="string">
            <text:p text:style-name="P117">イ</text:p>
          </table:table-cell>
          <table:table-cell table:style-name="Tabla352.A1" office:value-type="string">
            <text:p text:style-name="P75"><text:ruby text:style-name="Ru1"><text:ruby-base><text:span text:style-name="T79">委</text:span></text:ruby-base><text:ruby-text>い</text:ruby-text></text:ruby> <text:s text:c="4"/>aux. “encargarse”</text:p>
          </table:table-cell>
          <table:table-cell table:style-name="Tabla352.D1" office:value-type="string">
            <text:p text:style-name="P101"><text:ruby text:style-name="Ru1"><text:ruby-base><text:span text:style-name="T79">委</text:span></text:ruby-base><text:ruby-text>い</text:ruby-text></text:ruby><text:ruby text:style-name="Ru1"><text:ruby-base><text:span text:style-name="T79">員</text:span></text:ruby-base><text:ruby-text>いん</text:ruby-text></text:ruby><text:ruby text:style-name="Ru1"><text:ruby-base><text:span text:style-name="T79">会</text:span></text:ruby-base><text:ruby-text>かい</text:ruby-text></text:ruby> <text:s text:c="14"/>comité</text:p>
          </table:table-cell>
        </table:table-row>
      </table:table>
      <text:p text:style-name="P77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87">業</text:p>
          </table:table-cell>
          <table:table-cell table:style-name="Tabla290.A1" office:value-type="string">
            <text:p text:style-name="P117">ギョウ</text:p>
          </table:table-cell>
          <table:table-cell table:style-name="Tabla290.A1" office:value-type="string">
            <text:p text:style-name="P101"><text:ruby text:style-name="Ru1"><text:ruby-base><text:span text:style-name="T66">業</text:span></text:ruby-base><text:ruby-text>ぎょう</text:ruby-text></text:ruby> <text:s text:c="9"/>aux. “trabajo” </text:p>
          </table:table-cell>
          <table:table-cell table:style-name="Tabla290.D1" office:value-type="string">
            <text:p text:style-name="P101"><text:ruby text:style-name="Ru1"><text:ruby-base><text:span text:style-name="T66">事</text:span></text:ruby-base><text:ruby-text>じ</text:ruby-text></text:ruby><text:ruby text:style-name="Ru1"><text:ruby-base><text:span text:style-name="T66">業</text:span></text:ruby-base><text:ruby-text>ぎょう</text:ruby-text></text:ruby> <text:s/></text:p>
            <text:p text:style-name="P101"><text:s text:c="11"/>negocios (formal) </text:p>
          </table:table-cell>
        </table:table-row>
      </table:table>
      <text:p text:style-name="P35"/>
      <text:p text:style-name="P179"/>
      <text:p text:style-name="P63">CONCEPTOS ELEVADOS - FILOSOFÍA</text:p>
      <text:p text:style-name="Standard"/>
      <text:p text:style-name="Standard"/>
      <text:p text:style-name="P16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office:value-type="string">
            <text:p text:style-name="P87">和</text:p>
          </table:table-cell>
          <table:table-cell table:style-name="Tabla438.A1" office:value-type="string">
            <text:p text:style-name="P117">ワ</text:p>
          </table:table-cell>
          <table:table-cell table:style-name="Tabla438.A1" office:value-type="string">
            <text:p text:style-name="P75"><text:ruby text:style-name="Ru1"><text:ruby-base><text:span text:style-name="T79">調</text:span></text:ruby-base><text:ruby-text>ちょう</text:ruby-text></text:ruby><text:ruby text:style-name="Ru1"><text:ruby-base><text:span text:style-name="T79">和</text:span></text:ruby-base><text:ruby-text>わ</text:ruby-text></text:ruby> <text:s text:c="13"/>armonía</text:p>
          </table:table-cell>
          <table:table-cell table:style-name="Tabla438.D1" office:value-type="string">
            <text:p text:style-name="P101"><text:ruby text:style-name="Ru1"><text:ruby-base><text:span text:style-name="T79">和</text:span></text:ruby-base><text:ruby-text>わ</text:ruby-text></text:ruby><text:ruby text:style-name="Ru1"><text:ruby-base><text:span text:style-name="T79">風</text:span></text:ruby-base><text:ruby-text>ふう</text:ruby-text></text:ruby><text:span text:style-name="T79">な</text:span><text:span text:style-name="T73"> <text:s text:c="12"/></text:span></text:p>
            <text:p text:style-name="P101"><text:s text:c="4"/>de estilo trad. japonés </text:p>
          </table:table-cell>
        </table:table-row>
      </table:table>
      <text:p text:style-name="P17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87">福</text:p>
          </table:table-cell>
          <table:table-cell table:style-name="Tabla407.A1" office:value-type="string">
            <text:p text:style-name="P117">フク</text:p>
          </table:table-cell>
          <table:table-cell table:style-name="Tabla407.A1" office:value-type="string">
            <text:p text:style-name="P75"><text:ruby text:style-name="Ru1"><text:ruby-base><text:span text:style-name="T79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101"/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87">神</text:p>
          </table:table-cell>
          <table:table-cell table:style-name="Tabla3.A1" office:value-type="string">
            <text:p text:style-name="P93">かみ</text:p>
          </table:table-cell>
          <table:table-cell table:style-name="Tabla3.C1" office:value-type="string">
            <text:p text:style-name="P154"><text:ruby text:style-name="Ru1"><text:ruby-base><text:span text:style-name="T79">神</text:span></text:ruby-base><text:ruby-text>かみ</text:ruby-text></text:ruby><text:span text:style-name="T79">さま</text:span><text:span text:style-name="T70"> <text:s text:c="17"/>Dios <text:s text:c="9"/></text:span></text:p>
          </table:table-cell>
          <table:table-cell table:style-name="Tabla3.D1" office:value-type="string">
            <text:p text:style-name="P75"/>
          </table:table-cell>
        </table:table-row>
        <table:table-row>
          <table:covered-table-cell/>
          <table:table-cell table:style-name="Tabla3.B2" office:value-type="string">
            <text:p text:style-name="P93">ジン</text:p>
          </table:table-cell>
          <table:table-cell table:style-name="Tabla3.B2" office:value-type="string">
            <text:p text:style-name="P75"><text:ruby text:style-name="Ru1"><text:ruby-base><text:span text:style-name="T13">神</text:span></text:ruby-base><text:ruby-text>じん</text:ruby-text></text:ruby><text:ruby text:style-name="Ru1"><text:ruby-base><text:span text:style-name="T79">社</text:span></text:ruby-base><text:ruby-text>じゃ</text:ruby-text></text:ruby> <text:s text:c="14"/>santuario</text:p>
          </table:table-cell>
          <table:table-cell table:style-name="Tabla3.D2" office:value-type="string">
            <text:p text:style-name="P75"><text:s text:c="17"/></text:p>
          </table:table-cell>
        </table:table-row>
        <table:table-row>
          <table:covered-table-cell/>
          <table:table-cell table:style-name="Tabla3.B2" office:value-type="string">
            <text:p text:style-name="P93">シン</text:p>
          </table:table-cell>
          <table:table-cell table:style-name="Tabla3.B2" office:value-type="string">
            <text:p text:style-name="P75"><text:ruby text:style-name="Ru1"><text:ruby-base><text:span text:style-name="T79">神</text:span></text:ruby-base><text:ruby-text>しん</text:ruby-text></text:ruby><text:ruby text:style-name="Ru1"><text:ruby-base><text:span text:style-name="T79">話</text:span></text:ruby-base><text:ruby-text>わ</text:ruby-text></text:ruby> <text:s text:c="22"/>mito</text:p>
          </table:table-cell>
          <table:table-cell table:style-name="Tabla3.D2" office:value-type="string">
            <text:p text:style-name="P75"/>
          </table:table-cell>
        </table:table-row>
      </table:table>
      <text:p text:style-name="P17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87">天</text:p>
            </table:table-cell>
            <table:table-cell table:style-name="Tabla137.A1" table:number-rows-spanned="2" office:value-type="string">
              <text:p text:style-name="P93">テン</text:p>
            </table:table-cell>
            <table:table-cell table:style-name="Tabla137.C1" office:value-type="string">
              <text:p text:style-name="P95"><text:ruby text:style-name="Ru1"><text:ruby-base><text:span text:style-name="T66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87"/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95"><text:ruby text:style-name="Ru1"><text:ruby-base><text:span text:style-name="T66">天</text:span></text:ruby-base><text:ruby-text>てん</text:ruby-text></text:ruby><text:ruby text:style-name="Ru1"><text:ruby-base><text:span text:style-name="T66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88"><text:ruby text:style-name="Ru1"><text:ruby-base><text:span text:style-name="T66">天</text:span></text:ruby-base><text:ruby-text>てん</text:ruby-text></text:ruby><text:ruby text:style-name="Ru1"><text:ruby-base><text:span text:style-name="T66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93">あま</text:p>
          </table:table-cell>
          <table:table-cell table:style-name="Tabla137.C2" office:value-type="string">
            <text:p text:style-name="P95"><text:ruby text:style-name="Ru1"><text:ruby-base><text:span text:style-name="T66">天</text:span></text:ruby-base><text:ruby-text>あま</text:ruby-text></text:ruby><text:span text:style-name="T66">の</text:span><text:ruby text:style-name="Ru1"><text:ruby-base><text:span text:style-name="T9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89"/>
          </table:table-cell>
        </table:table-row>
      </table:table>
      <text:p text:style-name="P16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87">化</text:p>
          </table:table-cell>
          <table:table-cell table:style-name="Tabla264.A1" office:value-type="string">
            <text:p text:style-name="P118">カ</text:p>
          </table:table-cell>
          <table:table-cell table:style-name="Tabla264.A1" office:value-type="string">
            <text:p text:style-name="P107"><text:ruby text:style-name="Ru1"><text:ruby-base><text:span text:style-name="T66">文</text:span></text:ruby-base><text:ruby-text>ぶん</text:ruby-text></text:ruby><text:ruby text:style-name="Ru1"><text:ruby-base><text:span text:style-name="T66">化</text:span></text:ruby-base><text:ruby-text>か</text:ruby-text></text:ruby> <text:s text:c="17"/>cultura</text:p>
          </table:table-cell>
          <table:table-cell table:style-name="Tabla264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17">ば</text:p>
          </table:table-cell>
          <table:table-cell table:style-name="Tabla264.C2" office:value-type="string">
            <text:p text:style-name="P75"><text:ruby text:style-name="Ru1"><text:ruby-base><text:span text:style-name="T66">化</text:span></text:ruby-base><text:ruby-text>ば</text:ruby-text></text:ruby><text:span text:style-name="T66">ける </text:span><text:s text:c="5"/>degradarse</text:p>
          </table:table-cell>
          <table:table-cell table:style-name="Tabla264.D2" office:value-type="string">
            <text:p text:style-name="P129">　 <text:s text:c="5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87">幸</text:p>
          </table:table-cell>
          <table:table-cell table:style-name="Tabla230.A1" office:value-type="string">
            <text:p text:style-name="P93">しあわ</text:p>
          </table:table-cell>
          <table:table-cell table:style-name="Tabla230.C1" office:value-type="string">
            <text:p text:style-name="P154"><text:ruby text:style-name="Ru1"><text:ruby-base><text:span text:style-name="T79">幸</text:span></text:ruby-base><text:ruby-text>しあわ</text:ruby-text></text:ruby><text:span text:style-name="T79">せ</text:span><text:span text:style-name="T70"> <text:s text:c="13"/>felicidad</text:span></text:p>
          </table:table-cell>
          <table:table-cell table:style-name="Tabla230.D1" office:value-type="string">
            <text:p text:style-name="P75"/>
          </table:table-cell>
        </table:table-row>
        <table:table-row>
          <table:covered-table-cell/>
          <table:table-cell table:style-name="Tabla230.B2" office:value-type="string">
            <text:p text:style-name="P93">コウ</text:p>
          </table:table-cell>
          <table:table-cell table:style-name="Tabla230.B2" office:value-type="string">
            <text:p text:style-name="P75"><text:ruby text:style-name="Ru1"><text:ruby-base><text:span text:style-name="T79">幸</text:span></text:ruby-base><text:ruby-text>こう</text:ruby-text></text:ruby><text:ruby text:style-name="Ru1"><text:ruby-base><text:span text:style-name="T79">福</text:span></text:ruby-base><text:ruby-text>ふく</text:ruby-text></text:ruby> <text:s text:c="2"/>felicidad (formal)</text:p>
          </table:table-cell>
          <table:table-cell table:style-name="Tabla230.D2" office:value-type="string">
            <text:p text:style-name="P75"/>
          </table:table-cell>
        </table:table-row>
      </table:table>
      <text:p text:style-name="P17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87">意</text:p>
          </table:table-cell>
          <table:table-cell table:style-name="Tabla248.A1" table:number-rows-spanned="2" office:value-type="string">
            <text:p text:style-name="P93">イ</text:p>
          </table:table-cell>
          <table:table-cell table:style-name="Tabla248.C1" office:value-type="string">
            <text:p text:style-name="P75"><text:ruby text:style-name="Ru1"><text:ruby-base><text:span text:style-name="T79">意</text:span></text:ruby-base><text:ruby-text>い</text:ruby-text></text:ruby> <text:s text:c="26"/>idea</text:p>
          </table:table-cell>
          <table:table-cell table:style-name="Tabla248.D1" office:value-type="string">
            <text:p text:style-name="P75"><text:ruby text:style-name="Ru1"><text:ruby-base><text:span text:style-name="T82">意</text:span></text:ruby-base><text:ruby-text>い</text:ruby-text></text:ruby><text:ruby text:style-name="Ru1"><text:ruby-base><text:span text:style-name="T82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75"><text:ruby text:style-name="Ru1"><text:ruby-base><text:span text:style-name="T79">意</text:span></text:ruby-base><text:ruby-text>い</text:ruby-text></text:ruby><text:ruby text:style-name="Ru1"><text:ruby-base><text:span text:style-name="T79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75"/>
          </table:table-cell>
        </table:table-row>
      </table:table>
      <text:p text:style-name="P17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87">想</text:p>
          </table:table-cell>
          <table:table-cell table:style-name="Tabla249.A1" office:value-type="string">
            <text:p text:style-name="P93">ソウ</text:p>
          </table:table-cell>
          <table:table-cell table:style-name="Tabla249.A1" office:value-type="string">
            <text:p text:style-name="P75"><text:ruby text:style-name="Ru1"><text:ruby-base><text:span text:style-name="T79">空</text:span></text:ruby-base><text:ruby-text>くう</text:ruby-text></text:ruby><text:ruby text:style-name="Ru1"><text:ruby-base><text:span text:style-name="T79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75"><text:ruby text:style-name="Ru1"><text:ruby-base><text:span text:style-name="T82">理</text:span></text:ruby-base><text:ruby-text>り</text:ruby-text></text:ruby><text:ruby text:style-name="Ru1"><text:ruby-base><text:span text:style-name="T82">想</text:span></text:ruby-base><text:ruby-text>そう</text:ruby-text></text:ruby> <text:s text:c="22"/>ideal</text:p>
          </table:table-cell>
        </table:table-row>
      </table:table>
      <text:p text:style-name="P17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office:value-type="string">
            <text:p text:style-name="P87">由</text:p>
          </table:table-cell>
          <table:table-cell table:style-name="Tabla419.A1" office:value-type="string">
            <text:p text:style-name="P93">ユウ</text:p>
          </table:table-cell>
          <table:table-cell table:style-name="Tabla419.A1" office:value-type="string">
            <text:p text:style-name="P75"><text:ruby text:style-name="Ru1"><text:ruby-base><text:span text:style-name="T79">自</text:span></text:ruby-base><text:ruby-text>じ</text:ruby-text></text:ruby><text:ruby text:style-name="Ru1"><text:ruby-base><text:span text:style-name="T79">由</text:span></text:ruby-base><text:ruby-text>ゆう</text:ruby-text></text:ruby> <text:s text:c="17"/>libertad</text:p>
          </table:table-cell>
          <table:table-cell table:style-name="Tabla419.D1" office:value-type="string">
            <text:p text:style-name="P75"><text:ruby text:style-name="Ru1"><text:ruby-base><text:span text:style-name="T82">理</text:span></text:ruby-base><text:ruby-text>り</text:ruby-text></text:ruby><text:ruby text:style-name="Ru1"><text:ruby-base><text:span text:style-name="T82">由</text:span></text:ruby-base><text:ruby-text>ゆう</text:ruby-text></text:ruby> <text:s text:c="8"/>razón, motivo</text:p>
          </table:table-cell>
        </table:table-row>
      </table:table>
      <text:p text:style-name="P56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87">理</text:p>
          </table:table-cell>
          <table:table-cell table:style-name="Tabla294.A1" table:number-rows-spanned="2" office:value-type="string">
            <text:p text:style-name="P117">リ</text:p>
          </table:table-cell>
          <table:table-cell table:style-name="Tabla294.A1" office:value-type="string">
            <text:p text:style-name="P75"><text:ruby text:style-name="Ru1"><text:ruby-base><text:span text:style-name="T66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75"><text:ruby text:style-name="Ru1"><text:ruby-base><text:span text:style-name="T66">理</text:span></text:ruby-base><text:ruby-text>り</text:ruby-text></text:ruby><text:ruby text:style-name="Ru1"><text:ruby-base><text:span text:style-name="T66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101"><text:ruby text:style-name="Ru1"><text:ruby-base><text:span text:style-name="T66">料</text:span></text:ruby-base><text:ruby-text>りょう</text:ruby-text></text:ruby><text:ruby text:style-name="Ru1"><text:ruby-base><text:span text:style-name="T66">理</text:span></text:ruby-base><text:ruby-text>り</text:ruby-text></text:ruby> <text:s text:c="15"/>cocina</text:p>
          </table:table-cell>
          <table:table-cell table:style-name="Tabla294.D2" office:value-type="string">
            <text:p text:style-name="P101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87">元</text:p>
          </table:table-cell>
          <table:table-cell table:style-name="Tabla298.A1" office:value-type="string">
            <text:p text:style-name="P117">もと</text:p>
          </table:table-cell>
          <table:table-cell table:style-name="Tabla298.A1" office:value-type="string">
            <text:p text:style-name="P75"><text:ruby text:style-name="Ru1"><text:ruby-base><text:span text:style-name="T66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101"><text:s/></text:p>
          </table:table-cell>
        </table:table-row>
        <table:table-row>
          <table:covered-table-cell/>
          <table:table-cell table:style-name="Tabla298.B2" office:value-type="string">
            <text:p text:style-name="P118">ゲン</text:p>
          </table:table-cell>
          <table:table-cell table:style-name="Tabla298.C2" office:value-type="string">
            <text:p text:style-name="P95"><text:ruby text:style-name="Ru1"><text:ruby-base><text:span text:style-name="T66">元</text:span></text:ruby-base><text:ruby-text>げん</text:ruby-text></text:ruby><text:ruby text:style-name="Ru1"><text:ruby-base><text:span text:style-name="T66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9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office:value-type="string">
            <text:p text:style-name="P87">平</text:p>
          </table:table-cell>
          <table:table-cell table:style-name="Tabla409.A1" office:value-type="string">
            <text:p text:style-name="P117">ヘイ</text:p>
          </table:table-cell>
          <table:table-cell table:style-name="Tabla409.A1" office:value-type="string">
            <text:p text:style-name="P75"><text:ruby text:style-name="Ru1"><text:ruby-base><text:span text:style-name="T66">平</text:span></text:ruby-base><text:ruby-text>へい</text:ruby-text></text:ruby><text:ruby text:style-name="Ru1"><text:ruby-base><text:span text:style-name="T66">和</text:span></text:ruby-base><text:ruby-text>わ</text:ruby-text></text:ruby> <text:s text:c="22"/>paz</text:p>
          </table:table-cell>
          <table:table-cell table:style-name="Tabla409.D1" office:value-type="string">
            <text:p text:style-name="P101"><text:ruby text:style-name="Ru1"><text:ruby-base><text:span text:style-name="T66">水</text:span></text:ruby-base><text:ruby-text>すい</text:ruby-text></text:ruby><text:ruby text:style-name="Ru1"><text:ruby-base><text:span text:style-name="T66">平</text:span></text:ruby-base><text:ruby-text>へい</text:ruby-text></text:ruby><text:span text:style-name="T66">な</text:span> <text:s text:c="9"/>horizontal</text:p>
          </table:table-cell>
        </table:table-row>
      </table:table>
      <text:p text:style-name="P56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87">感</text:p>
          </table:table-cell>
          <table:table-cell table:style-name="Tabla307.A1" office:value-type="string">
            <text:p text:style-name="P93">カン</text:p>
          </table:table-cell>
          <table:table-cell table:style-name="Tabla307.A1" office:value-type="string">
            <text:p text:style-name="P75"><text:ruby text:style-name="Ru1"><text:ruby-base><text:span text:style-name="T79">感</text:span></text:ruby-base><text:ruby-text>かん</text:ruby-text></text:ruby><text:span text:style-name="T79">じ</text:span> <text:s text:c="10"/>sentimiento <text:s text:c="3"/></text:p>
          </table:table-cell>
          <table:table-cell table:style-name="Tabla307.D1" office:value-type="string">
            <text:p text:style-name="P75"><text:s text:c="2"/></text:p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87">運</text:p>
          </table:table-cell>
          <table:table-cell table:style-name="Tabla321.A1" office:value-type="string">
            <text:p text:style-name="P93">ウン</text:p>
          </table:table-cell>
          <table:table-cell table:style-name="Tabla321.C1" office:value-type="string">
            <text:p text:style-name="P154"><text:ruby text:style-name="Ru1"><text:ruby-base><text:span text:style-name="T79">運</text:span></text:ruby-base><text:ruby-text>うん</text:ruby-text></text:ruby><text:span text:style-name="T70"> <text:s text:c="23"/>suerte <text:s text:c="9"/></text:span></text:p>
          </table:table-cell>
          <table:table-cell table:style-name="Tabla321.D1" office:value-type="string">
            <text:p text:style-name="P75"><text:ruby text:style-name="Ru1"><text:ruby-base><text:span text:style-name="T79">幸</text:span></text:ruby-base><text:ruby-text>こう</text:ruby-text></text:ruby><text:ruby text:style-name="Ru1"><text:ruby-base><text:span text:style-name="T79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93">はこ</text:p>
          </table:table-cell>
          <table:table-cell table:style-name="Tabla321.B2" office:value-type="string">
            <text:p text:style-name="P75"><text:ruby text:style-name="Ru1"><text:ruby-base><text:span text:style-name="T79">運</text:span></text:ruby-base><text:ruby-text>はこ</text:ruby-text></text:ruby><text:span text:style-name="T79">ぶ</text:span> <text:s text:c="11"/>transportar</text:p>
          </table:table-cell>
          <table:table-cell table:style-name="Tabla321.D2" office:value-type="string">
            <text:p text:style-name="P75"/>
          </table:table-cell>
        </table:table-row>
      </table:table>
      <text:p text:style-name="P75"><text:s text:c="8"/></text:p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87">真</text:p>
          </table:table-cell>
          <table:table-cell table:style-name="Tabla337.A1" office:value-type="string">
            <text:p text:style-name="P93">シン</text:p>
          </table:table-cell>
          <table:table-cell table:style-name="Tabla337.C1" office:value-type="string">
            <text:p text:style-name="P75"><text:ruby text:style-name="Ru1"><text:ruby-base><text:span text:style-name="T79">真</text:span></text:ruby-base><text:ruby-text>しん</text:ruby-text></text:ruby><text:ruby text:style-name="Ru1"><text:ruby-base><text:span text:style-name="T79">実</text:span></text:ruby-base><text:ruby-text>じつ</text:ruby-text></text:ruby><text:span text:style-name="T70"> <text:s text:c="14"/>la verdad</text:span></text:p>
          </table:table-cell>
          <table:table-cell table:style-name="Tabla337.D1" office:value-type="string">
            <text:p text:style-name="P75"><text:ruby text:style-name="Ru1"><text:ruby-base><text:span text:style-name="T79">真</text:span></text:ruby-base><text:ruby-text>しん</text:ruby-text></text:ruby><text:span text:style-name="T79">の</text:span> <text:s text:c="13"/>verdadero <text:s/></text:p>
          </table:table-cell>
        </table:table-row>
        <table:table-row>
          <table:covered-table-cell/>
          <table:table-cell table:style-name="Tabla337.B2" office:value-type="string">
            <text:p text:style-name="P93">ま</text:p>
          </table:table-cell>
          <table:table-cell table:style-name="Tabla337.B2" office:value-type="string">
            <text:p text:style-name="P75"><text:ruby text:style-name="Ru1"><text:ruby-base><text:span text:style-name="T79">真</text:span></text:ruby-base><text:ruby-text>ま</text:ruby-text></text:ruby><text:span text:style-name="T79">っ</text:span><text:ruby text:style-name="Ru1"><text:ruby-base><text:span text:style-name="T79">白</text:span></text:ruby-base><text:ruby-text>しろ</text:ruby-text></text:ruby> <text:s text:c="4"/></text:p>
            <text:p text:style-name="P75"><text:s text:c="2"/>completamente blanco</text:p>
          </table:table-cell>
          <table:table-cell table:style-name="Tabla337.D2" office:value-type="string">
            <text:p text:style-name="P75"><text:ruby text:style-name="Ru1"><text:ruby-base><text:span text:style-name="T79">真</text:span></text:ruby-base><text:ruby-text>ま</text:ruby-text></text:ruby><text:span text:style-name="T79">っ</text:span><text:ruby text:style-name="Ru1"><text:ruby-base><text:span text:style-name="T79">暗</text:span></text:ruby-base><text:ruby-text>くら</text:ruby-text></text:ruby> <text:s/></text:p>
            <text:p text:style-name="P75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87">勝</text:p>
          </table:table-cell>
          <table:table-cell table:style-name="Tabla346.A1" office:value-type="string">
            <text:p text:style-name="P93">ショウ</text:p>
          </table:table-cell>
          <table:table-cell table:style-name="Tabla346.A1" office:value-type="string">
            <text:p text:style-name="P75"><text:ruby text:style-name="Ru1"><text:ruby-base><text:span text:style-name="T79">勝</text:span></text:ruby-base><text:ruby-text>しょう</text:ruby-text></text:ruby><text:span text:style-name="T79">り</text:span> <text:s text:c="15"/>victoria <text:s text:c="3"/></text:p>
          </table:table-cell>
          <table:table-cell table:style-name="Tabla346.D1" office:value-type="string">
            <text:p text:style-name="P75"><text:ruby text:style-name="Ru1"><text:ruby-base><text:span text:style-name="T79">決</text:span></text:ruby-base><text:ruby-text>けっ</text:ruby-text></text:ruby><text:ruby text:style-name="Ru1"><text:ruby-base><text:span text:style-name="T79">勝</text:span></text:ruby-base><text:ruby-text>しょう</text:ruby-text></text:ruby> <text:s text:c="2"/>partido decisivo <text:s text:c="3"/></text:p>
          </table:table-cell>
        </table:table-row>
      </table:table>
      <text:p text:style-name="P109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87">活</text:p>
          </table:table-cell>
          <table:table-cell table:style-name="Tabla91.A1" office:value-type="string">
            <text:p text:style-name="P117">カツ</text:p>
          </table:table-cell>
          <table:table-cell table:style-name="Tabla91.A1" office:value-type="string">
            <text:p text:style-name="P75"><text:ruby text:style-name="Ru1"><text:ruby-base><text:span text:style-name="T37">生</text:span></text:ruby-base><text:ruby-text>せい</text:ruby-text></text:ruby><text:ruby text:style-name="Ru1"><text:ruby-base><text:span text:style-name="T37">活</text:span></text:ruby-base><text:ruby-text>かつ</text:ruby-text></text:ruby><text:span text:style-name="T32"> <text:s text:c="6"/>vida cotidiana</text:span></text:p>
          </table:table-cell>
          <table:table-cell table:style-name="Tabla91.D1" office:value-type="string">
            <text:p text:style-name="P101"/>
          </table:table-cell>
        </table:table-row>
      </table:table>
      <text:p text:style-name="P77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87">公</text:p>
          </table:table-cell>
          <table:table-cell table:style-name="Tabla250.A1" office:value-type="string">
            <text:p text:style-name="P117">コウ</text:p>
          </table:table-cell>
          <table:table-cell table:style-name="Tabla250.A1" office:value-type="string">
            <text:p text:style-name="P141"><text:ruby text:style-name="Ru1"><text:ruby-base><text:span text:style-name="T79">公</text:span></text:ruby-base><text:ruby-text>こう</text:ruby-text></text:ruby><text:span text:style-name="T77"> <text:s text:c="8"/>aux. “público”</text:span></text:p>
          </table:table-cell>
          <table:table-cell table:style-name="Tabla250.D1" office:value-type="string">
            <text:p text:style-name="P141"><text:ruby text:style-name="Ru1"><text:ruby-base><text:span text:style-name="T79">公</text:span></text:ruby-base><text:ruby-text>こう</text:ruby-text></text:ruby><text:ruby text:style-name="Ru1"><text:ruby-base><text:span text:style-name="T79">正</text:span></text:ruby-base><text:ruby-text>せい</text:ruby-text></text:ruby><text:span text:style-name="T79">な</text:span> <text:s text:c="17"/>justo</text:p>
          </table:table-cell>
        </table:table-row>
      </table:table>
      <text:p text:style-name="P44"/>
      <text:p text:style-name="P179"/>
      <text:p text:style-name="P63">ARTES - CIENCIAS - LETRAS</text:p>
      <text:p text:style-name="Standard"/>
      <text:p text:style-name="Standard"/>
      <text:p text:style-name="P107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table:number-rows-spanned="2" office:value-type="string">
            <text:p text:style-name="P87">算</text:p>
          </table:table-cell>
          <table:table-cell table:style-name="Tabla236.A1" office:value-type="string">
            <text:p text:style-name="P117">さん</text:p>
          </table:table-cell>
          <table:table-cell table:style-name="Tabla236.A1" office:value-type="string">
            <text:p text:style-name="P75"><text:ruby text:style-name="Ru1"><text:ruby-base><text:span text:style-name="T66">計</text:span></text:ruby-base><text:ruby-text>けい</text:ruby-text></text:ruby><text:ruby text:style-name="Ru1"><text:ruby-base><text:span text:style-name="T66">算</text:span></text:ruby-base><text:ruby-text>さん</text:ruby-text></text:ruby><text:span text:style-name="T73"> <text:s text:c="17"/>cálculo</text:span></text:p>
          </table:table-cell>
          <table:table-cell table:style-name="Tabla236.D1" office:value-type="string">
            <text:p text:style-name="P101"><text:ruby text:style-name="Ru1"><text:ruby-base><text:span text:style-name="T66">算</text:span></text:ruby-base><text:ruby-text>さん</text:ruby-text></text:ruby><text:ruby text:style-name="Ru1"><text:ruby-base><text:span text:style-name="T66">数</text:span></text:ruby-base><text:ruby-text>すう</text:ruby-text></text:ruby> <text:s text:c="14"/>aritmética</text:p>
          </table:table-cell>
        </table:table-row>
        <table:table-row>
          <table:covered-table-cell/>
          <table:table-cell table:style-name="Tabla236.B2" office:value-type="string">
            <text:p text:style-name="P117">ざん</text:p>
          </table:table-cell>
          <table:table-cell table:style-name="Tabla236.B2" office:value-type="string">
            <text:p text:style-name="P75"><text:ruby text:style-name="Ru1"><text:ruby-base><text:span text:style-name="T66">足</text:span></text:ruby-base><text:ruby-text>た</text:ruby-text></text:ruby><text:span text:style-name="T66">し</text:span><text:ruby text:style-name="Ru1"><text:ruby-base><text:span text:style-name="T12">算</text:span></text:ruby-base><text:ruby-text>ざん</text:ruby-text></text:ruby> <text:s text:c="5"/>la suma (+)</text:p>
          </table:table-cell>
          <table:table-cell table:style-name="Tabla236.D2" office:value-type="string">
            <text:p text:style-name="P101"/>
          </table:table-cell>
        </table:table-row>
      </table:table>
      <text:p text:style-name="P1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87">字</text:p>
            </table:table-cell>
            <table:table-cell table:style-name="Tabla19.A1" table:number-rows-spanned="2" office:value-type="string">
              <text:p text:style-name="P93">ジ</text:p>
            </table:table-cell>
            <table:table-cell table:style-name="Tabla19.C1" office:value-type="string">
              <text:p text:style-name="P75"><text:ruby text:style-name="Ru1"><text:ruby-base><text:span text:style-name="T79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75"><text:ruby text:style-name="Ru1"><text:ruby-base><text:span text:style-name="T79">数</text:span></text:ruby-base><text:ruby-text>すう</text:ruby-text></text:ruby><text:ruby text:style-name="Ru1"><text:ruby-base><text:span text:style-name="T79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75"><text:span text:style-name="T79">ロ−マ</text:span><text:ruby text:style-name="Ru1"><text:ruby-base><text:span text:style-name="T79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75"/>
          </table:table-cell>
        </table:table-row>
      </table:table>
      <text:p text:style-name="P17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87">丸</text:p>
          </table:table-cell>
          <table:table-cell table:style-name="Tabla227.A1" office:value-type="string">
            <text:p text:style-name="P117">まる</text:p>
          </table:table-cell>
          <table:table-cell table:style-name="Tabla227.A1" office:value-type="string">
            <text:p text:style-name="P75"><text:ruby text:style-name="Ru1"><text:ruby-base><text:span text:style-name="T66">丸</text:span></text:ruby-base><text:ruby-text>まる</text:ruby-text></text:ruby><text:span text:style-name="T73"> <text:s text:c="22"/>círculo</text:span></text:p>
          </table:table-cell>
          <table:table-cell table:style-name="Tabla227.D1" office:value-type="string">
            <text:p text:style-name="P101"><text:ruby text:style-name="Ru1"><text:ruby-base><text:span text:style-name="T66">丸</text:span></text:ruby-base><text:ruby-text>まる</text:ruby-text></text:ruby><text:span text:style-name="T66">い</text:span> <text:s text:c="18"/>circular</text:p>
          </table:table-cell>
        </table:table-row>
      </table:table>
      <text:p text:style-name="Standard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87">宿</text:p>
          </table:table-cell>
          <table:table-cell table:style-name="Tabla291.A1" office:value-type="string">
            <text:p text:style-name="P117">シュク</text:p>
          </table:table-cell>
          <table:table-cell table:style-name="Tabla291.A1" office:value-type="string">
            <text:p text:style-name="P75"><text:ruby text:style-name="Ru1"><text:ruby-base><text:span text:style-name="T66">宿</text:span></text:ruby-base><text:ruby-text>しゅく</text:ruby-text></text:ruby><text:ruby text:style-name="Ru1"><text:ruby-base><text:span text:style-name="T66">題</text:span></text:ruby-base><text:ruby-text>だい</text:ruby-text></text:ruby> <text:s text:c="13"/>deberes</text:p>
          </table:table-cell>
          <table:table-cell table:style-name="Tabla291.D1" office:value-type="string">
            <text:p text:style-name="P101"><text:s text:c="3"/></text:p>
          </table:table-cell>
        </table:table-row>
      </table:table>
      <text:p text:style-name="P17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87">絵</text:p>
          </table:table-cell>
          <table:table-cell table:style-name="Tabla168.A1" office:value-type="string">
            <text:p text:style-name="P117">エ</text:p>
          </table:table-cell>
          <table:table-cell table:style-name="Tabla168.A1" office:value-type="string">
            <text:p text:style-name="P75"><text:ruby text:style-name="Ru1"><text:ruby-base><text:span text:style-name="T66">絵</text:span></text:ruby-base><text:ruby-text>え</text:ruby-text></text:ruby> <text:s text:c="23"/>dibujo</text:p>
          </table:table-cell>
          <table:table-cell table:style-name="Tabla168.D1" office:value-type="string">
            <text:p text:style-name="P101"><text:s/><text:ruby text:style-name="Ru1"><text:ruby-base><text:span text:style-name="T66">絵</text:span></text:ruby-base><text:ruby-text>え</text:ruby-text></text:ruby><text:ruby text:style-name="Ru1"><text:ruby-base><text:span text:style-name="T66">本</text:span></text:ruby-base><text:ruby-text>ほん</text:ruby-text></text:ruby> <text:s text:c="2"/>libro con dibujos</text:p>
          </table:table-cell>
        </table:table-row>
        <table:table-row>
          <table:covered-table-cell/>
          <table:table-cell table:style-name="Tabla168.B2" office:value-type="string">
            <text:p text:style-name="P117">カイ</text:p>
          </table:table-cell>
          <table:table-cell table:style-name="Tabla168.B2" office:value-type="string">
            <text:p text:style-name="P75"><text:ruby text:style-name="Ru1"><text:ruby-base><text:span text:style-name="T66">絵</text:span></text:ruby-base><text:ruby-text>かい</text:ruby-text></text:ruby><text:ruby text:style-name="Ru1"><text:ruby-base><text:span text:style-name="T66">画</text:span></text:ruby-base><text:ruby-text>が</text:ruby-text></text:ruby> <text:s text:c="17"/>pintura</text:p>
          </table:table-cell>
          <table:table-cell table:style-name="Tabla168.D2" office:value-type="string">
            <text:p text:style-name="P101"/>
          </table:table-cell>
        </table:table-row>
      </table:table>
      <text:p text:style-name="P56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office:value-type="string">
            <text:p text:style-name="P87">練</text:p>
          </table:table-cell>
          <table:table-cell table:style-name="Tabla436.A1" office:value-type="string">
            <text:p text:style-name="P117">レン</text:p>
          </table:table-cell>
          <table:table-cell table:style-name="Tabla436.A1" office:value-type="string">
            <text:p text:style-name="P107"><text:ruby text:style-name="Ru1"><text:ruby-base><text:span text:style-name="T66">練</text:span></text:ruby-base><text:ruby-text>れん</text:ruby-text></text:ruby><text:ruby text:style-name="Ru1"><text:ruby-base><text:span text:style-name="T66">習</text:span></text:ruby-base><text:ruby-text>しゅう</text:ruby-text></text:ruby></text:p>
            <text:p text:style-name="P107"><text:s text:c="10"/>ejercicio, práctica</text:p>
          </table:table-cell>
          <table:table-cell table:style-name="Tabla436.D1" office:value-type="string">
            <text:p text:style-name="P101"><text:s text:c="3"/></text:p>
          </table:table-cell>
        </table:table-row>
      </table:table>
      <text:p text:style-name="P43"><text:ruby text:style-name="Ru1"><text:ruby-base/><text:ruby-text>れん</text:ruby-text></text:ruby></text:p>
      <text:p text:style-name="P61"/>
      <text:p text:style-name="P61"/>
      <text:p text:style-name="P61"/>
      <text:p text:style-name="P61"/>
      <text:p text:style-name="P16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87">形</text:p>
          </table:table-cell>
          <table:table-cell table:style-name="Tabla169.A1" office:value-type="string">
            <text:p text:style-name="P117">かたち</text:p>
          </table:table-cell>
          <table:table-cell table:style-name="Tabla169.A1" office:value-type="string">
            <text:p text:style-name="P75"><text:ruby text:style-name="Ru1"><text:ruby-base><text:span text:style-name="T66">形</text:span></text:ruby-base><text:ruby-text>かたち</text:ruby-text></text:ruby> <text:s text:c="21"/>forma</text:p>
          </table:table-cell>
          <table:table-cell table:style-name="Tabla169.D1" office:value-type="string">
            <text:p text:style-name="P101"><text:s text:c="8"/></text:p>
          </table:table-cell>
        </table:table-row>
        <table:table-row>
          <table:covered-table-cell/>
          <table:table-cell table:style-name="Tabla169.B2" office:value-type="string">
            <text:p text:style-name="P134">ギョウ</text:p>
          </table:table-cell>
          <table:table-cell table:style-name="Tabla169.C2" office:value-type="string">
            <text:p text:style-name="P137"><text:ruby text:style-name="Ru1"><text:ruby-base><text:span text:style-name="T66">人</text:span></text:ruby-base><text:ruby-text>にん</text:ruby-text></text:ruby><text:ruby text:style-name="Ru1"><text:ruby-base><text:span text:style-name="T66">形</text:span></text:ruby-base><text:ruby-text>ぎょう</text:ruby-text></text:ruby> <text:s text:c="13"/>muñeca</text:p>
          </table:table-cell>
          <table:table-cell table:style-name="Tabla169.D2" office:value-type="string">
            <text:p text:style-name="P129">　 <text:s text:c="4"/></text:p>
          </table:table-cell>
        </table:table-row>
      </table:table>
      <text:p text:style-name="P17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0">式</text:p>
            </table:table-cell>
            <table:table-cell table:style-name="Tabla345.A1" table:number-rows-spanned="2" office:value-type="string">
              <text:p text:style-name="P93">シキ</text:p>
            </table:table-cell>
            <table:table-cell table:style-name="Tabla345.A1" office:value-type="string">
              <text:p text:style-name="P81"><text:ruby text:style-name="Ru1"><text:ruby-base><text:span text:style-name="T79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32"><text:ruby text:style-name="Ru1"><text:ruby-base><text:span text:style-name="T14">式</text:span></text:ruby-base><text:ruby-text>しき</text:ruby-text></text:ruby><text:ruby text:style-name="Ru1"><text:ruby-base><text:span text:style-name="T14">場</text:span></text:ruby-base><text:ruby-text>じょう</text:ruby-text></text:ruby></text:p>
              <text:p text:style-name="P132"><text:span text:style-name="T22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81"><text:ruby text:style-name="Ru1"><text:ruby-base><text:span text:style-name="T79">数</text:span></text:ruby-base><text:ruby-text>すう</text:ruby-text></text:ruby><text:ruby text:style-name="Ru1"><text:ruby-base><text:span text:style-name="T79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81"/>
          </table:table-cell>
        </table:table-row>
      </table:table>
      <text:p text:style-name="P75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48">語</text:p>
          </table:table-cell>
          <table:table-cell table:style-name="Tabla182.A1" office:value-type="string">
            <text:p text:style-name="P117">ゴ</text:p>
          </table:table-cell>
          <table:table-cell table:style-name="Tabla182.A1" office:value-type="string">
            <text:p text:style-name="P101"><text:span text:style-name="T66">~</text:span><text:ruby text:style-name="Ru1"><text:ruby-base><text:span text:style-name="T66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101"><text:ruby text:style-name="Ru1"><text:ruby-base><text:span text:style-name="T66">日</text:span></text:ruby-base><text:ruby-text>に</text:ruby-text></text:ruby><text:ruby text:style-name="Ru1"><text:ruby-base><text:span text:style-name="T66">本</text:span></text:ruby-base><text:ruby-text>ほん</text:ruby-text></text:ruby><text:ruby text:style-name="Ru1"><text:ruby-base><text:span text:style-name="T66">語</text:span></text:ruby-base><text:ruby-text>ご</text:ruby-text></text:ruby> 　 <text:s text:c="8"/>japonés <text:s text:c="8"/></text:p>
          </table:table-cell>
        </table:table-row>
      </table:table>
      <text:p text:style-name="P75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87">発</text:p>
          </table:table-cell>
          <table:table-cell table:style-name="Tabla389.A1" office:value-type="string">
            <text:p text:style-name="P117">ハツ</text:p>
          </table:table-cell>
          <table:table-cell table:style-name="Tabla389.A1" office:value-type="string">
            <text:p text:style-name="P101"><text:ruby text:style-name="Ru1"><text:ruby-base><text:span text:style-name="T66">発</text:span></text:ruby-base><text:ruby-text>はつ</text:ruby-text></text:ruby><text:ruby text:style-name="Ru1"><text:ruby-base><text:span text:style-name="T66">明</text:span></text:ruby-base><text:ruby-text>めい</text:ruby-text></text:ruby> <text:s text:c="16"/>invento</text:p>
          </table:table-cell>
          <table:table-cell table:style-name="Tabla389.D1" office:value-type="string">
            <text:p text:style-name="P101"><text:ruby text:style-name="Ru1"><text:ruby-base><text:span text:style-name="T89">発</text:span></text:ruby-base><text:ruby-text>はっ</text:ruby-text></text:ruby><text:ruby text:style-name="Ru1"><text:ruby-base><text:span text:style-name="T66">見</text:span></text:ruby-base><text:ruby-text>けん</text:ruby-text></text:ruby> <text:s text:c="5"/>descubrimiento</text:p>
          </table:table-cell>
        </table:table-row>
      </table:table>
      <text:p text:style-name="P75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87">研</text:p>
          </table:table-cell>
          <table:table-cell table:style-name="Tabla317.A1" office:value-type="string">
            <text:p text:style-name="P117">ケン</text:p>
          </table:table-cell>
          <table:table-cell table:style-name="Tabla317.A1" office:value-type="string">
            <text:p text:style-name="P101"><text:ruby text:style-name="Ru1"><text:ruby-base><text:span text:style-name="T66">研</text:span></text:ruby-base><text:ruby-text>けん</text:ruby-text></text:ruby><text:ruby text:style-name="Ru1"><text:ruby-base><text:span text:style-name="T66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101"><text:ruby text:style-name="Ru1"><text:ruby-base><text:span text:style-name="T66">研</text:span></text:ruby-base><text:ruby-text>けん</text:ruby-text></text:ruby><text:ruby text:style-name="Ru1"><text:ruby-base><text:span text:style-name="T66">究</text:span></text:ruby-base><text:ruby-text>きゅう</text:ruby-text></text:ruby><text:ruby text:style-name="Ru1"><text:ruby-base><text:span text:style-name="T66">所</text:span></text:ruby-base><text:ruby-text>しょ</text:ruby-text></text:ruby> <text:s text:c="6"/>laboratorio</text:p>
          </table:table-cell>
        </table:table-row>
      </table:table>
      <text:p text:style-name="P75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87">究</text:p>
          </table:table-cell>
          <table:table-cell table:style-name="Tabla354.A1" office:value-type="string">
            <text:p text:style-name="P117">キュウ</text:p>
          </table:table-cell>
          <table:table-cell table:style-name="Tabla354.A1" office:value-type="string">
            <text:p text:style-name="P101"><text:ruby text:style-name="Ru1"><text:ruby-base><text:span text:style-name="T66">究</text:span></text:ruby-base><text:ruby-text>きゅう</text:ruby-text></text:ruby><text:ruby text:style-name="Ru1"><text:ruby-base><text:span text:style-name="T66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101"/>
          </table:table-cell>
        </table:table-row>
      </table:table>
      <text:p text:style-name="P38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0">漢</text:p>
            </table:table-cell>
            <table:table-cell table:style-name="Tabla268.A1" office:value-type="string">
              <text:p text:style-name="P93">カン</text:p>
            </table:table-cell>
            <table:table-cell table:style-name="Tabla268.A1" office:value-type="string">
              <text:p text:style-name="P81"><text:ruby text:style-name="Ru1"><text:ruby-base><text:span text:style-name="T79">漢</text:span></text:ruby-base><text:ruby-text>かん</text:ruby-text></text:ruby><text:ruby text:style-name="Ru1"><text:ruby-base><text:span text:style-name="T79">字</text:span></text:ruby-base><text:ruby-text>じ</text:ruby-text></text:ruby> <text:s text:c="12"/><text:span text:style-name="T64"><text:s text:c="8"/></text:span><text:span text:style-name="T6">kanji</text:span></text:p>
            </table:table-cell>
            <table:table-cell table:style-name="Tabla268.D1" office:value-type="string">
              <text:p text:style-name="P140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3" office:value-type="string">
              <text:p text:style-name="P88">文</text:p>
            </table:table-cell>
            <table:table-cell table:style-name="Tabla23.A1" office:value-type="string">
              <text:p text:style-name="P93">モ</text:p>
            </table:table-cell>
            <table:table-cell table:style-name="Tabla23.C1" office:value-type="string">
              <text:p text:style-name="P75"><text:ruby text:style-name="Ru1"><text:ruby-base><text:span text:style-name="T79">文</text:span></text:ruby-base><text:ruby-text>も</text:ruby-text></text:ruby><text:ruby text:style-name="Ru1"><text:ruby-base><text:span text:style-name="T79">字</text:span></text:ruby-base><text:ruby-text>じ</text:ruby-text></text:ruby> <text:s text:c="21"/>letra</text:p>
            </table:table-cell>
            <table:table-cell table:style-name="Tabla23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93">モン</text:p>
          </table:table-cell>
          <table:table-cell table:style-name="Tabla23.C2" office:value-type="string">
            <text:p text:style-name="P186"><text:ruby text:style-name="Ru1"><text:ruby-base><text:span text:style-name="T66">天</text:span></text:ruby-base><text:ruby-text>てん</text:ruby-text></text:ruby><text:ruby text:style-name="Ru1"><text:ruby-base><text:span text:style-name="T66">文</text:span></text:ruby-base><text:ruby-text>もん</text:ruby-text></text:ruby><text:ruby text:style-name="Ru1"><text:ruby-base><text:span text:style-name="T66">学</text:span></text:ruby-base><text:ruby-text>がく</text:ruby-text></text:ruby><text:span text:style-name="T70"> <text:s text:c="5"/>astronomía</text:span></text:p>
          </table:table-cell>
          <table:table-cell table:style-name="Tabla23.D2" office:value-type="string">
            <text:p text:style-name="P75"/>
          </table:table-cell>
        </table:table-row>
        <table:table-row>
          <table:covered-table-cell/>
          <table:table-cell table:style-name="Tabla23.B2" office:value-type="string">
            <text:p text:style-name="P93">ブン</text:p>
          </table:table-cell>
          <table:table-cell table:style-name="Tabla23.C2" office:value-type="string">
            <text:p text:style-name="P75"><text:ruby text:style-name="Ru1"><text:ruby-base><text:span text:style-name="T79">文</text:span></text:ruby-base><text:ruby-text>ぶん</text:ruby-text></text:ruby> <text:s/>　 <text:s text:c="18"/>frase</text:p>
          </table:table-cell>
          <table:table-cell table:style-name="Tabla23.D2" office:value-type="string">
            <text:p text:style-name="P75"><text:ruby text:style-name="Ru1"><text:ruby-base><text:span text:style-name="T79">作</text:span></text:ruby-base><text:ruby-text>さく</text:ruby-text></text:ruby><text:ruby text:style-name="Ru1"><text:ruby-base><text:span text:style-name="T79">文</text:span></text:ruby-base><text:ruby-text>ぶん</text:ruby-text></text:ruby><text:span text:style-name="T73"> <text:s text:c="21"/>texto</text:span></text:p>
          </table:table-cell>
        </table:table-row>
      </table:table>
      <text:p text:style-name="P17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87">線</text:p>
          </table:table-cell>
          <table:table-cell table:style-name="Tabla170.A1" table:number-rows-spanned="2" office:value-type="string">
            <text:p text:style-name="P117">SEN</text:p>
          </table:table-cell>
          <table:table-cell table:style-name="Tabla170.A1" office:value-type="string">
            <text:p text:style-name="P75"><text:ruby text:style-name="Ru1"><text:ruby-base><text:span text:style-name="T66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101"><text:ruby text:style-name="Ru1"><text:ruby-base><text:span text:style-name="T66">点</text:span></text:ruby-base><text:ruby-text>てん</text:ruby-text></text:ruby><text:ruby text:style-name="Ru1"><text:ruby-base><text:span text:style-name="T66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75"><text:ruby text:style-name="Ru1"><text:ruby-base><text:span text:style-name="T66">電</text:span></text:ruby-base><text:ruby-text>でん</text:ruby-text></text:ruby><text:ruby text:style-name="Ru1"><text:ruby-base><text:span text:style-name="T66">線</text:span></text:ruby-base><text:ruby-text>せん</text:ruby-text></text:ruby><text:span text:style-name="T66"> <text:s/></text:span>(cable eléctrico)</text:p>
          </table:table-cell>
          <table:table-cell table:style-name="Tabla170.D2" office:value-type="string">
            <text:p text:style-name="P101"/>
          </table:table-cell>
        </table:table-row>
      </table:table>
      <text:p text:style-name="P75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87">計</text:p>
          </table:table-cell>
          <table:table-cell table:style-name="Tabla135.A1" office:value-type="string">
            <text:p text:style-name="P117">KEI</text:p>
          </table:table-cell>
          <table:table-cell table:style-name="Tabla135.A1" office:value-type="string">
            <text:p text:style-name="P101"><text:ruby text:style-name="Ru1"><text:ruby-base><text:span text:style-name="T66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24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101"><text:s text:c="8"/>(economía familiar)</text:p>
          </table:table-cell>
        </table:table-row>
      </table:table>
      <text:p text:style-name="P18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87">曲</text:p>
          </table:table-cell>
          <table:table-cell table:style-name="Tabla289.A1" office:value-type="string">
            <text:p text:style-name="P117">キョク</text:p>
          </table:table-cell>
          <table:table-cell table:style-name="Tabla289.A1" office:value-type="string">
            <text:p text:style-name="P101"><text:ruby text:style-name="Ru1"><text:ruby-base><text:span text:style-name="T79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101"/>
          </table:table-cell>
        </table:table-row>
      </table:table>
      <text:p text:style-name="P18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87">号</text:p>
          </table:table-cell>
          <table:table-cell table:style-name="Tabla323.A1" office:value-type="string">
            <text:p text:style-name="P117">ゴウ</text:p>
          </table:table-cell>
          <table:table-cell table:style-name="Tabla323.A1" office:value-type="string">
            <text:p text:style-name="P108"><text:ruby text:style-name="Ru1"><text:ruby-base><text:span text:style-name="T79">番</text:span></text:ruby-base><text:ruby-text>ばん</text:ruby-text></text:ruby><text:ruby text:style-name="Ru1"><text:ruby-base><text:span text:style-name="T79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101"/>
          </table:table-cell>
        </table:table-row>
      </table:table>
      <text:p text:style-name="P38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87">数</text:p>
          </table:table-cell>
          <table:table-cell table:style-name="Tabla204.A1" office:value-type="string">
            <text:p text:style-name="P117">KAZU</text:p>
          </table:table-cell>
          <table:table-cell table:style-name="Tabla204.A1" office:value-type="string">
            <text:p text:style-name="P75"><text:ruby text:style-name="Ru1"><text:ruby-base><text:span text:style-name="T79">数</text:span></text:ruby-base><text:ruby-text>かず</text:ruby-text></text:ruby><text:span text:style-name="T79"> <text:s text:c="2"/></text:span>(núm. “concepto”)</text:p>
          </table:table-cell>
          <table:table-cell table:style-name="Tabla204.D1" office:value-type="string">
            <text:p text:style-name="P101"><text:s text:c="8"/></text:p>
          </table:table-cell>
        </table:table-row>
        <table:table-row>
          <table:covered-table-cell/>
          <table:table-cell table:style-name="Tabla204.B2" office:value-type="string">
            <text:p text:style-name="P117">KAZO</text:p>
          </table:table-cell>
          <table:table-cell table:style-name="Tabla204.B2" office:value-type="string">
            <text:p text:style-name="P75"><text:ruby text:style-name="Ru1"><text:ruby-base><text:span text:style-name="T79">数</text:span></text:ruby-base><text:ruby-text>かぞ</text:ruby-text></text:ruby><text:span text:style-name="T79">える <text:s text:c="7"/></text:span>(contar)</text:p>
          </table:table-cell>
          <table:table-cell table:style-name="Tabla204.D2" office:value-type="string">
            <text:p text:style-name="P101"/>
          </table:table-cell>
        </table:table-row>
        <table:table-row>
          <table:covered-table-cell/>
          <table:table-cell table:style-name="Tabla204.B2" office:value-type="string">
            <text:p text:style-name="P118">SÛ</text:p>
          </table:table-cell>
          <table:table-cell table:style-name="Tabla204.C3" office:value-type="string">
            <text:p text:style-name="P107"><text:ruby text:style-name="Ru1"><text:ruby-base><text:span text:style-name="T79">数</text:span></text:ruby-base><text:ruby-text>すう</text:ruby-text></text:ruby><text:ruby text:style-name="Ru1"><text:ruby-base><text:span text:style-name="T79">学</text:span></text:ruby-base><text:ruby-text>がく</text:ruby-text></text:ruby> <text:s text:c="15"/>(mates)</text:p>
          </table:table-cell>
          <table:table-cell table:style-name="Tabla204.D3" office:value-type="string">
            <text:p text:style-name="P107"><text:ruby text:style-name="Ru1"><text:ruby-base><text:span text:style-name="T79">人</text:span></text:ruby-base><text:ruby-text>にん</text:ruby-text></text:ruby><text:ruby text:style-name="Ru1"><text:ruby-base><text:span text:style-name="T79">数</text:span></text:ruby-base><text:ruby-text>すう</text:ruby-text></text:ruby> <text:s text:c="3"/>(núm. personas)</text:p>
          </table:table-cell>
        </table:table-row>
      </table:table>
      <text:p text:style-name="P18"/>
      <text:p text:style-name="P18"/>
      <text:p text:style-name="P18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87">詩</text:p>
          </table:table-cell>
          <table:table-cell table:style-name="Tabla331.A1" office:value-type="string">
            <text:p text:style-name="P117">シ</text:p>
          </table:table-cell>
          <table:table-cell table:style-name="Tabla331.A1" office:value-type="string">
            <text:p text:style-name="P101"><text:ruby text:style-name="Ru1"><text:ruby-base><text:span text:style-name="T79">詩</text:span></text:ruby-base><text:ruby-text>し</text:ruby-text></text:ruby> <text:s text:c="21"/>poesía</text:p>
          </table:table-cell>
          <table:table-cell table:style-name="Tabla331.D1" office:value-type="string">
            <text:p text:style-name="P101"><text:ruby text:style-name="Ru1"><text:ruby-base><text:span text:style-name="T79">詩</text:span></text:ruby-base><text:ruby-text>し</text:ruby-text></text:ruby><text:ruby text:style-name="Ru1"><text:ruby-base><text:span text:style-name="T79">人</text:span></text:ruby-base><text:ruby-text>じん</text:ruby-text></text:ruby> <text:s text:c="20"/>poeta</text:p>
          </table:table-cell>
        </table:table-row>
      </table:table>
      <text:p text:style-name="P122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87">題</text:p>
          </table:table-cell>
          <table:table-cell table:style-name="Tabla359.A1" office:value-type="string">
            <text:p text:style-name="P117">ダイ</text:p>
          </table:table-cell>
          <table:table-cell table:style-name="Tabla359.A1" office:value-type="string">
            <text:p text:style-name="P75"><text:ruby text:style-name="Ru1"><text:ruby-base><text:span text:style-name="T66">問</text:span></text:ruby-base><text:ruby-text>もん</text:ruby-text></text:ruby><text:ruby text:style-name="Ru1"><text:ruby-base><text:span text:style-name="T66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101"><text:s text:c="3"/></text:p>
          </table:table-cell>
        </table:table-row>
      </table:table>
      <text:p text:style-name="P18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87">点</text:p>
          </table:table-cell>
          <table:table-cell table:style-name="Tabla120.A1" office:value-type="string">
            <text:p text:style-name="P117">TEN</text:p>
          </table:table-cell>
          <table:table-cell table:style-name="Tabla120.A1" office:value-type="string">
            <text:p text:style-name="P75"><text:ruby text:style-name="Ru1"><text:ruby-base><text:span text:style-name="T66">点</text:span></text:ruby-base><text:ruby-text>てん</text:ruby-text></text:ruby> <text:s text:c="21"/>(punto)</text:p>
          </table:table-cell>
          <table:table-cell table:style-name="Tabla120.D1" office:value-type="string">
            <text:p text:style-name="P102"/>
          </table:table-cell>
        </table:table-row>
      </table:table>
      <text:p text:style-name="P1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87">科</text:p>
          </table:table-cell>
          <table:table-cell table:style-name="Tabla203.A1" office:value-type="string">
            <text:p text:style-name="P117">KA</text:p>
          </table:table-cell>
          <table:table-cell table:style-name="Tabla203.A1" office:value-type="string">
            <text:p text:style-name="P101"><text:ruby text:style-name="Ru1"><text:ruby-base><text:span text:style-name="T66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101"><text:ruby text:style-name="Ru1"><text:ruby-base><text:span text:style-name="T66">科</text:span></text:ruby-base><text:ruby-text>か</text:ruby-text></text:ruby><text:ruby text:style-name="Ru1"><text:ruby-base><text:span text:style-name="T66">学</text:span></text:ruby-base><text:ruby-text>がく</text:ruby-text></text:ruby> <text:s/></text:p>
            <text:p text:style-name="P101"><text:s text:c="7"/>(ciencias naturales)</text:p>
          </table:table-cell>
        </table:table-row>
      </table:table>
      <text:p text:style-name="P75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87">祭</text:p>
          </table:table-cell>
          <table:table-cell table:style-name="Tabla325.A1" office:value-type="string">
            <text:p text:style-name="P117">まつり</text:p>
          </table:table-cell>
          <table:table-cell table:style-name="Tabla325.A1" office:value-type="string">
            <text:p text:style-name="P124"><text:ruby text:style-name="Ru1"><text:ruby-base>祭</text:ruby-base><text:ruby-text>まつり</text:ruby-text></text:ruby><text:span text:style-name="T70">　　 <text:s text:c="12"/>festival</text:span></text:p>
          </table:table-cell>
          <table:table-cell table:style-name="Tabla325.D1" office:value-type="string">
            <text:p text:style-name="P101"/>
          </table:table-cell>
        </table:table-row>
      </table:table>
      <text:p text:style-name="P42"/>
      <text:p text:style-name="P169"/>
      <text:p text:style-name="P169"/>
      <text:p text:style-name="P169"/>
      <text:p text:style-name="P169"/>
      <text:p text:style-name="P169"/>
      <text:p text:style-name="P179"/>
      <text:p text:style-name="P63">OBJETOS – INSTRUMENOS - VEHÍCULOS</text:p>
      <text:p text:style-name="Standard"/>
      <text:p text:style-name="Standard"/>
      <text:p text:style-name="P156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87">自</text:p>
          </table:table-cell>
          <table:table-cell table:style-name="Tabla195.A1" office:value-type="string">
            <text:p text:style-name="P117">ジ</text:p>
          </table:table-cell>
          <table:table-cell table:style-name="Tabla195.A1" office:value-type="string">
            <text:p text:style-name="P100"><text:ruby text:style-name="Ru1"><text:ruby-base><text:span text:style-name="T66">自</text:span></text:ruby-base><text:ruby-text>じ</text:ruby-text></text:ruby> <text:s text:c="4"/>aux. “automático”</text:p>
          </table:table-cell>
          <table:table-cell table:style-name="Tabla195.D1" office:value-type="string">
            <text:p text:style-name="P100"><text:ruby text:style-name="Ru1"><text:ruby-base><text:span text:style-name="T66">自</text:span></text:ruby-base><text:ruby-text>じ</text:ruby-text></text:ruby><text:ruby text:style-name="Ru1"><text:ruby-base><text:span text:style-name="T66">分</text:span></text:ruby-base><text:ruby-text>ぶん</text:ruby-text></text:ruby> <text:s text:c="24"/>yo</text:p>
          </table:table-cell>
        </table:table-row>
      </table:table>
      <text:p text:style-name="P109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87">帳</text:p>
          </table:table-cell>
          <table:table-cell table:style-name="Tabla368.A1" office:value-type="string">
            <text:p text:style-name="P117">チョウ</text:p>
          </table:table-cell>
          <table:table-cell table:style-name="Tabla368.A1" office:value-type="string">
            <text:p text:style-name="P75"><text:ruby text:style-name="Ru1"><text:ruby-base><text:span text:style-name="T79">手</text:span></text:ruby-base><text:ruby-text>て</text:ruby-text></text:ruby><text:ruby text:style-name="Ru1"><text:ruby-base><text:span text:style-name="T79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101"><text:ruby text:style-name="Ru1"><text:ruby-base><text:span text:style-name="T79">写</text:span></text:ruby-base><text:ruby-text>しゃ</text:ruby-text></text:ruby><text:ruby text:style-name="Ru1"><text:ruby-base><text:span text:style-name="T79">真</text:span></text:ruby-base><text:ruby-text>しん</text:ruby-text></text:ruby><text:ruby text:style-name="Ru1"><text:ruby-base><text:span text:style-name="T79">帳</text:span></text:ruby-base><text:ruby-text>ちょう</text:ruby-text></text:ruby> <text:s/></text:p>
            <text:p text:style-name="P101"><text:s text:c="15"/>álbum de fotos</text:p>
          </table:table-cell>
        </table:table-row>
      </table:table>
      <text:p text:style-name="P75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87">弓</text:p>
          </table:table-cell>
          <table:table-cell table:style-name="Tabla26.A1" office:value-type="string">
            <text:p text:style-name="P117">ゆみ</text:p>
          </table:table-cell>
          <table:table-cell table:style-name="Tabla26.A1" office:value-type="string">
            <text:p text:style-name="P75"><text:ruby text:style-name="Ru1"><text:ruby-base><text:span text:style-name="T79">弓</text:span></text:ruby-base><text:ruby-text>ゆみ</text:ruby-text></text:ruby> <text:s text:c="25"/>arco</text:p>
          </table:table-cell>
          <table:table-cell table:style-name="Tabla26.D1" office:value-type="string">
            <text:p text:style-name="P101"/>
          </table:table-cell>
        </table:table-row>
      </table:table>
      <text:p text:style-name="P1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87">動</text:p>
          </table:table-cell>
          <table:table-cell table:style-name="Tabla51.A1" office:value-type="string">
            <text:p text:style-name="P93">ドウ</text:p>
          </table:table-cell>
          <table:table-cell table:style-name="Tabla51.C1" office:value-type="string">
            <text:p text:style-name="P75"><text:ruby text:style-name="Ru1"><text:ruby-base><text:span text:style-name="T66">動</text:span></text:ruby-base><text:ruby-text>どう</text:ruby-text></text:ruby><text:ruby text:style-name="Ru1"><text:ruby-base><text:span text:style-name="T66">物</text:span></text:ruby-base><text:ruby-text>ぶつ</text:ruby-text></text:ruby><text:span text:style-name="T66"> </text:span><text:s text:c="14"/>animales</text:p>
          </table:table-cell>
          <table:table-cell table:style-name="Tabla51.D1" office:value-type="string">
            <text:p text:style-name="P75"><text:ruby text:style-name="Ru1"><text:ruby-base><text:span text:style-name="T66">自</text:span></text:ruby-base><text:ruby-text>じ</text:ruby-text></text:ruby><text:ruby text:style-name="Ru1"><text:ruby-base><text:span text:style-name="T66">動</text:span></text:ruby-base><text:ruby-text>どう</text:ruby-text></text:ruby><text:ruby text:style-name="Ru1"><text:ruby-base><text:span text:style-name="T66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93">うご</text:p>
          </table:table-cell>
          <table:table-cell table:style-name="Tabla51.C2" office:value-type="string">
            <text:p text:style-name="P98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75"/>
          </table:table-cell>
        </table:table-row>
      </table:table>
      <text:p text:style-name="P51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87">船</text:p>
          </table:table-cell>
          <table:table-cell table:style-name="Tabla64.A1" office:value-type="string">
            <text:p text:style-name="P118">ふね</text:p>
          </table:table-cell>
          <table:table-cell table:style-name="Tabla64.A1" office:value-type="string">
            <text:p text:style-name="P75"><text:ruby text:style-name="Ru1"><text:ruby-base><text:span text:style-name="T38">船</text:span></text:ruby-base><text:ruby-text>ふね</text:ruby-text></text:ruby><text:span text:style-name="T33"> <text:s text:c="23"/>barco</text:span> <text:s text:c="7"/></text:p>
          </table:table-cell>
          <table:table-cell table:style-name="Tabla64.D1" office:value-type="string">
            <text:p text:style-name="P101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18">セン</text:p>
          </table:table-cell>
          <table:table-cell table:style-name="Tabla64.C2" office:value-type="string">
            <text:p text:style-name="P108"><text:ruby text:style-name="Ru1"><text:ruby-base><text:span text:style-name="T66">風</text:span></text:ruby-base><text:ruby-text>ふう</text:ruby-text></text:ruby><text:ruby text:style-name="Ru1"><text:ruby-base><text:span text:style-name="T66">船</text:span></text:ruby-base><text:ruby-text>せん</text:ruby-text></text:ruby> <text:s text:c="19"/>globo</text:p>
          </table:table-cell>
          <table:table-cell table:style-name="Tabla64.D2" office:value-type="string">
            <text:p text:style-name="P129"><text:ruby text:style-name="Ru1"><text:ruby-base><text:span text:style-name="T37">船</text:span></text:ruby-base><text:ruby-text>せん</text:ruby-text></text:ruby><text:ruby text:style-name="Ru1"><text:ruby-base><text:span text:style-name="T37">長</text:span></text:ruby-base><text:ruby-text>ちょう</text:ruby-text></text:ruby><text:span text:style-name="T32"> <text:s/>capitán de barco</text:span></text:p>
          </table:table-cell>
        </table:table-row>
      </table:table>
      <text:p text:style-name="P5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87">転</text:p>
          </table:table-cell>
          <table:table-cell table:style-name="Tabla70.A1" office:value-type="string">
            <text:p text:style-name="P117">テン</text:p>
          </table:table-cell>
          <table:table-cell table:style-name="Tabla70.A1" office:value-type="string">
            <text:p text:style-name="P100"><text:ruby text:style-name="Ru1"><text:ruby-base><text:span text:style-name="T66">自</text:span></text:ruby-base><text:ruby-text>じ</text:ruby-text></text:ruby><text:ruby text:style-name="Ru1"><text:ruby-base><text:span text:style-name="T66">転</text:span></text:ruby-base><text:ruby-text>てん</text:ruby-text></text:ruby><text:ruby text:style-name="Ru1"><text:ruby-base><text:span text:style-name="T66">車</text:span></text:ruby-base><text:ruby-text>しゃ</text:ruby-text></text:ruby> <text:s text:c="18"/>bici</text:p>
          </table:table-cell>
          <table:table-cell table:style-name="Tabla70.D1" office:value-type="string">
            <text:p text:style-name="P100"/>
          </table:table-cell>
        </table:table-row>
        <table:table-row>
          <table:covered-table-cell/>
          <table:table-cell table:style-name="Tabla70.B2" office:value-type="string">
            <text:p text:style-name="P117">ころ</text:p>
          </table:table-cell>
          <table:table-cell table:style-name="Tabla70.B2" office:value-type="string">
            <text:p text:style-name="P100"><text:ruby text:style-name="Ru1"><text:ruby-base><text:span text:style-name="T66">転</text:span></text:ruby-base><text:ruby-text>ころ</text:ruby-text></text:ruby><text:span text:style-name="T66">がる</text:span> <text:s text:c="15"/>rodar</text:p>
          </table:table-cell>
          <table:table-cell table:style-name="Tabla70.D2" office:value-type="string">
            <text:p text:style-name="P100"/>
          </table:table-cell>
        </table:table-row>
      </table:table>
      <text:p text:style-name="P75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87">品</text:p>
          </table:table-cell>
          <table:table-cell table:style-name="Tabla403.A1" office:value-type="string">
            <text:p text:style-name="P118">しな</text:p>
          </table:table-cell>
          <table:table-cell table:style-name="Tabla403.A1" office:value-type="string">
            <text:p text:style-name="P75"><text:ruby text:style-name="Ru1"><text:ruby-base><text:span text:style-name="T38">品</text:span></text:ruby-base><text:ruby-text>しな</text:ruby-text></text:ruby><text:ruby text:style-name="Ru1"><text:ruby-base><text:span text:style-name="T38">物</text:span></text:ruby-base><text:ruby-text>もの</text:ruby-text></text:ruby><text:span text:style-name="T33"> <text:s text:c="2"/>bienes, artículos</text:span> <text:s text:c="7"/></text:p>
          </table:table-cell>
          <table:table-cell table:style-name="Tabla403.D1" office:value-type="string">
            <text:p text:style-name="P101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18">ヒン</text:p>
          </table:table-cell>
          <table:table-cell table:style-name="Tabla403.C2" office:value-type="string">
            <text:p text:style-name="P108"><text:span text:style-name="T66">せい</text:span><text:ruby text:style-name="Ru1"><text:ruby-base><text:span text:style-name="T66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29"><text:ruby text:style-name="Ru1"><text:ruby-base><text:span text:style-name="T37">作</text:span></text:ruby-base><text:ruby-text>さく</text:ruby-text></text:ruby><text:ruby text:style-name="Ru1"><text:ruby-base><text:span text:style-name="T37">品</text:span></text:ruby-base><text:ruby-text>ひん</text:ruby-text></text:ruby><text:span text:style-name="T32"> <text:s text:c="10"/>obra de art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41" table:style-name="Tabla441">
        <table:table-column table:style-name="Tabla441.A"/>
        <table:table-column table:style-name="Tabla441.B"/>
        <table:table-column table:style-name="Tabla441.C"/>
        <table:table-column table:style-name="Tabla441.D"/>
        <table:table-row>
          <table:table-cell table:style-name="Tabla441.A1" table:number-rows-spanned="2" office:value-type="string">
            <text:p text:style-name="P30">箱</text:p>
          </table:table-cell>
          <table:table-cell table:style-name="Tabla441.A1" office:value-type="string">
            <text:p text:style-name="P93">はこ</text:p>
          </table:table-cell>
          <table:table-cell table:style-name="Tabla441.A1" office:value-type="string">
            <text:p text:style-name="P75"><text:ruby text:style-name="Ru1"><text:ruby-base><text:span text:style-name="T66">箱</text:span></text:ruby-base><text:ruby-text>はこ</text:ruby-text></text:ruby> <text:s text:c="26"/>caja</text:p>
          </table:table-cell>
          <table:table-cell table:style-name="Tabla441.D1" office:value-type="string">
            <text:p text:style-name="Standard"/>
          </table:table-cell>
        </table:table-row>
        <table:table-row>
          <table:covered-table-cell/>
          <table:table-cell table:style-name="Tabla441.B2" office:value-type="string">
            <text:p text:style-name="P93">ばこ</text:p>
          </table:table-cell>
          <table:table-cell table:style-name="Tabla441.B2" office:value-type="string">
            <text:p text:style-name="P75"><text:span text:style-name="T66">ゴミ</text:span><text:ruby text:style-name="Ru1"><text:ruby-base><text:span text:style-name="T66">箱</text:span></text:ruby-base><text:ruby-text>ばこ</text:ruby-text></text:ruby> <text:s text:c="10"/>papelera</text:p>
          </table:table-cell>
          <table:table-cell table:style-name="Tabla441.D2" office:value-type="string">
            <text:p text:style-name="Standard"/>
          </table:table-cell>
        </table:table-row>
      </table:table>
      <text:p text:style-name="P52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87">車</text:p>
          </table:table-cell>
          <table:table-cell table:style-name="Tabla100.A1" office:value-type="string">
            <text:p text:style-name="P93">くるま</text:p>
          </table:table-cell>
          <table:table-cell table:style-name="Tabla100.C1" office:value-type="string">
            <text:p text:style-name="P75"><text:ruby text:style-name="Ru1"><text:ruby-base><text:span text:style-name="T66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75"/>
          </table:table-cell>
        </table:table-row>
        <table:table-row>
          <table:covered-table-cell/>
          <table:table-cell table:style-name="Tabla100.B2" office:value-type="string">
            <text:p text:style-name="P93">シャ</text:p>
          </table:table-cell>
          <table:table-cell table:style-name="Tabla100.C2" office:value-type="string">
            <text:p text:style-name="P75"><text:ruby text:style-name="Ru1"><text:ruby-base><text:span text:style-name="T66">電</text:span></text:ruby-base><text:ruby-text>でん</text:ruby-text></text:ruby><text:ruby text:style-name="Ru1"><text:ruby-base><text:span text:style-name="T66">車</text:span></text:ruby-base><text:ruby-text>しゃ</text:ruby-text></text:ruby><text:span text:style-name="T66"> </text:span><text:s text:c="22"/>tren</text:p>
          </table:table-cell>
          <table:table-cell table:style-name="Tabla100.D2" office:value-type="string">
            <text:p text:style-name="P100"><text:ruby text:style-name="Ru1"><text:ruby-base><text:span text:style-name="T66">車</text:span></text:ruby-base><text:ruby-text>しゃ</text:ruby-text></text:ruby><text:span text:style-name="T66">こ</text:span> <text:s text:c="20"/>garaje</text:p>
          </table:table-cell>
        </table:table-row>
      </table:table>
      <text:p text:style-name="P51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87">物</text:p>
          </table:table-cell>
          <table:table-cell table:style-name="Tabla408.A1" office:value-type="string">
            <text:p text:style-name="P93">もの</text:p>
          </table:table-cell>
          <table:table-cell table:style-name="Tabla408.C1" office:value-type="string">
            <text:p text:style-name="P75"><text:ruby text:style-name="Ru1"><text:ruby-base><text:span text:style-name="T66">物</text:span></text:ruby-base><text:ruby-text>もの</text:ruby-text></text:ruby> <text:s text:c="15"/>aux. “cosa”</text:p>
          </table:table-cell>
          <table:table-cell table:style-name="Tabla408.D1" office:value-type="string">
            <text:p text:style-name="P75"/>
          </table:table-cell>
        </table:table-row>
        <table:table-row>
          <table:covered-table-cell/>
          <table:table-cell table:style-name="Tabla408.B2" office:value-type="string">
            <text:p text:style-name="P93">ブツ</text:p>
          </table:table-cell>
          <table:table-cell table:style-name="Tabla408.C2" office:value-type="string">
            <text:p text:style-name="P75"><text:ruby text:style-name="Ru1"><text:ruby-base><text:span text:style-name="T66">動</text:span></text:ruby-base><text:ruby-text>どう</text:ruby-text></text:ruby><text:ruby text:style-name="Ru1"><text:ruby-base><text:span text:style-name="T66">植</text:span></text:ruby-base><text:ruby-text>しょく</text:ruby-text></text:ruby><text:ruby text:style-name="Ru1"><text:ruby-base><text:span text:style-name="T66">物</text:span></text:ruby-base><text:ruby-text>ぶつ</text:ruby-text></text:ruby><text:span text:style-name="T73"> </text:span></text:p>
            <text:p text:style-name="P75"><text:s text:c="8"/>animales y plantas</text:p>
          </table:table-cell>
          <table:table-cell table:style-name="Tabla408.D2" office:value-type="string">
            <text:p text:style-name="P100"/>
          </table:table-cell>
        </table:table-row>
        <table:table-row>
          <table:covered-table-cell/>
          <table:table-cell table:style-name="Tabla408.B2" office:value-type="string">
            <text:p text:style-name="P93">モツ</text:p>
          </table:table-cell>
          <table:table-cell table:style-name="Tabla408.C2" office:value-type="string">
            <text:p text:style-name="P75"><text:ruby text:style-name="Ru1"><text:ruby-base><text:span text:style-name="T66">書</text:span></text:ruby-base><text:ruby-text>しょ</text:ruby-text></text:ruby><text:ruby text:style-name="Ru1"><text:ruby-base><text:span text:style-name="T66">物</text:span></text:ruby-base><text:ruby-text>もつ</text:ruby-text></text:ruby><text:span text:style-name="T73"> <text:s text:c="5"/>libros, escritos</text:span></text:p>
          </table:table-cell>
          <table:table-cell table:style-name="Tabla408.D2" office:value-type="string">
            <text:p text:style-name="P100"/>
          </table:table-cell>
        </table:table-row>
      </table:table>
      <text:p text:style-name="P17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87">記</text:p>
          </table:table-cell>
          <table:table-cell table:style-name="Tabla147.A1" office:value-type="string">
            <text:p text:style-name="P117">キ</text:p>
          </table:table-cell>
          <table:table-cell table:style-name="Tabla147.A1" office:value-type="string">
            <text:p text:style-name="P75"><text:ruby text:style-name="Ru1"><text:ruby-base><text:span text:style-name="T90">日</text:span></text:ruby-base><text:ruby-text>にっ</text:ruby-text></text:ruby><text:ruby text:style-name="Ru1"><text:ruby-base><text:span text:style-name="T66">記</text:span></text:ruby-base><text:ruby-text>き</text:ruby-text></text:ruby><text:span text:style-name="T65"> <text:s text:c="19"/></text:span>diario</text:p>
          </table:table-cell>
          <table:table-cell table:style-name="Tabla147.D1" office:value-type="string">
            <text:p text:style-name="P101"><text:s text:c="10"/>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ext:soft-page-break/>
        <table:table-row>
          <table:table-cell table:style-name="Tabla150.A1" office:value-type="string">
            <text:p text:style-name="P87">荷</text:p>
          </table:table-cell>
          <table:table-cell table:style-name="Tabla150.A1" office:value-type="string">
            <text:p text:style-name="P117">に</text:p>
          </table:table-cell>
          <table:table-cell table:style-name="Tabla150.A1" office:value-type="string">
            <text:p text:style-name="P75"><text:ruby text:style-name="Ru1"><text:ruby-base><text:span text:style-name="T66">荷</text:span></text:ruby-base><text:ruby-text>に</text:ruby-text></text:ruby><text:ruby text:style-name="Ru1"><text:ruby-base><text:span text:style-name="T66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101"/>
          </table:table-cell>
        </table:table-row>
      </table:table>
      <text:p text:style-name="P7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87">笛</text:p>
          </table:table-cell>
          <table:table-cell table:style-name="Tabla374.A1" office:value-type="string">
            <text:p text:style-name="P117">ふえ</text:p>
          </table:table-cell>
          <table:table-cell table:style-name="Tabla374.A1" office:value-type="string">
            <text:p text:style-name="P75"><text:ruby text:style-name="Ru1"><text:ruby-base><text:span text:style-name="T66">笛</text:span></text:ruby-base><text:ruby-text>ふえ</text:ruby-text></text:ruby> <text:s text:c="23"/>flauta</text:p>
          </table:table-cell>
          <table:table-cell table:style-name="Tabla374.D1" office:value-type="string">
            <text:p text:style-name="P101"/>
          </table:table-cell>
        </table:table-row>
        <table:table-row>
          <table:covered-table-cell/>
          <table:table-cell table:style-name="Tabla374.B2" office:value-type="string">
            <text:p text:style-name="P117">ぶえ</text:p>
          </table:table-cell>
          <table:table-cell table:style-name="Tabla374.B2" office:value-type="string">
            <text:p text:style-name="P101"><text:ruby text:style-name="Ru1"><text:ruby-base><text:span text:style-name="T66">口</text:span></text:ruby-base><text:ruby-text>くち</text:ruby-text></text:ruby><text:ruby text:style-name="Ru1"><text:ruby-base><text:span text:style-name="T66">笛</text:span></text:ruby-base><text:ruby-text>ぶえ</text:ruby-text></text:ruby> <text:s text:c="18"/>silbido</text:p>
          </table:table-cell>
          <table:table-cell table:style-name="Tabla374.D2" office:value-type="string">
            <text:p text:style-name="P101"/>
          </table:table-cell>
        </table:table-row>
      </table:table>
      <text:p text:style-name="P154"/>
      <text:p text:style-name="P154"/>
      <text:p text:style-name="P154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87">矢</text:p>
          </table:table-cell>
          <table:table-cell table:style-name="Tabla153.A1" office:value-type="string">
            <text:p text:style-name="P117">や</text:p>
          </table:table-cell>
          <table:table-cell table:style-name="Tabla153.A1" office:value-type="string">
            <text:p text:style-name="P75"><text:ruby text:style-name="Ru1"><text:ruby-base><text:span text:style-name="T79">矢</text:span></text:ruby-base><text:ruby-text>や</text:ruby-text></text:ruby><text:span text:style-name="T79"> </text:span><text:s text:c="22"/>flecha</text:p>
          </table:table-cell>
          <table:table-cell table:style-name="Tabla153.D1" office:value-type="string">
            <text:p text:style-name="P101"><text:s text:c="4"/></text:p>
          </table:table-cell>
        </table:table-row>
      </table:table>
      <text:p text:style-name="P75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87">写</text:p>
          </table:table-cell>
          <table:table-cell table:style-name="Tabla347.A1" office:value-type="string">
            <text:p text:style-name="P117">シャ</text:p>
          </table:table-cell>
          <table:table-cell table:style-name="Tabla347.A1" office:value-type="string">
            <text:p text:style-name="P75"><text:ruby text:style-name="Ru1"><text:ruby-base><text:span text:style-name="T79">写</text:span></text:ruby-base><text:ruby-text>しゃ</text:ruby-text></text:ruby><text:ruby text:style-name="Ru1"><text:ruby-base><text:span text:style-name="T79">真</text:span></text:ruby-base><text:ruby-text>しん</text:ruby-text></text:ruby> <text:s text:c="22"/>foto</text:p>
          </table:table-cell>
          <table:table-cell table:style-name="Tabla347.D1" office:value-type="string">
            <text:p text:style-name="P101"><text:ruby text:style-name="Ru1"><text:ruby-base><text:span text:style-name="T79">写</text:span></text:ruby-base><text:ruby-text>しゃ</text:ruby-text></text:ruby><text:ruby text:style-name="Ru1"><text:ruby-base><text:span text:style-name="T79">生</text:span></text:ruby-base><text:ruby-text>せい</text:ruby-text></text:ruby> <text:s text:c="19"/>boceto</text:p>
          </table:table-cell>
        </table:table-row>
      </table:table>
      <text:p text:style-name="P130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87">具</text:p>
          </table:table-cell>
          <table:table-cell table:style-name="Tabla175.A1" office:value-type="string">
            <text:p text:style-name="P93">グ</text:p>
          </table:table-cell>
          <table:table-cell table:style-name="Tabla175.A1" office:value-type="string">
            <text:p text:style-name="P75"><text:ruby text:style-name="Ru1"><text:ruby-base><text:span text:style-name="T66">道</text:span></text:ruby-base><text:ruby-text>どう</text:ruby-text></text:ruby><text:ruby text:style-name="Ru1"><text:ruby-base><text:span text:style-name="T66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75"><text:ruby text:style-name="Ru1"><text:ruby-base><text:span text:style-name="T66">家</text:span></text:ruby-base><text:ruby-text>か</text:ruby-text></text:ruby><text:ruby text:style-name="Ru1"><text:ruby-base><text:span text:style-name="T66">具</text:span></text:ruby-base><text:ruby-text>ぐ</text:ruby-text></text:ruby> <text:s text:c="18"/>mueble</text:p>
          </table:table-cell>
        </table:table-row>
      </table:table>
      <text:p text:style-name="P57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87">糸</text:p>
          </table:table-cell>
          <table:table-cell table:style-name="Tabla184.A1" office:value-type="string">
            <text:p text:style-name="P93">いと</text:p>
          </table:table-cell>
          <table:table-cell table:style-name="Tabla184.A1" office:value-type="string">
            <text:p text:style-name="P75"><text:ruby text:style-name="Ru1"><text:ruby-base><text:span text:style-name="T66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75"><text:ruby text:style-name="Ru1"><text:ruby-base><text:span text:style-name="T66">毛</text:span></text:ruby-base><text:ruby-text>け</text:ruby-text></text:ruby><text:ruby text:style-name="Ru1"><text:ruby-base><text:span text:style-name="T66">糸</text:span></text:ruby-base><text:ruby-text>いと</text:ruby-text></text:ruby> <text:s text:c="11"/>hilo de lana</text:p>
          </table:table-cell>
        </table:table-row>
      </table:table>
      <text:p text:style-name="P18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87">刀</text:p>
          </table:table-cell>
          <table:table-cell table:style-name="Tabla231.A1" office:value-type="string">
            <text:p text:style-name="P117">かたな</text:p>
          </table:table-cell>
          <table:table-cell table:style-name="Tabla231.A1" office:value-type="string">
            <text:p text:style-name="P75"><text:ruby text:style-name="Ru1"><text:ruby-base><text:span text:style-name="T79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101"><text:s text:c="3"/></text:p>
          </table:table-cell>
        </table:table-row>
        <table:table-row>
          <table:covered-table-cell/>
          <table:table-cell table:style-name="Tabla231.B2" office:value-type="string">
            <text:p text:style-name="P118">トウ</text:p>
          </table:table-cell>
          <table:table-cell table:style-name="Tabla231.C2" office:value-type="string">
            <text:p text:style-name="P125"><text:ruby text:style-name="Ru1"><text:ruby-base><text:span text:style-name="T88">木</text:span></text:ruby-base><text:ruby-text>ぼく</text:ruby-text></text:ruby><text:ruby text:style-name="Ru1"><text:ruby-base>刀</text:ruby-base><text:ruby-text>とう</text:ruby-text></text:ruby><text:span text:style-name="T70"> </text:span></text:p>
            <text:p text:style-name="P107"><text:s text:c="8"/>espada de madera</text:p>
          </table:table-cell>
          <table:table-cell table:style-name="Tabla231.D2" office:value-type="string">
            <text:p text:style-name="P129">　 <text:s text:c="5"/></text:p>
          </table:table-cell>
        </table:table-row>
      </table:table>
      <text:p text:style-name="P18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87">筆</text:p>
          </table:table-cell>
          <table:table-cell table:style-name="Tabla398.A1" office:value-type="string">
            <text:p text:style-name="P117">ふで</text:p>
          </table:table-cell>
          <table:table-cell table:style-name="Tabla398.A1" office:value-type="string">
            <text:p text:style-name="P75"><text:ruby text:style-name="Ru1"><text:ruby-base><text:span text:style-name="T79">筆</text:span></text:ruby-base><text:ruby-text>ふで</text:ruby-text></text:ruby> <text:s text:c="3"/><text:span text:style-name="T64">pincel de escritura</text:span></text:p>
          </table:table-cell>
          <table:table-cell table:style-name="Tabla398.D1" office:value-type="string">
            <text:p text:style-name="P101"><text:s text:c="3"/></text:p>
          </table:table-cell>
        </table:table-row>
        <table:table-row>
          <table:covered-table-cell/>
          <table:table-cell table:style-name="Tabla398.B2" office:value-type="string">
            <text:p text:style-name="P118">ピツ</text:p>
          </table:table-cell>
          <table:table-cell table:style-name="Tabla398.C2" office:value-type="string">
            <text:p text:style-name="P149">えん<text:ruby text:style-name="Ru1"><text:ruby-base>筆</text:ruby-base><text:ruby-text>ぴつ</text:ruby-text></text:ruby><text:span text:style-name="T70"> <text:s text:c="16"/></text:span><text:span text:style-name="T50">lápiz</text:span></text:p>
          </table:table-cell>
          <table:table-cell table:style-name="Tabla398.D2" office:value-type="string">
            <text:p text:style-name="P129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18">ヒツ</text:p>
          </table:table-cell>
          <table:table-cell table:style-name="Tabla398.C2" office:value-type="string">
            <text:p text:style-name="P149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29"/>
          </table:table-cell>
        </table:table-row>
      </table:table>
      <text:p text:style-name="P129"/>
      <table:table table:name="Tabla439" table:style-name="Tabla439">
        <table:table-column table:style-name="Tabla439.A"/>
        <table:table-column table:style-name="Tabla439.B"/>
        <table:table-column table:style-name="Tabla439.C"/>
        <table:table-column table:style-name="Tabla439.D"/>
        <table:table-header-rows>
          <table:table-row>
            <table:table-cell table:style-name="Tabla439.A1" office:value-type="string">
              <text:p text:style-name="P30">皿</text:p>
            </table:table-cell>
            <table:table-cell table:style-name="Tabla439.A1" office:value-type="string">
              <text:p text:style-name="P93">さら</text:p>
            </table:table-cell>
            <table:table-cell table:style-name="Tabla439.A1" office:value-type="string">
              <text:p text:style-name="P81"><text:span text:style-name="T79">お</text:span><text:ruby text:style-name="Ru1"><text:ruby-base><text:span text:style-name="T79">皿</text:span></text:ruby-base><text:ruby-text>さら</text:ruby-text></text:ruby> <text:s text:c="20"/>plato</text:p>
            </table:table-cell>
            <table:table-cell table:style-name="Tabla439.D1" office:value-type="string">
              <text:p text:style-name="P140"/>
            </table:table-cell>
          </table:table-row>
        </table:table-header-rows>
      </table:table>
      <text:p text:style-name="P52"/>
      <text:p text:style-name="P52"/>
      <text:p text:style-name="P52"/>
      <text:p text:style-name="P5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0">本</text:p>
            </table:table-cell>
            <table:table-cell table:style-name="Tabla233.A1" office:value-type="string">
              <text:p text:style-name="P93">ホン</text:p>
            </table:table-cell>
            <table:table-cell table:style-name="Tabla233.A1" office:value-type="string">
              <text:p text:style-name="P81"><text:ruby text:style-name="Ru1"><text:ruby-base><text:span text:style-name="T79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32"><text:span text:style-name="T17">~</text:span><text:ruby text:style-name="Ru1"><text:ruby-base><text:span text:style-name="T14">本</text:span></text:ruby-base><text:ruby-text>ほん</text:ruby-text></text:ruby><text:span text:style-name="T21"> <text:s/></text:span><text:span text:style-name="T7">[objetos alargados] </text:span></text:p>
            </table:table-cell>
          </table:table-row>
        </table:table-header-rows>
      </table:table>
      <text:p text:style-name="P18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87">章</text:p>
          </table:table-cell>
          <table:table-cell table:style-name="Tabla234.A1" office:value-type="string">
            <text:p text:style-name="P117">ショウ</text:p>
          </table:table-cell>
          <table:table-cell table:style-name="Tabla234.A1" office:value-type="string">
            <text:p text:style-name="P75"><text:ruby text:style-name="Ru1"><text:ruby-base><text:span text:style-name="T66">記</text:span></text:ruby-base><text:ruby-text>き</text:ruby-text></text:ruby><text:ruby text:style-name="Ru1"><text:ruby-base><text:span text:style-name="T66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101"/>
          </table:table-cell>
        </table:table-row>
      </table:table>
      <text:p text:style-name="P17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87">紙</text:p>
          </table:table-cell>
          <table:table-cell table:style-name="Tabla235.A1" office:value-type="string">
            <text:p text:style-name="P117">かみ</text:p>
          </table:table-cell>
          <table:table-cell table:style-name="Tabla235.A1" office:value-type="string">
            <text:p text:style-name="P75"><text:ruby text:style-name="Ru1"><text:ruby-base><text:span text:style-name="T79">紙</text:span></text:ruby-base><text:ruby-text>かみ</text:ruby-text></text:ruby> <text:s text:c="23"/>papel</text:p>
          </table:table-cell>
          <table:table-cell table:style-name="Tabla235.D1" office:value-type="string">
            <text:p text:style-name="P126"/>
          </table:table-cell>
        </table:table-row>
        <table:table-row>
          <table:covered-table-cell/>
          <table:table-cell table:style-name="Tabla235.A1" office:value-type="string">
            <text:p text:style-name="P117">がみ</text:p>
          </table:table-cell>
          <table:table-cell table:style-name="Tabla235.C2" office:value-type="string">
            <text:p text:style-name="P141"><text:ruby text:style-name="Ru1"><text:ruby-base><text:span text:style-name="T79">手</text:span></text:ruby-base><text:ruby-text>て</text:ruby-text></text:ruby><text:ruby text:style-name="Ru1"><text:ruby-base><text:span text:style-name="T81">紙</text:span></text:ruby-base><text:ruby-text>がみ</text:ruby-text></text:ruby> <text:s text:c="20"/>carta</text:p>
          </table:table-cell>
          <table:table-cell table:style-name="Tabla235.D2" office:value-type="string">
            <text:p text:style-name="P141"><text:ruby text:style-name="Ru1"><text:ruby-base><text:span text:style-name="T81">紙</text:span></text:ruby-base><text:ruby-text>がみ</text:ruby-text></text:ruby><text:span text:style-name="T79">しばい</text:span></text:p>
            <text:p text:style-name="P141"><text:span text:style-name="T84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34">シ</text:p>
          </table:table-cell>
          <table:table-cell table:style-name="Tabla235.C3" office:value-type="string">
            <text:p text:style-name="P137"><text:ruby text:style-name="Ru1"><text:ruby-base><text:span text:style-name="T79">画</text:span></text:ruby-base><text:ruby-text>が</text:ruby-text></text:ruby><text:ruby text:style-name="Ru1"><text:ruby-base><text:span text:style-name="T79">用</text:span></text:ruby-base><text:ruby-text>よう</text:ruby-text></text:ruby><text:ruby text:style-name="Ru1"><text:ruby-base><text:span text:style-name="T79">紙</text:span></text:ruby-base><text:ruby-text>し</text:ruby-text></text:ruby> <text:s text:c="10"/>cartulina</text:p>
          </table:table-cell>
          <table:table-cell table:style-name="Tabla235.D3" office:value-type="string">
            <text:p text:style-name="P137"><text:ruby text:style-name="Ru1"><text:ruby-base><text:span text:style-name="T79">表</text:span></text:ruby-base><text:ruby-text>ひょう</text:ruby-text></text:ruby><text:ruby text:style-name="Ru1"><text:ruby-base><text:span text:style-name="T79">紙</text:span></text:ruby-base><text:ruby-text>し</text:ruby-text></text:ruby> <text:s text:c="7"/></text:p>
            <text:p text:style-name="P129"><text:span text:style-name="T7"><text:s text:c="13"/>cubierta de </text:span><text:span text:style-name="T18">libro</text:span></text:p>
          </table:table-cell>
        </table:table-row>
      </table:table>
      <text:p text:style-name="P52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87">玉</text:p>
          </table:table-cell>
          <table:table-cell table:style-name="Tabla263.A1" office:value-type="string">
            <text:p text:style-name="P93">たま</text:p>
          </table:table-cell>
          <table:table-cell table:style-name="Tabla263.A1" office:value-type="string">
            <text:p text:style-name="P75"><text:ruby text:style-name="Ru1"><text:ruby-base><text:span text:style-name="T66">玉</text:span></text:ruby-base><text:ruby-text>たま</text:ruby-text></text:ruby> <text:s text:c="23"/>pelota</text:p>
          </table:table-cell>
          <table:table-cell table:style-name="Tabla263.D1" office:value-type="string">
            <text:p text:style-name="P158"/>
          </table:table-cell>
        </table:table-row>
        <table:table-row>
          <table:covered-table-cell/>
          <table:table-cell table:style-name="Tabla263.B2" office:value-type="string">
            <text:p text:style-name="P93">だま</text:p>
          </table:table-cell>
          <table:table-cell table:style-name="Tabla263.B2" office:value-type="string">
            <text:p text:style-name="P98">シャボン<text:ruby text:style-name="Ru1"><text:ruby-base><text:span text:style-name="T21">玉</text:span></text:ruby-base><text:ruby-text>だま</text:ruby-text></text:ruby></text:p>
            <text:p text:style-name="P75"><text:s text:c="12"/>pompa de jabón</text:p>
          </table:table-cell>
          <table:table-cell table:style-name="Tabla263.D2" office:value-type="string">
            <text:p text:style-name="P98"/>
          </table:table-cell>
        </table:table-row>
      </table:table>
      <text:p text:style-name="P52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ext:soft-page-break/>
        <table:table-row>
          <table:table-cell table:style-name="Tabla406.A1" office:value-type="string">
            <text:p text:style-name="P87">服</text:p>
          </table:table-cell>
          <table:table-cell table:style-name="Tabla406.A1" office:value-type="string">
            <text:p text:style-name="P93">フク</text:p>
          </table:table-cell>
          <table:table-cell table:style-name="Tabla406.A1" office:value-type="string">
            <text:p text:style-name="P75"><text:ruby text:style-name="Ru1"><text:ruby-base><text:span text:style-name="T66">服</text:span></text:ruby-base><text:ruby-text>ふく</text:ruby-text></text:ruby> <text:s text:c="25"/>ropa</text:p>
          </table:table-cell>
          <table:table-cell table:style-name="Tabla406.D1" office:value-type="string">
            <text:p text:style-name="P158"/>
          </table:table-cell>
        </table:table-row>
      </table:table>
      <text:p text:style-name="P51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87">板</text:p>
          </table:table-cell>
          <table:table-cell table:style-name="Tabla393.A1" office:value-type="string">
            <text:p text:style-name="P93">いた</text:p>
          </table:table-cell>
          <table:table-cell table:style-name="Tabla393.C1" office:value-type="string">
            <text:p text:style-name="P75"><text:ruby text:style-name="Ru1"><text:ruby-base><text:span text:style-name="T66">板</text:span></text:ruby-base><text:ruby-text>いた</text:ruby-text></text:ruby> <text:s text:c="22"/>tablero</text:p>
          </table:table-cell>
          <table:table-cell table:style-name="Tabla393.D1" office:value-type="string">
            <text:p text:style-name="P75"/>
          </table:table-cell>
        </table:table-row>
        <table:table-row>
          <table:covered-table-cell/>
          <table:table-cell table:style-name="Tabla393.B2" office:value-type="string">
            <text:p text:style-name="P93">バン</text:p>
          </table:table-cell>
          <table:table-cell table:style-name="Tabla393.C2" office:value-type="string">
            <text:p text:style-name="P75"><text:ruby text:style-name="Ru1"><text:ruby-base><text:span text:style-name="T66">黒</text:span></text:ruby-base><text:ruby-text>こく</text:ruby-text></text:ruby><text:ruby text:style-name="Ru1"><text:ruby-base><text:span text:style-name="T66">板</text:span></text:ruby-base><text:ruby-text>ばん</text:ruby-text></text:ruby><text:span text:style-name="T66"> </text:span><text:s text:c="17"/>pizarra</text:p>
          </table:table-cell>
          <table:table-cell table:style-name="Tabla393.D2" office:value-type="string">
            <text:p text:style-name="P100"/>
          </table:table-cell>
        </table:table-row>
      </table:table>
      <text:p text:style-name="P37"/>
      <text:p text:style-name="P169"/>
      <text:p text:style-name="P177"/>
      <text:p text:style-name="P169">LOCALIZACIÓN</text:p>
      <text:p text:style-name="P139"/>
      <text:p text:style-name="P13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0">中</text:p>
            </table:table-cell>
            <table:table-cell table:style-name="Tabla28.A1" office:value-type="string">
              <text:p text:style-name="P93">なか</text:p>
            </table:table-cell>
            <table:table-cell table:style-name="Tabla28.A1" office:value-type="string">
              <text:p text:style-name="P75"><text:ruby text:style-name="Ru1"><text:ruby-base><text:span text:style-name="T66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75"><text:span text:style-name="T66">まん</text:span><text:ruby text:style-name="Ru1"><text:ruby-base><text:span text:style-name="T66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93">チュウ</text:p>
          </table:table-cell>
          <table:table-cell table:style-name="Tabla28.C2" office:value-type="string">
            <text:p text:style-name="P100"><text:ruby text:style-name="Ru1"><text:ruby-base><text:span text:style-name="T66">中</text:span></text:ruby-base><text:ruby-text>ちゅう</text:ruby-text></text:ruby><text:ruby text:style-name="Ru1"><text:ruby-base><text:span text:style-name="T12">国</text:span></text:ruby-base><text:ruby-text>ごく</text:ruby-text></text:ruby> <text:s text:c="17"/>China</text:p>
          </table:table-cell>
          <table:table-cell table:style-name="Tabla28.D2" office:value-type="string">
            <text:p text:style-name="P138"><text:ruby text:style-name="Ru1"><text:ruby-base><text:span text:style-name="T66">中</text:span></text:ruby-base><text:ruby-text>ちゅう</text:ruby-text></text:ruby><text:ruby text:style-name="Ru1"><text:ruby-base><text:span text:style-name="T89">学</text:span></text:ruby-base><text:ruby-text>がっ</text:ruby-text></text:ruby><text:ruby text:style-name="Ru1"><text:ruby-base><text:span text:style-name="T66">校</text:span></text:ruby-base><text:ruby-text>こう</text:ruby-text></text:ruby> <text:s text:c="5"/>secundari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40"><text:ruby text:style-name="Ru1"><text:ruby-base><text:span text:style-name="T66">水</text:span></text:ruby-base><text:ruby-text>すい</text:ruby-text></text:ruby><text:ruby text:style-name="Ru1"><text:ruby-base><text:span text:style-name="T66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116"><text:ruby text:style-name="Ru1"><text:ruby-base><text:span text:style-name="T90">日</text:span></text:ruby-base><text:ruby-text>にっ</text:ruby-text></text:ruby><text:ruby text:style-name="Ru1"><text:ruby-base><text:span text:style-name="T66">中</text:span></text:ruby-base><text:ruby-text>ちゅう</text:ruby-text></text:ruby><text:span text:style-name="T1"> <text:s text:c="5"/>durante el día</text:span></text:p>
          </table:table-cell>
        </table:table-row>
      </table:table>
      <text:p text:style-name="Standard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87">央</text:p>
            </table:table-cell>
            <table:table-cell table:style-name="Tabla259.A1" office:value-type="string">
              <text:p text:style-name="P93">オウ</text:p>
            </table:table-cell>
            <table:table-cell table:style-name="Tabla259.A1" office:value-type="string">
              <text:p text:style-name="P75"><text:ruby text:style-name="Ru1"><text:ruby-base><text:span text:style-name="T66">中</text:span></text:ruby-base><text:ruby-text>ちゅう</text:ruby-text></text:ruby><text:ruby text:style-name="Ru1"><text:ruby-base><text:span text:style-name="T66">央</text:span></text:ruby-base><text:ruby-text>おう</text:ruby-text></text:ruby>　 central, medio</text:p>
            </table:table-cell>
            <table:table-cell table:style-name="Tabla259.D1" office:value-type="string">
              <text:p text:style-name="P75"><text:ruby text:style-name="Ru1"><text:ruby-base><text:span text:style-name="T66">月</text:span></text:ruby-base><text:ruby-text>げつ</text:ruby-text></text:ruby><text:ruby text:style-name="Ru1"><text:ruby-base><text:span text:style-name="T66">央</text:span></text:ruby-base><text:ruby-text>おう</text:ruby-text></text:ruby><text:span text:style-name="T73"> <text:s/>mediados de mes</text:span></text:p>
            </table:table-cell>
          </table:table-row>
        </table:table-header-rows>
      </table:table>
      <text:p text:style-name="P5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74"/>
              <text:p text:style-name="P87">下</text:p>
            </table:table-cell>
            <table:table-cell table:style-name="Tabla31.A1" office:value-type="string">
              <text:p text:style-name="P93">SHITA</text:p>
            </table:table-cell>
            <table:table-cell table:style-name="Tabla31.A1" office:value-type="string">
              <text:p text:style-name="P75"><text:ruby text:style-name="Ru1"><text:ruby-base><text:span text:style-name="T66">下</text:span></text:ruby-base><text:ruby-text>した</text:ruby-text></text:ruby><text:span text:style-name="T66"> </text:span><text:s text:c="19"/>(debajo)</text:p>
            </table:table-cell>
            <table:table-cell table:style-name="Tabla31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93">O</text:p>
          </table:table-cell>
          <table:table-cell table:style-name="Tabla31.C2" office:value-type="string">
            <text:p text:style-name="P75"><text:ruby text:style-name="Ru1"><text:ruby-base><text:span text:style-name="T66">下</text:span></text:ruby-base><text:ruby-text>お</text:ruby-text></text:ruby><text:span text:style-name="T66">ろす</text:span> <text:s text:c="14"/>(bajar)</text:p>
          </table:table-cell>
          <table:table-cell table:style-name="Tabla31.D2" office:value-type="string">
            <text:p text:style-name="P75"><text:ruby text:style-name="Ru1"><text:ruby-base><text:span text:style-name="T66">下</text:span></text:ruby-base><text:ruby-text>お</text:ruby-text></text:ruby><text:span text:style-name="T66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93">KUDA</text:p>
          </table:table-cell>
          <table:table-cell table:style-name="Tabla31.C2" office:value-type="string">
            <text:p text:style-name="P75"><text:ruby text:style-name="Ru1"><text:ruby-base><text:span text:style-name="T66">下</text:span></text:ruby-base><text:ruby-text>くだ</text:ruby-text></text:ruby><text:span text:style-name="T66">る <text:s/></text:span>(bajar escaleras)</text:p>
          </table:table-cell>
          <table:table-cell table:style-name="Tabla31.D2" office:value-type="string">
            <text:p text:style-name="P75"/>
          </table:table-cell>
        </table:table-row>
        <table:table-row>
          <table:covered-table-cell/>
          <table:table-cell table:style-name="Tabla31.B2" office:value-type="string">
            <text:p text:style-name="P134">HE</text:p>
          </table:table-cell>
          <table:table-cell table:style-name="Tabla31.C2" office:value-type="string">
            <text:p text:style-name="P140"><text:ruby text:style-name="Ru1"><text:ruby-base><text:span text:style-name="T66">下</text:span></text:ruby-base><text:ruby-text>へ</text:ruby-text></text:ruby><text:ruby text:style-name="Ru1"><text:ruby-base><text:span text:style-name="T66">手</text:span></text:ruby-base><text:ruby-text>た</text:ruby-text></text:ruby> <text:s text:c="18"/>(torpe)</text:p>
          </table:table-cell>
          <table:table-cell table:style-name="Tabla31.D2" office:value-type="string">
            <text:p text:style-name="P132"/>
          </table:table-cell>
        </table:table-row>
        <table:table-row>
          <table:covered-table-cell/>
          <table:table-cell table:style-name="Tabla31.B2" office:value-type="string">
            <text:p text:style-name="P134">GE</text:p>
          </table:table-cell>
          <table:table-cell table:style-name="Tabla31.C2" office:value-type="string">
            <text:p text:style-name="P140"><text:ruby text:style-name="Ru1"><text:ruby-base><text:span text:style-name="T66">下</text:span></text:ruby-base><text:ruby-text>げ</text:ruby-text></text:ruby><text:ruby text:style-name="Ru1"><text:ruby-base><text:span text:style-name="T66">水</text:span></text:ruby-base><text:ruby-text>すい</text:ruby-text></text:ruby> <text:s/>aguas residuales</text:p>
          </table:table-cell>
          <table:table-cell table:style-name="Tabla31.D2" office:value-type="string">
            <text:p text:style-name="P132"/>
          </table:table-cell>
        </table:table-row>
        <table:table-row>
          <table:covered-table-cell/>
          <table:table-cell table:style-name="Tabla31.B2" office:value-type="string">
            <text:p text:style-name="P134">SHIMO</text:p>
          </table:table-cell>
          <table:table-cell table:style-name="Tabla31.C2" office:value-type="string">
            <text:p text:style-name="P140"><text:ruby text:style-name="Ru1"><text:ruby-base><text:span text:style-name="T66">下</text:span></text:ruby-base><text:ruby-text>しも</text:ruby-text></text:ruby><text:ruby text:style-name="Ru1"><text:ruby-base><text:span text:style-name="T66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40"><text:ruby text:style-name="Ru1"><text:ruby-base><text:span text:style-name="T66">川</text:span></text:ruby-base><text:ruby-text>かわ</text:ruby-text></text:ruby><text:ruby text:style-name="Ru1"><text:ruby-base><text:span text:style-name="T66">下</text:span></text:ruby-base><text:ruby-text>しも</text:ruby-text></text:ruby> <text:s text:c="13"/>(río abajo)</text:p>
          </table:table-cell>
        </table:table-row>
      </table:table>
      <text:p text:style-name="P1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87">内</text:p>
          </table:table-cell>
          <table:table-cell table:style-name="Tabla119.A1" office:value-type="string">
            <text:p text:style-name="P117">うち</text:p>
          </table:table-cell>
          <table:table-cell table:style-name="Tabla119.A1" office:value-type="string">
            <text:p text:style-name="P75"><text:ruby text:style-name="Ru1"><text:ruby-base><text:span text:style-name="T79">内</text:span></text:ruby-base><text:ruby-text>うち</text:ruby-text></text:ruby> <text:s text:c="22"/>dentro</text:p>
          </table:table-cell>
          <table:table-cell table:style-name="Tabla119.D1" office:value-type="string">
            <text:p text:style-name="P101"/>
          </table:table-cell>
        </table:table-row>
        <table:table-row>
          <table:covered-table-cell/>
          <table:table-cell table:style-name="Tabla119.B2" office:value-type="string">
            <text:p text:style-name="P118">ナイ</text:p>
          </table:table-cell>
          <table:table-cell table:style-name="Tabla119.C2" office:value-type="string">
            <text:p text:style-name="P107"><text:ruby text:style-name="Ru1"><text:ruby-base><text:span text:style-name="T79">家</text:span></text:ruby-base><text:ruby-text>か</text:ruby-text></text:ruby><text:ruby text:style-name="Ru1"><text:ruby-base><text:span text:style-name="T79">内</text:span></text:ruby-base><text:ruby-text>ない</text:ruby-text></text:ruby> <text:s text:c="2"/></text:p>
            <text:p text:style-name="P107"><text:s text:c="6"/>esposa (tradicional)</text:p>
          </table:table-cell>
          <table:table-cell table:style-name="Tabla119.D2" office:value-type="string">
            <text:p text:style-name="P140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87">右</text:p>
            </table:table-cell>
            <table:table-cell table:style-name="Tabla29.A1" office:value-type="string">
              <text:p text:style-name="P93">みぎ</text:p>
            </table:table-cell>
            <table:table-cell table:style-name="Tabla29.A1" office:value-type="string">
              <text:p text:style-name="P75"><text:ruby text:style-name="Ru1"><text:ruby-base><text:span text:style-name="T66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75"><text:ruby text:style-name="Ru1"><text:ruby-base><text:span text:style-name="T66">右</text:span></text:ruby-base><text:ruby-text>みぎ</text:ruby-text></text:ruby><text:ruby text:style-name="Ru1"><text:ruby-base><text:span text:style-name="T66">手</text:span></text:ruby-base><text:ruby-text text:style-name="Rubies">て</text:ruby-text></text:ruby><text:span text:style-name="T73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93">ユウ</text:p>
          </table:table-cell>
          <table:table-cell table:style-name="Tabla29.C2" office:value-type="string">
            <text:p text:style-name="P75"><text:ruby text:style-name="Ru1"><text:ruby-base><text:span text:style-name="T66">左</text:span></text:ruby-base><text:ruby-text>さ</text:ruby-text></text:ruby><text:ruby text:style-name="Ru1"><text:ruby-base><text:span text:style-name="T66">右</text:span></text:ruby-base><text:ruby-text>ゆう</text:ruby-text></text:ruby><text:span text:style-name="T73"> <text:s text:c="11"/>izq. y dcha.</text:span></text:p>
          </table:table-cell>
          <table:table-cell table:style-name="Tabla29.D2" office:value-type="string">
            <text:p text:style-name="P75"><text:ruby text:style-name="Ru1"><text:ruby-base><text:span text:style-name="T60">右</text:span></text:ruby-base><text:ruby-text>う</text:ruby-text></text:ruby><text:span text:style-name="T72">せつ</text:span><text:span text:style-name="T73"> <text:s text:c="2"/>giro a la dcha.</text:span></text:p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88">上</text:p>
            </table:table-cell>
            <table:table-cell table:style-name="Tabla34.A1" office:value-type="string">
              <text:p text:style-name="P93">UE</text:p>
            </table:table-cell>
            <table:table-cell table:style-name="Tabla34.A1" office:value-type="string">
              <text:p text:style-name="P75"><text:s/><text:ruby text:style-name="Ru1"><text:ruby-base><text:span text:style-name="T66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93">A</text:p>
          </table:table-cell>
          <table:table-cell table:style-name="Tabla34.C2" office:value-type="string">
            <text:p text:style-name="P75"><text:ruby text:style-name="Ru1"><text:ruby-base><text:span text:style-name="T66">上</text:span></text:ruby-base><text:ruby-text>あ</text:ruby-text></text:ruby><text:span text:style-name="T66">げる</text:span> <text:s text:c="3"/>　 <text:s text:c="6"/>(subir)</text:p>
          </table:table-cell>
          <table:table-cell table:style-name="Tabla34.D2" office:value-type="string">
            <text:p text:style-name="P75"><text:ruby text:style-name="Ru1"><text:ruby-base><text:span text:style-name="T66">上</text:span></text:ruby-base><text:ruby-text>あ</text:ruby-text></text:ruby><text:span text:style-name="T66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93">NOBO</text:p>
          </table:table-cell>
          <table:table-cell table:style-name="Tabla34.C2" office:value-type="string">
            <text:p text:style-name="P75"><text:ruby text:style-name="Ru1"><text:ruby-base><text:span text:style-name="T66">上</text:span></text:ruby-base><text:ruby-text>のぼ</text:ruby-text></text:ruby><text:span text:style-name="T66">る </text:span><text:s text:c="8"/>　 <text:s text:c="5"/>(subir)</text:p>
          </table:table-cell>
          <table:table-cell table:style-name="Tabla34.D2" office:value-type="string">
            <text:p text:style-name="P75"/>
          </table:table-cell>
        </table:table-row>
        <table:table-row>
          <table:covered-table-cell/>
          <table:table-cell table:style-name="Tabla34.B2" office:value-type="string">
            <text:p text:style-name="P93">JHÔ</text:p>
          </table:table-cell>
          <table:table-cell table:style-name="Tabla34.C2" office:value-type="string">
            <text:p text:style-name="P75"><text:ruby text:style-name="Ru1"><text:ruby-base><text:span text:style-name="T66">上</text:span></text:ruby-base><text:ruby-text>じょう</text:ruby-text></text:ruby><text:ruby text:style-name="Ru1"><text:ruby-base><text:span text:style-name="T66">手</text:span></text:ruby-base><text:ruby-text>ず</text:ruby-text></text:ruby> <text:s text:c="17"/>(hábil)</text:p>
          </table:table-cell>
          <table:table-cell table:style-name="Tabla34.D2" office:value-type="string">
            <text:p text:style-name="P75"><text:ruby text:style-name="Ru1"><text:ruby-base><text:span text:style-name="T66">上</text:span></text:ruby-base><text:ruby-text>じょう</text:ruby-text></text:ruby><text:ruby text:style-name="Ru1"><text:ruby-base><text:span text:style-name="T9">下</text:span></text:ruby-base><text:ruby-text>げ</text:ruby-text></text:ruby><text:span text:style-name="T30"> <text:s text:c="3"/></text:span><text:span text:style-name="T7">(arriba y abajo)</text:span></text:p>
          </table:table-cell>
        </table:table-row>
      </table:table>
      <text:p text:style-name="Standard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87">間</text:p>
          </table:table-cell>
          <table:table-cell table:style-name="Tabla121.A1" office:value-type="string">
            <text:p text:style-name="P117">AIDA</text:p>
          </table:table-cell>
          <table:table-cell table:style-name="Tabla121.A1" office:value-type="string">
            <text:p text:style-name="P75"><text:ruby text:style-name="Ru1"><text:ruby-base><text:span text:style-name="T79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75"><text:span text:style-name="T79">この</text:span><text:ruby text:style-name="Ru1"><text:ruby-base><text:span text:style-name="T79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18">KAN</text:p>
          </table:table-cell>
          <table:table-cell table:style-name="Tabla121.C2" office:value-type="string">
            <text:p text:style-name="P125"><text:ruby text:style-name="Ru1"><text:ruby-base>間</text:ruby-base><text:ruby-text>かん</text:ruby-text></text:ruby></text:p>
            <text:p text:style-name="P107"><text:span text:style-name="T79"><text:s text:c="3"/></text:span>(intervalo de tiempo)</text:p>
          </table:table-cell>
          <table:table-cell table:style-name="Tabla121.D2" office:value-type="string">
            <text:p text:style-name="P107"><text:ruby text:style-name="Ru1"><text:ruby-base><text:span text:style-name="T79">夜</text:span></text:ruby-base><text:ruby-text>や</text:ruby-text></text:ruby><text:ruby text:style-name="Ru1"><text:ruby-base><text:span text:style-name="T79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18">MA</text:p>
          </table:table-cell>
          <table:table-cell table:style-name="Tabla121.C2" office:value-type="string">
            <text:p text:style-name="P76"><text:ruby text:style-name="Ru1"><text:ruby-base><text:span text:style-name="T41">昼</text:span></text:ruby-base><text:ruby-text>ひる</text:ruby-text></text:ruby><text:ruby text:style-name="Ru1"><text:ruby-base><text:span text:style-name="T14">間</text:span></text:ruby-base><text:ruby-text>ま</text:ruby-text></text:ruby><text:span text:style-name="T34"> </text:span><text:span text:style-name="T36">(durante la tarde)</text:span><text:span text:style-name="T34"> <text:s text:c="21"/></text:span></text:p>
          </table:table-cell>
          <table:table-cell table:style-name="Tabla121.D3" office:value-type="string">
            <text:p text:style-name="P108"/>
          </table:table-cell>
        </table:table-row>
        <table:table-row>
          <table:covered-table-cell/>
          <table:table-cell table:style-name="Tabla121.B2" office:value-type="string">
            <text:p text:style-name="P118">GEN</text:p>
          </table:table-cell>
          <table:table-cell table:style-name="Tabla121.C2" office:value-type="string">
            <text:p text:style-name="P76"><text:ruby text:style-name="Ru1"><text:ruby-base><text:span text:style-name="T43">人</text:span></text:ruby-base><text:ruby-text>にん</text:ruby-text></text:ruby><text:ruby text:style-name="Ru1"><text:ruby-base><text:span text:style-name="T43">間</text:span></text:ruby-base><text:ruby-text>げん</text:ruby-text></text:ruby><text:span text:style-name="T36"> <text:s text:c="6"/>(ser humano)</text:span><text:span text:style-name="T34"> <text:s text:c="19"/></text:span><text:s text:c="2"/></text:p>
          </table:table-cell>
          <table:table-cell table:style-name="Tabla121.D3" office:value-type="string">
            <text:p text:style-name="P10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87">外</text:p>
          </table:table-cell>
          <table:table-cell table:style-name="Tabla118.A1" office:value-type="string">
            <text:p text:style-name="P117">SOTO</text:p>
          </table:table-cell>
          <table:table-cell table:style-name="Tabla118.C1" office:value-type="string">
            <text:p text:style-name="P75"><text:ruby text:style-name="Ru1"><text:ruby-base><text:span text:style-name="T79">外</text:span></text:ruby-base><text:ruby-text>そと</text:ruby-text></text:ruby> <text:s text:c="21"/>(fuera)</text:p>
          </table:table-cell>
          <table:table-cell table:style-name="Tabla118.D1" office:value-type="string">
            <text:p text:style-name="P102"/>
          </table:table-cell>
        </table:table-row>
        <table:table-row>
          <table:covered-table-cell/>
          <table:table-cell table:style-name="Tabla118.B2" office:value-type="string">
            <text:p text:style-name="P117">HOKA</text:p>
          </table:table-cell>
          <table:table-cell table:style-name="Tabla118.C2" office:value-type="string">
            <text:p text:style-name="P75"><text:ruby text:style-name="Ru1"><text:ruby-base><text:span text:style-name="T79">外</text:span></text:ruby-base><text:ruby-text>ほか</text:ruby-text></text:ruby><text:span text:style-name="T79">に <text:s/></text:span><text:s/>(aparte de eso)</text:p>
          </table:table-cell>
          <table:table-cell table:style-name="Tabla118.D2" office:value-type="string">
            <text:p text:style-name="P102"/>
          </table:table-cell>
        </table:table-row>
        <table:table-row>
          <table:covered-table-cell/>
          <table:table-cell table:style-name="Tabla118.B2" office:value-type="string">
            <text:p text:style-name="P118">GAI</text:p>
          </table:table-cell>
          <table:table-cell table:style-name="Tabla118.C2" office:value-type="string">
            <text:p text:style-name="P107"><text:ruby text:style-name="Ru1"><text:ruby-base><text:span text:style-name="T79">外</text:span></text:ruby-base><text:ruby-text>がい</text:ruby-text></text:ruby><text:ruby text:style-name="Ru1"><text:ruby-base><text:span text:style-name="T79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107"><text:ruby text:style-name="Ru1"><text:ruby-base><text:span text:style-name="T79">海</text:span></text:ruby-base><text:ruby-text>かい</text:ruby-text></text:ruby><text:ruby text:style-name="Ru1"><text:ruby-base><text:span text:style-name="T79">外</text:span></text:ruby-base><text:ruby-text>がい</text:ruby-text></text:ruby> <text:s text:c="7"/>(el extranjero)</text:p>
          </table:table-cell>
        </table:table-row>
      </table:table>
      <text:p text:style-name="P51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87">左</text:p>
            </table:table-cell>
            <table:table-cell table:style-name="Tabla30.A1" office:value-type="string">
              <text:p text:style-name="P93">ひだり</text:p>
            </table:table-cell>
            <table:table-cell table:style-name="Tabla30.A1" office:value-type="string">
              <text:p text:style-name="P75"><text:ruby text:style-name="Ru1"><text:ruby-base><text:span text:style-name="T66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75"><text:ruby text:style-name="Ru1"><text:ruby-base><text:span text:style-name="T66">左</text:span></text:ruby-base><text:ruby-text>ひだり</text:ruby-text></text:ruby><text:ruby text:style-name="Ru1"><text:ruby-base><text:span text:style-name="T66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93">サ</text:p>
          </table:table-cell>
          <table:table-cell table:style-name="Tabla30.C2" office:value-type="string">
            <text:p text:style-name="P100"><text:ruby text:style-name="Ru1"><text:ruby-base><text:span text:style-name="T66">左</text:span></text:ruby-base><text:ruby-text>さ</text:ruby-text></text:ruby><text:span text:style-name="T66">せつ</text:span> <text:s text:c="5"/>giro a la izq.</text:p>
          </table:table-cell>
          <table:table-cell table:style-name="Tabla30.D2" office:value-type="string">
            <text:p text:style-name="P75"/>
          </table:table-cell>
        </table:table-row>
      </table:table>
      <text:p text:style-name="P16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87">横</text:p>
            </table:table-cell>
            <table:table-cell table:style-name="Tabla260.A1" office:value-type="string">
              <text:p text:style-name="P93">オウ</text:p>
            </table:table-cell>
            <table:table-cell table:style-name="Tabla260.A1" office:value-type="string">
              <text:p text:style-name="P75"><text:ruby text:style-name="Ru1"><text:ruby-base><text:span text:style-name="T66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93">よこ</text:p>
          </table:table-cell>
          <table:table-cell table:style-name="Tabla260.C2" office:value-type="string">
            <text:p text:style-name="P101"/>
          </table:table-cell>
          <table:table-cell table:style-name="Tabla260.D2" office:value-type="string">
            <text:p text:style-name="P75"/>
          </table:table-cell>
        </table:table-row>
      </table:table>
      <text:p text:style-name="P56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87">所</text:p>
            </table:table-cell>
            <table:table-cell table:style-name="Tabla280.A1" office:value-type="string">
              <text:p text:style-name="P93">ところ</text:p>
            </table:table-cell>
            <table:table-cell table:style-name="Tabla280.A1" office:value-type="string">
              <text:p text:style-name="P75"><text:ruby text:style-name="Ru1"><text:ruby-base><text:span text:style-name="T66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93">ジョ</text:p>
          </table:table-cell>
          <table:table-cell table:style-name="Tabla280.C2" office:value-type="string">
            <text:p text:style-name="P100"><text:ruby text:style-name="Ru1"><text:ruby-base><text:span text:style-name="T66">名</text:span></text:ruby-base><text:ruby-text>めい</text:ruby-text></text:ruby><text:ruby text:style-name="Ru1"><text:ruby-base><text:span text:style-name="T66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100"><text:ruby text:style-name="Ru1"><text:ruby-base><text:span text:style-name="T66">長</text:span></text:ruby-base><text:ruby-text>ちょう</text:ruby-text></text:ruby><text:ruby text:style-name="Ru1"><text:ruby-base><text:span text:style-name="T66">所</text:span></text:ruby-base><text:ruby-text>しょ</text:ruby-text></text:ruby> <text:s text:c="8"/>punto fuerte</text:p>
          </table:table-cell>
        </table:table-row>
      </table:table>
      <text:p text:style-name="P50"/>
      <table:table table:name="Tabla424" table:style-name="Tabla424">
        <table:table-column table:style-name="Tabla424.A"/>
        <table:table-column table:style-name="Tabla424.B"/>
        <table:table-column table:style-name="Tabla424.C"/>
        <table:table-column table:style-name="Tabla424.D"/>
        <table:table-row>
          <table:table-cell table:style-name="Tabla424.A1" office:value-type="string">
            <text:p text:style-name="P87">洋</text:p>
          </table:table-cell>
          <table:table-cell table:style-name="Tabla424.A1" office:value-type="string">
            <text:p text:style-name="P117">ヨウ</text:p>
          </table:table-cell>
          <table:table-cell table:style-name="Tabla424.A1" office:value-type="string">
            <text:p text:style-name="P75"><text:ruby text:style-name="Ru1"><text:ruby-base><text:span text:style-name="T66">東</text:span></text:ruby-base><text:ruby-text>とう</text:ruby-text></text:ruby><text:ruby text:style-name="Ru1"><text:ruby-base><text:span text:style-name="T66">洋</text:span></text:ruby-base><text:ruby-text>よう</text:ruby-text></text:ruby> <text:s text:c="17"/>oriente</text:p>
          </table:table-cell>
          <table:table-cell table:style-name="Tabla424.D1" office:value-type="string">
            <text:p text:style-name="P101"><text:ruby text:style-name="Ru1"><text:ruby-base><text:span text:style-name="T66">西</text:span></text:ruby-base><text:ruby-text>せい</text:ruby-text></text:ruby><text:ruby text:style-name="Ru1"><text:ruby-base><text:span text:style-name="T66">洋</text:span></text:ruby-base><text:ruby-text>よう</text:ruby-text></text:ruby> <text:s text:c="14"/>occidente</text:p>
          </table:table-cell>
        </table:table-row>
      </table:table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7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87">北</text:p>
          </table:table-cell>
          <table:table-cell table:style-name="Tabla240.A1" office:value-type="string">
            <text:p text:style-name="P117">きた</text:p>
          </table:table-cell>
          <table:table-cell table:style-name="Tabla240.A1" office:value-type="string">
            <text:p text:style-name="P75"><text:ruby text:style-name="Ru1"><text:ruby-base><text:span text:style-name="T66">北</text:span></text:ruby-base><text:ruby-text>きた</text:ruby-text></text:ruby> <text:s text:c="24"/>norte</text:p>
          </table:table-cell>
          <table:table-cell table:style-name="Tabla240.D1" office:value-type="string">
            <text:p text:style-name="P101"><text:ruby text:style-name="Ru1"><text:ruby-base><text:span text:style-name="T92">北</text:span></text:ruby-base><text:ruby-text>ほっ</text:ruby-text></text:ruby><text:ruby text:style-name="Ru1"><text:ruby-base><text:span text:style-name="T14">海</text:span></text:ruby-base><text:ruby-text>かい</text:ruby-text></text:ruby><text:ruby text:style-name="Ru1"><text:ruby-base><text:span text:style-name="T14">道</text:span></text:ruby-base><text:ruby-text>どう</text:ruby-text></text:ruby><text:span text:style-name="T21"> <text:s text:c="11"/></text:span><text:span text:style-name="T29">Hokaido</text:span> <text:s/></text:p>
          </table:table-cell>
        </table:table-row>
      </table:table>
      <text:p text:style-name="P17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87">南</text:p>
          </table:table-cell>
          <table:table-cell table:style-name="Tabla115.A1" office:value-type="string">
            <text:p text:style-name="P117">みなみ</text:p>
          </table:table-cell>
          <table:table-cell table:style-name="Tabla115.A1" office:value-type="string">
            <text:p text:style-name="P75"><text:ruby text:style-name="Ru1"><text:ruby-base><text:span text:style-name="T66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24"><text:ruby text:style-name="Ru1"><text:ruby-base>南</text:ruby-base><text:ruby-text>みなみ</text:ruby-text></text:ruby>アメリカ</text:p>
            <text:p text:style-name="P101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17">ナン</text:p>
          </table:table-cell>
          <table:table-cell table:style-name="Tabla115.B2" office:value-type="string">
            <text:p text:style-name="P75"><text:ruby text:style-name="Ru1"><text:ruby-base><text:span text:style-name="T66">南</text:span></text:ruby-base><text:ruby-text>なん</text:ruby-text></text:ruby><text:ruby text:style-name="Ru1"><text:ruby-base><text:span text:style-name="T12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24"/>
          </table:table-cell>
        </table:table-row>
      </table:table>
      <text:p text:style-name="P5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87">東</text:p>
          </table:table-cell>
          <table:table-cell table:style-name="Tabla114.A1" office:value-type="string">
            <text:p text:style-name="P117">ひがし</text:p>
          </table:table-cell>
          <table:table-cell table:style-name="Tabla114.A1" office:value-type="string">
            <text:p text:style-name="P75"><text:ruby text:style-name="Ru1"><text:ruby-base><text:span text:style-name="T66">東</text:span></text:ruby-base><text:ruby-text>ひがし</text:ruby-text></text:ruby> <text:s text:c="23"/>este</text:p>
          </table:table-cell>
          <table:table-cell table:style-name="Tabla114.D1" office:value-type="string">
            <text:p text:style-name="P102"/>
          </table:table-cell>
        </table:table-row>
        <table:table-row>
          <table:covered-table-cell/>
          <table:table-cell table:style-name="Tabla114.B2" office:value-type="string">
            <text:p text:style-name="P117">トウ</text:p>
          </table:table-cell>
          <table:table-cell table:style-name="Tabla114.B2" office:value-type="string">
            <text:p text:style-name="P75"/>
          </table:table-cell>
          <table:table-cell table:style-name="Tabla114.D2" office:value-type="string">
            <text:p text:style-name="P102"/>
          </table:table-cell>
        </table:table-row>
      </table:table>
      <text:p text:style-name="P17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table:number-rows-spanned="2" office:value-type="string">
            <text:p text:style-name="P87">西</text:p>
          </table:table-cell>
          <table:table-cell table:style-name="Tabla117.A1" office:value-type="string">
            <text:p text:style-name="P117">にし</text:p>
          </table:table-cell>
          <table:table-cell table:style-name="Tabla117.A1" office:value-type="string">
            <text:p text:style-name="P75"><text:ruby text:style-name="Ru1"><text:ruby-base><text:span text:style-name="T66">西</text:span></text:ruby-base><text:ruby-text>にし</text:ruby-text></text:ruby> <text:s text:c="20"/>(oeste)</text:p>
          </table:table-cell>
          <table:table-cell table:style-name="Tabla117.D1" office:value-type="string">
            <text:p text:style-name="P101"/>
            <text:p text:style-name="P101"/>
            <text:p text:style-name="P101"/>
          </table:table-cell>
        </table:table-row>
        <table:table-row>
          <table:covered-table-cell/>
          <table:table-cell table:style-name="Tabla117.B2" office:value-type="string">
            <text:p text:style-name="P117">セイ</text:p>
          </table:table-cell>
          <table:table-cell table:style-name="Tabla117.B2" office:value-type="string">
            <text:p text:style-name="P75"/>
          </table:table-cell>
          <table:table-cell table:style-name="Tabla117.D2" office:value-type="string">
            <text:p text:style-name="P101"/>
          </table:table-cell>
        </table:table-row>
      </table:table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75"/>
      <text:p text:style-name="P160">CRONOLOGÍA</text:p>
      <text:p text:style-name="P160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88">年</text:p>
            </table:table-cell>
            <table:table-cell table:style-name="Tabla24.A1" office:value-type="string">
              <text:p text:style-name="P93">とし</text:p>
            </table:table-cell>
            <table:table-cell table:style-name="Tabla24.A1" office:value-type="string">
              <text:p text:style-name="P75"><text:ruby text:style-name="Ru1"><text:ruby-base><text:span text:style-name="T79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75"><text:ruby text:style-name="Ru1"><text:ruby-base><text:span text:style-name="T79">年</text:span></text:ruby-base><text:ruby-text>とし</text:ruby-text></text:ruby><text:ruby text:style-name="Ru1"><text:ruby-base><text:span text:style-name="T79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93">ネン</text:p>
          </table:table-cell>
          <table:table-cell table:style-name="Tabla24.C2" office:value-type="string">
            <text:p text:style-name="P75"><text:span text:style-name="T82">~</text:span><text:ruby text:style-name="Ru1"><text:ruby-base><text:span text:style-name="T79">年</text:span></text:ruby-base><text:ruby-text>ねん</text:ruby-text></text:ruby> <text:s text:c="21"/>[años]</text:p>
          </table:table-cell>
          <table:table-cell table:style-name="Tabla24.D2" office:value-type="string">
            <text:p text:style-name="P75"/>
          </table:table-cell>
        </table:table-row>
      </table:table>
      <text:p text:style-name="P2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3" office:value-type="string">
            <text:p text:style-name="P87">時</text:p>
          </table:table-cell>
          <table:table-cell table:style-name="Tabla25.A1" office:value-type="string">
            <text:p text:style-name="P118">ジ</text:p>
          </table:table-cell>
          <table:table-cell table:style-name="Tabla25.A1" office:value-type="string">
            <text:p text:style-name="P107"><text:ruby text:style-name="Ru1"><text:ruby-base><text:span text:style-name="T79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107"><text:span text:style-name="T82">~</text:span><text:ruby text:style-name="Ru1"><text:ruby-base><text:span text:style-name="T79">時</text:span></text:ruby-base><text:ruby-text>じ</text:ruby-text></text:ruby><text:ruby text:style-name="Ru1"><text:ruby-base><text:span text:style-name="T79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17">とき</text:p>
          </table:table-cell>
          <table:table-cell table:style-name="Tabla25.B2" office:value-type="string">
            <text:p text:style-name="P75"><text:ruby text:style-name="Ru1"><text:ruby-base><text:span text:style-name="T79">時</text:span></text:ruby-base><text:ruby-text>とき</text:ruby-text></text:ruby><text:ruby text:style-name="Ru1"><text:ruby-base><text:span text:style-name="T79">々</text:span></text:ruby-base><text:ruby-text>どき</text:ruby-text></text:ruby> <text:s text:c="15"/>a veces</text:p>
          </table:table-cell>
          <table:table-cell table:style-name="Tabla25.D2" office:value-type="string">
            <text:p text:style-name="P101"/>
          </table:table-cell>
        </table:table-row>
        <table:table-row>
          <table:covered-table-cell/>
          <table:table-cell table:style-name="Tabla25.B2" office:value-type="string">
            <text:p text:style-name="P117">と</text:p>
          </table:table-cell>
          <table:table-cell table:style-name="Tabla25.B2" office:value-type="string">
            <text:p text:style-name="P101"><text:ruby text:style-name="Ru1"><text:ruby-base><text:span text:style-name="T13">時</text:span></text:ruby-base><text:ruby-text>と</text:ruby-text></text:ruby><text:ruby text:style-name="Ru1"><text:ruby-base><text:span text:style-name="T13">計</text:span></text:ruby-base><text:ruby-text>けい</text:ruby-text></text:ruby> <text:s text:c="21"/>reloj</text:p>
          </table:table-cell>
          <table:table-cell table:style-name="Tabla25.D2" office:value-type="string">
            <text:p text:style-name="P101"/>
          </table:table-cell>
        </table:table-row>
      </table:table>
      <text:p text:style-name="P56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87">今</text:p>
          </table:table-cell>
          <table:table-cell table:style-name="Tabla88.A1" office:value-type="string">
            <text:p text:style-name="P117">いま</text:p>
          </table:table-cell>
          <table:table-cell table:style-name="Tabla88.A1" office:value-type="string">
            <text:p text:style-name="P75"><text:ruby text:style-name="Ru1"><text:ruby-base><text:span text:style-name="T79">今</text:span></text:ruby-base><text:ruby-text>いま</text:ruby-text></text:ruby> <text:s text:c="23"/>ahora</text:p>
          </table:table-cell>
          <table:table-cell table:style-name="Tabla88.D1" office:value-type="string">
            <text:p text:style-name="P101"><text:ruby text:style-name="Ru1"><text:ruby-base><text:span text:style-name="T9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18">コン</text:p>
          </table:table-cell>
          <table:table-cell table:style-name="Tabla88.C2" office:value-type="string">
            <text:p text:style-name="P107"><text:ruby text:style-name="Ru1"><text:ruby-base><text:span text:style-name="T79">今</text:span></text:ruby-base><text:ruby-text>こん</text:ruby-text></text:ruby><text:ruby text:style-name="Ru1"><text:ruby-base><text:span text:style-name="T79">月</text:span></text:ruby-base><text:ruby-text>げつ</text:ruby-text></text:ruby> <text:s text:c="13"/>este mes</text:p>
          </table:table-cell>
          <table:table-cell table:style-name="Tabla88.D2" office:value-type="string">
            <text:p text:style-name="P107"><text:ruby text:style-name="Ru1"><text:ruby-base><text:span text:style-name="T56">今</text:span></text:ruby-base><text:ruby-text>こ</text:ruby-text></text:ruby><text:ruby text:style-name="Ru1"><text:ruby-base><text:span text:style-name="T79">年</text:span></text:ruby-base><text:ruby-text>とし</text:ruby-text></text:ruby> <text:s text:c="15"/>este año</text:p>
          </table:table-cell>
        </table:table-row>
      </table:table>
      <text:p text:style-name="P1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87">昔</text:p>
          </table:table-cell>
          <table:table-cell table:style-name="Tabla110.A1" office:value-type="string">
            <text:p text:style-name="P117">むかし</text:p>
          </table:table-cell>
          <table:table-cell table:style-name="Tabla110.A1" office:value-type="string">
            <text:p text:style-name="P75"><text:ruby text:style-name="Ru1"><text:ruby-base><text:span text:style-name="T79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101"><text:ruby text:style-name="Ru1"><text:ruby-base><text:span text:style-name="T79">昔</text:span></text:ruby-base><text:ruby-text>むかし</text:ruby-text></text:ruby><text:ruby text:style-name="Ru1"><text:ruby-base><text:span text:style-name="T79">々</text:span></text:ruby-base><text:ruby-text>むかし</text:ruby-text></text:ruby> <text:s text:c="2"/>érase una vez</text:p>
          </table:table-cell>
        </table:table-row>
      </table:table>
      <text:p text:style-name="P1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87">期</text:p>
          </table:table-cell>
          <table:table-cell table:style-name="Tabla111.A1" office:value-type="string">
            <text:p text:style-name="P117">キ</text:p>
          </table:table-cell>
          <table:table-cell table:style-name="Tabla111.A1" office:value-type="string">
            <text:p text:style-name="P75"><text:ruby text:style-name="Ru1"><text:ruby-base><text:span text:style-name="T79">期</text:span></text:ruby-base><text:ruby-text>き</text:ruby-text></text:ruby><text:ruby text:style-name="Ru1"><text:ruby-base><text:span text:style-name="T79">間</text:span></text:ruby-base><text:ruby-text>かん</text:ruby-text></text:ruby> </text:p>
            <text:p text:style-name="P75"><text:s text:c="9"/>periodo de tiempo</text:p>
          </table:table-cell>
          <table:table-cell table:style-name="Tabla111.D1" office:value-type="string">
            <text:p text:style-name="P126"/>
          </table:table-cell>
        </table:table-row>
      </table:table>
      <text:p text:style-name="P1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87">去</text:p>
          </table:table-cell>
          <table:table-cell table:style-name="Tabla112.A1" office:value-type="string">
            <text:p text:style-name="P117">キョ</text:p>
          </table:table-cell>
          <table:table-cell table:style-name="Tabla112.A1" office:value-type="string">
            <text:p text:style-name="P75"><text:ruby text:style-name="Ru1"><text:ruby-base><text:span text:style-name="T79">去</text:span></text:ruby-base><text:ruby-text>きょ</text:ruby-text></text:ruby><text:ruby text:style-name="Ru1"><text:ruby-base><text:span text:style-name="T79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26"/>
          </table:table-cell>
        </table:table-row>
      </table:table>
      <text:p text:style-name="P75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87">昭</text:p>
          </table:table-cell>
          <table:table-cell table:style-name="Tabla229.A1" office:value-type="string">
            <text:p text:style-name="P117">ショウ</text:p>
          </table:table-cell>
          <table:table-cell table:style-name="Tabla229.A1" office:value-type="string">
            <text:p text:style-name="P75"><text:ruby text:style-name="Ru1"><text:ruby-base><text:span text:style-name="T79">昭</text:span></text:ruby-base><text:ruby-text>しょう</text:ruby-text></text:ruby><text:ruby text:style-name="Ru1"><text:ruby-base><text:span text:style-name="T79">和</text:span></text:ruby-base><text:ruby-text>わ</text:ruby-text></text:ruby> <text:s text:c="7"/>era <text:span text:style-name="T6">Showa</text:span></text:p>
          </table:table-cell>
          <table:table-cell table:style-name="Tabla229.D1" office:value-type="string">
            <text:p text:style-name="P101"/>
          </table:table-cell>
        </table:table-row>
      </table:table>
      <text:p text:style-name="P17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87">毎</text:p>
          </table:table-cell>
          <table:table-cell table:style-name="Tabla113.A1" table:number-rows-spanned="2" office:value-type="string">
            <text:p text:style-name="P117">MAI</text:p>
          </table:table-cell>
          <table:table-cell table:style-name="Tabla113.A1" office:value-type="string">
            <text:p text:style-name="P75"><text:ruby text:style-name="Ru1"><text:ruby-base><text:span text:style-name="T79">毎</text:span></text:ruby-base><text:ruby-text>まい</text:ruby-text></text:ruby><text:span text:style-name="T79"> </text:span><text:s text:c="17"/>(siempre)</text:p>
          </table:table-cell>
          <table:table-cell table:style-name="Tabla113.D1" office:value-type="string">
            <text:p text:style-name="P101"><text:ruby text:style-name="Ru1"><text:ruby-base><text:span text:style-name="T79">毎</text:span></text:ruby-base><text:ruby-text>まい</text:ruby-text></text:ruby><text:ruby text:style-name="Ru1"><text:ruby-base><text:span text:style-name="T79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107"><text:ruby text:style-name="Ru1"><text:ruby-base><text:span text:style-name="T79">毎</text:span></text:ruby-base><text:ruby-text>まい</text:ruby-text></text:ruby><text:ruby text:style-name="Ru1"><text:ruby-base><text:span text:style-name="T79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107"><text:ruby text:style-name="Ru1"><text:ruby-base><text:span text:style-name="T79">毎</text:span></text:ruby-base><text:ruby-text>まい</text:ruby-text></text:ruby><text:ruby text:style-name="Ru1"><text:ruby-base><text:span text:style-name="T79">年</text:span></text:ruby-base><text:ruby-text>とし</text:ruby-text></text:ruby> <text:s text:c="11"/>(cada año)</text:p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87">先</text:p>
            </table:table-cell>
            <table:table-cell table:style-name="Tabla123.A1" office:value-type="string">
              <text:p text:style-name="P93">SAKI</text:p>
            </table:table-cell>
            <table:table-cell table:style-name="Tabla123.A1" office:value-type="string">
              <text:p text:style-name="P75"><text:ruby text:style-name="Ru1"><text:ruby-base><text:span text:style-name="T79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93">SEN</text:p>
          </table:table-cell>
          <table:table-cell table:style-name="Tabla123.C2" office:value-type="string">
            <text:p text:style-name="P152"><text:ruby text:style-name="Ru1"><text:ruby-base><text:span text:style-name="T64">先</text:span></text:ruby-base><text:ruby-text>せん</text:ruby-text></text:ruby><text:ruby text:style-name="Ru1"><text:ruby-base><text:span text:style-name="T64">週</text:span></text:ruby-base><text:ruby-text>しゅう</text:ruby-text></text:ruby><text:span text:style-name="T71">(semana pasada)</text:span></text:p>
          </table:table-cell>
          <table:table-cell table:style-name="Tabla123.D2" office:value-type="string">
            <text:p text:style-name="P157"/>
          </table:table-cell>
        </table:table-row>
      </table:table>
      <text:p text:style-name="P17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87">曜</text:p>
          </table:table-cell>
          <table:table-cell table:style-name="Tabla124.A1" office:value-type="string">
            <text:p text:style-name="P117">ヨウ</text:p>
          </table:table-cell>
          <table:table-cell table:style-name="Tabla124.A1" office:value-type="string">
            <text:p text:style-name="P75"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 </text:p>
            <text:p text:style-name="P75"><text:s text:c="6"/><text:span text:style-name="T6">*días de la semana</text:span></text:p>
          </table:table-cell>
          <table:table-cell table:style-name="Tabla124.D1" office:value-type="string">
            <text:p text:style-name="P101"/>
          </table:table-cell>
        </table:table-row>
      </table:table>
      <text:p text:style-name="P51"/>
      <text:p text:style-name="P51"/>
      <text:p text:style-name="P51"/>
      <text:p text:style-name="P51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87">春</text:p>
          </table:table-cell>
          <table:table-cell table:style-name="Tabla125.A1" office:value-type="string">
            <text:p text:style-name="P117">HARU</text:p>
          </table:table-cell>
          <table:table-cell table:style-name="Tabla125.C1" office:value-type="string">
            <text:p text:style-name="P75"><text:ruby text:style-name="Ru1"><text:ruby-base><text:span text:style-name="T66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102"/>
          </table:table-cell>
        </table:table-row>
        <table:table-row>
          <table:covered-table-cell/>
          <table:table-cell table:style-name="Tabla125.B2" office:value-type="string">
            <text:p text:style-name="P118">SHUN</text:p>
          </table:table-cell>
          <table:table-cell table:style-name="Tabla125.C2" office:value-type="string">
            <text:p text:style-name="P107"><text:ruby text:style-name="Ru1"><text:ruby-base><text:span text:style-name="T66">青</text:span></text:ruby-base><text:ruby-text>せい</text:ruby-text></text:ruby><text:ruby text:style-name="Ru1"><text:ruby-base><text:span text:style-name="T66">春</text:span></text:ruby-base><text:ruby-text>しゅん</text:ruby-text></text:ruby><text:span text:style-name="T66"> </text:span><text:s/>(adolescencia)</text:p>
          </table:table-cell>
          <table:table-cell table:style-name="Tabla125.D2" office:value-type="string">
            <text:p text:style-name="P142">(*)</text:p>
          </table:table-cell>
        </table:table-row>
      </table:table>
      <text:p text:style-name="P1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87">夏</text:p>
          </table:table-cell>
          <table:table-cell table:style-name="Tabla126.A1" office:value-type="string">
            <text:p text:style-name="P117">NATSU</text:p>
          </table:table-cell>
          <table:table-cell table:style-name="Tabla126.A1" office:value-type="string">
            <text:p text:style-name="P75"><text:ruby text:style-name="Ru1"><text:ruby-base><text:span text:style-name="T66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101"><text:ruby text:style-name="Ru1"><text:ruby-base><text:span text:style-name="T66">夏</text:span></text:ruby-base><text:ruby-text>なつ</text:ruby-text></text:ruby><text:ruby text:style-name="Ru1"><text:ruby-base><text:span text:style-name="T66">休</text:span></text:ruby-base><text:ruby-text>やす</text:ruby-text></text:ruby><text:span text:style-name="T66">み</text:span> <text:s/></text:p>
            <text:p text:style-name="P101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18">KA</text:p>
          </table:table-cell>
          <table:table-cell table:style-name="Tabla126.C2" office:value-type="string">
            <text:p text:style-name="P107"/>
          </table:table-cell>
          <table:table-cell table:style-name="Tabla126.D2" office:value-type="string">
            <text:p text:style-name="P142">(*)</text:p>
          </table:table-cell>
        </table:table-row>
      </table:table>
      <text:p text:style-name="P17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87">秋</text:p>
          </table:table-cell>
          <table:table-cell table:style-name="Tabla127.A1" office:value-type="string">
            <text:p text:style-name="P117">AKI</text:p>
          </table:table-cell>
          <table:table-cell table:style-name="Tabla127.C1" office:value-type="string">
            <text:p text:style-name="P75"><text:ruby text:style-name="Ru1"><text:ruby-base><text:span text:style-name="T66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102"/>
          </table:table-cell>
        </table:table-row>
        <table:table-row>
          <table:covered-table-cell/>
          <table:table-cell table:style-name="Tabla127.B2" office:value-type="string">
            <text:p text:style-name="P118">SHÛ</text:p>
          </table:table-cell>
          <table:table-cell table:style-name="Tabla127.C2" office:value-type="string">
            <text:p text:style-name="P107"/>
          </table:table-cell>
          <table:table-cell table:style-name="Tabla127.D2" office:value-type="string">
            <text:p text:style-name="P142">(*)</text:p>
          </table:table-cell>
        </table:table-row>
      </table:table>
      <text:p text:style-name="P17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ext:soft-page-break/>
        <table:table-row>
          <table:table-cell table:style-name="Tabla128.A1" table:number-rows-spanned="2" office:value-type="string">
            <text:p text:style-name="P87">冬</text:p>
          </table:table-cell>
          <table:table-cell table:style-name="Tabla128.A1" office:value-type="string">
            <text:p text:style-name="P117">FUYU</text:p>
          </table:table-cell>
          <table:table-cell table:style-name="Tabla128.A1" office:value-type="string">
            <text:p text:style-name="P75"><text:ruby text:style-name="Ru1"><text:ruby-base><text:span text:style-name="T66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101"><text:ruby text:style-name="Ru1"><text:ruby-base><text:span text:style-name="T66">冬</text:span></text:ruby-base><text:ruby-text>ふゆ</text:ruby-text></text:ruby><text:ruby text:style-name="Ru1"><text:ruby-base><text:span text:style-name="T66">休</text:span></text:ruby-base><text:ruby-text>やす</text:ruby-text></text:ruby><text:span text:style-name="T66">み</text:span> <text:s text:c="5"/></text:p>
            <text:p text:style-name="P101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18">TÔ</text:p>
          </table:table-cell>
          <table:table-cell table:style-name="Tabla128.C2" office:value-type="string">
            <text:p text:style-name="P107"/>
          </table:table-cell>
          <table:table-cell table:style-name="Tabla128.D2" office:value-type="string">
            <text:p text:style-name="P107"><text:ruby text:style-name="Ru1"><text:ruby-base><text:span text:style-name="T66">春</text:span></text:ruby-base><text:ruby-text>しゅん</text:ruby-text></text:ruby><text:ruby text:style-name="Ru1"><text:ruby-base><text:span text:style-name="T66">夏</text:span></text:ruby-base><text:ruby-text>か</text:ruby-text></text:ruby><text:ruby text:style-name="Ru1"><text:ruby-base><text:span text:style-name="T66">秋</text:span></text:ruby-base><text:ruby-text>しゅう</text:ruby-text></text:ruby><text:ruby text:style-name="Ru1"><text:ruby-base><text:span text:style-name="T66">冬</text:span></text:ruby-base><text:ruby-text>とう</text:ruby-text></text:ruby> </text:p>
            <text:p text:style-name="P107"><text:s text:c="2"/>(*) (estaciones del año)</text:p>
          </table:table-cell>
        </table:table-row>
      </table:table>
      <text:p text:style-name="Standard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87">週</text:p>
          </table:table-cell>
          <table:table-cell table:style-name="Tabla129.A1" office:value-type="string">
            <text:p text:style-name="P117">SHÛ</text:p>
          </table:table-cell>
          <table:table-cell table:style-name="Tabla129.A1" office:value-type="string">
            <text:p text:style-name="P75"><text:ruby text:style-name="Ru1"><text:ruby-base><text:span text:style-name="T66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101"><text:ruby text:style-name="Ru1"><text:ruby-base><text:span text:style-name="T66">来</text:span></text:ruby-base><text:ruby-text>らい</text:ruby-text></text:ruby><text:ruby text:style-name="Ru1"><text:ruby-base><text:span text:style-name="T66">週</text:span></text:ruby-base><text:ruby-text>しゅう</text:ruby-text></text:ruby></text:p>
            <text:p text:style-name="P101"><text:span text:style-name="T66"><text:s text:c="8"/></text:span>(próxima semana)</text:p>
          </table:table-cell>
        </table:table-row>
      </table:table>
      <text:p text:style-name="P17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87">分</text:p>
          </table:table-cell>
          <table:table-cell table:style-name="Tabla130.A1" office:value-type="string">
            <text:p text:style-name="P117">WA</text:p>
          </table:table-cell>
          <table:table-cell table:style-name="Tabla130.A1" office:value-type="string">
            <text:p text:style-name="P75"><text:ruby text:style-name="Ru1"><text:ruby-base><text:span text:style-name="T79">分</text:span></text:ruby-base><text:ruby-text>わ</text:ruby-text></text:ruby><text:span text:style-name="T79">ける <text:s text:c="4"/></text:span><text:s text:c="5"/>(dividir)</text:p>
          </table:table-cell>
          <table:table-cell table:style-name="Tabla130.D1" office:value-type="string">
            <text:p text:style-name="P101"><text:ruby text:style-name="Ru1"><text:ruby-base><text:span text:style-name="T79">分</text:span></text:ruby-base><text:ruby-text>わ</text:ruby-text></text:ruby><text:span text:style-name="T79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18">BUN</text:p>
          </table:table-cell>
          <table:table-cell table:style-name="Tabla130.C2" office:value-type="string">
            <text:p text:style-name="P107"><text:ruby text:style-name="Ru1"><text:ruby-base><text:span text:style-name="T79">半</text:span></text:ruby-base><text:ruby-text>はん</text:ruby-text></text:ruby><text:ruby text:style-name="Ru1"><text:ruby-base><text:span text:style-name="T79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104">Minutos</text:p>
            <text:p text:style-name="P104"><text:s text:c="6"/><text:span text:style-name="T78">(ふん / ぶん / ぷん</text:span>)</text:p>
          </table:table-cell>
        </table:table-row>
      </table:table>
      <text:p text:style-name="Standard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87">秒</text:p>
          </table:table-cell>
          <table:table-cell table:style-name="Tabla401.A1" office:value-type="string">
            <text:p text:style-name="P117">ビョウ</text:p>
          </table:table-cell>
          <table:table-cell table:style-name="Tabla401.A1" office:value-type="string">
            <text:p text:style-name="P75"><text:ruby text:style-name="Ru1"><text:ruby-base><text:span text:style-name="T66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75"><text:span text:style-name="T66">~</text:span><text:ruby text:style-name="Ru1"><text:ruby-base><text:span text:style-name="T66">秒</text:span></text:ruby-base><text:ruby-text>びょう</text:ruby-text></text:ruby> <text:s text:c="11"/>[segundos]</text:p>
          </table:table-cell>
        </table:table-row>
      </table:table>
      <text:p text:style-name="P17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87">半</text:p>
          </table:table-cell>
          <table:table-cell table:style-name="Tabla131.A1" office:value-type="string">
            <text:p text:style-name="P117">HAN</text:p>
          </table:table-cell>
          <table:table-cell table:style-name="Tabla131.A1" office:value-type="string">
            <text:p text:style-name="P75"><text:ruby text:style-name="Ru1"><text:ruby-base><text:span text:style-name="T79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106"/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87">朝</text:p>
          </table:table-cell>
          <table:table-cell table:style-name="Tabla132.A1" table:number-rows-spanned="2" office:value-type="string">
            <text:p text:style-name="P117">ASA</text:p>
          </table:table-cell>
          <table:table-cell table:style-name="Tabla132.A1" office:value-type="string">
            <text:p text:style-name="P75"><text:ruby text:style-name="Ru1"><text:ruby-base><text:span text:style-name="T79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101"><text:ruby text:style-name="Ru1"><text:ruby-base><text:span text:style-name="T57">今</text:span></text:ruby-base><text:ruby-text>け</text:ruby-text></text:ruby><text:ruby text:style-name="Ru1"><text:ruby-base><text:span text:style-name="T57">朝</text:span></text:ruby-base><text:ruby-text>さ</text:ruby-text></text:ruby><text:span text:style-name="T55"> <text:s/></text:span><text:span text:style-name="T31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52"><text:ruby text:style-name="Ru1"><text:ruby-base>朝</text:ruby-base><text:ruby-text>あさ</text:ruby-text></text:ruby>ごはん</text:p>
            <text:p text:style-name="P75"><text:s text:c="20"/>(desayuno)</text:p>
          </table:table-cell>
          <table:table-cell table:style-name="Tabla132.D2" office:value-type="string">
            <text:p text:style-name="P101"><text:ruby text:style-name="Ru1"><text:ruby-base><text:span text:style-name="T79">毎</text:span></text:ruby-base><text:ruby-text>まい</text:ruby-text></text:ruby><text:ruby text:style-name="Ru1"><text:ruby-base><text:span text:style-name="T79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34">CHÔ</text:p>
          </table:table-cell>
          <table:table-cell table:style-name="Tabla132.C3" office:value-type="string">
            <text:p text:style-name="P149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58"><text:s text:c="5"/><text:span text:style-name="T7"><text:s/>(desayuno “formal”)</text:span></text:p>
          </table:table-cell>
          <table:table-cell table:style-name="Tabla132.D3" office:value-type="string">
            <text:p text:style-name="P107"/>
          </table:table-cell>
        </table:table-row>
      </table:table>
      <text:p text:style-name="P17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87">昼</text:p>
          </table:table-cell>
          <table:table-cell table:style-name="Tabla133.A1" table:number-rows-spanned="2" office:value-type="string">
            <text:p text:style-name="P117">HIRU</text:p>
          </table:table-cell>
          <table:table-cell table:style-name="Tabla133.A1" office:value-type="string">
            <text:p text:style-name="P75"><text:ruby text:style-name="Ru1"><text:ruby-base><text:span text:style-name="T79">昼</text:span></text:ruby-base><text:ruby-text>ひる</text:ruby-text></text:ruby><text:span text:style-name="T79"> <text:s/></text:span><text:s text:c="20"/>(tarde)</text:p>
          </table:table-cell>
          <table:table-cell table:style-name="Tabla133.D1" office:value-type="string">
            <text:p text:style-name="P75"><text:ruby text:style-name="Ru1"><text:ruby-base><text:span text:style-name="T79">昼</text:span></text:ruby-base><text:ruby-text>ひる</text:ruby-text></text:ruby><text:span text:style-name="T79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5"><text:ruby text:style-name="Ru1"><text:ruby-base><text:span text:style-name="T79">昼</text:span></text:ruby-base><text:ruby-text>ひる</text:ruby-text></text:ruby><text:ruby text:style-name="Ru1"><text:ruby-base><text:span text:style-name="T79">休</text:span></text:ruby-base><text:ruby-text>やす</text:ruby-text></text:ruby><text:span text:style-name="T79">み </text:span><text:s/></text:p>
            <text:p text:style-name="P75"><text:s text:c="4"/>(descanso mediodía)</text:p>
          </table:table-cell>
          <table:table-cell table:style-name="Tabla133.D2" office:value-type="string">
            <text:p text:style-name="P75"><text:ruby text:style-name="Ru1"><text:ruby-base><text:span text:style-name="T79">昼</text:span></text:ruby-base><text:ruby-text>ひる</text:ruby-text></text:ruby><text:span text:style-name="T79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34">CHÛ</text:p>
          </table:table-cell>
          <table:table-cell table:style-name="Tabla133.C3" office:value-type="string">
            <text:p text:style-name="P137"><text:ruby text:style-name="Ru1"><text:ruby-base><text:span text:style-name="T79">昼</text:span></text:ruby-base><text:ruby-text>ちゅう</text:ruby-text></text:ruby><text:ruby text:style-name="Ru1"><text:ruby-base><text:span text:style-name="T79">食</text:span></text:ruby-base><text:ruby-text>しょく</text:ruby-text></text:ruby> </text:p>
            <text:p text:style-name="P137"><text:s text:c="10"/>(comida “formal”)</text:p>
          </table:table-cell>
          <table:table-cell table:style-name="Tabla133.D3" office:value-type="string">
            <text:p text:style-name="P107"/>
          </table:table-cell>
        </table:table-row>
      </table:table>
      <text:p text:style-name="P1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87">夜</text:p>
          </table:table-cell>
          <table:table-cell table:style-name="Tabla134.A1" office:value-type="string">
            <text:p text:style-name="P117">YORU</text:p>
          </table:table-cell>
          <table:table-cell table:style-name="Tabla134.A1" office:value-type="string">
            <text:p text:style-name="P75"><text:ruby text:style-name="Ru1"><text:ruby-base><text:span text:style-name="T66">夜</text:span></text:ruby-base><text:ruby-text>よる</text:ruby-text></text:ruby> <text:s text:c="19"/>(noche)</text:p>
          </table:table-cell>
          <table:table-cell table:style-name="Tabla134.D1" office:value-type="string">
            <text:p text:style-name="P101"/>
          </table:table-cell>
        </table:table-row>
        <table:table-row>
          <table:covered-table-cell/>
          <table:table-cell table:style-name="Tabla134.B2" office:value-type="string">
            <text:p text:style-name="P118">YA</text:p>
          </table:table-cell>
          <table:table-cell table:style-name="Tabla134.C2" office:value-type="string">
            <text:p text:style-name="P107"><text:ruby text:style-name="Ru1"><text:ruby-base><text:span text:style-name="T66">今</text:span></text:ruby-base><text:ruby-text>こん</text:ruby-text></text:ruby><text:ruby text:style-name="Ru1"><text:ruby-base><text:span text:style-name="T66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107"/>
          </table:table-cell>
        </table:table-row>
        <table:table-row>
          <table:covered-table-cell/>
          <table:table-cell table:style-name="Tabla134.B2" office:value-type="string">
            <text:p text:style-name="P118">YO</text:p>
          </table:table-cell>
          <table:table-cell table:style-name="Tabla134.C2" office:value-type="string">
            <text:p text:style-name="P107"><text:ruby text:style-name="Ru1"><text:ruby-base><text:span text:style-name="T66">夜</text:span></text:ruby-base><text:ruby-text>よ</text:ruby-text></text:ruby><text:ruby text:style-name="Ru1"><text:ruby-base><text:span text:style-name="T66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107"/>
          </table:table-cell>
        </table:table-row>
      </table:table>
      <text:p text:style-name="P17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88">夕</text:p>
          </table:table-cell>
          <table:table-cell table:style-name="Tabla144.A1" table:number-rows-spanned="2" office:value-type="string">
            <text:p text:style-name="P93">YÛ</text:p>
          </table:table-cell>
          <table:table-cell table:style-name="Tabla144.C1" office:value-type="string">
            <text:p text:style-name="P98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75"><text:ruby text:style-name="Ru1"><text:ruby-base><text:span text:style-name="T66">夕</text:span></text:ruby-base><text:ruby-text>ゆう</text:ruby-text></text:ruby><text:ruby text:style-name="Ru1"><text:ruby-base><text:span text:style-name="T66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75"><text:ruby text:style-name="Ru1"><text:ruby-base><text:span text:style-name="T79">夕</text:span></text:ruby-base><text:ruby-text>ゆう</text:ruby-text></text:ruby><text:span text:style-name="T79">やた</text:span> <text:s text:c="12"/>(ocaso)</text:p>
          </table:table-cell>
          <table:table-cell table:style-name="Tabla144.D2" office:value-type="string">
            <text:p text:style-name="P75"/>
          </table:table-cell>
        </table:table-row>
      </table:table>
      <text:p text:style-name="Standard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87">前</text:p>
          </table:table-cell>
          <table:table-cell table:style-name="Tabla281.A1" office:value-type="string">
            <text:p text:style-name="P117">MAE</text:p>
          </table:table-cell>
          <table:table-cell table:style-name="Tabla281.A1" office:value-type="string">
            <text:p text:style-name="P75"><text:ruby text:style-name="Ru1"><text:ruby-base><text:span text:style-name="T79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101"/>
          </table:table-cell>
        </table:table-row>
        <table:table-row>
          <table:covered-table-cell/>
          <table:table-cell table:style-name="Tabla281.B2" office:value-type="string">
            <text:p text:style-name="P117">ZEN</text:p>
          </table:table-cell>
          <table:table-cell table:style-name="Tabla281.B2" office:value-type="string">
            <text:p text:style-name="P105"><text:ruby text:style-name="Ru1"><text:ruby-base><text:span text:style-name="T80">午</text:span></text:ruby-base><text:ruby-text>ご</text:ruby-text></text:ruby><text:ruby text:style-name="Ru1"><text:ruby-base><text:span text:style-name="T15">前</text:span></text:ruby-base><text:ruby-text>ぜん</text:ruby-text></text:ruby> <text:s text:c="20"/><text:span text:style-name="T64">(AM)</text:span></text:p>
          </table:table-cell>
          <table:table-cell table:style-name="Tabla281.D2" office:value-type="string">
            <text:p text:style-name="P101"/>
          </table:table-cell>
        </table:table-row>
      </table:table>
      <text:p text:style-name="P17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87">後</text:p>
          </table:table-cell>
          <table:table-cell table:style-name="Tabla287.A1" office:value-type="string">
            <text:p text:style-name="P117">ATO</text:p>
          </table:table-cell>
          <table:table-cell table:style-name="Tabla287.A1" office:value-type="string">
            <text:p text:style-name="P75"><text:ruby text:style-name="Ru1"><text:ruby-base><text:span text:style-name="T79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101"/>
          </table:table-cell>
        </table:table-row>
        <table:table-row>
          <table:covered-table-cell/>
          <table:table-cell table:style-name="Tabla287.B2" office:value-type="string">
            <text:p text:style-name="P118">USHI</text:p>
          </table:table-cell>
          <table:table-cell table:style-name="Tabla287.C2" office:value-type="string">
            <text:p text:style-name="P107"><text:ruby text:style-name="Ru1"><text:ruby-base><text:span text:style-name="T79">後</text:span></text:ruby-base><text:ruby-text>うし</text:ruby-text></text:ruby><text:span text:style-name="T79">ろ </text:span><text:s text:c="15"/>(detrás)</text:p>
          </table:table-cell>
          <table:table-cell table:style-name="Tabla287.D2" office:value-type="string">
            <text:p text:style-name="P107"/>
          </table:table-cell>
        </table:table-row>
        <table:table-row>
          <table:covered-table-cell/>
          <table:table-cell table:style-name="Tabla287.B2" office:value-type="string">
            <text:p text:style-name="P118">GO</text:p>
          </table:table-cell>
          <table:table-cell table:style-name="Tabla287.C2" office:value-type="string">
            <text:p text:style-name="P84"><text:ruby text:style-name="Ru1"><text:ruby-base><text:span text:style-name="T41">午</text:span></text:ruby-base><text:ruby-text>ご</text:ruby-text></text:ruby><text:ruby text:style-name="Ru1"><text:ruby-base><text:span text:style-name="T14">後</text:span></text:ruby-base><text:ruby-text>ご</text:ruby-text></text:ruby><text:span text:style-name="T41"> </text:span><text:span text:style-name="T33"><text:s text:c="19"/>(PM)</text:span></text:p>
          </table:table-cell>
          <table:table-cell table:style-name="Tabla287.D2" office:value-type="string">
            <text:p text:style-name="P107"/>
          </table:table-cell>
        </table:table-row>
      </table:table>
      <text:p text:style-name="P17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87">午</text:p>
          </table:table-cell>
          <table:table-cell table:style-name="Tabla333.A1" office:value-type="string">
            <text:p text:style-name="P120">GO</text:p>
          </table:table-cell>
          <table:table-cell table:style-name="Tabla333.A1" office:value-type="string">
            <text:p text:style-name="P110"><text:ruby text:style-name="Ru1"><text:ruby-base><text:span text:style-name="T79">正</text:span></text:ruby-base><text:ruby-text>しょう</text:ruby-text></text:ruby><text:ruby text:style-name="Ru1"><text:ruby-base><text:span text:style-name="T79">午</text:span></text:ruby-base><text:ruby-text>ご</text:ruby-text></text:ruby> <text:s text:c="8"/>(mediodía)</text:p>
          </table:table-cell>
          <table:table-cell table:style-name="Tabla333.D1" office:value-type="string">
            <text:p text:style-name="P80"><text:s text:c="14"/><text:span text:style-name="T78">* (午前 /</text:span><text:span text:style-name="T40"> 午後</text:span><text:span text:style-name="T78">)</text:span></text:p>
          </table:table-cell>
        </table:table-row>
      </table:table>
      <text:p text:style-name="P9"><text:soft-page-break/></text:p>
      <text:p text:style-name="P179"/>
      <text:p text:style-name="P63">PUEBLOS - CIUDADES - PAÍSE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87">区</text:p>
          </table:table-cell>
          <table:table-cell table:style-name="Tabla22.A1" office:value-type="string">
            <text:p text:style-name="P117">ク</text:p>
          </table:table-cell>
          <table:table-cell table:style-name="Tabla22.A1" office:value-type="string">
            <text:p text:style-name="P75"><text:ruby text:style-name="Ru1"><text:ruby-base><text:span text:style-name="T66">区</text:span></text:ruby-base><text:ruby-text>く</text:ruby-text></text:ruby> <text:s text:c="23"/>barrio</text:p>
          </table:table-cell>
          <table:table-cell table:style-name="Tabla22.D1" office:value-type="string">
            <text:p text:style-name="P155"><text:ruby text:style-name="Ru1"><text:ruby-base><text:span text:style-name="T48">区</text:span></text:ruby-base><text:ruby-text>く</text:ruby-text></text:ruby><text:ruby text:style-name="Ru1"><text:ruby-base><text:span text:style-name="T48">画</text:span></text:ruby-base><text:ruby-text>かく</text:ruby-text></text:ruby><text:span text:style-name="T49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87">丁</text:p>
          </table:table-cell>
          <table:table-cell table:style-name="Tabla370.A1" office:value-type="string">
            <text:p text:style-name="P117">チョウ</text:p>
          </table:table-cell>
          <table:table-cell table:style-name="Tabla370.A1" office:value-type="string">
            <text:p text:style-name="P75"><text:ruby text:style-name="Ru1"><text:ruby-base><text:span text:style-name="T66">横</text:span></text:ruby-base><text:ruby-text>よこ</text:ruby-text></text:ruby><text:ruby text:style-name="Ru1"><text:ruby-base><text:span text:style-name="T66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55"><text:span text:style-name="T48">ほう</text:span><text:ruby text:style-name="Ru1"><text:ruby-base><text:span text:style-name="T48">丁</text:span></text:ruby-base><text:ruby-text>ちょう</text:ruby-text></text:ruby><text:span text:style-name="T49"> <text:s/></text:span></text:p>
            <text:p text:style-name="P101"><text:s text:c="11"/>cuchillo de cocina</text:p>
          </table:table-cell>
        </table:table-row>
      </table:table>
      <text:p text:style-name="P7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87">道</text:p>
          </table:table-cell>
          <table:table-cell table:style-name="Tabla85.A1" office:value-type="string">
            <text:p text:style-name="P117">みち</text:p>
          </table:table-cell>
          <table:table-cell table:style-name="Tabla85.A1" office:value-type="string">
            <text:p text:style-name="P75"><text:ruby text:style-name="Ru1"><text:ruby-base><text:span text:style-name="T79">道</text:span></text:ruby-base><text:ruby-text>みち</text:ruby-text></text:ruby> <text:s text:c="21"/>camino</text:p>
          </table:table-cell>
          <table:table-cell table:style-name="Tabla85.D1" office:value-type="string">
            <text:p text:style-name="P101"><text:ruby text:style-name="Ru1"><text:ruby-base><text:span text:style-name="T79">近</text:span></text:ruby-base><text:ruby-text>ちか</text:ruby-text></text:ruby><text:ruby text:style-name="Ru1"><text:ruby-base><text:span text:style-name="T79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18">ドウ</text:p>
          </table:table-cell>
          <table:table-cell table:style-name="Tabla85.C2" office:value-type="string">
            <text:p text:style-name="P107"><text:ruby text:style-name="Ru2"><text:ruby-base><text:span text:style-name="T79">水</text:span></text:ruby-base><text:ruby-text>すい</text:ruby-text></text:ruby><text:ruby text:style-name="Ru1"><text:ruby-base><text:span text:style-name="T79">道</text:span></text:ruby-base><text:ruby-text>どう</text:ruby-text></text:ruby> <text:s text:c="21"/>grifo</text:p>
          </table:table-cell>
          <table:table-cell table:style-name="Tabla85.D2" office:value-type="string">
            <text:p text:style-name="P107"><text:ruby text:style-name="Ru1"><text:ruby-base><text:span text:style-name="T13">空</text:span></text:ruby-base><text:ruby-text>から</text:ruby-text></text:ruby><text:ruby text:style-name="Ru1"><text:ruby-base><text:span text:style-name="T13">手</text:span></text:ruby-base><text:ruby-text>て</text:ruby-text></text:ruby><text:ruby text:style-name="Ru1"><text:ruby-base><text:span text:style-name="T13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87">都</text:p>
          </table:table-cell>
          <table:table-cell table:style-name="Tabla377.A1" office:value-type="string">
            <text:p text:style-name="P117">ト</text:p>
          </table:table-cell>
          <table:table-cell table:style-name="Tabla377.A1" office:value-type="string">
            <text:p text:style-name="P75"><text:ruby text:style-name="Ru1"><text:ruby-base><text:span text:style-name="T66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101"><text:ruby text:style-name="Ru1"><text:ruby-base><text:span text:style-name="T66">大</text:span></text:ruby-base><text:ruby-text>だい</text:ruby-text></text:ruby><text:ruby text:style-name="Ru1"><text:ruby-base><text:span text:style-name="T66">都</text:span></text:ruby-base><text:ruby-text>と</text:ruby-text></text:ruby><text:ruby text:style-name="Ru1"><text:ruby-base><text:span text:style-name="T66">市</text:span></text:ruby-base><text:ruby-text>し</text:ruby-text></text:ruby> <text:s text:c="10"/><text:span text:style-name="T64">metrópoli</text:span></text:p>
          </table:table-cell>
        </table:table-row>
      </table:table>
      <text:p text:style-name="P10"/>
      <table:table table:name="Tabla437" table:style-name="Tabla437">
        <table:table-column table:style-name="Tabla437.A"/>
        <table:table-column table:style-name="Tabla437.B"/>
        <table:table-column table:style-name="Tabla437.C"/>
        <table:table-column table:style-name="Tabla437.D"/>
        <table:table-row>
          <table:table-cell table:style-name="Tabla437.A1" office:value-type="string">
            <text:p text:style-name="P87">路</text:p>
          </table:table-cell>
          <table:table-cell table:style-name="Tabla437.A1" office:value-type="string">
            <text:p text:style-name="P117">ロ</text:p>
          </table:table-cell>
          <table:table-cell table:style-name="Tabla437.A1" office:value-type="string">
            <text:p text:style-name="P75"><text:ruby text:style-name="Ru1"><text:ruby-base><text:span text:style-name="T66">道</text:span></text:ruby-base><text:ruby-text>どう</text:ruby-text></text:ruby><text:ruby text:style-name="Ru1"><text:ruby-base><text:span text:style-name="T66">路</text:span></text:ruby-base><text:ruby-text>ろ</text:ruby-text></text:ruby> <text:s text:c="13"/>carretera </text:p>
          </table:table-cell>
          <table:table-cell table:style-name="Tabla437.D1" office:value-type="string">
            <text:p text:style-name="P112"/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1">町</text:p>
          </table:table-cell>
          <table:table-cell table:style-name="Tabla87.A1" office:value-type="string">
            <text:p text:style-name="P93">まち</text:p>
          </table:table-cell>
          <table:table-cell table:style-name="Tabla87.A1" office:value-type="string">
            <text:p text:style-name="P81"><text:ruby text:style-name="Ru1"><text:ruby-base><text:span text:style-name="T66">町</text:span></text:ruby-base><text:ruby-text>まち</text:ruby-text></text:ruby> <text:s text:c="22"/>ciudad</text:p>
          </table:table-cell>
          <table:table-cell table:style-name="Tabla87.D1" office:value-type="string">
            <text:p text:style-name="P75"><text:ruby text:style-name="Ru1"><text:ruby-base><text:span text:style-name="T68">町</text:span></text:ruby-base><text:ruby-text>まち</text:ruby-text></text:ruby><text:span text:style-name="T66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93">チョウ</text:p>
          </table:table-cell>
          <table:table-cell table:style-name="Tabla87.B2" office:value-type="string">
            <text:p text:style-name="P81"><text:ruby text:style-name="Ru1"><text:ruby-base><text:span text:style-name="T66">町</text:span></text:ruby-base><text:ruby-text>ちょう</text:ruby-text></text:ruby><text:ruby text:style-name="Ru1"><text:ruby-base><text:span text:style-name="T66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75"/>
          </table:table-cell>
        </table:table-row>
      </table:table>
      <text:p text:style-name="P17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87">界</text:p>
          </table:table-cell>
          <table:table-cell table:style-name="Tabla104.A1" office:value-type="string">
            <text:p text:style-name="P117">カイ</text:p>
          </table:table-cell>
          <table:table-cell table:style-name="Tabla104.A1" office:value-type="string">
            <text:p text:style-name="P101"><text:span text:style-name="T66">げん</text:span><text:ruby text:style-name="Ru1"><text:ruby-base><text:span text:style-name="T66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101"><text:span text:style-name="T82">~</text:span><text:ruby text:style-name="Ru1"><text:ruby-base><text:span text:style-name="T66">界</text:span></text:ruby-base><text:ruby-text>かい</text:ruby-text></text:ruby> <text:s text:c="7"/>[generaciones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87">世</text:p>
          </table:table-cell>
          <table:table-cell table:style-name="Tabla105.A1" office:value-type="string">
            <text:p text:style-name="P117">セ</text:p>
          </table:table-cell>
          <table:table-cell table:style-name="Tabla105.A1" office:value-type="string">
            <text:p text:style-name="P75"><text:ruby text:style-name="Ru1"><text:ruby-base><text:span text:style-name="T66">世</text:span></text:ruby-base><text:ruby-text>せ</text:ruby-text></text:ruby><text:ruby text:style-name="Ru1"><text:ruby-base><text:span text:style-name="T66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101"><text:ruby text:style-name="Ru1"><text:ruby-base><text:span text:style-name="T66">世</text:span></text:ruby-base><text:ruby-text>せ</text:ruby-text></text:ruby><text:ruby text:style-name="Ru1"><text:ruby-base><text:span text:style-name="T66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18">よ</text:p>
          </table:table-cell>
          <table:table-cell table:style-name="Tabla105.B2" office:value-type="string">
            <text:p text:style-name="P107"><text:ruby text:style-name="Ru1"><text:ruby-base><text:span text:style-name="T66">世</text:span></text:ruby-base><text:ruby-text>よ</text:ruby-text></text:ruby><text:span text:style-name="T66">の</text:span><text:ruby text:style-name="Ru1"><text:ruby-base><text:span text:style-name="T66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107"/>
          </table:table-cell>
        </table:table-row>
      </table:table>
      <text:p text:style-name="P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3" office:value-type="string">
            <text:p text:style-name="P87">国</text:p>
          </table:table-cell>
          <table:table-cell table:style-name="Tabla122.A1" office:value-type="string">
            <text:p text:style-name="P117">くに</text:p>
          </table:table-cell>
          <table:table-cell table:style-name="Tabla122.A1" office:value-type="string">
            <text:p text:style-name="P75"><text:ruby text:style-name="Ru1"><text:ruby-base><text:span text:style-name="T66">国</text:span></text:ruby-base><text:ruby-text>くに</text:ruby-text></text:ruby> <text:s text:c="25"/>país</text:p>
          </table:table-cell>
          <table:table-cell table:style-name="Tabla122.D1" office:value-type="string">
            <text:p text:style-name="P101"/>
          </table:table-cell>
        </table:table-row>
        <table:table-row>
          <table:covered-table-cell/>
          <table:table-cell table:style-name="Tabla122.B2" office:value-type="string">
            <text:p text:style-name="P118">コク</text:p>
          </table:table-cell>
          <table:table-cell table:style-name="Tabla122.B2" office:value-type="string">
            <text:p text:style-name="P107"><text:ruby text:style-name="Ru1"><text:ruby-base><text:span text:style-name="T66">外</text:span></text:ruby-base><text:ruby-text>がい</text:ruby-text></text:ruby><text:ruby text:style-name="Ru1"><text:ruby-base><text:span text:style-name="T66">国</text:span></text:ruby-base><text:ruby-text>こく</text:ruby-text></text:ruby><text:ruby text:style-name="Ru1"><text:ruby-base><text:span text:style-name="T66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107"><text:ruby text:style-name="Ru1"><text:ruby-base><text:span text:style-name="T66">国</text:span></text:ruby-base><text:ruby-text>こく</text:ruby-text></text:ruby><text:ruby text:style-name="Ru1"><text:ruby-base><text:span text:style-name="T66">語</text:span></text:ruby-base><text:ruby-text>ご</text:ruby-text></text:ruby> <text:s/>lengua de un país</text:p>
          </table:table-cell>
        </table:table-row>
        <table:table-row>
          <table:covered-table-cell/>
          <table:table-cell table:style-name="Tabla122.B2" office:value-type="string">
            <text:p text:style-name="P118">ゴク</text:p>
          </table:table-cell>
          <table:table-cell table:style-name="Tabla122.B2" office:value-type="string">
            <text:p text:style-name="P107"><text:ruby text:style-name="Ru1"><text:ruby-base><text:span text:style-name="T66">王</text:span></text:ruby-base><text:ruby-text>おう</text:ruby-text></text:ruby><text:ruby text:style-name="Ru1"><text:ruby-base><text:span text:style-name="T9">国</text:span></text:ruby-base><text:ruby-text>ごく</text:ruby-text></text:ruby><text:span text:style-name="T66"> </text:span><text:s text:c="19"/>reino</text:p>
          </table:table-cell>
          <table:table-cell table:style-name="Tabla122.D2" office:value-type="string">
            <text:p text:style-name="P107"/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87">県</text:p>
          </table:table-cell>
          <table:table-cell table:style-name="Tabla138.A1" office:value-type="string">
            <text:p text:style-name="P117">ケン</text:p>
          </table:table-cell>
          <table:table-cell table:style-name="Tabla138.A1" office:value-type="string">
            <text:p text:style-name="P75"><text:ruby text:style-name="Ru1"><text:ruby-base><text:span text:style-name="T66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101"/>
          </table:table-cell>
        </table:table-row>
      </table:table>
      <text:p text:style-name="P17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87">州</text:p>
          </table:table-cell>
          <table:table-cell table:style-name="Tabla139.A1" office:value-type="string">
            <text:p text:style-name="P117">シュウ</text:p>
          </table:table-cell>
          <table:table-cell table:style-name="Tabla139.A1" office:value-type="string">
            <text:p text:style-name="P75"><text:ruby text:style-name="Ru1"><text:ruby-base><text:span text:style-name="T66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101"><text:ruby text:style-name="Ru1"><text:ruby-base><text:span text:style-name="T66">本</text:span></text:ruby-base><text:ruby-text>ほん</text:ruby-text></text:ruby><text:ruby text:style-name="Ru1"><text:ruby-base><text:span text:style-name="T66">州</text:span></text:ruby-base><text:ruby-text>しゅう</text:ruby-text></text:ruby> <text:s text:c="15"/>Honshu</text:p>
          </table:table-cell>
        </table:table-row>
      </table:table>
      <text:p text:style-name="P17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1">村</text:p>
          </table:table-cell>
          <table:table-cell table:style-name="Tabla140.A1" office:value-type="string">
            <text:p text:style-name="P93">むら</text:p>
          </table:table-cell>
          <table:table-cell table:style-name="Tabla140.A1" office:value-type="string">
            <text:p text:style-name="P75"><text:ruby text:style-name="Ru1"><text:ruby-base><text:span text:style-name="T66">村</text:span></text:ruby-base><text:ruby-text>むら</text:ruby-text></text:ruby> <text:s text:c="22"/>pueblo</text:p>
          </table:table-cell>
          <table:table-cell table:style-name="Tabla140.D1" office:value-type="string">
            <text:p text:style-name="P132"/>
          </table:table-cell>
        </table:table-row>
      </table:table>
      <text:p text:style-name="P17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87">里</text:p>
          </table:table-cell>
          <table:table-cell table:style-name="Tabla141.A1" office:value-type="string">
            <text:p text:style-name="P117">さと</text:p>
          </table:table-cell>
          <table:table-cell table:style-name="Tabla141.A1" office:value-type="string">
            <text:p text:style-name="P75"><text:ruby text:style-name="Ru1"><text:ruby-base><text:span text:style-name="T66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101"/>
          </table:table-cell>
        </table:table-row>
      </table:table>
      <text:p text:style-name="P56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87">京</text:p>
          </table:table-cell>
          <table:table-cell table:style-name="Tabla86.A1" office:value-type="string">
            <text:p text:style-name="P117">キョウ</text:p>
          </table:table-cell>
          <table:table-cell table:style-name="Tabla86.A1" office:value-type="string">
            <text:p text:style-name="P75"><text:ruby text:style-name="Ru1"><text:ruby-base><text:span text:style-name="T90">東</text:span></text:ruby-base><text:ruby-text>とう</text:ruby-text></text:ruby><text:ruby text:style-name="Ru1"><text:ruby-base><text:span text:style-name="T38">京</text:span></text:ruby-base><text:ruby-text>きょう</text:ruby-text></text:ruby><text:span text:style-name="T33"> <text:s text:c="16"/></text:span><text:span text:style-name="T34">Tokyo</text:span><text:span text:style-name="T6"> </text:span></text:p>
          </table:table-cell>
          <table:table-cell table:style-name="Tabla86.D1" office:value-type="string">
            <text:p text:style-name="P101"><text:ruby text:style-name="Ru1"><text:ruby-base><text:span text:style-name="T66">京</text:span></text:ruby-base><text:ruby-text>きょう</text:ruby-text></text:ruby><text:ruby text:style-name="Ru1"><text:ruby-base><text:span text:style-name="T66">都</text:span></text:ruby-base><text:ruby-text>と</text:ruby-text></text:ruby> <text:s text:c="18"/><text:span text:style-name="T6">Kyoto</text:span></text:p>
          </table:table-cell>
        </table:table-row>
      </table:table>
      <text:p text:style-name="P7"><text:soft-page-break/></text:p>
      <text:p text:style-name="P164"/>
      <text:p text:style-name="P179"/>
      <text:p text:style-name="P63">EDIFICIOS</text:p>
      <text:p text:style-name="Standard"/>
      <text:p text:style-name="Standard"/>
      <text:p text:style-name="P57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87">館</text:p>
          </table:table-cell>
          <table:table-cell table:style-name="Tabla282.A1" office:value-type="string">
            <text:p text:style-name="P117">カン</text:p>
          </table:table-cell>
          <table:table-cell table:style-name="Tabla282.A1" office:value-type="string">
            <text:p text:style-name="P108"><text:ruby text:style-name="Ru1"><text:ruby-base><text:span text:style-name="T66">館</text:span></text:ruby-base><text:ruby-text>かん</text:ruby-text></text:ruby> <text:s text:c="11"/>aux. “edificio”</text:p>
          </table:table-cell>
          <table:table-cell table:style-name="Tabla282.D1" office:value-type="string">
            <text:p text:style-name="P100"/>
          </table:table-cell>
        </table:table-row>
      </table:table>
      <text:p text:style-name="P17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87">庫</text:p>
          </table:table-cell>
          <table:table-cell table:style-name="Tabla143.A1" office:value-type="string">
            <text:p text:style-name="P117">くら</text:p>
          </table:table-cell>
          <table:table-cell table:style-name="Tabla143.C1" office:value-type="string">
            <text:p text:style-name="P75"><text:ruby text:style-name="Ru1"><text:ruby-base><text:span text:style-name="T66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100"/>
          </table:table-cell>
        </table:table-row>
        <table:table-row>
          <table:covered-table-cell/>
          <table:table-cell table:style-name="Tabla143.B2" office:value-type="string">
            <text:p text:style-name="P118">コ</text:p>
          </table:table-cell>
          <table:table-cell table:style-name="Tabla143.C2" office:value-type="string">
            <text:p text:style-name="P100"><text:ruby text:style-name="Ru1"><text:ruby-base><text:span text:style-name="T66">金</text:span></text:ruby-base><text:ruby-text>きん</text:ruby-text></text:ruby><text:ruby text:style-name="Ru1"><text:ruby-base><text:span text:style-name="T66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23"/>
          </table:table-cell>
        </table:table-row>
      </table:table>
      <text:p text:style-name="P1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87">室</text:p>
          </table:table-cell>
          <table:table-cell table:style-name="Tabla148.A1" table:number-rows-spanned="2" office:value-type="string">
            <text:p text:style-name="P117">シツ</text:p>
          </table:table-cell>
          <table:table-cell table:style-name="Tabla148.A1" office:value-type="string">
            <text:p text:style-name="P75"><text:ruby text:style-name="Ru1"><text:ruby-base><text:span text:style-name="T79">教</text:span></text:ruby-base><text:ruby-text>きょう</text:ruby-text></text:ruby><text:ruby text:style-name="Ru1"><text:ruby-base><text:span text:style-name="T79">室</text:span></text:ruby-base><text:ruby-text>しつ</text:ruby-text></text:ruby> <text:s text:c="19"/>aula</text:p>
          </table:table-cell>
          <table:table-cell table:style-name="Tabla148.D1" office:value-type="string">
            <text:p text:style-name="P101"><text:ruby text:style-name="Ru1"><text:ruby-base><text:span text:style-name="T79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107"><text:ruby text:style-name="Ru1"><text:ruby-base><text:span text:style-name="T79">会</text:span></text:ruby-base><text:ruby-text>かい</text:ruby-text></text:ruby><text:span text:style-name="T79">ぎ</text:span><text:ruby text:style-name="Ru1"><text:ruby-base><text:span text:style-name="T79">室</text:span></text:ruby-base><text:ruby-text>しつ</text:ruby-text></text:ruby> sala reuniones</text:p>
          </table:table-cell>
          <table:table-cell table:style-name="Tabla148.D2" office:value-type="string">
            <text:p text:style-name="P129"><text:ruby text:style-name="Ru1"><text:ruby-base><text:span text:style-name="T42">室</text:span></text:ruby-base><text:ruby-text>しつ</text:ruby-text></text:ruby><text:ruby text:style-name="Ru1"><text:ruby-base><text:span text:style-name="T42">内</text:span></text:ruby-base><text:ruby-text>ない</text:ruby-text></text:ruby>　 <text:s/><text:span text:style-name="T32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87">図</text:p>
          </table:table-cell>
          <table:table-cell table:style-name="Tabla157.A1" office:value-type="string">
            <text:p text:style-name="P117">ト</text:p>
          </table:table-cell>
          <table:table-cell table:style-name="Tabla157.C1" office:value-type="string">
            <text:p text:style-name="P75"><text:ruby text:style-name="Ru1"><text:ruby-base><text:span text:style-name="T66">図</text:span></text:ruby-base><text:ruby-text>と</text:ruby-text></text:ruby><text:ruby text:style-name="Ru1"><text:ruby-base><text:span text:style-name="T66">書</text:span></text:ruby-base><text:ruby-text>しょ</text:ruby-text></text:ruby><text:ruby text:style-name="Ru1"><text:ruby-base><text:span text:style-name="T66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100"/>
          </table:table-cell>
        </table:table-row>
        <table:table-row>
          <table:covered-table-cell/>
          <table:table-cell table:style-name="Tabla157.B2" office:value-type="string">
            <text:p text:style-name="P118">ズ</text:p>
          </table:table-cell>
          <table:table-cell table:style-name="Tabla157.C2" office:value-type="string">
            <text:p text:style-name="P100"><text:ruby text:style-name="Ru1"><text:ruby-base><text:span text:style-name="T66">地</text:span></text:ruby-base><text:ruby-text>ち</text:ruby-text></text:ruby><text:ruby text:style-name="Ru1"><text:ruby-base><text:span text:style-name="T66">図</text:span></text:ruby-base><text:ruby-text>ず</text:ruby-text></text:ruby> <text:s text:c="19"/>mapa</text:p>
          </table:table-cell>
          <table:table-cell table:style-name="Tabla157.D2" office:value-type="string">
            <text:p text:style-name="P100"><text:ruby text:style-name="Ru1"><text:ruby-base><text:span text:style-name="T66">図</text:span></text:ruby-base><text:ruby-text>ず</text:ruby-text></text:ruby><text:ruby text:style-name="Ru1"><text:ruby-base><text:span text:style-name="T66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87">画</text:p>
          </table:table-cell>
          <table:table-cell table:style-name="Tabla174.A1" office:value-type="string">
            <text:p text:style-name="P117">ガ</text:p>
          </table:table-cell>
          <table:table-cell table:style-name="Tabla174.A1" office:value-type="string">
            <text:p text:style-name="P75"><text:span text:style-name="T66">えい</text:span><text:ruby text:style-name="Ru1"><text:ruby-base><text:span text:style-name="T66">画</text:span></text:ruby-base><text:ruby-text>が</text:ruby-text></text:ruby><text:ruby text:style-name="Ru1"><text:ruby-base><text:span text:style-name="T66">館</text:span></text:ruby-base><text:ruby-text>かん</text:ruby-text></text:ruby> <text:s text:c="13"/>cine</text:p>
          </table:table-cell>
          <table:table-cell table:style-name="Tabla174.D1" office:value-type="string">
            <text:p text:style-name="P75"><text:span text:style-name="T66">えい</text:span><text:ruby text:style-name="Ru1"><text:ruby-base><text:span text:style-name="T66">画</text:span></text:ruby-base><text:ruby-text>が</text:ruby-text></text:ruby><text:span text:style-name="T66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34">カク</text:p>
          </table:table-cell>
          <table:table-cell table:style-name="Tabla174.C2" office:value-type="string">
            <text:p text:style-name="P137"><text:ruby text:style-name="Ru1"><text:ruby-base><text:span text:style-name="T66">計</text:span></text:ruby-base><text:ruby-text>けい</text:ruby-text></text:ruby><text:ruby text:style-name="Ru1"><text:ruby-base><text:span text:style-name="T66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29">　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87">てn</text:p>
          </table:table-cell>
          <table:table-cell table:style-name="Tabla194.A1" office:value-type="string">
            <text:p text:style-name="P117">ショウ</text:p>
          </table:table-cell>
          <table:table-cell table:style-name="Tabla194.A1" office:value-type="string">
            <text:p text:style-name="P75"><text:ruby text:style-name="Ru1"><text:ruby-base><text:span text:style-name="T66">商</text:span></text:ruby-base><text:ruby-text>しょう</text:ruby-text></text:ruby><text:ruby text:style-name="Ru1"><text:ruby-base><text:span text:style-name="T66">店</text:span></text:ruby-base><text:ruby-text>てん</text:ruby-text></text:ruby> <text:s/></text:p>
            <text:p text:style-name="P75"><text:s text:c="10"/>comercio (tienda)</text:p>
          </table:table-cell>
          <table:table-cell table:style-name="Tabla194.D1" office:value-type="string">
            <text:p text:style-name="P101"><text:ruby text:style-name="Ru1"><text:ruby-base><text:span text:style-name="T66">商</text:span></text:ruby-base><text:ruby-text>しょう</text:ruby-text></text:ruby><text:ruby text:style-name="Ru1"><text:ruby-base><text:span text:style-name="T66">売</text:span></text:ruby-base><text:ruby-text>ばい</text:ruby-text></text:ruby> <text:s text:c="5"/>trato, negocio <text:s text:c="3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87">社</text:p>
          </table:table-cell>
          <table:table-cell table:style-name="Tabla255.A1" office:value-type="string">
            <text:p text:style-name="P117">シャ</text:p>
          </table:table-cell>
          <table:table-cell table:style-name="Tabla255.A1" office:value-type="string">
            <text:p text:style-name="P108"><text:ruby text:style-name="Ru1"><text:ruby-base><text:span text:style-name="T66">会</text:span></text:ruby-base><text:ruby-text>かい</text:ruby-text></text:ruby><text:ruby text:style-name="Ru1"><text:ruby-base><text:span text:style-name="T66">社</text:span></text:ruby-base><text:ruby-text>しゃ</text:ruby-text></text:ruby> <text:s text:c="14"/>empresa</text:p>
          </table:table-cell>
          <table:table-cell table:style-name="Tabla255.D1" office:value-type="string">
            <text:p text:style-name="P101"/>
          </table:table-cell>
        </table:table-row>
        <table:table-row>
          <table:covered-table-cell/>
          <table:table-cell table:style-name="Tabla255.B2" office:value-type="string">
            <text:p text:style-name="P117">やしろ</text:p>
          </table:table-cell>
          <table:table-cell table:style-name="Tabla255.C2" office:value-type="string">
            <text:p text:style-name="P75"><text:ruby text:style-name="Ru1"><text:ruby-base><text:span text:style-name="T66">社</text:span></text:ruby-base><text:ruby-text>やしろ</text:ruby-text></text:ruby> <text:s text:c="4"/>santuario <text:span text:style-name="T6">Shinto</text:span></text:p>
          </table:table-cell>
          <table:table-cell table:style-name="Tabla255.D2" office:value-type="string">
            <text:p text:style-name="P101"/>
          </table:table-cell>
        </table:table-row>
      </table:table>
      <text:p text:style-name="P17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87">校</text:p>
            </table:table-cell>
            <table:table-cell table:style-name="Tabla258.A1" office:value-type="string">
              <text:p text:style-name="P93">コウ</text:p>
            </table:table-cell>
            <table:table-cell table:style-name="Tabla258.A1" office:value-type="string">
              <text:p text:style-name="P75"><text:ruby text:style-name="Ru1"><text:ruby-base><text:span text:style-name="T92">学</text:span></text:ruby-base><text:ruby-text>がっ</text:ruby-text></text:ruby><text:ruby text:style-name="Ru1"><text:ruby-base><text:span text:style-name="T79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75"><text:ruby text:style-name="Ru1"><text:ruby-base><text:span text:style-name="T79">校</text:span></text:ruby-base><text:ruby-text>こう</text:ruby-text></text:ruby><text:ruby text:style-name="Ru1"><text:ruby-base><text:span text:style-name="T79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7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87">駅</text:p>
            </table:table-cell>
            <table:table-cell table:style-name="Tabla261.A1" office:value-type="string">
              <text:p text:style-name="P93">エキ</text:p>
            </table:table-cell>
            <table:table-cell table:style-name="Tabla261.A1" office:value-type="string">
              <text:p text:style-name="P75"><text:ruby text:style-name="Ru1"><text:ruby-base><text:span text:style-name="T79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75"/>
            </table:table-cell>
          </table:table-row>
        </table:table-header-rows>
      </table:table>
      <text:p text:style-name="P17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87">場</text:p>
          </table:table-cell>
          <table:table-cell table:style-name="Tabla265.A1" office:value-type="string">
            <text:p text:style-name="P117"/>
            <text:p text:style-name="P117">ジョウ</text:p>
          </table:table-cell>
          <table:table-cell table:style-name="Tabla265.A1" office:value-type="string">
            <text:p text:style-name="P75"><text:ruby text:style-name="Ru1"><text:ruby-base><text:span text:style-name="T41">工</text:span></text:ruby-base><text:ruby-text>こう</text:ruby-text></text:ruby><text:ruby text:style-name="Ru1"><text:ruby-base><text:span text:style-name="T41">場</text:span></text:ruby-base><text:ruby-text>じょう</text:ruby-text></text:ruby><text:span text:style-name="T33"> <text:s text:c="15"/>fábrica</text:span></text:p>
          </table:table-cell>
          <table:table-cell table:style-name="Tabla265.D1" office:value-type="string">
            <text:p text:style-name="P140"><text:span text:style-name="T79">ぼく</text:span><text:ruby text:style-name="Ru1"><text:ruby-base><text:span text:style-name="T79">場</text:span></text:ruby-base><text:ruby-text>じょう</text:ruby-text></text:ruby> <text:s text:c="13"/><text:span text:style-name="T33">granja</text:span></text:p>
          </table:table-cell>
        </table:table-row>
        <table:table-row>
          <table:covered-table-cell/>
          <table:table-cell table:style-name="Tabla265.B2" office:value-type="string">
            <text:p text:style-name="P117">ば</text:p>
          </table:table-cell>
          <table:table-cell table:style-name="Tabla265.B2" office:value-type="string">
            <text:p text:style-name="P75"><text:ruby text:style-name="Ru1"><text:ruby-base><text:span text:style-name="T41">場</text:span></text:ruby-base><text:ruby-text>ば</text:ruby-text></text:ruby><text:ruby text:style-name="Ru1"><text:ruby-base><text:span text:style-name="T41">所</text:span></text:ruby-base><text:ruby-text>じょ</text:ruby-text></text:ruby><text:span text:style-name="T33"> <text:s text:c="13"/>ubicación</text:span></text:p>
          </table:table-cell>
          <table:table-cell table:style-name="Tabla265.D2" office:value-type="string">
            <text:p text:style-name="P108"><text:ruby text:style-name="Ru1"><text:ruby-base><text:span text:style-name="T79">売</text:span></text:ruby-base><text:ruby-text>う</text:ruby-text></text:ruby><text:span text:style-name="T79">り</text:span><text:ruby text:style-name="Ru1"><text:ruby-base><text:span text:style-name="T79">場</text:span></text:ruby-base><text:ruby-text>ば</text:ruby-text></text:ruby> <text:s text:c="6"/></text:p>
            <text:p text:style-name="P108"><text:s text:c="3"/>sección en almacenes</text:p>
          </table:table-cell>
        </table:table-row>
      </table:table>
      <text:p text:style-name="P17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87">局</text:p>
          </table:table-cell>
          <table:table-cell table:style-name="Tabla269.A1" office:value-type="string">
            <text:p text:style-name="P117">キョク</text:p>
          </table:table-cell>
          <table:table-cell table:style-name="Tabla269.A1" office:value-type="string">
            <text:p text:style-name="P75"><text:ruby text:style-name="Ru1"><text:ruby-base><text:span text:style-name="T89">薬</text:span></text:ruby-base><text:ruby-text>やっ</text:ruby-text></text:ruby><text:ruby text:style-name="Ru1"><text:ruby-base><text:span text:style-name="T66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100"><text:span text:style-name="T66">ゆうびん</text:span><text:ruby text:style-name="Ru1"><text:ruby-base><text:span text:style-name="T66">局</text:span></text:ruby-base><text:ruby-text>きょく</text:ruby-text></text:ruby> </text:p>
            <text:p text:style-name="P100"><text:s text:c="11"/>oficina de correos</text:p>
          </table:table-cell>
        </table:table-row>
      </table:table>
      <text:p text:style-name="P17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office:value-type="string">
            <text:p text:style-name="P87">交</text:p>
          </table:table-cell>
          <table:table-cell table:style-name="Tabla183.A1" office:value-type="string">
            <text:p text:style-name="P118">コウ</text:p>
          </table:table-cell>
          <table:table-cell table:style-name="Tabla183.A1" office:value-type="string">
            <text:p text:style-name="P129"><text:ruby text:style-name="Ru1"><text:ruby-base><text:span text:style-name="T37">交</text:span></text:ruby-base><text:ruby-text>こう</text:ruby-text></text:ruby><text:ruby text:style-name="Ru1"><text:ruby-base><text:span text:style-name="T37">番</text:span></text:ruby-base><text:ruby-text>ばん</text:ruby-text></text:ruby><text:span text:style-name="T32"> <text:s text:c="2"/>garita de policía</text:span></text:p>
          </table:table-cell>
          <table:table-cell table:style-name="Tabla183.D1" office:value-type="string">
            <text:p text:style-name="P129"><text:ruby text:style-name="Ru1"><text:ruby-base><text:span text:style-name="T37">交</text:span></text:ruby-base><text:ruby-text>こう</text:ruby-text></text:ruby><text:span text:style-name="T37">さ</text:span><text:ruby text:style-name="Ru1"><text:ruby-base><text:span text:style-name="T37">点</text:span></text:ruby-base><text:ruby-text>てん</text:ruby-text></text:ruby><text:span text:style-name="T32"> <text:s/>cruce de calles</text:span></text:p>
          </table:table-cell>
        </table:table-row>
      </table:table>
      <text:p text:style-name="P1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ext:soft-page-break/>
        <table:table-row>
          <table:table-cell table:style-name="Tabla273.A1" office:value-type="string">
            <text:p text:style-name="P87">院</text:p>
          </table:table-cell>
          <table:table-cell table:style-name="Tabla273.A1" office:value-type="string">
            <text:p text:style-name="P117">イン</text:p>
          </table:table-cell>
          <table:table-cell table:style-name="Tabla273.A1" office:value-type="string">
            <text:p text:style-name="P75"><text:ruby text:style-name="Ru1"><text:ruby-base><text:span text:style-name="T66">病</text:span></text:ruby-base><text:ruby-text>びょう</text:ruby-text></text:ruby><text:ruby text:style-name="Ru1"><text:ruby-base><text:span text:style-name="T66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100"/>
          </table:table-cell>
        </table:table-row>
      </table:table>
      <text:p text:style-name="P18"/>
      <table:table table:name="Tabla433" table:style-name="Tabla433">
        <table:table-column table:style-name="Tabla433.A"/>
        <table:table-column table:style-name="Tabla433.B"/>
        <table:table-column table:style-name="Tabla433.C"/>
        <table:table-column table:style-name="Tabla433.D"/>
        <table:table-row>
          <table:table-cell table:style-name="Tabla433.A1" office:value-type="string">
            <text:p text:style-name="P87">旅</text:p>
          </table:table-cell>
          <table:table-cell table:style-name="Tabla433.A1" office:value-type="string">
            <text:p text:style-name="P117">リョ</text:p>
          </table:table-cell>
          <table:table-cell table:style-name="Tabla433.A1" office:value-type="string">
            <text:p text:style-name="P108"><text:ruby text:style-name="Ru1"><text:ruby-base><text:span text:style-name="T66">旅</text:span></text:ruby-base><text:ruby-text>りょ</text:ruby-text></text:ruby><text:ruby text:style-name="Ru1"><text:ruby-base><text:span text:style-name="T66">館</text:span></text:ruby-base><text:ruby-text>かん</text:ruby-text></text:ruby> <text:s text:c="6"/>hostal <text:span text:style-name="T6">ryokan</text:span></text:p>
          </table:table-cell>
          <table:table-cell table:style-name="Tabla433.D1" office:value-type="string">
            <text:p text:style-name="P108"><text:ruby text:style-name="Ru1"><text:ruby-base><text:span text:style-name="T66">旅</text:span></text:ruby-base><text:ruby-text>りょ</text:ruby-text></text:ruby><text:ruby text:style-name="Ru1"><text:ruby-base><text:span text:style-name="T66">行</text:span></text:ruby-base><text:ruby-text>こう</text:ruby-text></text:ruby> <text:s text:c="22"/>viaje</text:p>
          </table:table-cell>
        </table:table-row>
      </table:table>
      <text:p text:style-name="P18"/>
      <text:p text:style-name="P18"/>
      <text:p text:style-name="P18"/>
      <text:p text:style-name="P18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87">庭</text:p>
          </table:table-cell>
          <table:table-cell table:style-name="Tabla373.A1" office:value-type="string">
            <text:p text:style-name="P117">にわ</text:p>
          </table:table-cell>
          <table:table-cell table:style-name="Tabla373.A1" office:value-type="string">
            <text:p text:style-name="P100"><text:ruby text:style-name="Ru1"><text:ruby-base><text:span text:style-name="T66">庭</text:span></text:ruby-base><text:ruby-text>にわ</text:ruby-text></text:ruby> <text:s text:c="23"/>jardín</text:p>
          </table:table-cell>
          <table:table-cell table:style-name="Tabla373.D1" office:value-type="string">
            <text:p text:style-name="P100"><text:ruby text:style-name="Ru1"><text:ruby-base><text:span text:style-name="T66">中</text:span></text:ruby-base><text:ruby-text>なか</text:ruby-text></text:ruby><text:ruby text:style-name="Ru1"><text:ruby-base><text:span text:style-name="T66">庭</text:span></text:ruby-base><text:ruby-text>にわ</text:ruby-text></text:ruby> <text:s text:c="10"/>patio interior</text:p>
          </table:table-cell>
        </table:table-row>
      </table:table>
      <text:p text:style-name="P17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87">市</text:p>
          </table:table-cell>
          <table:table-cell table:style-name="Tabla286.A1" office:value-type="string">
            <text:p text:style-name="P118">いち</text:p>
          </table:table-cell>
          <table:table-cell table:style-name="Tabla286.A1" office:value-type="string">
            <text:p text:style-name="P107"><text:ruby text:style-name="Ru1"><text:ruby-base><text:span text:style-name="T79">市</text:span></text:ruby-base><text:ruby-text>いち</text:ruby-text></text:ruby><text:ruby text:style-name="Ru1"><text:ruby-base><text:span text:style-name="T79">場</text:span></text:ruby-base><text:ruby-text>ば</text:ruby-text></text:ruby> <text:s text:c="14"/>mercado</text:p>
          </table:table-cell>
          <table:table-cell table:style-name="Tabla286.D1" office:value-type="string">
            <text:p text:style-name="P101"/>
          </table:table-cell>
        </table:table-row>
        <table:table-row>
          <table:covered-table-cell/>
          <table:table-cell table:style-name="Tabla286.B2" office:value-type="string">
            <text:p text:style-name="P117">シ</text:p>
          </table:table-cell>
          <table:table-cell table:style-name="Tabla286.C2" office:value-type="string">
            <text:p text:style-name="P75"><text:ruby text:style-name="Ru1"><text:ruby-base><text:span text:style-name="T79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26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70"> <text:s text:c="3"/>ayuntamiento</text:span></text:p>
          </table:table-cell>
        </table:table-row>
      </table:table>
      <text:p text:style-name="P17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87">宮</text:p>
          </table:table-cell>
          <table:table-cell table:style-name="Tabla288.A1" office:value-type="string">
            <text:p text:style-name="P117">キュウ</text:p>
          </table:table-cell>
          <table:table-cell table:style-name="Tabla288.A1" office:value-type="string">
            <text:p text:style-name="P75"><text:ruby text:style-name="Ru1"><text:ruby-base><text:span text:style-name="T66">宮</text:span></text:ruby-base><text:ruby-text>きゅう</text:ruby-text></text:ruby><text:span text:style-name="T66">でん</text:span> <text:s text:c="10"/>palacio</text:p>
          </table:table-cell>
          <table:table-cell table:style-name="Tabla288.D1" office:value-type="string">
            <text:p text:style-name="P100"/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87">園</text:p>
          </table:table-cell>
          <table:table-cell table:style-name="Tabla296.A1" office:value-type="string">
            <text:p text:style-name="P117">エン</text:p>
          </table:table-cell>
          <table:table-cell table:style-name="Tabla296.A1" office:value-type="string">
            <text:p text:style-name="P75"><text:ruby text:style-name="Ru1"><text:ruby-base><text:span text:style-name="T79">公</text:span></text:ruby-base><text:ruby-text>こう</text:ruby-text></text:ruby><text:ruby text:style-name="Ru1"><text:ruby-base><text:span text:style-name="T79">園</text:span></text:ruby-base><text:ruby-text>えん</text:ruby-text></text:ruby><text:span text:style-name="T79"> </text:span><text:s text:c="16"/>parque</text:p>
          </table:table-cell>
          <table:table-cell table:style-name="Tabla296.D1" office:value-type="string">
            <text:p text:style-name="P101"/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87">柱</text:p>
            </table:table-cell>
            <table:table-cell table:style-name="Tabla367.A1" office:value-type="string">
              <text:p text:style-name="P93">はしら</text:p>
            </table:table-cell>
            <table:table-cell table:style-name="Tabla367.A1" office:value-type="string">
              <text:p text:style-name="P75"><text:ruby text:style-name="Ru1"><text:ruby-base><text:span text:style-name="T79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75"/>
            </table:table-cell>
          </table:table-row>
        </table:table-header-rows>
      </table:table>
      <text:p text:style-name="P52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87">門</text:p>
          </table:table-cell>
          <table:table-cell table:style-name="Tabla297.A1" table:number-rows-spanned="2" office:value-type="string">
            <text:p text:style-name="P117">モン</text:p>
          </table:table-cell>
          <table:table-cell table:style-name="Tabla297.A1" office:value-type="string">
            <text:p text:style-name="P75"><text:ruby text:style-name="Ru1"><text:ruby-base><text:span text:style-name="T66">門</text:span></text:ruby-base><text:ruby-text>もん</text:ruby-text></text:ruby><text:span text:style-name="T66"> </text:span><text:s text:c="22"/>portón</text:p>
          </table:table-cell>
          <table:table-cell table:style-name="Tabla297.D1" office:value-type="string">
            <text:p text:style-name="P107"><text:ruby text:style-name="Ru1"><text:ruby-base><text:span text:style-name="T66">入</text:span></text:ruby-base><text:ruby-text>にゅう</text:ruby-text></text:ruby><text:ruby text:style-name="Ru1"><text:ruby-base><text:span text:style-name="T66">門</text:span></text:ruby-base><text:ruby-text>もん</text:ruby-text></text:ruby> <text:s text:c="2"/></text:p>
            <text:p text:style-name="P108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21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107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87">橋</text:p>
            </table:table-cell>
            <table:table-cell table:style-name="Tabla308.A1" office:value-type="string">
              <text:p text:style-name="P93">はし</text:p>
            </table:table-cell>
            <table:table-cell table:style-name="Tabla308.A1" office:value-type="string">
              <text:p text:style-name="P75"><text:ruby text:style-name="Ru1"><text:ruby-base><text:span text:style-name="T79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75"/>
            </table:table-cell>
          </table:table-row>
        </table:table-header-rows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87">戸</text:p>
          </table:table-cell>
          <table:table-cell table:style-name="Tabla309.A1" office:value-type="string">
            <text:p text:style-name="P117">と</text:p>
          </table:table-cell>
          <table:table-cell table:style-name="Tabla309.A1" office:value-type="string">
            <text:p text:style-name="P75"><text:ruby text:style-name="Ru1"><text:ruby-base><text:span text:style-name="T66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101"><text:ruby text:style-name="Ru1"><text:ruby-base><text:span text:style-name="T66">雨</text:span></text:ruby-base><text:ruby-text>あま</text:ruby-text></text:ruby><text:ruby text:style-name="Ru1"><text:ruby-base><text:span text:style-name="T53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17">コ</text:p>
          </table:table-cell>
          <table:table-cell table:style-name="Tabla309.B2" office:value-type="string">
            <text:p text:style-name="P75"><text:ruby text:style-name="Ru1"><text:ruby-base><text:span text:style-name="T66">戸</text:span></text:ruby-base><text:ruby-text>こ</text:ruby-text></text:ruby><text:ruby text:style-name="Ru1"><text:ruby-base><text:span text:style-name="T66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101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87">港</text:p>
            </table:table-cell>
            <table:table-cell table:style-name="Tabla311.A1" office:value-type="string">
              <text:p text:style-name="P93">みなと</text:p>
            </table:table-cell>
            <table:table-cell table:style-name="Tabla311.A1" office:value-type="string">
              <text:p text:style-name="P75"><text:ruby text:style-name="Ru1"><text:ruby-base><text:span text:style-name="T79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93">コウ</text:p>
          </table:table-cell>
          <table:table-cell table:style-name="Tabla311.B2" office:value-type="string">
            <text:p text:style-name="P75"><text:ruby text:style-name="Ru1"><text:ruby-base><text:span text:style-name="T79">空</text:span></text:ruby-base><text:ruby-text>くう</text:ruby-text></text:ruby><text:ruby text:style-name="Ru1"><text:ruby-base><text:span text:style-name="T79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7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87">客</text:p>
          </table:table-cell>
          <table:table-cell table:style-name="Tabla318.A1" office:value-type="string">
            <text:p text:style-name="P117">キャク</text:p>
          </table:table-cell>
          <table:table-cell table:style-name="Tabla318.A1" office:value-type="string">
            <text:p text:style-name="P75"><text:ruby text:style-name="Ru1"><text:ruby-base><text:span text:style-name="T66">客</text:span></text:ruby-base><text:ruby-text>きゃく</text:ruby-text></text:ruby><text:ruby text:style-name="Ru1"><text:ruby-base><text:span text:style-name="T66">間</text:span></text:ruby-base><text:ruby-text>ま</text:ruby-text></text:ruby> <text:s text:c="12"/>recibidor</text:p>
          </table:table-cell>
          <table:table-cell table:style-name="Tabla318.D1" office:value-type="string">
            <text:p text:style-name="P101"><text:ruby text:style-name="Ru1"><text:ruby-base><text:span text:style-name="T66">来</text:span></text:ruby-base><text:ruby-text>らい</text:ruby-text></text:ruby><text:ruby text:style-name="Ru1"><text:ruby-base><text:span text:style-name="T66">客</text:span></text:ruby-base><text:ruby-text>きゃく</text:ruby-text></text:ruby> <text:s text:c="13"/>huésped <text:s text:c="3"/></text:p>
          </table:table-cell>
        </table:table-row>
      </table:table>
      <text:p text:style-name="P18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87">屋</text:p>
          </table:table-cell>
          <table:table-cell table:style-name="Tabla319.A1" office:value-type="string">
            <text:p text:style-name="P117">や</text:p>
          </table:table-cell>
          <table:table-cell table:style-name="Tabla319.A1" office:value-type="string">
            <text:p text:style-name="P75"><text:ruby text:style-name="Ru1"><text:ruby-base><text:span text:style-name="T66">屋</text:span></text:ruby-base><text:ruby-text>や</text:ruby-text></text:ruby><text:ruby text:style-name="Ru1"><text:ruby-base><text:span text:style-name="T66">根</text:span></text:ruby-base><text:ruby-text>ね</text:ruby-text></text:ruby> <text:s text:c="18"/>tejado</text:p>
          </table:table-cell>
          <table:table-cell table:style-name="Tabla319.D1" office:value-type="string">
            <text:p text:style-name="P101"/>
          </table:table-cell>
        </table:table-row>
        <table:table-row>
          <table:covered-table-cell/>
          <table:table-cell table:style-name="Tabla319.B2" office:value-type="string">
            <text:p text:style-name="P117">オク</text:p>
          </table:table-cell>
          <table:table-cell table:style-name="Tabla319.C2" office:value-type="string">
            <text:p text:style-name="P75"><text:ruby text:style-name="Ru1"><text:ruby-base><text:span text:style-name="T38">屋</text:span></text:ruby-base><text:ruby-text>おく</text:ruby-text></text:ruby><text:ruby text:style-name="Ru1"><text:ruby-base><text:span text:style-name="T38">上</text:span></text:ruby-base><text:ruby-text>じょう</text:ruby-text></text:ruby><text:span text:style-name="T66"> <text:s text:c="2"/></text:span><text:s text:c="12"/>azotea</text:p>
          </table:table-cell>
          <table:table-cell table:style-name="Tabla319.D2" office:value-type="string">
            <text:p text:style-name="P101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87"><text:soft-page-break/>寺</text:p>
          </table:table-cell>
          <table:table-cell table:style-name="Tabla322.A1" office:value-type="string">
            <text:p text:style-name="P117">てら</text:p>
          </table:table-cell>
          <table:table-cell table:style-name="Tabla322.A1" office:value-type="string">
            <text:p text:style-name="P75"><text:ruby text:style-name="Ru1"><text:ruby-base><text:span text:style-name="T79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101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18">ジ</text:p>
          </table:table-cell>
          <table:table-cell table:style-name="Tabla322.B2" office:value-type="string">
            <text:p text:style-name="P107"><text:ruby text:style-name="Ru1"><text:ruby-base><text:span text:style-name="T79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29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87">店</text:p>
          </table:table-cell>
          <table:table-cell table:style-name="Tabla332.A1" office:value-type="string">
            <text:p text:style-name="P117">みせ</text:p>
          </table:table-cell>
          <table:table-cell table:style-name="Tabla332.A1" office:value-type="string">
            <text:p text:style-name="P75"><text:ruby text:style-name="Ru1"><text:ruby-base><text:span text:style-name="T79">店</text:span></text:ruby-base><text:ruby-text>みせ</text:ruby-text></text:ruby> <text:s text:c="22"/>tienda</text:p>
          </table:table-cell>
          <table:table-cell table:style-name="Tabla332.D1" office:value-type="string">
            <text:p text:style-name="P101"/>
          </table:table-cell>
        </table:table-row>
        <table:table-row>
          <table:covered-table-cell/>
          <table:table-cell table:style-name="Tabla332.B2" office:value-type="string">
            <text:p text:style-name="P118">テン</text:p>
          </table:table-cell>
          <table:table-cell table:style-name="Tabla332.C2" office:value-type="string">
            <text:p text:style-name="P107"><text:ruby text:style-name="Ru1"><text:ruby-base><text:span text:style-name="T79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107"><text:span text:style-name="T79">きっ</text:span><text:ruby text:style-name="Ru1"><text:ruby-base><text:span text:style-name="T79">茶</text:span></text:ruby-base><text:ruby-text>さ</text:ruby-text></text:ruby><text:ruby text:style-name="Ru1"><text:ruby-base><text:span text:style-name="T79">店</text:span></text:ruby-base><text:ruby-text>てん</text:ruby-text></text:ruby> <text:s text:c="7"/>cafetería</text:p>
          </table:table-cell>
        </table:table-row>
      </table:table>
      <text:p text:style-name="P6"><text:soft-page-break/></text:p>
      <text:p text:style-name="P160"/>
      <text:p text:style-name="P160"/>
      <text:p text:style-name="P175"/>
      <text:p text:style-name="P160">NÚMEROS – CONTADORES</text:p>
      <text:p text:style-name="P17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87">一</text:p>
            </table:table-cell>
            <table:table-cell table:style-name="Tabla38.A1" office:value-type="string">
              <text:p text:style-name="P93">HITO</text:p>
            </table:table-cell>
            <table:table-cell table:style-name="Tabla38.A1" office:value-type="string">
              <text:p text:style-name="P75"><text:ruby text:style-name="Ru1"><text:ruby-base><text:span text:style-name="T66">一</text:span></text:ruby-base><text:ruby-text>ひと</text:ruby-text></text:ruby><text:span text:style-name="T66">つ</text:span> <text:s text:c="22"/>[ 1 ]</text:p>
            </table:table-cell>
            <table:table-cell table:style-name="Tabla38.D1" office:value-type="string">
              <text:p text:style-name="P75"><text:ruby text:style-name="Ru1"><text:ruby-base><text:span text:style-name="T66">一</text:span></text:ruby-base><text:ruby-text>ひと</text:ruby-text></text:ruby><text:ruby text:style-name="Ru1"><text:ruby-base><text:span text:style-name="T54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93">ICHI</text:p>
          </table:table-cell>
          <table:table-cell table:style-name="Tabla38.C2" office:value-type="string">
            <text:p text:style-name="P75"><text:ruby text:style-name="Ru1"><text:ruby-base><text:span text:style-name="T66">一</text:span></text:ruby-base><text:ruby-text>いち</text:ruby-text></text:ruby><text:ruby text:style-name="Ru1"><text:ruby-base><text:span text:style-name="T66">月</text:span></text:ruby-base><text:ruby-text>がつ</text:ruby-text></text:ruby> <text:s text:c="16"/>(Enero)</text:p>
          </table:table-cell>
          <table:table-cell table:style-name="Tabla38.D2" office:value-type="string">
            <text:p text:style-name="P75"><text:ruby text:style-name="Ru1"><text:ruby-base><text:span text:style-name="T66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75"><text:ruby text:style-name="Ru1"><text:ruby-base><text:span text:style-name="T54">一</text:span></text:ruby-base><text:ruby-text>いっ</text:ruby-text></text:ruby><text:ruby text:style-name="Ru1"><text:ruby-base><text:span text:style-name="T66">才</text:span></text:ruby-base><text:ruby-text>さい</text:ruby-text></text:ruby> <text:s/>(un año de edad)</text:p>
          </table:table-cell>
          <table:table-cell table:style-name="Tabla38.D2" office:value-type="string">
            <text:p text:style-name="P75"><text:ruby text:style-name="Ru1"><text:ruby-base><text:span text:style-name="T54">一</text:span></text:ruby-base><text:ruby-text>いっ</text:ruby-text></text:ruby><text:ruby text:style-name="Ru1"><text:ruby-base><text:span text:style-name="T66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93">TSUI</text:p>
          </table:table-cell>
          <table:table-cell table:style-name="Tabla38.C2" office:value-type="string">
            <text:p text:style-name="P75"><text:ruby text:style-name="Ru1"><text:ruby-base><text:span text:style-name="T66">一</text:span></text:ruby-base><text:ruby-text>つい</text:ruby-text></text:ruby><text:ruby text:style-name="Ru1"><text:ruby-base><text:span text:style-name="T54">日</text:span></text:ruby-base><text:ruby-text>たち</text:ruby-text></text:ruby> <text:s text:c="18"/>(día 1)</text:p>
          </table:table-cell>
          <table:table-cell table:style-name="Tabla38.D2" office:value-type="string">
            <text:p text:style-name="P75"/>
          </table:table-cell>
        </table:table-row>
      </table:table>
      <text:p text:style-name="P16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87">二</text:p>
            </table:table-cell>
            <table:table-cell table:style-name="Tabla55.A1" office:value-type="string">
              <text:p text:style-name="P93">FUTA</text:p>
            </table:table-cell>
            <table:table-cell table:style-name="Tabla55.A1" office:value-type="string">
              <text:p text:style-name="P76"><text:ruby text:style-name="Ru1"><text:ruby-base><text:span text:style-name="T54">二</text:span></text:ruby-base><text:ruby-text>ふつ</text:ruby-text></text:ruby><text:ruby text:style-name="Ru1"><text:ruby-base><text:span text:style-name="T66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75"><text:ruby text:style-name="Ru1"><text:ruby-base><text:span text:style-name="T66">二</text:span></text:ruby-base><text:ruby-text>ふた</text:ruby-text></text:ruby><text:ruby text:style-name="Ru1"><text:ruby-base><text:span text:style-name="T54">人</text:span></text:ruby-base><text:ruby-text>り</text:ruby-text></text:ruby><text:span text:style-name="T66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93">NI</text:p>
          </table:table-cell>
          <table:table-cell table:style-name="Tabla55.C2" office:value-type="string">
            <text:p text:style-name="P75"><text:ruby text:style-name="Ru1"><text:ruby-base><text:span text:style-name="T66">二</text:span></text:ruby-base><text:ruby-text>に</text:ruby-text></text:ruby><text:ruby text:style-name="Ru1"><text:ruby-base><text:span text:style-name="T66">月</text:span></text:ruby-base><text:ruby-text>がつ</text:ruby-text></text:ruby><text:span text:style-name="T66"> </text:span><text:s text:c="12"/>(Febrero)</text:p>
          </table:table-cell>
          <table:table-cell table:style-name="Tabla55.D2" office:value-type="string">
            <text:p text:style-name="P75"><text:ruby text:style-name="Ru1"><text:ruby-base><text:span text:style-name="T66">二</text:span></text:ruby-base><text:ruby-text>に</text:ruby-text></text:ruby><text:span text:style-name="T66"> </text:span><text:s text:c="29"/>(2)</text:p>
          </table:table-cell>
        </table:table-row>
      </table:table>
      <text:p text:style-name="P16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87">三</text:p>
            </table:table-cell>
            <table:table-cell table:style-name="Tabla54.A1" office:value-type="string">
              <text:p text:style-name="P93">MI</text:p>
            </table:table-cell>
            <table:table-cell table:style-name="Tabla54.A1" office:value-type="string">
              <text:p text:style-name="P75"><text:ruby text:style-name="Ru1"><text:ruby-base><text:span text:style-name="T54">三</text:span></text:ruby-base><text:ruby-text>みっ</text:ruby-text></text:ruby><text:ruby text:style-name="Ru1"><text:ruby-base><text:span text:style-name="T66">日</text:span></text:ruby-base><text:ruby-text>か</text:ruby-text></text:ruby><text:span text:style-name="T66"> </text:span><text:s text:c="17"/>(día 3)</text:p>
            </table:table-cell>
            <table:table-cell table:style-name="Tabla54.D1" office:value-type="string">
              <text:p text:style-name="P75"><text:ruby text:style-name="Ru1"><text:ruby-base><text:span text:style-name="T66">三</text:span></text:ruby-base><text:ruby-text>み</text:ruby-text></text:ruby><text:ruby text:style-name="Ru1"><text:ruby-base><text:span text:style-name="T66">日</text:span></text:ruby-base><text:ruby-text>か</text:ruby-text></text:ruby><text:ruby text:style-name="Ru1"><text:ruby-base><text:span text:style-name="T54">月</text:span></text:ruby-base><text:ruby-text>ずき</text:ruby-text></text:ruby><text:span text:style-name="T66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93">SAN</text:p>
          </table:table-cell>
          <table:table-cell table:style-name="Tabla54.C2" office:value-type="string">
            <text:p text:style-name="P75"><text:ruby text:style-name="Ru1"><text:ruby-base><text:span text:style-name="T66">三</text:span></text:ruby-base><text:ruby-text>さん</text:ruby-text></text:ruby><text:ruby text:style-name="Ru1"><text:ruby-base><text:span text:style-name="T66">月</text:span></text:ruby-base><text:ruby-text>がつ</text:ruby-text></text:ruby> <text:s text:c="16"/>(Marzo)</text:p>
          </table:table-cell>
          <table:table-cell table:style-name="Tabla54.D2" office:value-type="string">
            <text:p text:style-name="P75"><text:ruby text:style-name="Ru1"><text:ruby-base><text:span text:style-name="T66">三</text:span></text:ruby-base><text:ruby-text>さん</text:ruby-text></text:ruby> <text:s text:c="29"/>(3)</text:p>
          </table:table-cell>
        </table:table-row>
      </table:table>
      <text:p text:style-name="P16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87">四</text:p>
            </table:table-cell>
            <table:table-cell table:style-name="Tabla53.B1" office:value-type="string">
              <text:p text:style-name="P94"/>
              <text:p text:style-name="P94">YON　</text:p>
            </table:table-cell>
            <table:table-cell table:style-name="Tabla53.A1" office:value-type="string">
              <text:p text:style-name="P75"><text:ruby text:style-name="Ru1"><text:ruby-base><text:span text:style-name="T54">四</text:span></text:ruby-base><text:ruby-text>よっ</text:ruby-text></text:ruby><text:ruby text:style-name="Ru1"><text:ruby-base><text:span text:style-name="T66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75"><text:ruby text:style-name="Ru1"><text:ruby-base><text:span text:style-name="T66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94">YO</text:p>
          </table:table-cell>
          <table:table-cell table:style-name="Tabla53.B2" office:value-type="string">
            <text:p text:style-name="P75"><text:ruby text:style-name="Ru1"><text:ruby-base><text:span text:style-name="T12">四</text:span></text:ruby-base><text:ruby-text>よ</text:ruby-text></text:ruby><text:ruby text:style-name="Ru1"><text:ruby-base><text:span text:style-name="T12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75"/>
          </table:table-cell>
        </table:table-row>
        <table:table-row>
          <table:covered-table-cell/>
          <table:table-cell table:style-name="Tabla53.B2" office:value-type="string">
            <text:p text:style-name="P94">SHI</text:p>
          </table:table-cell>
          <table:table-cell table:style-name="Tabla53.C3" office:value-type="string">
            <text:p text:style-name="P75"><text:ruby text:style-name="Ru1"><text:ruby-base><text:span text:style-name="T66">四</text:span></text:ruby-base><text:ruby-text>し</text:ruby-text></text:ruby><text:ruby text:style-name="Ru1"><text:ruby-base><text:span text:style-name="T66">月</text:span></text:ruby-base><text:ruby-text>がつ</text:ruby-text></text:ruby> <text:s text:c="19"/>(Abril)</text:p>
          </table:table-cell>
          <table:table-cell table:style-name="Tabla53.D3" office:value-type="string">
            <text:p text:style-name="P75"/>
          </table:table-cell>
        </table:table-row>
      </table:table>
      <text:p text:style-name="P165"/>
      <text:p text:style-name="P165"/>
      <text:p text:style-name="P165"/>
      <text:p text:style-name="P165"/>
      <text:p text:style-name="P165"/>
      <text:p text:style-name="P16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87">五</text:p>
            </table:table-cell>
            <table:table-cell table:style-name="Tabla52.A1" office:value-type="string">
              <text:p text:style-name="P93">ITSU</text:p>
            </table:table-cell>
            <table:table-cell table:style-name="Tabla52.A1" office:value-type="string">
              <text:p text:style-name="P75"><text:ruby text:style-name="Ru1"><text:ruby-base><text:span text:style-name="T66">五</text:span></text:ruby-base><text:ruby-text>いつ</text:ruby-text></text:ruby><text:ruby text:style-name="Ru1"><text:ruby-base><text:span text:style-name="T66">日</text:span></text:ruby-base><text:ruby-text>か</text:ruby-text></text:ruby><text:span text:style-name="T66"> <text:s/></text:span><text:s text:c="16"/>(día 5)</text:p>
            </table:table-cell>
            <table:table-cell table:style-name="Tabla52.D1" office:value-type="string">
              <text:p text:style-name="P75"><text:ruby text:style-name="Ru1"><text:ruby-base><text:span text:style-name="T66">五</text:span></text:ruby-base><text:ruby-text>いつ</text:ruby-text></text:ruby><text:span text:style-name="T66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93">GO</text:p>
          </table:table-cell>
          <table:table-cell table:style-name="Tabla52.C2" office:value-type="string">
            <text:p text:style-name="P75"><text:ruby text:style-name="Ru1"><text:ruby-base><text:span text:style-name="T66">五</text:span></text:ruby-base><text:ruby-text>ご</text:ruby-text></text:ruby><text:ruby text:style-name="Ru1"><text:ruby-base><text:span text:style-name="T66">月</text:span></text:ruby-base><text:ruby-text>がつ</text:ruby-text></text:ruby> <text:s text:c="17"/>(Mayo)</text:p>
          </table:table-cell>
          <table:table-cell table:style-name="Tabla52.D2" office:value-type="string">
            <text:p text:style-name="P75"><text:ruby text:style-name="Ru1"><text:ruby-base><text:span text:style-name="T66">五</text:span></text:ruby-base><text:ruby-text>ご</text:ruby-text></text:ruby> <text:s text:c="29"/>(5)</text:p>
          </table:table-cell>
        </table:table-row>
      </table:table>
      <text:p text:style-name="P16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87">六</text:p>
            </table:table-cell>
            <table:table-cell table:style-name="Tabla56.A1" office:value-type="string">
              <text:p text:style-name="P93">MUI</text:p>
            </table:table-cell>
            <table:table-cell table:style-name="Tabla56.A1" office:value-type="string">
              <text:p text:style-name="P75"><text:ruby text:style-name="Ru1"><text:ruby-base><text:span text:style-name="T9">六</text:span></text:ruby-base><text:ruby-text>むい</text:ruby-text></text:ruby><text:ruby text:style-name="Ru1"><text:ruby-base><text:span text:style-name="T66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75"><text:ruby text:style-name="Ru1"><text:ruby-base><text:span text:style-name="T54">六</text:span></text:ruby-base><text:ruby-text>むっ</text:ruby-text></text:ruby><text:span text:style-name="T66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93">ROKU</text:p>
          </table:table-cell>
          <table:table-cell table:style-name="Tabla56.C2" office:value-type="string">
            <text:p text:style-name="P75"><text:ruby text:style-name="Ru1"><text:ruby-base><text:span text:style-name="T66">六</text:span></text:ruby-base><text:ruby-text>ろく</text:ruby-text></text:ruby><text:ruby text:style-name="Ru1"><text:ruby-base><text:span text:style-name="T66">月</text:span></text:ruby-base><text:ruby-text>がつ</text:ruby-text></text:ruby> <text:s text:c="17"/>(Junio)</text:p>
          </table:table-cell>
          <table:table-cell table:style-name="Tabla56.D2" office:value-type="string">
            <text:p text:style-name="P75"><text:ruby text:style-name="Ru1"><text:ruby-base><text:span text:style-name="T66">六</text:span></text:ruby-base><text:ruby-text>ろく</text:ruby-text></text:ruby><text:span text:style-name="T66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75"><text:ruby text:style-name="Ru1"><text:ruby-base><text:span text:style-name="T54">六</text:span></text:ruby-base><text:ruby-text>ろっ</text:ruby-text></text:ruby><text:ruby text:style-name="Ru1"><text:ruby-base><text:span text:style-name="T66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75"/>
          </table:table-cell>
        </table:table-row>
      </table:table>
      <text:p text:style-name="P16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87">七</text:p>
            </table:table-cell>
            <table:table-cell table:style-name="Tabla57.A1" office:value-type="string">
              <text:p text:style-name="P93">NANA</text:p>
            </table:table-cell>
            <table:table-cell table:style-name="Tabla57.A1" office:value-type="string">
              <text:p text:style-name="P75"><text:ruby text:style-name="Ru1"><text:ruby-base><text:span text:style-name="T66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93">NANO</text:p>
          </table:table-cell>
          <table:table-cell table:style-name="Tabla57.B2" office:value-type="string">
            <text:p text:style-name="P140"><text:ruby text:style-name="Ru1"><text:ruby-base><text:span text:style-name="T66">七</text:span></text:ruby-base><text:ruby-text>なの</text:ruby-text></text:ruby><text:ruby text:style-name="Ru1"><text:ruby-base><text:span text:style-name="T66">日</text:span></text:ruby-base><text:ruby-text>か</text:ruby-text></text:ruby> <text:s text:c="18"/>(día 7)</text:p>
          </table:table-cell>
          <table:table-cell table:style-name="Tabla57.D2" office:value-type="string">
            <text:p text:style-name="P75"/>
          </table:table-cell>
        </table:table-row>
        <table:table-row>
          <table:covered-table-cell/>
          <table:table-cell table:style-name="Tabla57.B2" office:value-type="string">
            <text:p text:style-name="P93">TANA</text:p>
          </table:table-cell>
          <table:table-cell table:style-name="Tabla57.B2" office:value-type="string">
            <text:p text:style-name="P140"><text:ruby text:style-name="Ru1"><text:ruby-base><text:span text:style-name="T38">七</text:span></text:ruby-base><text:ruby-text>たな</text:ruby-text></text:ruby><text:ruby text:style-name="Ru1"><text:ruby-base><text:span text:style-name="T54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75"/>
          </table:table-cell>
        </table:table-row>
        <table:table-row>
          <table:covered-table-cell/>
          <table:table-cell table:style-name="Tabla57.B2" office:value-type="string">
            <text:p text:style-name="P93">SHICHI</text:p>
          </table:table-cell>
          <table:table-cell table:style-name="Tabla57.C4" office:value-type="string">
            <text:p text:style-name="P75"><text:ruby text:style-name="Ru1"><text:ruby-base><text:span text:style-name="T66">七</text:span></text:ruby-base><text:ruby-text>しち</text:ruby-text></text:ruby><text:ruby text:style-name="Ru1"><text:ruby-base><text:span text:style-name="T66">月</text:span></text:ruby-base><text:ruby-text>がつ</text:ruby-text></text:ruby> <text:s text:c="18"/>(Julio)</text:p>
          </table:table-cell>
          <table:table-cell table:style-name="Tabla57.D4" office:value-type="string">
            <text:p text:style-name="P75"/>
          </table:table-cell>
        </table:table-row>
      </table:table>
      <text:p text:style-name="P16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87">八</text:p>
            </table:table-cell>
            <table:table-cell table:style-name="Tabla58.A1" office:value-type="string">
              <text:p text:style-name="P93">YÔ</text:p>
            </table:table-cell>
            <table:table-cell table:style-name="Tabla58.A1" office:value-type="string">
              <text:p text:style-name="P75"><text:ruby text:style-name="Ru1"><text:ruby-base><text:span text:style-name="T9">八</text:span></text:ruby-base><text:ruby-text>よう</text:ruby-text></text:ruby><text:ruby text:style-name="Ru1"><text:ruby-base><text:span text:style-name="T66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75"><text:ruby text:style-name="Ru1"><text:ruby-base><text:span text:style-name="T54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93">HACHI</text:p>
          </table:table-cell>
          <table:table-cell table:style-name="Tabla58.C2" office:value-type="string">
            <text:p text:style-name="P75"><text:ruby text:style-name="Ru1"><text:ruby-base><text:span text:style-name="T66">八</text:span></text:ruby-base><text:ruby-text>はち</text:ruby-text></text:ruby><text:ruby text:style-name="Ru1"><text:ruby-base><text:span text:style-name="T66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75"><text:ruby text:style-name="Ru1"><text:ruby-base><text:span text:style-name="T66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75"><text:ruby text:style-name="Ru1"><text:ruby-base><text:span text:style-name="T54">八</text:span></text:ruby-base><text:ruby-text>はっ</text:ruby-text></text:ruby><text:ruby text:style-name="Ru1"><text:ruby-base><text:span text:style-name="T66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75"/>
          </table:table-cell>
        </table:table-row>
      </table:table>
      <text:p text:style-name="P165"/>
      <text:p text:style-name="P165"><text:soft-page-break/></text:p>
      <text:p text:style-name="P16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87">九</text:p>
          </table:table-cell>
          <table:table-cell table:style-name="Tabla59.A1" office:value-type="string">
            <text:p text:style-name="P93">KOKONO</text:p>
          </table:table-cell>
          <table:table-cell table:style-name="Tabla59.C1" office:value-type="string">
            <text:p text:style-name="P75"><text:ruby text:style-name="Ru1"><text:ruby-base><text:span text:style-name="T66">九</text:span></text:ruby-base><text:ruby-text>ここの</text:ruby-text></text:ruby><text:ruby text:style-name="Ru1"><text:ruby-base><text:span text:style-name="T66">日</text:span></text:ruby-base><text:ruby-text>か</text:ruby-text></text:ruby><text:span text:style-name="T66"> </text:span>　 <text:s text:c="10"/>(día 9)</text:p>
          </table:table-cell>
          <table:table-cell table:style-name="Tabla59.D1" office:value-type="string">
            <text:p text:style-name="P75"><text:ruby text:style-name="Ru1"><text:ruby-base><text:span text:style-name="T66">九</text:span></text:ruby-base><text:ruby-text>ここの</text:ruby-text></text:ruby><text:span text:style-name="T66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93">KU</text:p>
          </table:table-cell>
          <table:table-cell table:style-name="Tabla59.C2" office:value-type="string">
            <text:p text:style-name="P75"><text:ruby text:style-name="Ru1"><text:ruby-base><text:span text:style-name="T66">九</text:span></text:ruby-base><text:ruby-text>く</text:ruby-text></text:ruby><text:ruby text:style-name="Ru1"><text:ruby-base><text:span text:style-name="T66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75"/>
          </table:table-cell>
        </table:table-row>
        <table:table-row>
          <table:covered-table-cell/>
          <table:table-cell table:style-name="Tabla59.B2" office:value-type="string">
            <text:p text:style-name="P93">KYÛ</text:p>
          </table:table-cell>
          <table:table-cell table:style-name="Tabla59.C2" office:value-type="string">
            <text:p text:style-name="P75"><text:ruby text:style-name="Ru1"><text:ruby-base><text:span text:style-name="T66">九</text:span></text:ruby-base><text:ruby-text>きゅう</text:ruby-text></text:ruby> <text:s text:c="26"/>(9)</text:p>
          </table:table-cell>
          <table:table-cell table:style-name="Tabla59.D2" office:value-type="string">
            <text:p text:style-name="P75"/>
          </table:table-cell>
        </table:table-row>
      </table:table>
      <text:p text:style-name="P16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87">十</text:p>
          </table:table-cell>
          <table:table-cell table:style-name="Tabla60.A1" office:value-type="string">
            <text:p text:style-name="P93">TOO</text:p>
          </table:table-cell>
          <table:table-cell table:style-name="Tabla60.C1" office:value-type="string">
            <text:p text:style-name="P75"><text:ruby text:style-name="Ru1"><text:ruby-base><text:span text:style-name="T66">十</text:span></text:ruby-base><text:ruby-text>とお</text:ruby-text></text:ruby><text:ruby text:style-name="Ru1"><text:ruby-base><text:span text:style-name="T66">日</text:span></text:ruby-base><text:ruby-text>か</text:ruby-text></text:ruby> <text:s text:c="16"/>(día 10)</text:p>
          </table:table-cell>
          <table:table-cell table:style-name="Tabla60.D1" office:value-type="string">
            <text:p text:style-name="P75"><text:ruby text:style-name="Ru1"><text:ruby-base><text:span text:style-name="T54">二</text:span></text:ruby-base><text:ruby-text>は</text:ruby-text></text:ruby><text:ruby text:style-name="Ru1"><text:ruby-base><text:span text:style-name="T54">十</text:span></text:ruby-base><text:ruby-text>つ</text:ruby-text></text:ruby><text:ruby text:style-name="Ru1"><text:ruby-base><text:span text:style-name="T66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93">JHÛ</text:p>
          </table:table-cell>
          <table:table-cell table:style-name="Tabla60.C2" office:value-type="string">
            <text:p text:style-name="P75"><text:ruby text:style-name="Ru1"><text:ruby-base><text:span text:style-name="T66">十</text:span></text:ruby-base><text:ruby-text>じゅう</text:ruby-text></text:ruby><text:ruby text:style-name="Ru1"><text:ruby-base><text:span text:style-name="T66">月</text:span></text:ruby-base><text:ruby-text>がつ</text:ruby-text></text:ruby><text:span text:style-name="T66"> <text:s/></text:span><text:s text:c="9"/>(Octubre)</text:p>
          </table:table-cell>
          <table:table-cell table:style-name="Tabla60.D2" office:value-type="string">
            <text:p text:style-name="P75"><text:ruby text:style-name="Ru1"><text:ruby-base><text:span text:style-name="T66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75"><text:ruby text:style-name="Ru1"><text:ruby-base><text:span text:style-name="T54">十</text:span></text:ruby-base><text:ruby-text>じゅっ</text:ruby-text></text:ruby><text:ruby text:style-name="Ru1"><text:ruby-base><text:span text:style-name="T66">回</text:span></text:ruby-base><text:ruby-text>かい</text:ruby-text></text:ruby><text:span text:style-name="T66"> </text:span><text:s text:c="6"/>(diez veces)</text:p>
          </table:table-cell>
          <table:table-cell table:style-name="Tabla60.D2" office:value-type="string">
            <text:p text:style-name="P75"/>
          </table:table-cell>
        </table:table-row>
      </table:table>
      <text:p text:style-name="P16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0">百</text:p>
          </table:table-cell>
          <table:table-cell table:style-name="Tabla61.A1" table:number-rows-spanned="2" office:value-type="string">
            <text:p text:style-name="P93">HYAKU</text:p>
          </table:table-cell>
          <table:table-cell table:style-name="Tabla61.A1" office:value-type="string">
            <text:p text:style-name="P75"><text:ruby text:style-name="Ru1"><text:ruby-base><text:span text:style-name="T66">百</text:span></text:ruby-base><text:ruby-text>ひゃく</text:ruby-text></text:ruby> <text:s text:c="22"/>(100)</text:p>
          </table:table-cell>
          <table:table-cell table:style-name="Tabla61.D1" office:value-type="string">
            <text:p text:style-name="P75"><text:ruby text:style-name="Ru1"><text:ruby-base><text:span text:style-name="T66">百</text:span></text:ruby-base><text:ruby-text>ひゃく</text:ruby-text></text:ruby><text:ruby text:style-name="Ru1"><text:ruby-base><text:span text:style-name="T66">円</text:span></text:ruby-base><text:ruby-text>えん</text:ruby-text></text:ruby><text:span text:style-name="T66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75"><text:ruby text:style-name="Ru1"><text:ruby-base><text:span text:style-name="T54">百</text:span></text:ruby-base><text:ruby-text>ひゃっ</text:ruby-text></text:ruby><text:ruby text:style-name="Ru1"><text:ruby-base><text:span text:style-name="T66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75"/>
          </table:table-cell>
        </table:table-row>
      </table:table>
      <text:p text:style-name="P16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0">千</text:p>
          </table:table-cell>
          <table:table-cell table:style-name="Tabla62.A1" office:value-type="string">
            <text:p text:style-name="P93">SEN</text:p>
          </table:table-cell>
          <table:table-cell table:style-name="Tabla62.A1" office:value-type="string">
            <text:p text:style-name="P75"><text:ruby text:style-name="Ru1"><text:ruby-base><text:span text:style-name="T79">千</text:span></text:ruby-base><text:ruby-text>せん</text:ruby-text></text:ruby> <text:s text:c="22"/>(1000)</text:p>
          </table:table-cell>
          <table:table-cell table:style-name="Tabla62.D1" office:value-type="string">
            <text:p text:style-name="P152"><text:ruby text:style-name="Ru1"><text:ruby-base>千</text:ruby-base><text:ruby-text>せん</text:ruby-text></text:ruby><text:ruby text:style-name="Ru1"><text:ruby-base><text:span text:style-name="T59">羽</text:span></text:ruby-base><text:ruby-text>ば</text:ruby-text></text:ruby>づる</text:p>
            <text:p text:style-name="P75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93">BAN</text:p>
          </table:table-cell>
          <table:table-cell table:style-name="Tabla62.B2" office:value-type="string">
            <text:p text:style-name="P75"><text:ruby text:style-name="Ru1"><text:ruby-base><text:span text:style-name="T79">万</text:span></text:ruby-base><text:ruby-text>ばん</text:ruby-text></text:ruby><text:ruby text:style-name="Ru1"><text:ruby-base><text:span text:style-name="T79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52"><text:ruby text:style-name="Ru1"><text:ruby-base>万</text:ruby-base><text:ruby-text>ばん</text:ruby-text></text:ruby><text:ruby text:style-name="Ru1"><text:ruby-base>国</text:ruby-base><text:ruby-text>こく</text:ruby-text></text:ruby><text:span text:style-name="T70"> <text:s text:c="12"/>(universal)</text:span></text:p>
          </table:table-cell>
        </table:table-row>
      </table:table>
      <text:p text:style-name="P75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87">万</text:p>
          </table:table-cell>
          <table:table-cell table:style-name="Tabla239.A1" office:value-type="string">
            <text:p text:style-name="P117">MAN</text:p>
          </table:table-cell>
          <table:table-cell table:style-name="Tabla239.A1" office:value-type="string">
            <text:p text:style-name="P75"><text:ruby text:style-name="Ru1"><text:ruby-base><text:span text:style-name="T79">万</text:span></text:ruby-base><text:ruby-text>まん</text:ruby-text></text:ruby><text:span text:style-name="T79"> </text:span><text:s text:c="18"/>(10.000)</text:p>
          </table:table-cell>
          <table:table-cell table:style-name="Tabla239.D1" office:value-type="string">
            <text:p text:style-name="P101"><text:s text:c="5"/>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09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87">倍</text:p>
          </table:table-cell>
          <table:table-cell table:style-name="Tabla241.A1" office:value-type="string">
            <text:p text:style-name="P117">バイ</text:p>
          </table:table-cell>
          <table:table-cell table:style-name="Tabla241.A1" office:value-type="string">
            <text:p text:style-name="P75"><text:ruby text:style-name="Ru1"><text:ruby-base><text:span text:style-name="T44">二</text:span></text:ruby-base><text:ruby-text>に</text:ruby-text></text:ruby><text:ruby text:style-name="Ru1"><text:ruby-base><text:span text:style-name="T44">倍</text:span></text:ruby-base><text:ruby-text>ばい</text:ruby-text></text:ruby><text:span text:style-name="T32"> <text:s text:c="19"/>doble </text:span><text:s text:c="9"/></text:p>
          </table:table-cell>
          <table:table-cell table:style-name="Tabla241.D1" office:value-type="string">
            <text:p text:style-name="P101"/>
          </table:table-cell>
        </table:table-row>
      </table:table>
      <text:p text:style-name="P25"/>
      <text:p text:style-name="P75"/>
      <text:p text:style-name="P75"/>
      <text:p text:style-name="P86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87">番</text:p>
          </table:table-cell>
          <table:table-cell table:style-name="Tabla355.A1" table:number-rows-spanned="2" office:value-type="string">
            <text:p text:style-name="P117">バン</text:p>
          </table:table-cell>
          <table:table-cell table:style-name="Tabla355.A1" office:value-type="string">
            <text:p text:style-name="P75"><text:ruby text:style-name="Ru1"><text:ruby-base><text:span text:style-name="T79">一</text:span></text:ruby-base><text:ruby-text>いち</text:ruby-text></text:ruby><text:ruby text:style-name="Ru1"><text:ruby-base><text:span text:style-name="T79">番</text:span></text:ruby-base><text:ruby-text>ばん</text:ruby-text></text:ruby> <text:s text:c="10"/>　 <text:s/>primero</text:p>
          </table:table-cell>
          <table:table-cell table:style-name="Tabla355.D1" office:value-type="string">
            <text:p text:style-name="P101"><text:ruby text:style-name="Ru1"><text:ruby-base><text:span text:style-name="T79">一</text:span></text:ruby-base><text:ruby-text>いち</text:ruby-text></text:ruby><text:ruby text:style-name="Ru1"><text:ruby-base><text:span text:style-name="T79">番</text:span></text:ruby-base><text:ruby-text>ばん</text:ruby-text></text:ruby><text:ruby text:style-name="Ru1"><text:ruby-base><text:span text:style-name="T79">目</text:span></text:ruby-base><text:ruby-text>め</text:ruby-text></text:ruby><text:span text:style-name="T79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107"><text:ruby text:style-name="Ru1"><text:ruby-base><text:span text:style-name="T79">番</text:span></text:ruby-base><text:ruby-text>ばん</text:ruby-text></text:ruby><text:ruby text:style-name="Ru1"><text:ruby-base><text:span text:style-name="T56">組</text:span></text:ruby-base><text:ruby-text>ぐみ</text:ruby-text></text:ruby> <text:s text:c="7"/>programa TV</text:p>
          </table:table-cell>
          <table:table-cell table:style-name="Tabla355.D2" office:value-type="string">
            <text:p text:style-name="P107"/>
          </table:table-cell>
        </table:table-row>
      </table:table>
      <text:p text:style-name="P77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79"/>
      <text:p text:style-name="P63">CONTADORES</text:p>
      <text:p text:style-name="Standard"/>
      <text:p text:style-name="P75"/>
      <text:p text:style-name="P170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87">才</text:p>
          </table:table-cell>
          <table:table-cell table:style-name="Tabla90.A1" office:value-type="string">
            <text:p text:style-name="P117">サイ</text:p>
          </table:table-cell>
          <table:table-cell table:style-name="Tabla90.A1" office:value-type="string">
            <text:p text:style-name="P75"><text:span text:style-name="T44">~</text:span><text:ruby text:style-name="Ru1"><text:ruby-base><text:span text:style-name="T37">才</text:span></text:ruby-base><text:ruby-text>さい</text:ruby-text></text:ruby><text:span text:style-name="T32"> <text:s text:c="6"/>[años de edad]</text:span> <text:s text:c="8"/></text:p>
          </table:table-cell>
          <table:table-cell table:style-name="Tabla90.D1" office:value-type="string">
            <text:p text:style-name="P101"><text:ruby text:style-name="Ru1"><text:ruby-base><text:span text:style-name="T66">天</text:span></text:ruby-base><text:ruby-text>てん</text:ruby-text></text:ruby><text:ruby text:style-name="Ru1"><text:ruby-base><text:span text:style-name="T66">才</text:span></text:ruby-base><text:ruby-text>さい</text:ruby-text></text:ruby> <text:s text:c="20"/>genio <text:s text:c="5"/></text:p>
          </table:table-cell>
        </table:table-row>
      </table:table>
      <text:p text:style-name="P86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87">組</text:p>
          </table:table-cell>
          <table:table-cell table:style-name="Tabla348.A1" office:value-type="string">
            <text:p text:style-name="P117">くみ</text:p>
          </table:table-cell>
          <table:table-cell table:style-name="Tabla348.A1" office:value-type="string">
            <text:p text:style-name="P101"><text:span text:style-name="T82">~</text:span><text:ruby text:style-name="Ru1"><text:ruby-base><text:span text:style-name="T79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101"><text:ruby text:style-name="Ru1"><text:ruby-base><text:span text:style-name="T79">組</text:span></text:ruby-base><text:ruby-text>くみ</text:ruby-text></text:ruby><text:span text:style-name="T73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18">く</text:p>
          </table:table-cell>
          <table:table-cell table:style-name="Tabla348.B2" office:value-type="string">
            <text:p text:style-name="P107"><text:ruby text:style-name="Ru1"><text:ruby-base><text:span text:style-name="T79">組</text:span></text:ruby-base><text:ruby-text>く</text:ruby-text></text:ruby><text:span text:style-name="T79">む </text:span><text:s text:c="13"/>combinar</text:p>
          </table:table-cell>
          <table:table-cell table:style-name="Tabla348.D2" office:value-type="string">
            <text:p text:style-name="P107"><text:ruby text:style-name="Ru1"><text:ruby-base><text:span text:style-name="T79">組</text:span></text:ruby-base><text:ruby-text>く</text:ruby-text></text:ruby><text:span text:style-name="T79">み</text:span><text:ruby text:style-name="Ru1"><text:ruby-base><text:span text:style-name="T79">合</text:span></text:ruby-base><text:ruby-text>あ</text:ruby-text></text:ruby><text:span text:style-name="T79">わせ</text:span> <text:s text:c="12"/></text:p>
            <text:p text:style-name="P107"><text:s text:c="19"/>combinación</text:p>
          </table:table-cell>
        </table:table-row>
      </table:table>
      <text:p text:style-name="P18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87">階</text:p>
          </table:table-cell>
          <table:table-cell table:style-name="Tabla353.A1" office:value-type="string">
            <text:p text:style-name="P117">カイ</text:p>
          </table:table-cell>
          <table:table-cell table:style-name="Tabla353.A1" office:value-type="string">
            <text:p text:style-name="P75"><text:span text:style-name="T44">~</text:span><text:ruby text:style-name="Ru1"><text:ruby-base><text:span text:style-name="T44">階</text:span></text:ruby-base><text:ruby-text>かい</text:ruby-text></text:ruby><text:span text:style-name="T32"> <text:s text:c="3"/></text:span></text:p>
            <text:p text:style-name="P75"><text:span text:style-name="T32"><text:s text:c="7"/>[plantas de edificio]</text:span> <text:s text:c="8"/></text:p>
          </table:table-cell>
          <table:table-cell table:style-name="Tabla353.D1" office:value-type="string">
            <text:p text:style-name="P101"><text:s text:c="6"/></text:p>
          </table:table-cell>
        </table:table-row>
      </table:table>
      <text:p text:style-name="P77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87">回</text:p>
          </table:table-cell>
          <table:table-cell table:style-name="Tabla179.A1" office:value-type="string">
            <text:p text:style-name="P117">KAI</text:p>
          </table:table-cell>
          <table:table-cell table:style-name="Tabla179.A1" office:value-type="string">
            <text:p text:style-name="P75"><text:span text:style-name="T82">~</text:span><text:ruby text:style-name="Ru1"><text:ruby-base><text:span text:style-name="T79">回</text:span></text:ruby-base><text:ruby-text>かい</text:ruby-text></text:ruby><text:span text:style-name="T79"> </text:span><text:s text:c="18"/>[veces]</text:p>
          </table:table-cell>
          <table:table-cell table:style-name="Tabla179.D1" office:value-type="string">
            <text:p text:style-name="P141"><text:ruby text:style-name="Ru1"><text:ruby-base><text:span text:style-name="T79">回</text:span></text:ruby-base><text:ruby-text>かい</text:ruby-text></text:ruby><text:span text:style-name="T79">てんすし</text:span> <text:s text:c="11"/></text:p>
            <text:p text:style-name="P141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18">MAWA</text:p>
          </table:table-cell>
          <table:table-cell table:style-name="Tabla179.C2" office:value-type="string">
            <text:p text:style-name="P107"><text:ruby text:style-name="Ru1"><text:ruby-base><text:span text:style-name="T79">回</text:span></text:ruby-base><text:ruby-text>まわ</text:ruby-text></text:ruby><text:span text:style-name="T79">す</text:span> <text:s text:c="18"/>(girar)</text:p>
          </table:table-cell>
          <table:table-cell table:style-name="Tabla179.D2" office:value-type="string">
            <text:p text:style-name="P137"><text:ruby text:style-name="Ru1"><text:ruby-base><text:span text:style-name="T79">回</text:span></text:ruby-base><text:ruby-text>まわ</text:ruby-text></text:ruby><text:span text:style-name="T79">る <text:s text:c="2"/></text:span>　 <text:s/>(dar vueltas)</text:p>
          </table:table-cell>
        </table:table-row>
      </table:table>
      <text:p text:style-name="P16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87">度</text:p>
          </table:table-cell>
          <table:table-cell table:style-name="Tabla376.A1" office:value-type="string">
            <text:p text:style-name="P117">ド</text:p>
          </table:table-cell>
          <table:table-cell table:style-name="Tabla376.A1" office:value-type="string">
            <text:p text:style-name="P75"><text:span text:style-name="T79">~</text:span><text:ruby text:style-name="Ru1"><text:ruby-base><text:span text:style-name="T79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101"><text:ruby text:style-name="Ru1"><text:ruby-base><text:span text:style-name="T79">今</text:span></text:ruby-base><text:ruby-text>こん</text:ruby-text></text:ruby><text:ruby text:style-name="Ru1"><text:ruby-base><text:span text:style-name="T79">度</text:span></text:ruby-base><text:ruby-text>ど</text:ruby-text></text:ruby> <text:s text:c="4"/>“la próxima vez”</text:p>
          </table:table-cell>
        </table:table-row>
      </table:table>
      <text:p text:style-name="P131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87">台</text:p>
          </table:table-cell>
          <table:table-cell table:style-name="Tabla109.A1" table:number-rows-spanned="2" office:value-type="string">
            <text:p text:style-name="P117">DAI</text:p>
          </table:table-cell>
          <table:table-cell table:style-name="Tabla109.C1" office:value-type="string">
            <text:p text:style-name="P75"><text:span text:style-name="T82">~</text:span><text:ruby text:style-name="Ru1"><text:ruby-base><text:span text:style-name="T79">台</text:span></text:ruby-base><text:ruby-text>だい</text:ruby-text></text:ruby><text:span text:style-name="T79"> <text:s text:c="2"/></text:span><text:s text:c="2"/></text:p>
            <text:p text:style-name="P75"><text:s text:c="3"/>[vehículos, máquinas]</text:p>
          </table:table-cell>
          <table:table-cell table:style-name="Tabla109.D1" office:value-type="string">
            <text:p text:style-name="P101"><text:ruby text:style-name="Ru1"><text:ruby-base><text:span text:style-name="T79">台</text:span></text:ruby-base><text:ruby-text>だい</text:ruby-text></text:ruby><text:ruby text:style-name="Ru1"><text:ruby-base><text:span text:style-name="T56">所</text:span></text:ruby-base><text:ruby-text>どころ</text:ruby-text></text:ruby><text:span text:style-name="T79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107"><text:ruby text:style-name="Ru1"><text:ruby-base><text:span text:style-name="T56">台</text:span></text:ruby-base><text:ruby-text>たい</text:ruby-text></text:ruby><text:ruby text:style-name="Ru1"><text:ruby-base><text:span text:style-name="T79">風</text:span></text:ruby-base><text:ruby-text>ふう</text:ruby-text></text:ruby><text:span text:style-name="T79"> </text:span><text:s text:c="18"/>(tifón)</text:p>
          </table:table-cell>
          <table:table-cell table:style-name="Tabla109.D2" office:value-type="string">
            <text:p text:style-name="P101"><text:span text:style-name="T79">たべり</text:span><text:ruby text:style-name="Ru1"><text:ruby-base><text:span text:style-name="T79">台</text:span></text:ruby-base><text:ruby-text>だい</text:ruby-text></text:ruby><text:span text:style-name="T79"> <text:s text:c="2"/></text:span><text:s text:c="2"/>(tobogán)</text:p>
          </table:table-cell>
        </table:table-row>
      </table:table>
      <text:p text:style-name="P25"/>
      <text:p text:style-name="P182"/>
      <text:p text:style-name="P63">ADJETIVOS</text:p>
      <text:p text:style-name="Standard"/>
      <text:p text:style-name="Standard"/>
      <text:p text:style-name="Standard"/>
      <table:table table:name="Tabla425" table:style-name="Tabla425">
        <table:table-column table:style-name="Tabla425.A"/>
        <table:table-column table:style-name="Tabla425.B"/>
        <table:table-column table:style-name="Tabla425.C"/>
        <table:table-column table:style-name="Tabla425.D"/>
        <table:table-row>
          <table:table-cell table:style-name="Tabla425.A1" office:value-type="string">
            <text:p text:style-name="P87">陽</text:p>
          </table:table-cell>
          <table:table-cell table:style-name="Tabla425.A1" office:value-type="string">
            <text:p text:style-name="P117">ヨウ</text:p>
          </table:table-cell>
          <table:table-cell table:style-name="Tabla425.A1" office:value-type="string">
            <text:p text:style-name="P75"><text:ruby text:style-name="Ru1"><text:ruby-base><text:span text:style-name="T66">陽</text:span></text:ruby-base><text:ruby-text>よう</text:ruby-text></text:ruby><text:ruby text:style-name="Ru1"><text:ruby-base><text:span text:style-name="T66">気</text:span></text:ruby-base><text:ruby-text>き</text:ruby-text></text:ruby><text:span text:style-name="T66">な</text:span> <text:s text:c="14"/>alegre</text:p>
          </table:table-cell>
          <table:table-cell table:style-name="Tabla425.D1" office:value-type="string">
            <text:p text:style-name="P101"><text:s text:c="5"/></text:p>
          </table:table-cell>
        </table:table-row>
      </table:table>
      <text:p text:style-name="P17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87">高</text:p>
          </table:table-cell>
          <table:table-cell table:style-name="Tabla217.A1" office:value-type="string">
            <text:p text:style-name="P117">たか</text:p>
          </table:table-cell>
          <table:table-cell table:style-name="Tabla217.A1" office:value-type="string">
            <text:p text:style-name="P75"><text:ruby text:style-name="Ru1"><text:ruby-base><text:span text:style-name="T66">高</text:span></text:ruby-base><text:ruby-text>たか</text:ruby-text></text:ruby><text:span text:style-name="T66">い</text:span> <text:s text:c="13"/>alto, caro</text:p>
          </table:table-cell>
          <table:table-cell table:style-name="Tabla217.D1" office:value-type="string">
            <text:p text:style-name="P101"><text:s text:c="5"/></text:p>
          </table:table-cell>
        </table:table-row>
        <table:table-row>
          <table:covered-table-cell/>
          <table:table-cell table:style-name="Tabla217.B2" office:value-type="string">
            <text:p text:style-name="P118">コウ</text:p>
          </table:table-cell>
          <table:table-cell table:style-name="Tabla217.C2" office:value-type="string">
            <text:p text:style-name="P107"><text:span text:style-name="T66">さい</text:span><text:ruby text:style-name="Ru1"><text:ruby-base><text:span text:style-name="T66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29">　 <text:s text:c="5"/></text:p>
          </table:table-cell>
        </table:table-row>
      </table:table>
      <text:p text:style-name="P17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87">広</text:p>
          </table:table-cell>
          <table:table-cell table:style-name="Tabla223.A1" table:number-rows-spanned="2" office:value-type="string">
            <text:p text:style-name="P117">ひろ</text:p>
          </table:table-cell>
          <table:table-cell table:style-name="Tabla223.A1" office:value-type="string">
            <text:p text:style-name="P75"><text:ruby text:style-name="Ru1"><text:ruby-base><text:span text:style-name="T79">広</text:span></text:ruby-base><text:ruby-text>ひろ</text:ruby-text></text:ruby><text:span text:style-name="T79">い</text:span> <text:s text:c="17"/>amplio</text:p>
          </table:table-cell>
          <table:table-cell table:style-name="Tabla223.D1" office:value-type="string">
            <text:p text:style-name="P101"><text:ruby text:style-name="Ru1"><text:ruby-base><text:span text:style-name="T79">広</text:span></text:ruby-base><text:ruby-text>ひろ</text:ruby-text></text:ruby><text:ruby text:style-name="Ru1"><text:ruby-base><text:span text:style-name="T79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107"><text:s/><text:ruby text:style-name="Ru1"><text:ruby-base><text:span text:style-name="T79">広</text:span></text:ruby-base><text:ruby-text>ひろ</text:ruby-text></text:ruby><text:span text:style-name="T79">がる</text:span> <text:s text:c="11"/>difundir <text:s text:c="2"/></text:p>
          </table:table-cell>
          <table:table-cell table:style-name="Tabla223.D2" office:value-type="string">
            <text:p text:style-name="P129">　 <text:s text:c="5"/></text:p>
          </table:table-cell>
        </table:table-row>
      </table:table>
      <text:p text:style-name="P1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87">安</text:p>
          </table:table-cell>
          <table:table-cell table:style-name="Tabla224.A1" office:value-type="string">
            <text:p text:style-name="P117">やす</text:p>
          </table:table-cell>
          <table:table-cell table:style-name="Tabla224.A1" office:value-type="string">
            <text:p text:style-name="P75"><text:ruby text:style-name="Ru1"><text:ruby-base><text:span text:style-name="T66">安</text:span></text:ruby-base><text:ruby-text>やす</text:ruby-text></text:ruby><text:span text:style-name="T66">い</text:span> <text:s text:c="18"/>barato</text:p>
          </table:table-cell>
          <table:table-cell table:style-name="Tabla224.D1" office:value-type="string">
            <text:p text:style-name="P101"><text:s text:c="5"/></text:p>
          </table:table-cell>
        </table:table-row>
        <table:table-row>
          <table:covered-table-cell/>
          <table:table-cell table:style-name="Tabla224.B2" office:value-type="string">
            <text:p text:style-name="P118">アン</text:p>
          </table:table-cell>
          <table:table-cell table:style-name="Tabla224.C2" office:value-type="string">
            <text:p text:style-name="P107"><text:ruby text:style-name="Ru1"><text:ruby-base><text:span text:style-name="T66">安</text:span></text:ruby-base><text:ruby-text>あん</text:ruby-text></text:ruby><text:ruby text:style-name="Ru1"><text:ruby-base><text:span text:style-name="T66">心</text:span></text:ruby-base><text:ruby-text>しん</text:ruby-text></text:ruby> <text:s text:c="20"/>alivio</text:p>
          </table:table-cell>
          <table:table-cell table:style-name="Tabla224.D2" office:value-type="string">
            <text:p text:style-name="P129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87">暑</text:p>
          </table:table-cell>
          <table:table-cell table:style-name="Tabla292.A1" office:value-type="string">
            <text:p text:style-name="P117">あつ</text:p>
          </table:table-cell>
          <table:table-cell table:style-name="Tabla292.A1" office:value-type="string">
            <text:p text:style-name="P101"><text:ruby text:style-name="Ru1"><text:ruby-base><text:span text:style-name="T66">暑</text:span></text:ruby-base><text:ruby-text>あつ</text:ruby-text></text:ruby><text:span text:style-name="T66">い</text:span> <text:s text:c="6"/>calor, caliente</text:p>
          </table:table-cell>
          <table:table-cell table:style-name="Tabla292.D1" office:value-type="string">
            <text:p text:style-name="P101"><text:s text:c="6"/></text:p>
          </table:table-cell>
        </table:table-row>
      </table:table>
      <text:p text:style-name="P75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87">近</text:p>
          </table:table-cell>
          <table:table-cell table:style-name="Tabla155.A1" office:value-type="string">
            <text:p text:style-name="P117">ちか</text:p>
          </table:table-cell>
          <table:table-cell table:style-name="Tabla155.A1" office:value-type="string">
            <text:p text:style-name="P101"><text:ruby text:style-name="Ru1"><text:ruby-base><text:span text:style-name="T66">近</text:span></text:ruby-base><text:ruby-text>ちか</text:ruby-text></text:ruby><text:span text:style-name="T66">い</text:span><text:span text:style-name="T73"> <text:s text:c="19"/>cerca</text:span></text:p>
          </table:table-cell>
          <table:table-cell table:style-name="Tabla155.D1" office:value-type="string">
            <text:p text:style-name="P101"><text:ruby text:style-name="Ru1"><text:ruby-base><text:span text:style-name="T66">近</text:span></text:ruby-base><text:ruby-text>ちか</text:ruby-text></text:ruby><text:span text:style-name="T66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18">キン</text:p>
          </table:table-cell>
          <table:table-cell table:style-name="Tabla155.C2" office:value-type="string">
            <text:p text:style-name="P121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21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35">あか</text:p>
          </table:table-cell>
          <table:table-cell table:style-name="Tabla49.C1" office:value-type="string">
            <text:p text:style-name="P75"><text:ruby text:style-name="Ru1"><text:ruby-base><text:span text:style-name="T19">明</text:span></text:ruby-base><text:ruby-text>あか</text:ruby-text></text:ruby><text:span text:style-name="T19">るい</text:span><text:span text:style-name="T26"> <text:s text:c="2"/>claro, brillante</text:span></text:p>
          </table:table-cell>
          <table:table-cell table:style-name="Tabla49.D1" office:value-type="string">
            <text:p text:style-name="P147"/>
          </table:table-cell>
        </table:table-row>
        <table:table-row>
          <table:covered-table-cell/>
          <table:table-cell table:style-name="Tabla49.B2" office:value-type="string">
            <text:p text:style-name="P135">あき</text:p>
          </table:table-cell>
          <table:table-cell table:style-name="Tabla49.C2" office:value-type="string">
            <text:p text:style-name="P98"><text:ruby text:style-name="Ru1"><text:ruby-base><text:span text:style-name="T20">明</text:span></text:ruby-base><text:ruby-text>あき</text:ruby-text></text:ruby><text:span text:style-name="T20">らか</text:span><text:span text:style-name="T28"> <text:s text:c="10"/>evidente</text:span></text:p>
          </table:table-cell>
          <table:table-cell table:style-name="Tabla49.D2" office:value-type="string">
            <text:p text:style-name="P98"/>
          </table:table-cell>
        </table:table-row>
        <table:table-row>
          <table:covered-table-cell/>
          <table:table-cell table:style-name="Tabla49.B2" office:value-type="string">
            <text:p text:style-name="P135">あ</text:p>
          </table:table-cell>
          <table:table-cell table:style-name="Tabla49.B2" office:value-type="string">
            <text:p text:style-name="P75"><text:ruby text:style-name="Ru1"><text:ruby-base><text:span text:style-name="T19">明</text:span></text:ruby-base><text:ruby-text>あ</text:ruby-text></text:ruby><text:ruby text:style-name="Ru1"><text:ruby-base><text:span text:style-name="T93">日</text:span></text:ruby-base><text:ruby-text>した</text:ruby-text></text:ruby><text:span text:style-name="T62"> </text:span><text:span text:style-name="T26"><text:s text:c="15"/>mañana</text:span></text:p>
          </table:table-cell>
          <table:table-cell table:style-name="Tabla49.D3" office:value-type="string">
            <text:p text:style-name="P75"><text:ruby text:style-name="Ru1"><text:ruby-base><text:span text:style-name="T19">明</text:span></text:ruby-base><text:ruby-text>あ</text:ruby-text></text:ruby><text:ruby text:style-name="Ru1"><text:ruby-base><text:span text:style-name="T93">日</text:span></text:ruby-base><text:ruby-text>す</text:ruby-text></text:ruby><text:span text:style-name="T63"> </text:span><text:span text:style-name="T26"><text:s text:c="3"/></text:span></text:p>
            <text:p text:style-name="P144"><text:s text:c="9"/>mañana (coloquial)</text:p>
          </table:table-cell>
        </table:table-row>
      </table:table>
      <text:p text:style-name="P19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87">短</text:p>
          </table:table-cell>
          <table:table-cell table:style-name="Tabla363.A1" office:value-type="string">
            <text:p text:style-name="P117">みじか</text:p>
          </table:table-cell>
          <table:table-cell table:style-name="Tabla363.A1" office:value-type="string">
            <text:p text:style-name="P101"><text:ruby text:style-name="Ru1"><text:ruby-base><text:span text:style-name="T66">短</text:span></text:ruby-base><text:ruby-text>みじか</text:ruby-text></text:ruby><text:span text:style-name="T66">い</text:span> <text:s text:c="18"/>corto</text:p>
          </table:table-cell>
          <table:table-cell table:style-name="Tabla363.D1" office:value-type="string">
            <text:p text:style-name="P101"><text:s text:c="6"/></text:p>
          </table:table-cell>
        </table:table-row>
      </table:table>
      <text:p text:style-name="P78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87">弱</text:p>
          </table:table-cell>
          <table:table-cell table:style-name="Tabla200.A1" office:value-type="string">
            <text:p text:style-name="P117">よわ</text:p>
          </table:table-cell>
          <table:table-cell table:style-name="Tabla200.A1" office:value-type="string">
            <text:p text:style-name="P75"><text:ruby text:style-name="Ru1"><text:ruby-base><text:span text:style-name="T66">弱</text:span></text:ruby-base><text:ruby-text>よわ</text:ruby-text></text:ruby><text:span text:style-name="T66">い</text:span> <text:s text:c="20"/>débil</text:p>
          </table:table-cell>
          <table:table-cell table:style-name="Tabla200.D1" office:value-type="string">
            <text:p text:style-name="P101"><text:ruby text:style-name="Ru1"><text:ruby-base><text:span text:style-name="T66">弱</text:span></text:ruby-base><text:ruby-text>よわ</text:ruby-text></text:ruby><text:ruby text:style-name="Ru1"><text:ruby-base><text:span text:style-name="T66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18">ジャク</text:p>
          </table:table-cell>
          <table:table-cell table:style-name="Tabla200.C2" office:value-type="string">
            <text:p text:style-name="P107"><text:ruby text:style-name="Ru1"><text:ruby-base><text:span text:style-name="T66">弱</text:span></text:ruby-base><text:ruby-text>じゃく</text:ruby-text></text:ruby><text:ruby text:style-name="Ru1"><text:ruby-base><text:span text:style-name="T66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29">　 <text:s text:c="5"/></text:p>
          </table:table-cell>
        </table:table-row>
      </table:table>
      <text:p text:style-name="P17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87">楽</text:p>
          </table:table-cell>
          <table:table-cell table:style-name="Tabla225.A1" office:value-type="string">
            <text:p text:style-name="P117">たの</text:p>
          </table:table-cell>
          <table:table-cell table:style-name="Tabla225.A1" office:value-type="string">
            <text:p text:style-name="P75"><text:ruby text:style-name="Ru1"><text:ruby-base><text:span text:style-name="T66">楽</text:span></text:ruby-base><text:ruby-text>たの</text:ruby-text></text:ruby><text:span text:style-name="T66">しい</text:span> <text:s text:c="10"/>divertido</text:p>
          </table:table-cell>
          <table:table-cell table:style-name="Tabla225.D1" office:value-type="string">
            <text:p text:style-name="P101"><text:ruby text:style-name="Ru1"><text:ruby-base><text:span text:style-name="T66">楽</text:span></text:ruby-base><text:ruby-text>たの</text:ruby-text></text:ruby><text:span text:style-name="T66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18">ラク</text:p>
          </table:table-cell>
          <table:table-cell table:style-name="Tabla225.C2" office:value-type="string">
            <text:p text:style-name="P107"><text:ruby text:style-name="Ru1"><text:ruby-base><text:span text:style-name="T66">楽</text:span></text:ruby-base><text:ruby-text>らく</text:ruby-text></text:ruby><text:span text:style-name="T66">な</text:span> <text:s text:c="15"/>cómodo <text:s text:c="2"/></text:p>
          </table:table-cell>
          <table:table-cell table:style-name="Tabla225.D2" office:value-type="string">
            <text:p text:style-name="P129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107"><text:ruby text:style-name="Ru1"><text:ruby-base><text:span text:style-name="T66">楽</text:span></text:ruby-base><text:ruby-text>らく</text:ruby-text></text:ruby><text:ruby text:style-name="Ru1"><text:ruby-base><text:span text:style-name="T66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29"/>
          </table:table-cell>
        </table:table-row>
        <table:table-row>
          <table:covered-table-cell/>
          <table:table-cell table:style-name="Tabla225.B2" office:value-type="string">
            <text:p text:style-name="P118">ガク</text:p>
          </table:table-cell>
          <table:table-cell table:style-name="Tabla225.C2" office:value-type="string">
            <text:p text:style-name="P107"><text:ruby text:style-name="Ru1"><text:ruby-base><text:span text:style-name="T79">音</text:span></text:ruby-base><text:ruby-text>おん</text:ruby-text></text:ruby><text:ruby text:style-name="Ru1"><text:ruby-base><text:span text:style-name="T13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29"/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><text:soft-page-break/></text:p>
      <text:p text:style-name="P75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87">苦</text:p>
          </table:table-cell>
          <table:table-cell table:style-name="Tabla310.A1" office:value-type="string">
            <text:p text:style-name="P117">くる</text:p>
          </table:table-cell>
          <table:table-cell table:style-name="Tabla310.A1" office:value-type="string">
            <text:p text:style-name="P75"><text:ruby text:style-name="Ru1"><text:ruby-base><text:span text:style-name="T66">苦</text:span></text:ruby-base><text:ruby-text>くる</text:ruby-text></text:ruby><text:span text:style-name="T66">しい</text:span> <text:s text:c="10"/>doloroso</text:p>
          </table:table-cell>
          <table:table-cell table:style-name="Tabla310.D1" office:value-type="string">
            <text:p text:style-name="P101"><text:s text:c="7"/></text:p>
          </table:table-cell>
        </table:table-row>
        <table:table-row>
          <table:covered-table-cell/>
          <table:table-cell table:style-name="Tabla310.B2" office:value-type="string">
            <text:p text:style-name="P118">ク</text:p>
          </table:table-cell>
          <table:table-cell table:style-name="Tabla310.C2" office:value-type="string">
            <text:p text:style-name="P107"><text:ruby text:style-name="Ru1"><text:ruby-base><text:span text:style-name="T66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29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1">名</text:p>
          </table:table-cell>
          <table:table-cell table:style-name="Tabla48.A1" office:value-type="string">
            <text:p text:style-name="P93">メイ</text:p>
          </table:table-cell>
          <table:table-cell table:style-name="Tabla48.C1" office:value-type="string">
            <text:p text:style-name="P75"><text:ruby text:style-name="Ru1"><text:ruby-base><text:span text:style-name="T66">名</text:span></text:ruby-base><text:ruby-text>めい</text:ruby-text></text:ruby><text:ruby text:style-name="Ru1"><text:ruby-base><text:span text:style-name="T66">人</text:span></text:ruby-base><text:ruby-text>じん</text:ruby-text></text:ruby> <text:s text:c="17"/>famoso</text:p>
          </table:table-cell>
          <table:table-cell table:style-name="Tabla48.D1" office:value-type="string">
            <text:p text:style-name="P75"/>
          </table:table-cell>
        </table:table-row>
        <table:table-row>
          <table:covered-table-cell/>
          <table:table-cell table:style-name="Tabla48.B2" office:value-type="string">
            <text:p text:style-name="P93">ミョウ</text:p>
          </table:table-cell>
          <table:table-cell table:style-name="Tabla48.C2" office:value-type="string">
            <text:p text:style-name="P81"><text:ruby text:style-name="Ru1"><text:ruby-base><text:span text:style-name="T66">名</text:span></text:ruby-base><text:ruby-text>みょう</text:ruby-text></text:ruby><text:ruby text:style-name="Ru1"><text:ruby-base><text:span text:style-name="T66">字</text:span></text:ruby-base><text:ruby-text>じ</text:ruby-text></text:ruby>　 <text:s text:c="10"/>apellido</text:p>
          </table:table-cell>
          <table:table-cell table:style-name="Tabla48.D2" office:value-type="string">
            <text:p text:style-name="P137"><text:ruby text:style-name="Ru1"><text:ruby-base><text:span text:style-name="T66">大</text:span></text:ruby-base><text:ruby-text>だい</text:ruby-text></text:ruby><text:ruby text:style-name="Ru1"><text:ruby-base><text:span text:style-name="T66">名</text:span></text:ruby-base><text:ruby-text>みょう</text:ruby-text></text:ruby> <text:s text:c="16"/><text:span text:style-name="T6">daimio</text:span></text:p>
          </table:table-cell>
        </table:table-row>
        <table:table-row>
          <table:covered-table-cell/>
          <table:table-cell table:style-name="Tabla48.B2" office:value-type="string">
            <text:p text:style-name="P93">な</text:p>
          </table:table-cell>
          <table:table-cell table:style-name="Tabla48.C2" office:value-type="string">
            <text:p text:style-name="P75"><text:ruby text:style-name="Ru1"><text:ruby-base><text:span text:style-name="T66">名</text:span></text:ruby-base><text:ruby-text>な</text:ruby-text></text:ruby><text:ruby text:style-name="Ru1"><text:ruby-base><text:span text:style-name="T66">前</text:span></text:ruby-base><text:ruby-text>まえ</text:ruby-text></text:ruby> <text:s text:c="16"/>nombre</text:p>
          </table:table-cell>
          <table:table-cell table:style-name="Tabla48.D2" office:value-type="string">
            <text:p text:style-name="P75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87">細</text:p>
          </table:table-cell>
          <table:table-cell table:style-name="Tabla226.A1" office:value-type="string">
            <text:p text:style-name="P117">ほそ</text:p>
          </table:table-cell>
          <table:table-cell table:style-name="Tabla226.A1" office:value-type="string">
            <text:p text:style-name="P75"><text:ruby text:style-name="Ru1"><text:ruby-base><text:span text:style-name="T79">細</text:span></text:ruby-base><text:ruby-text>ほそ</text:ruby-text></text:ruby><text:span text:style-name="T79">い</text:span> <text:s text:c="7"/>fino, delgado</text:p>
          </table:table-cell>
          <table:table-cell table:style-name="Tabla226.D1" office:value-type="string">
            <text:p text:style-name="P101"><text:ruby text:style-name="Ru1"><text:ruby-base><text:span text:style-name="T79">細</text:span></text:ruby-base><text:ruby-text>ほそ</text:ruby-text></text:ruby><text:ruby text:style-name="Ru1"><text:ruby-base><text:span text:style-name="T79">長</text:span></text:ruby-base><text:ruby-text>なが</text:ruby-text></text:ruby><text:span text:style-name="T79">い</text:span> <text:s text:c="11"/>alargado</text:p>
          </table:table-cell>
        </table:table-row>
        <table:table-row>
          <table:covered-table-cell/>
          <table:table-cell table:style-name="Tabla226.B2" office:value-type="string">
            <text:p text:style-name="P118">こま</text:p>
          </table:table-cell>
          <table:table-cell table:style-name="Tabla226.C2" office:value-type="string">
            <text:p text:style-name="P107"><text:ruby text:style-name="Ru1"><text:ruby-base><text:span text:style-name="T79">細</text:span></text:ruby-base><text:ruby-text>こま</text:ruby-text></text:ruby><text:span text:style-name="T79">かい</text:span><text:span text:style-name="T73"> <text:s text:c="2"/>detallado, liso</text:span></text:p>
          </table:table-cell>
          <table:table-cell table:style-name="Tabla226.D2" office:value-type="string">
            <text:p text:style-name="P129">　 <text:s text:c="5"/></text:p>
          </table:table-cell>
        </table:table-row>
      </table:table>
      <text:p text:style-name="P14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87">寒</text:p>
          </table:table-cell>
          <table:table-cell table:style-name="Tabla267.A1" office:value-type="string">
            <text:p text:style-name="P117">さむ</text:p>
          </table:table-cell>
          <table:table-cell table:style-name="Tabla267.A1" office:value-type="string">
            <text:p text:style-name="P75"><text:ruby text:style-name="Ru1"><text:ruby-base><text:span text:style-name="T66">寒</text:span></text:ruby-base><text:ruby-text>さむ</text:ruby-text></text:ruby><text:span text:style-name="T66">い</text:span> <text:s text:c="23"/>frío</text:p>
          </table:table-cell>
          <table:table-cell table:style-name="Tabla267.D1" office:value-type="string">
            <text:p text:style-name="P101"><text:s text:c="7"/></text:p>
          </table:table-cell>
        </table:table-row>
        <table:table-row>
          <table:covered-table-cell/>
          <table:table-cell table:style-name="Tabla267.B2" office:value-type="string">
            <text:p text:style-name="P118">カン</text:p>
          </table:table-cell>
          <table:table-cell table:style-name="Tabla267.C2" office:value-type="string">
            <text:p text:style-name="P107"><text:ruby text:style-name="Ru1"><text:ruby-base><text:span text:style-name="T66">寒</text:span></text:ruby-base><text:ruby-text>かん</text:ruby-text></text:ruby><text:span text:style-name="T66">だん</text:span><text:ruby text:style-name="Ru1"><text:ruby-base><text:span text:style-name="T66">計</text:span></text:ruby-base><text:ruby-text>けい</text:ruby-text></text:ruby> <text:s/>termómetro</text:p>
          </table:table-cell>
          <table:table-cell table:style-name="Tabla267.D2" office:value-type="string">
            <text:p text:style-name="P129">　 <text:s text:c="5"/></text:p>
          </table:table-cell>
        </table:table-row>
      </table:table>
      <text:p text:style-name="P17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87">強</text:p>
          </table:table-cell>
          <table:table-cell table:style-name="Tabla196.A1" office:value-type="string">
            <text:p text:style-name="P118">つよ</text:p>
          </table:table-cell>
          <table:table-cell table:style-name="Tabla196.A1" office:value-type="string">
            <text:p text:style-name="P75"><text:ruby text:style-name="Ru1"><text:ruby-base><text:span text:style-name="T66">強</text:span></text:ruby-base><text:ruby-text>つよ</text:ruby-text></text:ruby><text:span text:style-name="T66">い</text:span> <text:s text:c="19"/>fuerte</text:p>
          </table:table-cell>
          <table:table-cell table:style-name="Tabla196.D1" office:value-type="string">
            <text:p text:style-name="P101"><text:ruby text:style-name="Ru1"><text:ruby-base><text:span text:style-name="T66">強</text:span></text:ruby-base><text:ruby-text>つよ</text:ruby-text></text:ruby><text:ruby text:style-name="Ru1"><text:ruby-base><text:span text:style-name="T66">気</text:span></text:ruby-base><text:ruby-text>き</text:ruby-text></text:ruby> <text:s text:c="7"/>determinación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87">大</text:p>
          </table:table-cell>
          <table:table-cell table:style-name="Tabla67.A1" office:value-type="string">
            <text:p text:style-name="P93">おお</text:p>
          </table:table-cell>
          <table:table-cell table:style-name="Tabla67.C1" office:value-type="string">
            <text:p text:style-name="P75"><text:ruby text:style-name="Ru1"><text:ruby-base><text:span text:style-name="T79">大</text:span></text:ruby-base><text:ruby-text>おお</text:ruby-text></text:ruby><text:span text:style-name="T79">きい</text:span> <text:s text:c="13"/>grande　</text:p>
          </table:table-cell>
          <table:table-cell table:style-name="Tabla67.D1" office:value-type="string">
            <text:p text:style-name="P75"/>
          </table:table-cell>
        </table:table-row>
        <table:table-row>
          <table:covered-table-cell/>
          <table:table-cell table:style-name="Tabla67.B2" office:value-type="string">
            <text:p text:style-name="P118">ダイ</text:p>
          </table:table-cell>
          <table:table-cell table:style-name="Tabla67.C2" office:value-type="string">
            <text:p text:style-name="P100"><text:ruby text:style-name="Ru1"><text:ruby-base><text:span text:style-name="T79">大</text:span></text:ruby-base><text:ruby-text>だい</text:ruby-text></text:ruby><text:ruby text:style-name="Ru1"><text:ruby-base><text:span text:style-name="T79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7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87">太</text:p>
          </table:table-cell>
          <table:table-cell table:style-name="Tabla340.A1" office:value-type="string">
            <text:p text:style-name="P117">ふと</text:p>
          </table:table-cell>
          <table:table-cell table:style-name="Tabla340.A1" office:value-type="string">
            <text:p text:style-name="P75"><text:ruby text:style-name="Ru1"><text:ruby-base><text:span text:style-name="T79">太</text:span></text:ruby-base><text:ruby-text>ふと</text:ruby-text></text:ruby><text:span text:style-name="T79">い</text:span> <text:s text:c="17"/>grueso</text:p>
          </table:table-cell>
          <table:table-cell table:style-name="Tabla340.D1" office:value-type="string">
            <text:p text:style-name="P101"><text:ruby text:style-name="Ru1"><text:ruby-base><text:span text:style-name="T79">太</text:span></text:ruby-base><text:ruby-text>ふと</text:ruby-text></text:ruby><text:span text:style-name="T79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17">タ</text:p>
          </table:table-cell>
          <table:table-cell table:style-name="Tabla340.B2" office:value-type="string">
            <text:p text:style-name="P75"><text:ruby text:style-name="Ru1"><text:ruby-base><text:span text:style-name="T66">丸</text:span></text:ruby-base><text:ruby-text>まる</text:ruby-text></text:ruby><text:ruby text:style-name="Ru1"><text:ruby-base><text:span text:style-name="T66">太</text:span></text:ruby-base><text:ruby-text>た</text:ruby-text></text:ruby> <text:s text:c="18"/>tronco</text:p>
          </table:table-cell>
          <table:table-cell table:style-name="Tabla340.D2" office:value-type="string">
            <text:p text:style-name="P101"/>
          </table:table-cell>
        </table:table-row>
      </table:table>
      <text:p text:style-name="P17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87">美</text:p>
          </table:table-cell>
          <table:table-cell table:style-name="Tabla396.A1" office:value-type="string">
            <text:p text:style-name="P117">うつく</text:p>
          </table:table-cell>
          <table:table-cell table:style-name="Tabla396.A1" office:value-type="string">
            <text:p text:style-name="P75"><text:ruby text:style-name="Ru1"><text:ruby-base><text:span text:style-name="T79">美</text:span></text:ruby-base><text:ruby-text>うつく</text:ruby-text></text:ruby><text:span text:style-name="T79">しい</text:span> <text:s text:c="7"/>hermoso</text:p>
          </table:table-cell>
          <table:table-cell table:style-name="Tabla396.D1" office:value-type="string">
            <text:p text:style-name="P101"/>
          </table:table-cell>
        </table:table-row>
        <table:table-row>
          <table:covered-table-cell/>
          <table:table-cell table:style-name="Tabla396.B2" office:value-type="string">
            <text:p text:style-name="P117">ビ</text:p>
          </table:table-cell>
          <table:table-cell table:style-name="Tabla396.B2" office:value-type="string">
            <text:p text:style-name="P75"><text:span text:style-name="T66">美じゅつ</text:span> <text:s text:c="13"/>arte</text:p>
          </table:table-cell>
          <table:table-cell table:style-name="Tabla396.D2" office:value-type="string">
            <text:p text:style-name="P101"><text:ruby text:style-name="Ru1"><text:ruby-base><text:span text:style-name="T66">美</text:span></text:ruby-base><text:ruby-text>び</text:ruby-text></text:ruby><text:span text:style-name="T66">じゅつ</text:span><text:ruby text:style-name="Ru1"><text:ruby-base><text:span text:style-name="T66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1">同</text:p>
          </table:table-cell>
          <table:table-cell table:style-name="Tabla238.A1" office:value-type="string">
            <text:p text:style-name="P93">おな</text:p>
          </table:table-cell>
          <table:table-cell table:style-name="Tabla238.C1" office:value-type="string">
            <text:p text:style-name="P75"><text:ruby text:style-name="Ru1"><text:ruby-base><text:span text:style-name="T66">同</text:span></text:ruby-base><text:ruby-text>おな</text:ruby-text></text:ruby><text:span text:style-name="T66">じな</text:span> <text:s text:c="12"/>idéntico</text:p>
          </table:table-cell>
          <table:table-cell table:style-name="Tabla238.D1" office:value-type="string">
            <text:p text:style-name="P75"/>
          </table:table-cell>
        </table:table-row>
        <table:table-row>
          <table:covered-table-cell/>
          <table:table-cell table:style-name="Tabla238.B2" office:value-type="string">
            <text:p text:style-name="P93">ドウ</text:p>
          </table:table-cell>
          <table:table-cell table:style-name="Tabla238.C2" office:value-type="string">
            <text:p text:style-name="P75"><text:ruby text:style-name="Ru1"><text:ruby-base><text:span text:style-name="T66">同</text:span></text:ruby-base><text:ruby-text>どう</text:ruby-text></text:ruby><text:ruby text:style-name="Ru1"><text:ruby-base><text:span text:style-name="T66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75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31">等</text:p>
          </table:table-cell>
          <table:table-cell table:style-name="Tabla380.A1" office:value-type="string">
            <text:p text:style-name="P93">ひと</text:p>
          </table:table-cell>
          <table:table-cell table:style-name="Tabla380.C1" office:value-type="string">
            <text:p text:style-name="P75"><text:ruby text:style-name="Ru1"><text:ruby-base><text:span text:style-name="T66">等</text:span></text:ruby-base><text:ruby-text>ひと</text:ruby-text></text:ruby><text:span text:style-name="T66">しい</text:span> <text:s text:c="16"/>igual</text:p>
          </table:table-cell>
          <table:table-cell table:style-name="Tabla380.D1" office:value-type="string">
            <text:p text:style-name="P75"/>
          </table:table-cell>
        </table:table-row>
        <table:table-row>
          <table:covered-table-cell/>
          <table:table-cell table:style-name="Tabla380.B2" office:value-type="string">
            <text:p text:style-name="P93">トウ</text:p>
          </table:table-cell>
          <table:table-cell table:style-name="Tabla380.C2" office:value-type="string">
            <text:p text:style-name="P75"><text:ruby text:style-name="Ru1"><text:ruby-base><text:span text:style-name="T66">等</text:span></text:ruby-base><text:ruby-text>とう</text:ruby-text></text:ruby><text:ruby text:style-name="Ru1"><text:ruby-base><text:span text:style-name="T66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75"/>
          </table:table-cell>
        </table:table-row>
      </table:table>
      <text:p text:style-name="P17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87">遠</text:p>
          </table:table-cell>
          <table:table-cell table:style-name="Tabla192.A1" office:value-type="string">
            <text:p text:style-name="P117">とお</text:p>
          </table:table-cell>
          <table:table-cell table:style-name="Tabla192.A1" office:value-type="string">
            <text:p text:style-name="P75"><text:ruby text:style-name="Ru1"><text:ruby-base><text:span text:style-name="T66">遠</text:span></text:ruby-base><text:ruby-text>とお</text:ruby-text></text:ruby><text:span text:style-name="T66">い</text:span> <text:s text:c="20"/>lejos</text:p>
          </table:table-cell>
          <table:table-cell table:style-name="Tabla192.D1" office:value-type="string">
            <text:p text:style-name="P101"><text:s text:c="3"/></text:p>
          </table:table-cell>
        </table:table-row>
        <table:table-row>
          <table:covered-table-cell/>
          <table:table-cell table:style-name="Tabla192.B2" office:value-type="string">
            <text:p text:style-name="P118">エン</text:p>
          </table:table-cell>
          <table:table-cell table:style-name="Tabla192.C2" office:value-type="string">
            <text:p text:style-name="P75"><text:ruby text:style-name="Ru1"><text:ruby-base><text:span text:style-name="T66">遠</text:span></text:ruby-base><text:ruby-text>えん</text:ruby-text></text:ruby><text:ruby text:style-name="Ru1"><text:ruby-base><text:span text:style-name="T66">足</text:span></text:ruby-base><text:ruby-text>そく</text:ruby-text></text:ruby><text:span text:style-name="T73"> <text:s text:c="13"/>excursión</text:span></text:p>
          </table:table-cell>
          <table:table-cell table:style-name="Tabla192.D2" office:value-type="string">
            <text:p text:style-name="P75"><text:ruby text:style-name="Ru1"><text:ruby-base><text:span text:style-name="T66">遠</text:span></text:ruby-base><text:ruby-text>えん</text:ruby-text></text:ruby><text:ruby text:style-name="Ru1"><text:ruby-base><text:span text:style-name="T66">近</text:span></text:ruby-base><text:ruby-text>きん</text:ruby-text></text:ruby><text:span text:style-name="T73"> <text:s text:c="15"/>distancia</text:span></text:p>
          </table:table-cell>
        </table:table-row>
      </table:table>
      <text:p text:style-name="P75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87">軽</text:p>
          </table:table-cell>
          <table:table-cell table:style-name="Tabla314.A1" office:value-type="string">
            <text:p text:style-name="P117">かる</text:p>
          </table:table-cell>
          <table:table-cell table:style-name="Tabla314.A1" office:value-type="string">
            <text:p text:style-name="P75"><text:ruby text:style-name="Ru1"><text:ruby-base><text:span text:style-name="T79">軽</text:span></text:ruby-base><text:ruby-text>かる</text:ruby-text></text:ruby><text:span text:style-name="T79">い</text:span> <text:s text:c="19"/>ligero</text:p>
          </table:table-cell>
          <table:table-cell table:style-name="Tabla314.D1" office:value-type="string">
            <text:p text:style-name="P101"/>
          </table:table-cell>
        </table:table-row>
        <table:table-row>
          <table:covered-table-cell/>
          <table:table-cell table:style-name="Tabla314.A1" office:value-type="string">
            <text:p text:style-name="P117">がる</text:p>
          </table:table-cell>
          <table:table-cell table:style-name="Tabla314.C2" office:value-type="string">
            <text:p text:style-name="P75"><text:ruby text:style-name="Ru1"><text:ruby-base><text:span text:style-name="T66">気</text:span></text:ruby-base><text:ruby-text>き</text:ruby-text></text:ruby><text:ruby text:style-name="Ru1"><text:ruby-base><text:span text:style-name="T66">軽</text:span></text:ruby-base><text:ruby-text>がる</text:ruby-text></text:ruby><text:span text:style-name="T66">な</text:span> <text:s/>sin problemas</text:p>
          </table:table-cell>
          <table:table-cell table:style-name="Tabla314.D2" office:value-type="string">
            <text:p text:style-name="P101"><text:ruby text:style-name="Ru1"><text:ruby-base><text:span text:style-name="T79">手</text:span></text:ruby-base><text:ruby-text>て</text:ruby-text></text:ruby><text:ruby text:style-name="Ru1"><text:ruby-base><text:span text:style-name="T79">軽</text:span></text:ruby-base><text:ruby-text>がる</text:ruby-text></text:ruby><text:span text:style-name="T79">な</text:span> <text:s text:c="15"/>simple</text:p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87">悪</text:p>
          </table:table-cell>
          <table:table-cell table:style-name="Tabla159.A1" office:value-type="string">
            <text:p text:style-name="P117">わる</text:p>
          </table:table-cell>
          <table:table-cell table:style-name="Tabla159.A1" office:value-type="string">
            <text:p text:style-name="P75"><text:ruby text:style-name="Ru1"><text:ruby-base><text:span text:style-name="T66">悪</text:span></text:ruby-base><text:ruby-text>わる</text:ruby-text></text:ruby><text:span text:style-name="T66">い</text:span> <text:s text:c="20"/>malo</text:p>
          </table:table-cell>
          <table:table-cell table:style-name="Tabla159.D1" office:value-type="string">
            <text:p text:style-name="P101"><text:s text:c="5"/></text:p>
          </table:table-cell>
        </table:table-row>
        <table:table-row>
          <table:covered-table-cell/>
          <table:table-cell table:style-name="Tabla159.B2" office:value-type="string">
            <text:p text:style-name="P118">アク</text:p>
          </table:table-cell>
          <table:table-cell table:style-name="Tabla159.C2" office:value-type="string">
            <text:p text:style-name="P107"><text:ruby text:style-name="Ru1"><text:ruby-base><text:span text:style-name="T66">悪</text:span></text:ruby-base><text:ruby-text>あく</text:ruby-text></text:ruby><text:ruby text:style-name="Ru1"><text:ruby-base><text:span text:style-name="T66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29">　 <text:s text:c="5"/></text:p>
          </table:table-cell>
        </table:table-row>
      </table:table>
      <text:p text:style-name="P17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87">多</text:p>
          </table:table-cell>
          <table:table-cell table:style-name="Tabla220.A1" office:value-type="string">
            <text:p text:style-name="P117">おお</text:p>
          </table:table-cell>
          <table:table-cell table:style-name="Tabla220.A1" office:value-type="string">
            <text:p text:style-name="P101"><text:ruby text:style-name="Ru1"><text:ruby-base><text:span text:style-name="T14">多</text:span></text:ruby-base><text:ruby-text>おお</text:ruby-text></text:ruby><text:span text:style-name="T14">い</text:span> <text:s text:c="17"/>mucho</text:p>
          </table:table-cell>
          <table:table-cell table:style-name="Tabla220.D1" office:value-type="string">
            <text:p text:style-name="P138"><text:s text:c="5"/></text:p>
          </table:table-cell>
        </table:table-row>
        <table:table-row>
          <table:covered-table-cell/>
          <table:table-cell table:style-name="Tabla220.B2" office:value-type="string">
            <text:p text:style-name="P118">タ</text:p>
          </table:table-cell>
          <table:table-cell table:style-name="Tabla220.C2" office:value-type="string">
            <text:p text:style-name="P125"><text:ruby text:style-name="Ru1"><text:ruby-base>多</text:ruby-base><text:ruby-text>た</text:ruby-text></text:ruby><text:ruby text:style-name="Ru1"><text:ruby-base>分</text:ruby-base><text:ruby-text>ぶん</text:ruby-text></text:ruby><text:span text:style-name="T70"> <text:s text:c="4"/>probablemente</text:span></text:p>
          </table:table-cell>
          <table:table-cell table:style-name="Tabla220.D2" office:value-type="string">
            <text:p text:style-name="P129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2">más o menos</text:span></text:p>
          </table:table-cell>
        </table:table-row>
      </table:table>
      <text:p text:style-name="P17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87">新</text:p>
          </table:table-cell>
          <table:table-cell table:style-name="Tabla218.A1" office:value-type="string">
            <text:p text:style-name="P117">あたら</text:p>
          </table:table-cell>
          <table:table-cell table:style-name="Tabla218.A1" office:value-type="string">
            <text:p text:style-name="P75"><text:ruby text:style-name="Ru1"><text:ruby-base><text:span text:style-name="T66">新</text:span></text:ruby-base><text:ruby-text>あたら</text:ruby-text></text:ruby><text:span text:style-name="T66">しい</text:span> <text:s text:c="12"/>nuevo</text:p>
          </table:table-cell>
          <table:table-cell table:style-name="Tabla218.D1" office:value-type="string">
            <text:p text:style-name="P101"><text:s text:c="5"/></text:p>
          </table:table-cell>
        </table:table-row>
        <table:table-row>
          <table:covered-table-cell/>
          <table:table-cell table:style-name="Tabla218.B2" office:value-type="string">
            <text:p text:style-name="P118">シン</text:p>
          </table:table-cell>
          <table:table-cell table:style-name="Tabla218.C2" office:value-type="string">
            <text:p text:style-name="P107"><text:ruby text:style-name="Ru1"><text:ruby-base><text:span text:style-name="T66">新</text:span></text:ruby-base><text:ruby-text>しん</text:ruby-text></text:ruby><text:ruby text:style-name="Ru1"><text:ruby-base><text:span text:style-name="T66">年</text:span></text:ruby-base><text:ruby-text>ねん</text:ruby-text></text:ruby> <text:s text:c="11"/>año nuevo</text:p>
          </table:table-cell>
          <table:table-cell table:style-name="Tabla218.D2" office:value-type="string">
            <text:p text:style-name="P129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9"/><text:span text:style-name="T32">coche nuevo</text:span></text:p>
          </table:table-cell>
        </table:table-row>
      </table:table>
      <text:p text:style-name="P1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88">小</text:p>
          </table:table-cell>
          <table:table-cell table:style-name="Tabla66.A1" office:value-type="string">
            <text:p text:style-name="P93">ちい</text:p>
          </table:table-cell>
          <table:table-cell table:style-name="Tabla66.C1" office:value-type="string">
            <text:p text:style-name="P75"><text:ruby text:style-name="Ru1"><text:ruby-base><text:span text:style-name="T79">小</text:span></text:ruby-base><text:ruby-text>ちい</text:ruby-text></text:ruby><text:span text:style-name="T79">さい</text:span> <text:s text:c="10"/>pequeño</text:p>
          </table:table-cell>
          <table:table-cell table:style-name="Tabla66.D1" office:value-type="string">
            <text:p text:style-name="P75"/>
          </table:table-cell>
        </table:table-row>
        <table:table-row>
          <table:covered-table-cell/>
          <table:table-cell table:style-name="Tabla66.B2" office:value-type="string">
            <text:p text:style-name="P134">こ</text:p>
          </table:table-cell>
          <table:table-cell table:style-name="Tabla66.C2" office:value-type="string">
            <text:p text:style-name="P137"><text:ruby text:style-name="Ru1"><text:ruby-base><text:span text:style-name="T79">小</text:span></text:ruby-base><text:ruby-text>こ</text:ruby-text></text:ruby><text:ruby text:style-name="Ru1"><text:ruby-base><text:span text:style-name="T79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75"><text:ruby text:style-name="Ru1"><text:ruby-base><text:span text:style-name="T13">小</text:span></text:ruby-base><text:ruby-text>こ</text:ruby-text></text:ruby><text:ruby text:style-name="Ru1"><text:ruby-base><text:span text:style-name="T79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34">ショウ</text:p>
          </table:table-cell>
          <table:table-cell table:style-name="Tabla66.C2" office:value-type="string">
            <text:p text:style-name="P137"><text:ruby text:style-name="Ru1"><text:ruby-base><text:span text:style-name="T79">小</text:span></text:ruby-base><text:ruby-text>しょう</text:ruby-text></text:ruby><text:ruby text:style-name="Ru1"><text:ruby-base><text:span text:style-name="T79">学</text:span></text:ruby-base><text:ruby-text>がく</text:ruby-text></text:ruby><text:ruby text:style-name="Ru1"><text:ruby-base><text:span text:style-name="T79">生</text:span></text:ruby-base><text:ruby-text>せい</text:ruby-text></text:ruby><text:span text:style-name="T73"> <text:s text:c="9"/>primaria</text:span></text:p>
          </table:table-cell>
          <table:table-cell table:style-name="Tabla66.D2" office:value-type="string">
            <text:p text:style-name="P17"/>
          </table:table-cell>
        </table:table-row>
      </table:table>
      <text:p text:style-name="P75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87">重</text:p>
          </table:table-cell>
          <table:table-cell table:style-name="Tabla279.A1" office:value-type="string">
            <text:p text:style-name="P117">おも</text:p>
          </table:table-cell>
          <table:table-cell table:style-name="Tabla279.A1" office:value-type="string">
            <text:p text:style-name="P75"><text:ruby text:style-name="Ru1"><text:ruby-base><text:span text:style-name="T79">重</text:span></text:ruby-base><text:ruby-text>おも</text:ruby-text></text:ruby><text:span text:style-name="T79">い</text:span> <text:s text:c="16"/>pesado</text:p>
          </table:table-cell>
          <table:table-cell table:style-name="Tabla279.D1" office:value-type="string">
            <text:p text:style-name="P101"/>
          </table:table-cell>
        </table:table-row>
        <table:table-row>
          <table:covered-table-cell/>
          <table:table-cell table:style-name="Tabla279.B2" office:value-type="string">
            <text:p text:style-name="P117">かさ</text:p>
          </table:table-cell>
          <table:table-cell table:style-name="Tabla279.B2" office:value-type="string">
            <text:p text:style-name="P75"><text:ruby text:style-name="Ru1"><text:ruby-base><text:span text:style-name="T66">重</text:span></text:ruby-base><text:ruby-text>かさ</text:ruby-text></text:ruby><text:span text:style-name="T66">ねる</text:span> <text:s text:c="13"/>repetir</text:p>
          </table:table-cell>
          <table:table-cell table:style-name="Tabla279.D2" office:value-type="string">
            <text:p text:style-name="P101"><text:span text:style-name="T79">つみ</text:span><text:ruby text:style-name="Ru1"><text:ruby-base><text:span text:style-name="T66">重</text:span></text:ruby-base><text:ruby-text>かさ</text:ruby-text></text:ruby><text:span text:style-name="T79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17">ジュウ</text:p>
          </table:table-cell>
          <table:table-cell table:style-name="Tabla279.B2" office:value-type="string">
            <text:p text:style-name="P75"><text:ruby text:style-name="Ru1"><text:ruby-base><text:span text:style-name="T66">体</text:span></text:ruby-base><text:ruby-text>たい</text:ruby-text></text:ruby><text:ruby text:style-name="Ru1"><text:ruby-base><text:span text:style-name="T66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101"/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87">少</text:p>
          </table:table-cell>
          <table:table-cell table:style-name="Tabla221.A1" office:value-type="string">
            <text:p text:style-name="P117">すこ</text:p>
          </table:table-cell>
          <table:table-cell table:style-name="Tabla221.A1" office:value-type="string">
            <text:p text:style-name="P75"><text:ruby text:style-name="Ru1"><text:ruby-base><text:span text:style-name="T79">少</text:span></text:ruby-base><text:ruby-text>すこ</text:ruby-text></text:ruby><text:span text:style-name="T79">しい</text:span> <text:s text:c="16"/>poco</text:p>
          </table:table-cell>
          <table:table-cell table:style-name="Tabla221.D1" office:value-type="string">
            <text:p text:style-name="P101"><text:s text:c="5"/></text:p>
          </table:table-cell>
        </table:table-row>
        <table:table-row>
          <table:covered-table-cell/>
          <table:table-cell table:style-name="Tabla221.B2" office:value-type="string">
            <text:p text:style-name="P117">すく</text:p>
          </table:table-cell>
          <table:table-cell table:style-name="Tabla221.B2" office:value-type="string">
            <text:p text:style-name="P75"><text:ruby text:style-name="Ru1"><text:ruby-base><text:span text:style-name="T79">少</text:span></text:ruby-base><text:ruby-text>すく</text:ruby-text></text:ruby><text:span text:style-name="T79">ない</text:span> <text:s text:c="12"/>escaso</text:p>
          </table:table-cell>
          <table:table-cell table:style-name="Tabla221.D2" office:value-type="string">
            <text:p text:style-name="P101"/>
          </table:table-cell>
        </table:table-row>
        <table:table-row>
          <table:covered-table-cell/>
          <table:table-cell table:style-name="Tabla221.B2" office:value-type="string">
            <text:p text:style-name="P118">ショウ</text:p>
          </table:table-cell>
          <table:table-cell table:style-name="Tabla221.C3" office:value-type="string">
            <text:p text:style-name="P107"><text:ruby text:style-name="Ru1"><text:ruby-base><text:span text:style-name="T79">少</text:span></text:ruby-base><text:ruby-text>しょう</text:ruby-text></text:ruby><text:ruby text:style-name="Ru1"><text:ruby-base><text:span text:style-name="T79">年</text:span></text:ruby-base><text:ruby-text>ねん</text:ruby-text></text:ruby> <text:s text:c="17"/>joven</text:p>
          </table:table-cell>
          <table:table-cell table:style-name="Tabla221.D3" office:value-type="string">
            <text:p text:style-name="P107"><text:ruby text:style-name="Ru1"><text:ruby-base><text:span text:style-name="T79">少</text:span></text:ruby-base><text:ruby-text>しょう</text:ruby-text></text:ruby><text:ruby text:style-name="Ru1"><text:ruby-base><text:span text:style-name="T79">々</text:span></text:ruby-base><text:ruby-text>しょう</text:ruby-text></text:ruby><text:span text:style-name="T73"> <text:s text:c="5"/>un momento</text:span></text:p>
          </table:table-cell>
        </table:table-row>
      </table:table>
      <text:p text:style-name="P1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87">主</text:p>
          </table:table-cell>
          <table:table-cell table:style-name="Tabla271.A1" office:value-type="string">
            <text:p text:style-name="P93">おも</text:p>
          </table:table-cell>
          <table:table-cell table:style-name="Tabla271.A1" office:value-type="string">
            <text:p text:style-name="P75"><text:ruby text:style-name="Ru1"><text:ruby-base><text:span text:style-name="T66">主</text:span></text:ruby-base><text:ruby-text>おも</text:ruby-text></text:ruby><text:span text:style-name="T66">な</text:span> <text:s text:c="15"/>principal</text:p>
          </table:table-cell>
          <table:table-cell table:style-name="Tabla271.D1" office:value-type="string">
            <text:p text:style-name="P75"/>
          </table:table-cell>
        </table:table-row>
        <table:table-row>
          <table:covered-table-cell/>
          <table:table-cell table:style-name="Tabla271.B2" office:value-type="string">
            <text:p text:style-name="P93">シュ</text:p>
          </table:table-cell>
          <table:table-cell table:style-name="Tabla271.B2" office:value-type="string">
            <text:p text:style-name="P75"><text:ruby text:style-name="Ru1"><text:ruby-base><text:span text:style-name="T66">主</text:span></text:ruby-base><text:ruby-text>しゅ</text:ruby-text></text:ruby><text:ruby text:style-name="Ru1"><text:ruby-base><text:span text:style-name="T66">人</text:span></text:ruby-base><text:ruby-text>じん</text:ruby-text></text:ruby><text:ruby text:style-name="Ru1"><text:ruby-base><text:span text:style-name="T66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75"/>
          </table:table-cell>
        </table:table-row>
      </table:table>
      <text:p text:style-name="P17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87">深</text:p>
          </table:table-cell>
          <table:table-cell table:style-name="Tabla305.A1" office:value-type="string">
            <text:p text:style-name="P117">ふか</text:p>
          </table:table-cell>
          <table:table-cell table:style-name="Tabla305.A1" office:value-type="string">
            <text:p text:style-name="P75"><text:ruby text:style-name="Ru1"><text:ruby-base><text:span text:style-name="T66">深</text:span></text:ruby-base><text:ruby-text>ふか</text:ruby-text></text:ruby><text:span text:style-name="T66">い</text:span> <text:s text:c="14"/>profundo</text:p>
          </table:table-cell>
          <table:table-cell table:style-name="Tabla305.D1" office:value-type="string">
            <text:p text:style-name="P101"><text:s text:c="3"/></text:p>
          </table:table-cell>
        </table:table-row>
        <table:table-row>
          <table:covered-table-cell/>
          <table:table-cell table:style-name="Tabla305.B2" office:value-type="string">
            <text:p text:style-name="P118">シン</text:p>
          </table:table-cell>
          <table:table-cell table:style-name="Tabla305.C2" office:value-type="string">
            <text:p text:style-name="P75"><text:ruby text:style-name="Ru1"><text:ruby-base><text:span text:style-name="T66">深</text:span></text:ruby-base><text:ruby-text>しん</text:ruby-text></text:ruby><text:ruby text:style-name="Ru1"><text:ruby-base><text:span text:style-name="T66">海</text:span></text:ruby-base><text:ruby-text>かい</text:ruby-text></text:ruby><text:span text:style-name="T66"> <text:s/></text:span><text:s text:c="3"/></text:p>
            <text:p text:style-name="P75"><text:s/>profundidades marinas</text:p>
          </table:table-cell>
          <table:table-cell table:style-name="Tabla305.D2" office:value-type="string">
            <text:p text:style-name="P75"><text:ruby text:style-name="Ru1"><text:ruby-base><text:span text:style-name="T66">深</text:span></text:ruby-base><text:ruby-text>しん</text:ruby-text></text:ruby><text:ruby text:style-name="Ru1"><text:ruby-base><text:span text:style-name="T66">夜</text:span></text:ruby-base><text:ruby-text>や</text:ruby-text></text:ruby><text:span text:style-name="T66"> <text:s/></text:span><text:s/>noche avanzada</text:p>
          </table:table-cell>
        </table:table-row>
      </table:table>
      <text:p text:style-name="P1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87">速</text:p>
          </table:table-cell>
          <table:table-cell table:style-name="Tabla228.A1" office:value-type="string">
            <text:p text:style-name="P117">はや</text:p>
          </table:table-cell>
          <table:table-cell table:style-name="Tabla228.A1" office:value-type="string">
            <text:p text:style-name="P75"><text:ruby text:style-name="Ru1"><text:ruby-base><text:span text:style-name="T79">速</text:span></text:ruby-base><text:ruby-text>はや</text:ruby-text></text:ruby><text:span text:style-name="T79">い</text:span><text:span text:style-name="T73"> <text:s text:c="18"/>rápido</text:span></text:p>
          </table:table-cell>
          <table:table-cell table:style-name="Tabla228.D1" office:value-type="string">
            <text:p text:style-name="P101"/>
          </table:table-cell>
        </table:table-row>
        <table:table-row>
          <table:covered-table-cell/>
          <table:table-cell table:style-name="Tabla228.B2" office:value-type="string">
            <text:p text:style-name="P117">ソク</text:p>
          </table:table-cell>
          <table:table-cell table:style-name="Tabla228.B2" office:value-type="string">
            <text:p text:style-name="P75"><text:ruby text:style-name="Ru1"><text:ruby-base><text:span text:style-name="T86">早</text:span></text:ruby-base><text:ruby-text>さっ</text:ruby-text></text:ruby><text:ruby text:style-name="Ru1"><text:ruby-base><text:span text:style-name="T66">速</text:span></text:ruby-base><text:ruby-text>そく</text:ruby-text></text:ruby><text:span text:style-name="T73"> <text:s text:c="2"/>inmediatamente</text:span></text:p>
          </table:table-cell>
          <table:table-cell table:style-name="Tabla228.D2" office:value-type="string">
            <text:p text:style-name="P101"/>
          </table:table-cell>
        </table:table-row>
      </table:table>
      <text:p text:style-name="P18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2" office:value-type="string">
            <text:p text:style-name="P87">面</text:p>
          </table:table-cell>
          <table:table-cell table:style-name="Tabla415.A1" office:value-type="string">
            <text:p text:style-name="P117">ジ</text:p>
          </table:table-cell>
          <table:table-cell table:style-name="Tabla415.A1" office:value-type="string">
            <text:p text:style-name="P75"><text:ruby text:style-name="Ru1"><text:ruby-base><text:span text:style-name="T79">真</text:span></text:ruby-base><text:ruby-text>ま</text:ruby-text></text:ruby><text:ruby text:style-name="Ru1"><text:ruby-base><text:span text:style-name="T79">面</text:span></text:ruby-base><text:ruby-text>じ</text:ruby-text></text:ruby><text:ruby text:style-name="Ru1"><text:ruby-base><text:span text:style-name="T79">目</text:span></text:ruby-base><text:ruby-text>め</text:ruby-text></text:ruby><text:span text:style-name="T79">な</text:span> <text:s text:c="18"/></text:p>
            <text:p text:style-name="P75"><text:s text:c="18"/>serio, formal</text:p>
          </table:table-cell>
          <table:table-cell table:style-name="Tabla415.D1" office:value-type="string">
            <text:p text:style-name="P101"/>
          </table:table-cell>
        </table:table-row>
        <table:table-row>
          <table:covered-table-cell/>
          <table:table-cell table:style-name="Tabla415.B2" office:value-type="string">
            <text:p text:style-name="P117">メン</text:p>
          </table:table-cell>
          <table:table-cell table:style-name="Tabla415.B2" office:value-type="string">
            <text:p text:style-name="P101"><text:ruby text:style-name="Ru1"><text:ruby-base><text:span text:style-name="T79">面</text:span></text:ruby-base><text:ruby-text>めん</text:ruby-text></text:ruby><text:ruby text:style-name="Ru1"><text:ruby-base><text:span text:style-name="T79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101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87">温</text:p>
          </table:table-cell>
          <table:table-cell table:style-name="Tabla262.A1" office:value-type="string">
            <text:p text:style-name="P117">あたた</text:p>
          </table:table-cell>
          <table:table-cell table:style-name="Tabla262.A1" office:value-type="string">
            <text:p text:style-name="P75"><text:ruby text:style-name="Ru1"><text:ruby-base><text:span text:style-name="T79">温</text:span></text:ruby-base><text:ruby-text>あたた</text:ruby-text></text:ruby><text:span text:style-name="T79">かい</text:span><text:span text:style-name="T73"> <text:s text:c="7"/>templado</text:span></text:p>
          </table:table-cell>
          <table:table-cell table:style-name="Tabla262.D1" office:value-type="string">
            <text:p text:style-name="P101"/>
          </table:table-cell>
        </table:table-row>
        <table:table-row>
          <table:covered-table-cell/>
          <table:table-cell table:style-name="Tabla262.B2" office:value-type="string">
            <text:p text:style-name="P117">オン</text:p>
          </table:table-cell>
          <table:table-cell table:style-name="Tabla262.B2" office:value-type="string">
            <text:p text:style-name="P75"><text:ruby text:style-name="Ru1"><text:ruby-base><text:span text:style-name="T66">体</text:span></text:ruby-base><text:ruby-text>たい</text:ruby-text></text:ruby><text:ruby text:style-name="Ru1"><text:ruby-base><text:span text:style-name="T66">温</text:span></text:ruby-base><text:ruby-text>おん</text:ruby-text></text:ruby><text:span text:style-name="T73"> </text:span></text:p>
            <text:p text:style-name="P75"><text:s text:c="4"/>temperatura corporal</text:p>
          </table:table-cell>
          <table:table-cell table:style-name="Tabla262.D2" office:value-type="string">
            <text:p text:style-name="P101"/>
          </table:table-cell>
        </table:table-row>
      </table:table>
      <text:p text:style-name="P75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87">悲</text:p>
          </table:table-cell>
          <table:table-cell table:style-name="Tabla395.A1" office:value-type="string">
            <text:p text:style-name="P117">かな</text:p>
          </table:table-cell>
          <table:table-cell table:style-name="Tabla395.A1" office:value-type="string">
            <text:p text:style-name="P75"><text:ruby text:style-name="Ru1"><text:ruby-base><text:span text:style-name="T79">悲</text:span></text:ruby-base><text:ruby-text>かな</text:ruby-text></text:ruby><text:span text:style-name="T79">しい</text:span> <text:s text:c="16"/>triste</text:p>
          </table:table-cell>
          <table:table-cell table:style-name="Tabla395.D1" office:value-type="string">
            <text:p text:style-name="P101"><text:ruby text:style-name="Ru1"><text:ruby-base><text:span text:style-name="T79">悲</text:span></text:ruby-base><text:ruby-text>かな</text:ruby-text></text:ruby><text:span text:style-name="T79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17">ヒ</text:p>
          </table:table-cell>
          <table:table-cell table:style-name="Tabla395.B2" office:value-type="string">
            <text:p text:style-name="P75"><text:ruby text:style-name="Ru1"><text:ruby-base><text:span text:style-name="T66">悲</text:span></text:ruby-base><text:ruby-text>ひ</text:ruby-text></text:ruby><text:ruby text:style-name="Ru1"><text:ruby-base><text:span text:style-name="T66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101"/>
          </table:table-cell>
        </table:table-row>
      </table:table>
      <text:p text:style-name="P75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87">長</text:p>
          </table:table-cell>
          <table:table-cell table:style-name="Tabla222.A1" office:value-type="string">
            <text:p text:style-name="P117">なが</text:p>
          </table:table-cell>
          <table:table-cell table:style-name="Tabla222.A1" office:value-type="string">
            <text:p text:style-name="P75"><text:ruby text:style-name="Ru1"><text:ruby-base><text:span text:style-name="T79">長</text:span></text:ruby-base><text:ruby-text>なが</text:ruby-text></text:ruby><text:span text:style-name="T79">い</text:span> <text:s text:c="20"/>largo</text:p>
          </table:table-cell>
          <table:table-cell table:style-name="Tabla222.D1" office:value-type="string">
            <text:p text:style-name="P101"><text:s text:c="5"/></text:p>
          </table:table-cell>
        </table:table-row>
        <table:table-row>
          <table:covered-table-cell/>
          <table:table-cell table:style-name="Tabla222.B2" office:value-type="string">
            <text:p text:style-name="P118">チョウ</text:p>
          </table:table-cell>
          <table:table-cell table:style-name="Tabla222.C2" office:value-type="string">
            <text:p text:style-name="P107"><text:ruby text:style-name="Ru1"><text:ruby-base><text:span text:style-name="T79">社</text:span></text:ruby-base><text:ruby-text>しゃ</text:ruby-text></text:ruby><text:ruby text:style-name="Ru1"><text:ruby-base><text:span text:style-name="T79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29"><text:ruby text:style-name="Ru1"><text:ruby-base><text:span text:style-name="T16">市</text:span></text:ruby-base><text:ruby-text>し</text:ruby-text></text:ruby><text:ruby text:style-name="Ru1"><text:ruby-base><text:span text:style-name="T16">長</text:span></text:ruby-base><text:ruby-text>ちょう</text:ruby-text></text:ruby><text:span text:style-name="T18"> <text:s text:c="16"/>alcalde</text:span><text:span text:style-name="T7"> </text:span><text:s/></text:p>
          </table:table-cell>
        </table:table-row>
      </table:table>
      <text:p text:style-name="P17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0">円</text:p>
          </table:table-cell>
          <table:table-cell table:style-name="Tabla63.A1" office:value-type="string">
            <text:p text:style-name="P93">まる</text:p>
          </table:table-cell>
          <table:table-cell table:style-name="Tabla63.C1" office:value-type="string">
            <text:p text:style-name="P75"><text:ruby text:style-name="Ru1"><text:ruby-base><text:span text:style-name="T66">円</text:span></text:ruby-base><text:ruby-text>まる</text:ruby-text></text:ruby><text:span text:style-name="T66">い</text:span> <text:s text:c="15"/>redondo</text:p>
          </table:table-cell>
          <table:table-cell table:style-name="Tabla63.D1" office:value-type="string">
            <text:p text:style-name="P75"/>
          </table:table-cell>
        </table:table-row>
        <table:table-row>
          <table:covered-table-cell/>
          <table:table-cell table:style-name="Tabla63.B2" office:value-type="string">
            <text:p text:style-name="P93">エン</text:p>
          </table:table-cell>
          <table:table-cell table:style-name="Tabla63.C2" office:value-type="string">
            <text:p text:style-name="P75"><text:ruby text:style-name="Ru1"><text:ruby-base><text:span text:style-name="T66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75"/>
          </table:table-cell>
        </table:table-row>
      </table:table>
      <text:p text:style-name="P17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87">暗</text:p>
          </table:table-cell>
          <table:table-cell table:style-name="Tabla243.A1" office:value-type="string">
            <text:p text:style-name="P117">くら</text:p>
          </table:table-cell>
          <table:table-cell table:style-name="Tabla243.A1" office:value-type="string">
            <text:p text:style-name="P75"><text:ruby text:style-name="Ru1"><text:ruby-base><text:span text:style-name="T66">暗</text:span></text:ruby-base><text:ruby-text>くら</text:ruby-text></text:ruby><text:span text:style-name="T66">い</text:span> <text:s text:c="17"/>oscuro</text:p>
          </table:table-cell>
          <table:table-cell table:style-name="Tabla243.D1" office:value-type="string">
            <text:p text:style-name="P101"><text:s text:c="5"/></text:p>
          </table:table-cell>
        </table:table-row>
        <table:table-row>
          <table:covered-table-cell/>
          <table:table-cell table:style-name="Tabla243.B2" office:value-type="string">
            <text:p text:style-name="P118">アン</text:p>
          </table:table-cell>
          <table:table-cell table:style-name="Tabla243.C2" office:value-type="string">
            <text:p text:style-name="P107"/>
          </table:table-cell>
          <table:table-cell table:style-name="Tabla243.D2" office:value-type="string">
            <text:p text:style-name="P129">　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1">正</text:p>
            </table:table-cell>
            <table:table-cell table:style-name="Tabla27.A1" office:value-type="string">
              <text:p text:style-name="P93">ただ</text:p>
            </table:table-cell>
            <table:table-cell table:style-name="Tabla27.A1" office:value-type="string">
              <text:p text:style-name="P75"><text:ruby text:style-name="Ru1"><text:ruby-base><text:span text:style-name="T66">正</text:span></text:ruby-base><text:ruby-text>ただ</text:ruby-text></text:ruby><text:span text:style-name="T66">しい</text:span> <text:s text:c="12"/>correcto</text:p>
            </table:table-cell>
            <table:table-cell table:style-name="Tabla27.D1" office:value-type="string">
              <text:p text:style-name="P140"><text:ruby text:style-name="Ru1"><text:ruby-base><text:span text:style-name="T66">正</text:span></text:ruby-base><text:ruby-text>ただ</text:ruby-text></text:ruby><text:span text:style-name="T66">す</text:span> <text:s text:c="17"/>corregir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93">ショウ</text:p>
          </table:table-cell>
          <table:table-cell table:style-name="Tabla27.C2" office:value-type="string">
            <text:p text:style-name="P75"><text:ruby text:style-name="Ru1"><text:ruby-base><text:span text:style-name="T66">正</text:span></text:ruby-base><text:ruby-text>しょう</text:ruby-text></text:ruby><text:ruby text:style-name="Ru1"><text:ruby-base><text:span text:style-name="T66">月</text:span></text:ruby-base><text:ruby-text>がつ</text:ruby-text></text:ruby>　 <text:s text:c="6"/>año nuevo</text:p>
          </table:table-cell>
          <table:table-cell table:style-name="Tabla27.D2" office:value-type="string">
            <text:p text:style-name="P75"><text:ruby text:style-name="Ru1"><text:ruby-base><text:span text:style-name="T66">正</text:span></text:ruby-base><text:ruby-text>しょう</text:ruby-text></text:ruby><text:ruby text:style-name="Ru1"><text:ruby-base><text:span text:style-name="T89">直</text:span></text:ruby-base><text:ruby-text>じき</text:ruby-text></text:ruby> <text:s text:c="14"/>honesto</text:p>
          </table:table-cell>
        </table:table-row>
        <table:table-row>
          <table:covered-table-cell/>
          <table:table-cell table:style-name="Tabla27.B2" office:value-type="string">
            <text:p text:style-name="P93">セイ</text:p>
          </table:table-cell>
          <table:table-cell table:style-name="Tabla27.C2" office:value-type="string">
            <text:p text:style-name="P101"><text:ruby text:style-name="Ru1"><text:ruby-base><text:span text:style-name="T9">正</text:span></text:ruby-base><text:ruby-text>せい</text:ruby-text></text:ruby><text:ruby text:style-name="Ru1"><text:ruby-base><text:span text:style-name="T66">門</text:span></text:ruby-base><text:ruby-text>もん</text:ruby-text></text:ruby> <text:s text:c="4"/>puerta principal</text:p>
          </table:table-cell>
          <table:table-cell table:style-name="Tabla27.D2" office:value-type="string">
            <text:p text:style-name="P75"/>
          </table:table-cell>
        </table:table-row>
      </table:table>
      <text:p text:style-name="P1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1">早</text:p>
          </table:table-cell>
          <table:table-cell table:style-name="Tabla84.A1" office:value-type="string">
            <text:p text:style-name="P93">はや</text:p>
          </table:table-cell>
          <table:table-cell table:style-name="Tabla84.C1" office:value-type="string">
            <text:p text:style-name="P75"><text:ruby text:style-name="Ru1"><text:ruby-base><text:span text:style-name="T66">早</text:span></text:ruby-base><text:ruby-text>はや</text:ruby-text></text:ruby><text:span text:style-name="T66">い</text:span> <text:s text:c="13"/>temprano</text:p>
          </table:table-cell>
          <table:table-cell table:style-name="Tabla84.D1" office:value-type="string">
            <text:p text:style-name="P75"><text:ruby text:style-name="Ru1"><text:ruby-base><text:span text:style-name="T66">早</text:span></text:ruby-base><text:ruby-text>はや</text:ruby-text></text:ruby><text:ruby text:style-name="Ru1"><text:ruby-base><text:span text:style-name="T66">起</text:span></text:ruby-base><text:ruby-text>お</text:ruby-text></text:ruby><text:span text:style-name="T66">き</text:span> <text:s text:c="10"/>madrugar</text:p>
          </table:table-cell>
        </table:table-row>
        <table:table-row>
          <table:covered-table-cell/>
          <table:table-cell table:style-name="Tabla84.B2" office:value-type="string">
            <text:p text:style-name="P93">ソウ</text:p>
          </table:table-cell>
          <table:table-cell table:style-name="Tabla84.C2" office:value-type="string">
            <text:p text:style-name="P75"><text:ruby text:style-name="Ru1"><text:ruby-base><text:span text:style-name="T66">早</text:span></text:ruby-base><text:ruby-text>そう</text:ruby-text></text:ruby><text:ruby text:style-name="Ru1"><text:ruby-base><text:span text:style-name="T66">朝</text:span></text:ruby-base><text:ruby-text>ちょう</text:ruby-text></text:ruby> <text:s text:c="8"/>madrugada</text:p>
          </table:table-cell>
          <table:table-cell table:style-name="Tabla84.D2" office:value-type="string">
            <text:p text:style-name="P75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87">古</text:p>
          </table:table-cell>
          <table:table-cell table:style-name="Tabla219.A1" office:value-type="string">
            <text:p text:style-name="P117">ふる</text:p>
          </table:table-cell>
          <table:table-cell table:style-name="Tabla219.A1" office:value-type="string">
            <text:p text:style-name="P75"><text:ruby text:style-name="Ru1"><text:ruby-base><text:span text:style-name="T66">古</text:span></text:ruby-base><text:ruby-text>ふる</text:ruby-text></text:ruby><text:span text:style-name="T66">い</text:span> <text:s text:c="20"/>viejo</text:p>
          </table:table-cell>
          <table:table-cell table:style-name="Tabla219.D1" office:value-type="string">
            <text:p text:style-name="P101"><text:s text:c="5"/></text:p>
          </table:table-cell>
        </table:table-row>
      </table:table>
      <text:p text:style-name="P2"/>
      <text:p text:style-name="P5"/>
      <text:p text:style-name="P4"/>
      <text:p text:style-name="P181"/>
      <text:p text:style-name="P1">COLORES</text:p>
      <text:p text:style-name="P4"/>
      <text:p text:style-name="P4"/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87">黄</text:p>
          </table:table-cell>
          <table:table-cell table:style-name="Tabla167.A1" office:value-type="string">
            <text:p text:style-name="P117">き</text:p>
          </table:table-cell>
          <table:table-cell table:style-name="Tabla167.A1" office:value-type="string">
            <text:p text:style-name="P75"><text:ruby text:style-name="Ru1"><text:ruby-base><text:span text:style-name="T66">黄</text:span></text:ruby-base><text:ruby-text>き</text:ruby-text></text:ruby><text:ruby text:style-name="Ru1"><text:ruby-base><text:span text:style-name="T66">色</text:span></text:ruby-base><text:ruby-text>いろ</text:ruby-text></text:ruby><text:span text:style-name="T66">い</text:span> <text:s text:c="11"/>amarillo</text:p>
          </table:table-cell>
          <table:table-cell table:style-name="Tabla167.D1" office:value-type="string">
            <text:p text:style-name="P101"><text:ruby text:style-name="Ru1"><text:ruby-base><text:span text:style-name="T66">黄</text:span></text:ruby-base><text:ruby-text>き</text:ruby-text></text:ruby><text:span text:style-name="T66">み</text:span> <text:s text:c="21"/>yema</text:p>
          </table:table-cell>
        </table:table-row>
        <table:table-row>
          <table:covered-table-cell/>
          <table:table-cell table:style-name="Tabla167.B2" office:value-type="string">
            <text:p text:style-name="P117">オウ</text:p>
          </table:table-cell>
          <table:table-cell table:style-name="Tabla167.B2" office:value-type="string">
            <text:p text:style-name="P75"><text:ruby text:style-name="Ru1"><text:ruby-base><text:span text:style-name="T66">黄</text:span></text:ruby-base><text:ruby-text>おう</text:ruby-text></text:ruby><text:ruby text:style-name="Ru1"><text:ruby-base><text:span text:style-name="T90">金</text:span></text:ruby-base><text:ruby-text>ごん</text:ruby-text></text:ruby> <text:s text:c="23"/>oro</text:p>
          </table:table-cell>
          <table:table-cell table:style-name="Tabla167.D2" office:value-type="string">
            <text:p text:style-name="P101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88">青</text:p>
          </table:table-cell>
          <table:table-cell table:style-name="Tabla172.A1" office:value-type="string">
            <text:p text:style-name="P93">あお</text:p>
          </table:table-cell>
          <table:table-cell table:style-name="Tabla172.C1" office:value-type="string">
            <text:p text:style-name="P75"><text:ruby text:style-name="Ru1"><text:ruby-base><text:span text:style-name="T66">青</text:span></text:ruby-base><text:ruby-text>あお</text:ruby-text></text:ruby><text:span text:style-name="T66">い</text:span> <text:s text:c="22"/>azul</text:p>
          </table:table-cell>
          <table:table-cell table:style-name="Tabla172.D1" office:value-type="string">
            <text:p text:style-name="P75"/>
          </table:table-cell>
        </table:table-row>
        <table:table-row>
          <table:covered-table-cell/>
          <table:table-cell table:style-name="Tabla172.B2" office:value-type="string">
            <text:p text:style-name="P134">セイ</text:p>
          </table:table-cell>
          <table:table-cell table:style-name="Tabla172.C2" office:value-type="string">
            <text:p text:style-name="P140"><text:ruby text:style-name="Ru1"><text:ruby-base><text:span text:style-name="T66">青</text:span></text:ruby-base><text:ruby-text>せい</text:ruby-text></text:ruby><text:ruby text:style-name="Ru1"><text:ruby-base><text:span text:style-name="T66">年</text:span></text:ruby-base><text:ruby-text>ねん</text:ruby-text></text:ruby><text:span text:style-name="T73"> 　 <text:s text:c="5"/>veinteañero</text:span></text:p>
          </table:table-cell>
          <table:table-cell table:style-name="Tabla172.D2" office:value-type="string">
            <text:p text:style-name="P100"><text:ruby text:style-name="Ru1"><text:ruby-base><text:span text:style-name="T66">青</text:span></text:ruby-base><text:ruby-text>せい</text:ruby-text></text:ruby><text:ruby text:style-name="Ru1"><text:ruby-base><text:span text:style-name="T66">天</text:span></text:ruby-base><text:ruby-text>てん</text:ruby-text></text:ruby> <text:s text:c="15"/>cielo azul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1">白</text:p>
          </table:table-cell>
          <table:table-cell table:style-name="Tabla82.A1" office:value-type="string">
            <text:p text:style-name="P93">しろ</text:p>
          </table:table-cell>
          <table:table-cell table:style-name="Tabla82.A1" office:value-type="string">
            <text:p text:style-name="P75"><text:ruby text:style-name="Ru1"><text:ruby-base><text:span text:style-name="T66">白</text:span></text:ruby-base><text:ruby-text>しろ</text:ruby-text></text:ruby><text:span text:style-name="T66">い</text:span><text:span text:style-name="T73"> <text:s text:c="18"/>blanco</text:span></text:p>
          </table:table-cell>
          <table:table-cell table:style-name="Tabla82.D1" office:value-type="string">
            <text:p text:style-name="P75"><text:ruby text:style-name="Ru1"><text:ruby-base><text:span text:style-name="T89">面</text:span></text:ruby-base><text:ruby-text>おも</text:ruby-text></text:ruby><text:ruby text:style-name="Ru1"><text:ruby-base><text:span text:style-name="T66">白</text:span></text:ruby-base><text:ruby-text>しろ</text:ruby-text></text:ruby><text:span text:style-name="T66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87">色</text:p>
          </table:table-cell>
          <table:table-cell table:style-name="Tabla81.A1" office:value-type="string">
            <text:p text:style-name="P117">いろ</text:p>
          </table:table-cell>
          <table:table-cell table:style-name="Tabla81.A1" office:value-type="string">
            <text:p text:style-name="P75"><text:ruby text:style-name="Ru1"><text:ruby-base><text:span text:style-name="T66">色</text:span></text:ruby-base><text:ruby-text>いろ</text:ruby-text></text:ruby> <text:s text:c="24"/>color</text:p>
          </table:table-cell>
          <table:table-cell table:style-name="Tabla81.D1" office:value-type="string">
            <text:p text:style-name="P101"><text:ruby text:style-name="Ru1"><text:ruby-base><text:span text:style-name="T66">色</text:span></text:ruby-base><text:ruby-text>いろ</text:ruby-text></text:ruby><text:ruby text:style-name="Ru1"><text:ruby-base><text:span text:style-name="T66">々</text:span></text:ruby-base><text:ruby-text>いろ</text:ruby-text></text:ruby><text:span text:style-name="T66">な</text:span> <text:s text:c="12"/>colorido</text:p>
          </table:table-cell>
        </table:table-row>
      </table:table>
      <text:p text:style-name="P1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87">黒</text:p>
          </table:table-cell>
          <table:table-cell table:style-name="Tabla83.A1" office:value-type="string">
            <text:p text:style-name="P117">くろ</text:p>
          </table:table-cell>
          <table:table-cell table:style-name="Tabla83.A1" office:value-type="string">
            <text:p text:style-name="P75"><text:ruby text:style-name="Ru1"><text:ruby-base><text:span text:style-name="T66">黒</text:span></text:ruby-base><text:ruby-text>くろ</text:ruby-text></text:ruby><text:span text:style-name="T66">い</text:span><text:span text:style-name="T73"> <text:s text:c="19"/>negro</text:span></text:p>
          </table:table-cell>
          <table:table-cell table:style-name="Tabla83.D1" office:value-type="string">
            <text:p text:style-name="P75"><text:ruby text:style-name="Ru1"><text:ruby-base><text:span text:style-name="T66">黒</text:span></text:ruby-base><text:ruby-text>くろ</text:ruby-text></text:ruby><text:span text:style-name="T66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17">コク</text:p>
          </table:table-cell>
          <table:table-cell table:style-name="Tabla83.B2" office:value-type="string">
            <text:p text:style-name="P75"/>
          </table:table-cell>
          <table:table-cell table:style-name="Tabla83.D2" office:value-type="string">
            <text:p text:style-name="P75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1">赤</text:p>
          </table:table-cell>
          <table:table-cell table:style-name="Tabla171.A1" office:value-type="string">
            <text:p text:style-name="P93">あか</text:p>
          </table:table-cell>
          <table:table-cell table:style-name="Tabla171.C1" office:value-type="string">
            <text:p text:style-name="P75"><text:ruby text:style-name="Ru1"><text:ruby-base><text:span text:style-name="T66">赤</text:span></text:ruby-base><text:ruby-text>あか</text:ruby-text></text:ruby><text:span text:style-name="T66">い</text:span> <text:s text:c="22"/>rojo</text:p>
          </table:table-cell>
          <table:table-cell table:style-name="Tabla171.D1" office:value-type="string">
            <text:p text:style-name="P75"><text:ruby text:style-name="Ru1"><text:ruby-base><text:span text:style-name="T66">赤</text:span></text:ruby-base><text:ruby-text>あか</text:ruby-text></text:ruby><text:span text:style-name="T66">ちゃん </text:span><text:s text:c="12"/>bebé</text:p>
          </table:table-cell>
        </table:table-row>
        <table:table-row>
          <table:covered-table-cell/>
          <table:table-cell table:style-name="Tabla171.B2" office:value-type="string">
            <text:p text:style-name="P93">セキ</text:p>
          </table:table-cell>
          <table:table-cell table:style-name="Tabla171.B2" office:value-type="string">
            <text:p text:style-name="P75"><text:ruby text:style-name="Ru1"><text:ruby-base><text:span text:style-name="T66">赤</text:span></text:ruby-base><text:ruby-text>せき</text:ruby-text></text:ruby><text:ruby text:style-name="Ru1"><text:ruby-base><text:span text:style-name="T66">十</text:span></text:ruby-base><text:ruby-text>じゅう</text:ruby-text></text:ruby><text:ruby text:style-name="Ru1"><text:ruby-base><text:span text:style-name="T66">字</text:span></text:ruby-base><text:ruby-text>じ</text:ruby-text></text:ruby> <text:s text:c="8"/>cruz roja</text:p>
          </table:table-cell>
          <table:table-cell table:style-name="Tabla171.D2" office:value-type="string">
            <text:p text:style-name="P140"><text:ruby text:style-name="Ru1"><text:ruby-base><text:span text:style-name="T66">赤</text:span></text:ruby-base><text:ruby-text>せき</text:ruby-text></text:ruby><text:span text:style-name="T66">はん</text:span> </text:p>
            <text:p text:style-name="P140"><text:s text:c="3"/>arroz de celebraciones</text:p>
          </table:table-cell>
        </table:table-row>
      </table:table>
      <text:p text:style-name="Standard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31">緑</text:p>
          </table:table-cell>
          <table:table-cell table:style-name="Tabla431.A1" office:value-type="string">
            <text:p text:style-name="P93">みどり</text:p>
          </table:table-cell>
          <table:table-cell table:style-name="Tabla431.A1" office:value-type="string">
            <text:p text:style-name="P75"><text:ruby text:style-name="Ru1"><text:ruby-base><text:span text:style-name="T66">緑</text:span></text:ruby-base><text:ruby-text>みどり</text:ruby-text></text:ruby> <text:s text:c="22"/>verde</text:p>
          </table:table-cell>
          <table:table-cell table:style-name="Tabla431.D1" office:value-type="string">
            <text:p text:style-name="P75"/>
          </table:table-cell>
        </table:table-row>
      </table:table>
      <text:p text:style-name="P162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0"/>
      <text:p text:style-name="P174"/>
      <text:p text:style-name="P179"/>
      <text:p text:style-name="P63">VERBOS (COMUNES)</text:p>
      <text:p text:style-name="Standard"/>
      <text:p text:style-name="P17"/>
      <text:p text:style-name="P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87">開</text:p>
          </table:table-cell>
          <table:table-cell table:style-name="Tabla266.A1" office:value-type="string">
            <text:p text:style-name="P117">あ</text:p>
          </table:table-cell>
          <table:table-cell table:style-name="Tabla266.A1" office:value-type="string">
            <text:p text:style-name="P75"><text:ruby text:style-name="Ru1"><text:ruby-base><text:span text:style-name="T66">開</text:span></text:ruby-base><text:ruby-text>あ</text:ruby-text></text:ruby><text:span text:style-name="T66">く</text:span> <text:s text:c="21"/>abrir</text:p>
          </table:table-cell>
          <table:table-cell table:style-name="Tabla266.D1" office:value-type="string">
            <text:p text:style-name="P101"><text:ruby text:style-name="Ru1"><text:ruby-base><text:span text:style-name="T66">開</text:span></text:ruby-base><text:ruby-text>あ</text:ruby-text></text:ruby><text:span text:style-name="T66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18">ひら</text:p>
          </table:table-cell>
          <table:table-cell table:style-name="Tabla266.C2" office:value-type="string">
            <text:p text:style-name="P75"><text:ruby text:style-name="Ru1"><text:ruby-base><text:span text:style-name="T66">開</text:span></text:ruby-base><text:ruby-text>ひら</text:ruby-text></text:ruby><text:span text:style-name="T66">く</text:span> <text:s text:c="13"/>inaugurar</text:p>
          </table:table-cell>
          <table:table-cell table:style-name="Tabla266.D2" office:value-type="string">
            <text:p text:style-name="P75"/>
          </table:table-cell>
        </table:table-row>
        <table:table-row>
          <table:covered-table-cell/>
          <table:table-cell table:style-name="Tabla266.B2" office:value-type="string">
            <text:p text:style-name="P118">カイ</text:p>
          </table:table-cell>
          <table:table-cell table:style-name="Tabla266.C2" office:value-type="string">
            <text:p text:style-name="P107"><text:ruby text:style-name="Ru3"><text:ruby-base><text:span text:style-name="T66">公</text:span></text:ruby-base><text:ruby-text>こう</text:ruby-text></text:ruby><text:ruby text:style-name="Ru1"><text:ruby-base><text:span text:style-name="T66">開</text:span></text:ruby-base><text:ruby-text>かい</text:ruby-text></text:ruby> <text:s text:c="2"/></text:p>
            <text:p text:style-name="P107"><text:s text:c="8"/>apertura al público</text:p>
          </table:table-cell>
          <table:table-cell table:style-name="Tabla266.D2" office:value-type="string">
            <text:p text:style-name="P107"/>
          </table:table-cell>
        </table:table-row>
      </table:table>
      <text:p text:style-name="P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87">歩</text:p>
          </table:table-cell>
          <table:table-cell table:style-name="Tabla206.A1" office:value-type="string">
            <text:p text:style-name="P117">ある</text:p>
          </table:table-cell>
          <table:table-cell table:style-name="Tabla206.A1" office:value-type="string">
            <text:p text:style-name="P75"><text:ruby text:style-name="Ru1"><text:ruby-base><text:span text:style-name="T66">歩</text:span></text:ruby-base><text:ruby-text>ある</text:ruby-text></text:ruby><text:span text:style-name="T66">く</text:span> <text:s text:c="19"/>andar</text:p>
          </table:table-cell>
          <table:table-cell table:style-name="Tabla206.D1" office:value-type="string">
            <text:p text:style-name="P101"><text:ruby text:style-name="Ru1"><text:ruby-base><text:span text:style-name="T66">歩</text:span></text:ruby-base><text:ruby-text>ある</text:ruby-text></text:ruby><text:span text:style-name="T66">き</text:span><text:ruby text:style-name="Ru1"><text:ruby-base><text:span text:style-name="T66">回</text:span></text:ruby-base><text:ruby-text>まわ</text:ruby-text></text:ruby><text:span text:style-name="T66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18">ポ</text:p>
          </table:table-cell>
          <table:table-cell table:style-name="Tabla206.C2" office:value-type="string">
            <text:p text:style-name="P107"><text:span text:style-name="T66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107"/>
          </table:table-cell>
        </table:table-row>
        <table:table-row>
          <table:covered-table-cell/>
          <table:table-cell table:style-name="Tabla206.B2" office:value-type="string">
            <text:p text:style-name="P118">ホ</text:p>
          </table:table-cell>
          <table:table-cell table:style-name="Tabla206.C2" office:value-type="string">
            <text:p text:style-name="P107"><text:ruby text:style-name="Ru1"><text:ruby-base><text:span text:style-name="T66">歩</text:span></text:ruby-base><text:ruby-text>ほ</text:ruby-text></text:ruby><text:ruby text:style-name="Ru1"><text:ruby-base><text:span text:style-name="T66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107"/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87">消</text:p>
          </table:table-cell>
          <table:table-cell table:style-name="Tabla295.A1" office:value-type="string">
            <text:p text:style-name="P117">き</text:p>
          </table:table-cell>
          <table:table-cell table:style-name="Tabla295.A1" office:value-type="string">
            <text:p text:style-name="P75"><text:ruby text:style-name="Ru1"><text:ruby-base><text:span text:style-name="T66">消</text:span></text:ruby-base><text:ruby-text>き</text:ruby-text></text:ruby><text:span text:style-name="T66">える</text:span> <text:s text:c="3"/>apagar la luz</text:p>
          </table:table-cell>
          <table:table-cell table:style-name="Tabla295.D1" office:value-type="string">
            <text:p text:style-name="P101"><text:s text:c="10"/></text:p>
          </table:table-cell>
        </table:table-row>
      </table:table>
      <text:p text:style-name="P17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87">習</text:p>
          </table:table-cell>
          <table:table-cell table:style-name="Tabla274.A1" office:value-type="string">
            <text:p text:style-name="P117">なら</text:p>
          </table:table-cell>
          <table:table-cell table:style-name="Tabla274.A1" office:value-type="string">
            <text:p text:style-name="P75"><text:ruby text:style-name="Ru1"><text:ruby-base><text:span text:style-name="T66">習</text:span></text:ruby-base><text:ruby-text>なら</text:ruby-text></text:ruby><text:span text:style-name="T66">う</text:span> <text:s text:c="13"/>aprender</text:p>
            <text:p text:style-name="P75"><text:s text:c="12"/>(de un profesor)</text:p>
          </table:table-cell>
          <table:table-cell table:style-name="Tabla274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18">シュウ</text:p>
          </table:table-cell>
          <table:table-cell table:style-name="Tabla274.C2" office:value-type="string">
            <text:p text:style-name="P107"><text:span text:style-name="T66">ふく</text:span><text:ruby text:style-name="Ru1"><text:ruby-base><text:span text:style-name="T66">習</text:span></text:ruby-base><text:ruby-text>しゅう</text:ruby-text></text:ruby> <text:s text:c="10"/>repaso</text:p>
          </table:table-cell>
          <table:table-cell table:style-name="Tabla274.D2" office:value-type="string">
            <text:p text:style-name="P101"><text:ruby text:style-name="Ru1"><text:ruby-base><text:span text:style-name="T79">予</text:span></text:ruby-base><text:ruby-text>よ</text:ruby-text></text:ruby><text:ruby text:style-name="Ru1"><text:ruby-base><text:span text:style-name="T79">習</text:span></text:ruby-base><text:ruby-text>しゅう</text:ruby-text></text:ruby> </text:p>
            <text:p text:style-name="P108"><text:s text:c="9"/>preparar la lección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87">学</text:p>
            </table:table-cell>
            <table:table-cell table:style-name="Tabla21.A1" office:value-type="string">
              <text:p text:style-name="P93">まな</text:p>
            </table:table-cell>
            <table:table-cell table:style-name="Tabla21.C1" office:value-type="string">
              <text:p text:style-name="P75"><text:ruby text:style-name="Ru1"><text:ruby-base><text:span text:style-name="T66">学</text:span></text:ruby-base><text:ruby-text>まな</text:ruby-text></text:ruby><text:span text:style-name="T66">ぶ</text:span> <text:s text:c="14"/>aprender </text:p>
              <text:p text:style-name="P75"><text:s text:c="9"/>(de la experiencia)</text:p>
            </table:table-cell>
            <table:table-cell table:style-name="Tabla21.D1" office:value-type="string">
              <text:p text:style-name="P133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134">ガク</text:p>
          </table:table-cell>
          <table:table-cell table:style-name="Tabla21.C2" office:value-type="string">
            <text:p text:style-name="P75"><text:ruby text:style-name="Ru1"><text:ruby-base><text:span text:style-name="T66">学</text:span></text:ruby-base><text:ruby-text>がく</text:ruby-text></text:ruby><text:ruby text:style-name="Ru1"><text:ruby-base><text:span text:style-name="T66">生</text:span></text:ruby-base><text:ruby-text>せい</text:ruby-text></text:ruby> <text:s text:c="12"/>estudiante</text:p>
          </table:table-cell>
          <table:table-cell table:style-name="Tabla21.D2" office:value-type="string">
            <text:p text:style-name="P75"/>
          </table:table-cell>
        </table:table-row>
      </table:table>
      <text:p text:style-name="P107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87">飲</text:p>
          </table:table-cell>
          <table:table-cell table:style-name="Tabla176.A1" office:value-type="string">
            <text:p text:style-name="P117">の</text:p>
          </table:table-cell>
          <table:table-cell table:style-name="Tabla176.A1" office:value-type="string">
            <text:p text:style-name="P75"><text:ruby text:style-name="Ru1"><text:ruby-base><text:span text:style-name="T66">飲</text:span></text:ruby-base><text:ruby-text>の</text:ruby-text></text:ruby><text:span text:style-name="T66">む </text:span><text:s text:c="18"/>beber</text:p>
          </table:table-cell>
          <table:table-cell table:style-name="Tabla176.D1" office:value-type="string">
            <text:p text:style-name="P75"><text:ruby text:style-name="Ru1"><text:ruby-base><text:span text:style-name="T66">飲</text:span></text:ruby-base><text:ruby-text>の</text:ruby-text></text:ruby><text:span text:style-name="T66">み</text:span><text:ruby text:style-name="Ru1"><text:ruby-base><text:span text:style-name="T66">物</text:span></text:ruby-base><text:ruby-text>もの</text:ruby-text></text:ruby><text:span text:style-name="T66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18">イン</text:p>
          </table:table-cell>
          <table:table-cell table:style-name="Tabla176.C2" office:value-type="string">
            <text:p text:style-name="P107"><text:ruby text:style-name="Ru1"><text:ruby-base><text:span text:style-name="T66">飲</text:span></text:ruby-base><text:ruby-text>いん</text:ruby-text></text:ruby><text:ruby text:style-name="Ru1"><text:ruby-base><text:span text:style-name="T66">料</text:span></text:ruby-base><text:ruby-text>りょう</text:ruby-text></text:ruby><text:ruby text:style-name="Ru1"><text:ruby-base><text:span text:style-name="T66">水</text:span></text:ruby-base><text:ruby-text>すい</text:ruby-text></text:ruby> <text:s/>agua potable</text:p>
          </table:table-cell>
          <table:table-cell table:style-name="Tabla176.D2" office:value-type="string">
            <text:p text:style-name="P129">　 <text:s text:c="5"/></text:p>
          </table:table-cell>
        </table:table-row>
      </table:table>
      <text:p text:style-name="Standard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87">取</text:p>
          </table:table-cell>
          <table:table-cell table:style-name="Tabla350.A1" office:value-type="string">
            <text:p text:style-name="P117">と</text:p>
          </table:table-cell>
          <table:table-cell table:style-name="Tabla350.A1" office:value-type="string">
            <text:p text:style-name="P75"><text:ruby text:style-name="Ru1"><text:ruby-base><text:span text:style-name="T66">取</text:span></text:ruby-base><text:ruby-text>と</text:ruby-text></text:ruby><text:span text:style-name="T66">る</text:span> <text:s text:c="19"/>coger</text:p>
          </table:table-cell>
          <table:table-cell table:style-name="Tabla350.D1" office:value-type="string">
            <text:p text:style-name="P101"/>
          </table:table-cell>
        </table:table-row>
      </table:table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87">合</text:p>
          </table:table-cell>
          <table:table-cell table:style-name="Tabla256.A1" office:value-type="string">
            <text:p text:style-name="P117">あ</text:p>
          </table:table-cell>
          <table:table-cell table:style-name="Tabla256.A1" office:value-type="string">
            <text:p text:style-name="P75"><text:ruby text:style-name="Ru1"><text:ruby-base><text:span text:style-name="T66">合</text:span></text:ruby-base><text:ruby-text>あ</text:ruby-text></text:ruby><text:span text:style-name="T66">う</text:span> <text:s text:c="15"/>coincidir</text:p>
          </table:table-cell>
          <table:table-cell table:style-name="Tabla256.D1" office:value-type="string">
            <text:p text:style-name="P101"><text:s/><text:ruby text:style-name="Ru1"><text:ruby-base><text:span text:style-name="T66">合</text:span></text:ruby-base><text:ruby-text>あ</text:ruby-text></text:ruby><text:span text:style-name="T66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18">あい</text:p>
          </table:table-cell>
          <table:table-cell table:style-name="Tabla256.C2" office:value-type="string">
            <text:p text:style-name="P107"><text:span text:style-name="T66">し</text:span><text:ruby text:style-name="Ru1"><text:ruby-base><text:span text:style-name="T66">合</text:span></text:ruby-base><text:ruby-text>あい</text:ruby-text></text:ruby> <text:s text:c="17"/>partido</text:p>
          </table:table-cell>
          <table:table-cell table:style-name="Tabla256.D2" office:value-type="string">
            <text:p text:style-name="P107"><text:ruby text:style-name="Ru1"><text:ruby-base><text:span text:style-name="T66">合</text:span></text:ruby-base><text:ruby-text>あい</text:ruby-text></text:ruby><text:ruby text:style-name="Ru1"><text:ruby-base><text:span text:style-name="T66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18">ゴウ</text:p>
          </table:table-cell>
          <table:table-cell table:style-name="Tabla256.C2" office:value-type="string">
            <text:p text:style-name="P107"><text:ruby text:style-name="Ru1"><text:ruby-base><text:span text:style-name="T66">合</text:span></text:ruby-base><text:ruby-text>ごう</text:ruby-text></text:ruby><text:ruby text:style-name="Ru1"><text:ruby-base><text:span text:style-name="T66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107"/>
          </table:table-cell>
        </table:table-row>
      </table:table>
      <text:p text:style-name="P1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87">始</text:p>
          </table:table-cell>
          <table:table-cell table:style-name="Tabla199.A1" office:value-type="string">
            <text:p text:style-name="P117">はじ</text:p>
          </table:table-cell>
          <table:table-cell table:style-name="Tabla199.A1" office:value-type="string">
            <text:p text:style-name="P75"><text:ruby text:style-name="Ru1"><text:ruby-base><text:span text:style-name="T66">始</text:span></text:ruby-base><text:ruby-text>はじ</text:ruby-text></text:ruby><text:span text:style-name="T66">める</text:span> <text:s text:c="8"/>comenzar</text:p>
          </table:table-cell>
          <table:table-cell table:style-name="Tabla199.D1" office:value-type="string">
            <text:p text:style-name="P101"><text:ruby text:style-name="Ru1"><text:ruby-base><text:span text:style-name="T68">始</text:span></text:ruby-base><text:ruby-text>はじ</text:ruby-text></text:ruby><text:span text:style-name="T68">まる</text:span><text:span text:style-name="T4"> comenzar (INT)</text:span> </text:p>
          </table:table-cell>
        </table:table-row>
        <table:table-row>
          <table:covered-table-cell/>
          <table:table-cell table:style-name="Tabla199.B2" office:value-type="string">
            <text:p text:style-name="P118">シ</text:p>
          </table:table-cell>
          <table:table-cell table:style-name="Tabla199.C2" office:value-type="string">
            <text:p text:style-name="P107"><text:ruby text:style-name="Ru1"><text:ruby-base><text:span text:style-name="T66">開</text:span></text:ruby-base><text:ruby-text>かい</text:ruby-text></text:ruby><text:ruby text:style-name="Ru1"><text:ruby-base><text:span text:style-name="T66">始</text:span></text:ruby-base><text:ruby-text>し</text:ruby-text></text:ruby><text:span text:style-name="T66">する</text:span> <text:s text:c="5"/>empezar <text:s text:c="5"/></text:p>
          </table:table-cell>
          <table:table-cell table:style-name="Tabla199.D2" office:value-type="string">
            <text:p text:style-name="P129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87">食</text:p>
          </table:table-cell>
          <table:table-cell table:style-name="Tabla201.A1" office:value-type="string">
            <text:p text:style-name="P117">た</text:p>
          </table:table-cell>
          <table:table-cell table:style-name="Tabla201.A1" office:value-type="string">
            <text:p text:style-name="P75"><text:ruby text:style-name="Ru1"><text:ruby-base><text:span text:style-name="T66">食</text:span></text:ruby-base><text:ruby-text>た</text:ruby-text></text:ruby><text:span text:style-name="T66">べる</text:span> <text:s text:c="14"/>comer</text:p>
          </table:table-cell>
          <table:table-cell table:style-name="Tabla201.D1" office:value-type="string">
            <text:p text:style-name="P101"><text:ruby text:style-name="Ru1"><text:ruby-base><text:span text:style-name="T66">食</text:span></text:ruby-base><text:ruby-text>た</text:ruby-text></text:ruby><text:span text:style-name="T66">べ</text:span><text:ruby text:style-name="Ru1"><text:ruby-base><text:span text:style-name="T66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18">ショク</text:p>
          </table:table-cell>
          <table:table-cell table:style-name="Tabla201.C2" office:value-type="string">
            <text:p text:style-name="P107"><text:ruby text:style-name="Ru1"><text:ruby-base><text:span text:style-name="T66">食</text:span></text:ruby-base><text:ruby-text>しょく</text:ruby-text></text:ruby><text:ruby text:style-name="Ru1"><text:ruby-base><text:span text:style-name="T66">事</text:span></text:ruby-base><text:ruby-text>じ</text:ruby-text></text:ruby> <text:s/>comida (formal)</text:p>
          </table:table-cell>
          <table:table-cell table:style-name="Tabla201.D2" office:value-type="string">
            <text:p text:style-name="P107"><text:ruby text:style-name="Ru1"><text:ruby-base><text:span text:style-name="T66">食</text:span></text:ruby-base><text:ruby-text>しょく</text:ruby-text></text:ruby><text:span text:style-name="T66">どう</text:span> <text:s text:c="9"/>comedor<text:span text:style-name="T5">　 <text:s text:c="5"/></text:span></text:p>
          </table:table-cell>
        </table:table-row>
      </table:table>
      <text:p text:style-name="P17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87">買</text:p>
          </table:table-cell>
          <table:table-cell table:style-name="Tabla205.A1" office:value-type="string">
            <text:p text:style-name="P117">か</text:p>
          </table:table-cell>
          <table:table-cell table:style-name="Tabla205.A1" office:value-type="string">
            <text:p text:style-name="P75"><text:ruby text:style-name="Ru1"><text:ruby-base><text:span text:style-name="T66">買</text:span></text:ruby-base><text:ruby-text>か</text:ruby-text></text:ruby><text:span text:style-name="T66">う</text:span> <text:s text:c="15"/>comprar</text:p>
          </table:table-cell>
          <table:table-cell table:style-name="Tabla205.D1" office:value-type="string">
            <text:p text:style-name="P101"><text:ruby text:style-name="Ru1"><text:ruby-base><text:span text:style-name="T66">買</text:span></text:ruby-base><text:ruby-text>か</text:ruby-text></text:ruby><text:span text:style-name="T66">い</text:span><text:ruby text:style-name="Ru1"><text:ruby-base><text:span text:style-name="T66">物</text:span></text:ruby-base><text:ruby-text>もの</text:ruby-text></text:ruby><text:span text:style-name="T66">する</text:span> <text:s text:c="12"/></text:p>
            <text:p text:style-name="P101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17">バイ</text:p>
          </table:table-cell>
          <table:table-cell table:style-name="Tabla205.B2" office:value-type="string">
            <text:p text:style-name="P107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5"> <text:s text:c="6"/></text:span><text:span text:style-name="T73">compra-venta</text:span></text:p>
          </table:table-cell>
          <table:table-cell table:style-name="Tabla205.D2" office:value-type="string">
            <text:p text:style-name="P101"/>
          </table:table-cell>
        </table:table-row>
      </table:table>
      <text:p text:style-name="P18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87">走</text:p>
          </table:table-cell>
          <table:table-cell table:style-name="Tabla211.A1" office:value-type="string">
            <text:p text:style-name="P117">はし</text:p>
          </table:table-cell>
          <table:table-cell table:style-name="Tabla211.A1" office:value-type="string">
            <text:p text:style-name="P75"><text:ruby text:style-name="Ru1"><text:ruby-base><text:span text:style-name="T66">走</text:span></text:ruby-base><text:ruby-text>はし</text:ruby-text></text:ruby><text:span text:style-name="T66">る</text:span><text:span text:style-name="T73"> <text:s text:c="19"/>correr</text:span></text:p>
          </table:table-cell>
          <table:table-cell table:style-name="Tabla211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17">ソウ</text:p>
          </table:table-cell>
          <table:table-cell table:style-name="Tabla211.B2" office:value-type="string">
            <text:p text:style-name="P75"><text:ruby text:style-name="Ru1"><text:ruby-base><text:span text:style-name="T66">走</text:span></text:ruby-base><text:ruby-text>そう</text:ruby-text></text:ruby><text:ruby text:style-name="Ru1"><text:ruby-base><text:span text:style-name="T66">行</text:span></text:ruby-base><text:ruby-text>こう</text:ruby-text></text:ruby><text:span text:style-name="T73"> <text:s text:c="14"/>recorrido</text:span></text:p>
          </table:table-cell>
          <table:table-cell table:style-name="Tabla211.D2" office:value-type="string">
            <text:p text:style-name="P101"/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87">言</text:p>
          </table:table-cell>
          <table:table-cell table:style-name="Tabla181.A1" office:value-type="string">
            <text:p text:style-name="P117">い</text:p>
          </table:table-cell>
          <table:table-cell table:style-name="Tabla181.A1" office:value-type="string">
            <text:p text:style-name="P75"><text:ruby text:style-name="Ru1"><text:ruby-base><text:span text:style-name="T66">言</text:span></text:ruby-base><text:ruby-text>い</text:ruby-text></text:ruby><text:span text:style-name="T66">う</text:span> <text:s text:c="20"/>decir</text:p>
          </table:table-cell>
          <table:table-cell table:style-name="Tabla181.D1" office:value-type="string">
            <text:p text:style-name="P101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18">こと</text:p>
          </table:table-cell>
          <table:table-cell table:style-name="Tabla181.C2" office:value-type="string">
            <text:p text:style-name="P107"><text:ruby text:style-name="Ru1"><text:ruby-base><text:span text:style-name="T66">言</text:span></text:ruby-base><text:ruby-text>こと</text:ruby-text></text:ruby><text:ruby text:style-name="Ru1"><text:ruby-base><text:span text:style-name="T9">葉</text:span></text:ruby-base><text:ruby-text>ば</text:ruby-text></text:ruby> <text:s text:c="16"/>palabra</text:p>
          </table:table-cell>
          <table:table-cell table:style-name="Tabla181.D2" office:value-type="string">
            <text:p text:style-name="P129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18">ゲン</text:p>
          </table:table-cell>
          <table:table-cell table:style-name="Tabla181.C2" office:value-type="string">
            <text:p text:style-name="P107"><text:ruby text:style-name="Ru1"><text:ruby-base><text:span text:style-name="T66">言</text:span></text:ruby-base><text:ruby-text>げん</text:ruby-text></text:ruby><text:ruby text:style-name="Ru1"><text:ruby-base><text:span text:style-name="T66">語</text:span></text:ruby-base><text:ruby-text>ご</text:ruby-text></text:ruby> <text:s text:c="14"/>lenguaje</text:p>
          </table:table-cell>
          <table:table-cell table:style-name="Tabla181.D2" office:value-type="string">
            <text:p text:style-name="P107"/>
          </table:table-cell>
        </table:table-row>
      </table:table>
      <text:p text:style-name="P1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87">申</text:p>
          </table:table-cell>
          <table:table-cell table:style-name="Tabla94.A1" office:value-type="string">
            <text:p text:style-name="P117">もう</text:p>
          </table:table-cell>
          <table:table-cell table:style-name="Tabla94.A1" office:value-type="string">
            <text:p text:style-name="P75"><text:ruby text:style-name="Ru1"><text:ruby-base><text:span text:style-name="T66">申</text:span></text:ruby-base><text:ruby-text>もう</text:ruby-text></text:ruby><text:span text:style-name="T66">す</text:span>　 <text:s text:c="3"/>decir (formal)</text:p>
          </table:table-cell>
          <table:table-cell table:style-name="Tabla94.D1" office:value-type="string">
            <text:p text:style-name="P101"/>
          </table:table-cell>
        </table:table-row>
      </table:table>
      <text:p text:style-name="P17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office:value-type="string">
            <text:p text:style-name="P87">決</text:p>
          </table:table-cell>
          <table:table-cell table:style-name="Tabla190.A1" office:value-type="string">
            <text:p text:style-name="P117">き</text:p>
          </table:table-cell>
          <table:table-cell table:style-name="Tabla190.A1" office:value-type="string">
            <text:p text:style-name="P75"><text:ruby text:style-name="Ru1"><text:ruby-base><text:span text:style-name="T66">決</text:span></text:ruby-base><text:ruby-text>き</text:ruby-text></text:ruby><text:span text:style-name="T66">める</text:span> <text:s text:c="13"/>decidir</text:p>
          </table:table-cell>
          <table:table-cell table:style-name="Tabla190.D1" office:value-type="string">
            <text:p text:style-name="P101"><text:s text:c="10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0">休</text:p>
          </table:table-cell>
          <table:table-cell table:style-name="Tabla270.A1" office:value-type="string">
            <text:p text:style-name="P93">やす</text:p>
          </table:table-cell>
          <table:table-cell table:style-name="Tabla270.C1" office:value-type="string">
            <text:p text:style-name="P81"><text:ruby text:style-name="Ru1"><text:ruby-base><text:span text:style-name="T66">休</text:span></text:ruby-base><text:ruby-text>やす</text:ruby-text></text:ruby><text:span text:style-name="T66">む</text:span> <text:s text:c="12"/>descansar</text:p>
          </table:table-cell>
          <table:table-cell table:style-name="Tabla270.D1" office:value-type="string">
            <text:p text:style-name="P81"/>
          </table:table-cell>
        </table:table-row>
        <table:table-row>
          <table:covered-table-cell/>
          <table:table-cell table:style-name="Tabla270.B2" office:value-type="string">
            <text:p text:style-name="P93">キュウ</text:p>
          </table:table-cell>
          <table:table-cell table:style-name="Tabla270.C2" office:value-type="string">
            <text:p text:style-name="P81"><text:ruby text:style-name="Ru1"><text:ruby-base><text:span text:style-name="T66">休</text:span></text:ruby-base><text:ruby-text>きゅう</text:ruby-text></text:ruby><text:span text:style-name="T37">けい</text:span> <text:s text:c="6"/>descanso</text:p>
          </table:table-cell>
          <table:table-cell table:style-name="Tabla270.D2" office:value-type="string">
            <text:p text:style-name="P81"/>
          </table:table-cell>
        </table:table-row>
      </table:table>
      <text:p text:style-name="P47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30">起</text:p>
          </table:table-cell>
          <table:table-cell table:style-name="Tabla388.A1" office:value-type="string">
            <text:p text:style-name="P93">お</text:p>
          </table:table-cell>
          <table:table-cell table:style-name="Tabla388.C1" office:value-type="string">
            <text:p text:style-name="P81"><text:ruby text:style-name="Ru1"><text:ruby-base><text:span text:style-name="T66">起</text:span></text:ruby-base><text:ruby-text>お</text:ruby-text></text:ruby><text:span text:style-name="T66">きる</text:span> <text:s text:c="5"/>despertarse</text:p>
          </table:table-cell>
          <table:table-cell table:style-name="Tabla388.D1" office:value-type="string">
            <text:p text:style-name="P81"/>
          </table:table-cell>
        </table:table-row>
        <table:table-row>
          <table:covered-table-cell/>
          <table:table-cell table:style-name="Tabla388.B2" office:value-type="string">
            <text:p text:style-name="P93">キ</text:p>
          </table:table-cell>
          <table:table-cell table:style-name="Tabla388.C2" office:value-type="string">
            <text:p text:style-name="P81"><text:ruby text:style-name="Ru1"><text:ruby-base><text:span text:style-name="T66">起</text:span></text:ruby-base><text:ruby-text>き</text:ruby-text></text:ruby><text:ruby text:style-name="Ru1"><text:ruby-base><text:span text:style-name="T66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81"/>
          </table:table-cell>
        </table:table-row>
      </table:table>
      <text:p text:style-name="P109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30">返</text:p>
          </table:table-cell>
          <table:table-cell table:style-name="Tabla410.A1" office:value-type="string">
            <text:p text:style-name="P93">かえ</text:p>
          </table:table-cell>
          <table:table-cell table:style-name="Tabla410.A1" office:value-type="string">
            <text:p text:style-name="P81"><text:ruby text:style-name="Ru1"><text:ruby-base><text:span text:style-name="T66">返</text:span></text:ruby-base><text:ruby-text>かえ</text:ruby-text></text:ruby><text:span text:style-name="T66">す</text:span> <text:s text:c="15"/>devolver</text:p>
          </table:table-cell>
          <table:table-cell table:style-name="Tabla410.D1" office:value-type="string">
            <text:p text:style-name="P81"/>
          </table:table-cell>
        </table:table-row>
      </table:table>
      <text:p text:style-name="P17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87">会</text:p>
          </table:table-cell>
          <table:table-cell table:style-name="Tabla89.A1" table:number-rows-spanned="2" office:value-type="string">
            <text:p text:style-name="P117">あ</text:p>
          </table:table-cell>
          <table:table-cell table:style-name="Tabla89.A1" office:value-type="string">
            <text:p text:style-name="P75"><text:ruby text:style-name="Ru1"><text:ruby-base><text:span text:style-name="T66">会</text:span></text:ruby-base><text:ruby-text>あ</text:ruby-text></text:ruby><text:span text:style-name="T66">う</text:span> <text:s text:c="9"/>encontrarse</text:p>
          </table:table-cell>
          <table:table-cell table:style-name="Tabla89.D1" office:value-type="string">
            <text:p text:style-name="P101"><text:ruby text:style-name="Ru1"><text:ruby-base><text:span text:style-name="T66">出</text:span></text:ruby-base><text:ruby-text>で</text:ruby-text></text:ruby><text:ruby text:style-name="Ru1"><text:ruby-base><text:span text:style-name="T66">会</text:span></text:ruby-base><text:ruby-text>あ</text:ruby-text></text:ruby><text:span text:style-name="T66">う</text:span> <text:s text:c="3"/></text:p>
            <text:p text:style-name="P101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75"><text:ruby text:style-name="Ru1"><text:ruby-base><text:span text:style-name="T66">分</text:span></text:ruby-base><text:ruby-text>わ</text:ruby-text></text:ruby><text:span text:style-name="T66">け</text:span><text:ruby text:style-name="Ru1"><text:ruby-base><text:span text:style-name="T66">合</text:span></text:ruby-base><text:ruby-text>あ</text:ruby-text></text:ruby><text:span text:style-name="T66">う</text:span><text:span text:style-name="T73"> <text:s text:c="4"/>compartir</text:span></text:p>
          </table:table-cell>
          <table:table-cell table:style-name="Tabla89.D2" office:value-type="string">
            <text:p text:style-name="P101"/>
          </table:table-cell>
        </table:table-row>
        <table:table-row>
          <table:covered-table-cell/>
          <table:table-cell table:style-name="Tabla89.C2" office:value-type="string">
            <text:p text:style-name="P118">カイ</text:p>
          </table:table-cell>
          <table:table-cell table:style-name="Tabla89.C3" office:value-type="string">
            <text:p text:style-name="P107"><text:ruby text:style-name="Ru1"><text:ruby-base><text:span text:style-name="T66">教</text:span></text:ruby-base><text:ruby-text>きょう</text:ruby-text></text:ruby><text:ruby text:style-name="Ru1"><text:ruby-base><text:span text:style-name="T66">会</text:span></text:ruby-base><text:ruby-text>かい</text:ruby-text></text:ruby> <text:s text:c="15"/>iglesia</text:p>
          </table:table-cell>
          <table:table-cell table:style-name="Tabla89.D3" office:value-type="string">
            <text:p text:style-name="P107"/>
          </table:table-cell>
        </table:table-row>
      </table:table>
      <text:p text:style-name="P17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87">教</text:p>
          </table:table-cell>
          <table:table-cell table:style-name="Tabla149.A1" office:value-type="string">
            <text:p text:style-name="P117">おし</text:p>
          </table:table-cell>
          <table:table-cell table:style-name="Tabla149.A1" office:value-type="string">
            <text:p text:style-name="P75"><text:ruby text:style-name="Ru1"><text:ruby-base><text:span text:style-name="T66">教</text:span></text:ruby-base><text:ruby-text>おし</text:ruby-text></text:ruby><text:span text:style-name="T66">える</text:span> <text:s text:c="10"/></text:p>
            <text:p text:style-name="P75"><text:s text:c="11"/>enseñar, mostrar</text:p>
          </table:table-cell>
          <table:table-cell table:style-name="Tabla149.D1" office:value-type="string">
            <text:p text:style-name="P101"/>
          </table:table-cell>
        </table:table-row>
        <table:table-row>
          <table:covered-table-cell/>
          <table:table-cell table:style-name="Tabla149.B2" office:value-type="string">
            <text:p text:style-name="P117">おそ</text:p>
          </table:table-cell>
          <table:table-cell table:style-name="Tabla149.B2" office:value-type="string">
            <text:p text:style-name="P75"><text:ruby text:style-name="Ru1"><text:ruby-base><text:span text:style-name="T66">教</text:span></text:ruby-base><text:ruby-text>おそ</text:ruby-text></text:ruby><text:span text:style-name="T66">わる</text:span><text:span text:style-name="T73"> <text:s text:c="2"/>ser enseñado</text:span></text:p>
          </table:table-cell>
          <table:table-cell table:style-name="Tabla149.D2" office:value-type="string">
            <text:p text:style-name="P101"/>
          </table:table-cell>
        </table:table-row>
        <table:table-row>
          <table:covered-table-cell/>
          <table:table-cell table:style-name="Tabla149.B2" office:value-type="string">
            <text:p text:style-name="P118">キョウ</text:p>
          </table:table-cell>
          <table:table-cell table:style-name="Tabla149.C3" office:value-type="string">
            <text:p text:style-name="P75"><text:ruby text:style-name="Ru1"><text:ruby-base><text:span text:style-name="T66">教</text:span></text:ruby-base><text:ruby-text>きょう</text:ruby-text></text:ruby><text:ruby text:style-name="Ru1"><text:ruby-base><text:span text:style-name="T66">科</text:span></text:ruby-base><text:ruby-text>か</text:ruby-text></text:ruby> <text:s text:c="9"/>asignatura</text:p>
          </table:table-cell>
          <table:table-cell table:style-name="Tabla149.D2" office:value-type="string">
            <text:p text:style-name="P137"><text:ruby text:style-name="Ru2"><text:ruby-base><text:span text:style-name="T66">教</text:span></text:ruby-base><text:ruby-text>きょう</text:ruby-text></text:ruby><text:span text:style-name="T66">し</text:span>　 <text:s text:c="11"/>maestro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31">入</text:p>
          </table:table-cell>
          <table:table-cell table:style-name="Tabla180.A1" office:value-type="string">
            <text:p text:style-name="P93">はい</text:p>
          </table:table-cell>
          <table:table-cell table:style-name="Tabla180.C1" office:value-type="string">
            <text:p text:style-name="P81"><text:ruby text:style-name="Ru1"><text:ruby-base><text:span text:style-name="T66">入</text:span></text:ruby-base><text:ruby-text>はい</text:ruby-text></text:ruby><text:span text:style-name="T66">る</text:span> <text:s text:c="19"/>entrar</text:p>
          </table:table-cell>
          <table:table-cell table:style-name="Tabla180.D1" office:value-type="string">
            <text:p text:style-name="P81"/>
          </table:table-cell>
        </table:table-row>
        <table:table-row>
          <table:covered-table-cell/>
          <table:table-cell table:style-name="Tabla180.B2" office:value-type="string">
            <text:p text:style-name="P93">い</text:p>
          </table:table-cell>
          <table:table-cell table:style-name="Tabla180.C2" office:value-type="string">
            <text:p text:style-name="P81"><text:ruby text:style-name="Ru1"><text:ruby-base><text:span text:style-name="T66">入</text:span></text:ruby-base><text:ruby-text>い</text:ruby-text></text:ruby><text:span text:style-name="T66">れる</text:span>　 <text:s text:c="11"/>meter</text:p>
          </table:table-cell>
          <table:table-cell table:style-name="Tabla180.D2" office:value-type="string">
            <text:p text:style-name="P81"><text:ruby text:style-name="Ru1"><text:ruby-base><text:span text:style-name="T66">入</text:span></text:ruby-base><text:ruby-text>い</text:ruby-text></text:ruby><text:span text:style-name="T66">り</text:span><text:ruby text:style-name="Ru1"><text:ruby-base><text:span text:style-name="T66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93">ニュウ</text:p>
          </table:table-cell>
          <table:table-cell table:style-name="Tabla180.C2" office:value-type="string">
            <text:p text:style-name="P81"><text:ruby text:style-name="Ru1"><text:ruby-base><text:span text:style-name="T66">入</text:span></text:ruby-base><text:ruby-text>にゅう</text:ruby-text></text:ruby><text:ruby text:style-name="Ru1"><text:ruby-base><text:span text:style-name="T66">学</text:span></text:ruby-base><text:ruby-text>がく</text:ruby-text></text:ruby><text:span text:style-name="T73"> <text:s text:c="3"/></text:span></text:p>
            <text:p text:style-name="P81"><text:s text:c="8"/>entrar a la escuela</text:p>
          </table:table-cell>
          <table:table-cell table:style-name="Tabla180.D2" office:value-type="string">
            <text:p text:style-name="P81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87">送</text:p>
          </table:table-cell>
          <table:table-cell table:style-name="Tabla335.A1" office:value-type="string">
            <text:p text:style-name="P117">おく</text:p>
          </table:table-cell>
          <table:table-cell table:style-name="Tabla335.A1" office:value-type="string">
            <text:p text:style-name="P75"><text:ruby text:style-name="Ru1"><text:ruby-base><text:span text:style-name="T66">送</text:span></text:ruby-base><text:ruby-text>おく</text:ruby-text></text:ruby><text:span text:style-name="T66">る <text:s/></text:span><text:s text:c="16"/>enviar</text:p>
          </table:table-cell>
          <table:table-cell table:style-name="Tabla335.D1" office:value-type="string">
            <text:p text:style-name="P101"><text:s text:c="10"/></text:p>
          </table:table-cell>
        </table:table-row>
      </table:table>
      <text:p text:style-name="P18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87">書</text:p>
          </table:table-cell>
          <table:table-cell table:style-name="Tabla96.A1" office:value-type="string">
            <text:p text:style-name="P117">か</text:p>
          </table:table-cell>
          <table:table-cell table:style-name="Tabla96.A1" office:value-type="string">
            <text:p text:style-name="P75"><text:ruby text:style-name="Ru1"><text:ruby-base><text:span text:style-name="T66">書</text:span></text:ruby-base><text:ruby-text>か</text:ruby-text></text:ruby><text:span text:style-name="T66">く</text:span><text:span text:style-name="T73"> <text:s text:c="16"/>escribir</text:span></text:p>
          </table:table-cell>
          <table:table-cell table:style-name="Tabla96.D1" office:value-type="string">
            <text:p text:style-name="P101"><text:s text:c="10"/></text:p>
          </table:table-cell>
        </table:table-row>
        <table:table-row>
          <table:covered-table-cell/>
          <table:table-cell table:style-name="Tabla96.B2" office:value-type="string">
            <text:p text:style-name="P118">ショ</text:p>
          </table:table-cell>
          <table:table-cell table:style-name="Tabla96.C2" office:value-type="string">
            <text:p text:style-name="P107"><text:ruby text:style-name="Ru1"><text:ruby-base><text:span text:style-name="T72">書</text:span></text:ruby-base><text:ruby-text>しょ</text:ruby-text></text:ruby><text:ruby text:style-name="Ru1"><text:ruby-base><text:span text:style-name="T72">道</text:span></text:ruby-base><text:ruby-text>どう</text:ruby-text></text:ruby><text:span text:style-name="T73"> <text:s text:c="13"/>caligrafía</text:span></text:p>
          </table:table-cell>
          <table:table-cell table:style-name="Tabla96.D2" office:value-type="string">
            <text:p text:style-name="P107"><text:ruby text:style-name="Ru1"><text:ruby-base><text:span text:style-name="T66">教</text:span></text:ruby-base><text:ruby-text>きょう</text:ruby-text></text:ruby><text:ruby text:style-name="Ru1"><text:ruby-base><text:span text:style-name="T66">科</text:span></text:ruby-base><text:ruby-text>か</text:ruby-text></text:ruby><text:ruby text:style-name="Ru1"><text:ruby-base><text:span text:style-name="T66">書</text:span></text:ruby-base><text:ruby-text>しょ</text:ruby-text></text:ruby> <text:s text:c="2"/>libro de texto 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87">待</text:p>
          </table:table-cell>
          <table:table-cell table:style-name="Tabla357.A1" office:value-type="string">
            <text:p text:style-name="P117">ま</text:p>
          </table:table-cell>
          <table:table-cell table:style-name="Tabla357.A1" office:value-type="string">
            <text:p text:style-name="P75"><text:ruby text:style-name="Ru1"><text:ruby-base><text:span text:style-name="T66">待</text:span></text:ruby-base><text:ruby-text>ま</text:ruby-text></text:ruby><text:span text:style-name="T66">つ</text:span> <text:s text:c="16"/>esperar</text:p>
          </table:table-cell>
          <table:table-cell table:style-name="Tabla357.D1" office:value-type="string">
            <text:p text:style-name="P101"><text:ruby text:style-name="Ru1"><text:ruby-base><text:span text:style-name="T66">待</text:span></text:ruby-base><text:ruby-text>ま</text:ruby-text></text:ruby><text:span text:style-name="T66">ち</text:span><text:ruby text:style-name="Ru1"><text:ruby-base><text:span text:style-name="T66">合</text:span></text:ruby-base><text:ruby-text>あ</text:ruby-text></text:ruby><text:span text:style-name="T66">わせ</text:span> <text:s text:c="11"/>cita <text:s text:c="9"/></text:p>
          </table:table-cell>
        </table:table-row>
      </table:table>
      <text:p text:style-name="P18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87">勉</text:p>
          </table:table-cell>
          <table:table-cell table:style-name="Tabla413.A1" office:value-type="string">
            <text:p text:style-name="P117">ベン</text:p>
          </table:table-cell>
          <table:table-cell table:style-name="Tabla413.A1" office:value-type="string">
            <text:p text:style-name="P109"><text:ruby text:style-name="Ru1"><text:ruby-base><text:span text:style-name="T66">勉</text:span></text:ruby-base><text:ruby-text>べん</text:ruby-text></text:ruby><text:ruby text:style-name="Ru1"><text:ruby-base><text:span text:style-name="T89">強</text:span></text:ruby-base><text:ruby-text>きょう</text:ruby-text></text:ruby><text:span text:style-name="T66">する</text:span> <text:s text:c="4"/>estudiar</text:p>
          </table:table-cell>
          <table:table-cell table:style-name="Tabla413.D1" office:value-type="string">
            <text:p text:style-name="P101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17">つと</text:p>
          </table:table-cell>
          <table:table-cell table:style-name="Tabla413.C2" office:value-type="string">
            <text:p text:style-name="P108"><text:ruby text:style-name="Ru1"><text:ruby-base><text:span text:style-name="T66">勉</text:span></text:ruby-base><text:ruby-text>つと</text:ruby-text></text:ruby><text:span text:style-name="T66">める</text:span> <text:s text:c="7"/>esforzarse</text:p>
          </table:table-cell>
          <table:table-cell table:style-name="Tabla413.D2" office:value-type="string">
            <text:p text:style-name="P101"/>
          </table:table-cell>
        </table:table-row>
      </table:table>
      <text:p text:style-name="P57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87">向</text:p>
          </table:table-cell>
          <table:table-cell table:style-name="Tabla320.A1" office:value-type="string">
            <text:p text:style-name="P117">む</text:p>
          </table:table-cell>
          <table:table-cell table:style-name="Tabla320.A1" office:value-type="string">
            <text:p text:style-name="P75"><text:ruby text:style-name="Ru1"><text:ruby-base><text:span text:style-name="T66">向</text:span></text:ruby-base><text:ruby-text>む</text:ruby-text></text:ruby><text:span text:style-name="T66">く</text:span> <text:s text:c="17"/></text:p>
            <text:p text:style-name="P75"><text:s/>girarse, girar la cabeza</text:p>
          </table:table-cell>
          <table:table-cell table:style-name="Tabla320.D1" office:value-type="string">
            <text:p text:style-name="P101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18">コウ</text:p>
          </table:table-cell>
          <table:table-cell table:style-name="Tabla320.C2" office:value-type="string">
            <text:p text:style-name="P107"><text:ruby text:style-name="Ru1"><text:ruby-base><text:span text:style-name="T66">意</text:span></text:ruby-base><text:ruby-text>い</text:ruby-text></text:ruby><text:ruby text:style-name="Ru1"><text:ruby-base><text:span text:style-name="T66">向</text:span></text:ruby-base><text:ruby-text>こう</text:ruby-text></text:ruby> </text:p>
            <text:p text:style-name="P107"><text:s text:c="10"/>intención (formal)</text:p>
          </table:table-cell>
          <table:table-cell table:style-name="Tabla320.D2" office:value-type="string">
            <text:p text:style-name="P107"/>
          </table:table-cell>
        </table:table-row>
      </table:table>
      <text:p text:style-name="P38"/>
      <text:p text:style-name="P38"/>
      <text:p text:style-name="P38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87">打</text:p>
          </table:table-cell>
          <table:table-cell table:style-name="Tabla212.A1" office:value-type="string">
            <text:p text:style-name="P117">う</text:p>
          </table:table-cell>
          <table:table-cell table:style-name="Tabla212.A1" office:value-type="string">
            <text:p text:style-name="P75"><text:ruby text:style-name="Ru1"><text:ruby-base><text:span text:style-name="T66">打</text:span></text:ruby-base><text:ruby-text>う</text:ruby-text></text:ruby><text:span text:style-name="T66">つ</text:span> <text:s text:c="16"/>golpear</text:p>
          </table:table-cell>
          <table:table-cell table:style-name="Tabla212.D1" office:value-type="string">
            <text:p text:style-name="P101"><text:ruby text:style-name="Ru1"><text:ruby-base><text:span text:style-name="T66">打</text:span></text:ruby-base><text:ruby-text>う</text:ruby-text></text:ruby><text:span text:style-name="T66">ち</text:span><text:ruby text:style-name="Ru1"><text:ruby-base><text:span text:style-name="T66">合</text:span></text:ruby-base><text:ruby-text>あ</text:ruby-text></text:ruby><text:span text:style-name="T66">わせ</text:span></text:p>
            <text:p text:style-name="P101"><text:span text:style-name="T84"><text:s text:c="8"/></text:span><text:s text:c="11"/>preparativos <text:s text:c="9"/></text:p>
          </table:table-cell>
        </table:table-row>
      </table:table>
      <text:p text:style-name="P18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87">話</text:p>
          </table:table-cell>
          <table:table-cell table:style-name="Tabla356.A1" office:value-type="string">
            <text:p text:style-name="P117">はな</text:p>
          </table:table-cell>
          <table:table-cell table:style-name="Tabla356.A1" office:value-type="string">
            <text:p text:style-name="P75"><text:ruby text:style-name="Ru1"><text:ruby-base><text:span text:style-name="T66">話</text:span></text:ruby-base><text:ruby-text>はな</text:ruby-text></text:ruby><text:span text:style-name="T66">す</text:span> <text:s text:c="18"/>hablar</text:p>
          </table:table-cell>
          <table:table-cell table:style-name="Tabla356.D1" office:value-type="string">
            <text:p text:style-name="P101"><text:ruby text:style-name="Ru1"><text:ruby-base><text:span text:style-name="T66">話</text:span></text:ruby-base><text:ruby-text>はな</text:ruby-text></text:ruby><text:span text:style-name="T66">し</text:span><text:ruby text:style-name="Ru1"><text:ruby-base><text:span text:style-name="T66">合</text:span></text:ruby-base><text:ruby-text>あ</text:ruby-text></text:ruby><text:span text:style-name="T66">う</text:span><text:span text:style-name="T73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18">はなし</text:p>
          </table:table-cell>
          <table:table-cell table:style-name="Tabla356.C2" office:value-type="string">
            <text:p text:style-name="P107"><text:ruby text:style-name="Ru1"><text:ruby-base><text:span text:style-name="T66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29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18">ワ</text:p>
          </table:table-cell>
          <table:table-cell table:style-name="Tabla356.C2" office:value-type="string">
            <text:p text:style-name="P107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27"> <text:s text:c="7"/></text:span><text:span text:style-name="T73">conversación <text:s text:c="12"/></text:span></text:p>
          </table:table-cell>
          <table:table-cell table:style-name="Tabla356.D2" office:value-type="string">
            <text:p text:style-name="P107"/>
          </table:table-cell>
        </table:table-row>
      </table:table>
      <text:p text:style-name="P17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2" office:value-type="string">
            <text:p text:style-name="P87">作</text:p>
          </table:table-cell>
          <table:table-cell table:style-name="Tabla411.A1" office:value-type="string">
            <text:p text:style-name="P117">つく</text:p>
          </table:table-cell>
          <table:table-cell table:style-name="Tabla411.A1" office:value-type="string">
            <text:p text:style-name="P98"><text:ruby text:style-name="Ru1"><text:ruby-base>作</text:ruby-base><text:ruby-text>つく</text:ruby-text></text:ruby>る<text:span text:style-name="T70"> <text:s text:c="3"/>hacer, preparar</text:span></text:p>
          </table:table-cell>
          <table:table-cell table:style-name="Tabla411.D1" office:value-type="string">
            <text:p text:style-name="P101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18">サク</text:p>
          </table:table-cell>
          <table:table-cell table:style-name="Tabla411.C2" office:value-type="string">
            <text:p text:style-name="P107"><text:ruby text:style-name="Ru1"><text:ruby-base><text:span text:style-name="T66">工</text:span></text:ruby-base><text:ruby-text>こう</text:ruby-text></text:ruby><text:ruby text:style-name="Ru1"><text:ruby-base><text:span text:style-name="T66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107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87">行</text:p>
          </table:table-cell>
          <table:table-cell table:style-name="Tabla187.A1" office:value-type="string">
            <text:p text:style-name="P117">い</text:p>
          </table:table-cell>
          <table:table-cell table:style-name="Tabla187.A1" office:value-type="string">
            <text:p text:style-name="P75"><text:ruby text:style-name="Ru1"><text:ruby-base><text:span text:style-name="T66">行</text:span></text:ruby-base><text:ruby-text>い</text:ruby-text></text:ruby><text:span text:style-name="T66">く</text:span> <text:s text:c="25"/>ir</text:p>
          </table:table-cell>
          <table:table-cell table:style-name="Tabla187.D1" office:value-type="string">
            <text:p text:style-name="P101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18">おこな</text:p>
          </table:table-cell>
          <table:table-cell table:style-name="Tabla187.C2" office:value-type="string">
            <text:p text:style-name="P107"><text:ruby text:style-name="Ru1"><text:ruby-base><text:span text:style-name="T66">行</text:span></text:ruby-base><text:ruby-text>おこな</text:ruby-text></text:ruby><text:span text:style-name="T66">う</text:span> <text:s text:c="5"/>llevar a cabo</text:p>
          </table:table-cell>
          <table:table-cell table:style-name="Tabla187.D2" office:value-type="string">
            <text:p text:style-name="P107"/>
          </table:table-cell>
        </table:table-row>
        <table:table-row>
          <table:covered-table-cell/>
          <table:table-cell table:style-name="Tabla187.B2" office:value-type="string">
            <text:p text:style-name="P118">コウ</text:p>
          </table:table-cell>
          <table:table-cell table:style-name="Tabla187.C2" office:value-type="string">
            <text:p text:style-name="P107"><text:ruby text:style-name="Ru1"><text:ruby-base><text:span text:style-name="T66">流</text:span></text:ruby-base><text:ruby-text>りゅう</text:ruby-text></text:ruby><text:ruby text:style-name="Ru1"><text:ruby-base><text:span text:style-name="T66">行</text:span></text:ruby-base><text:ruby-text>こう</text:ruby-text></text:ruby><text:span text:style-name="T66"> <text:s text:c="2"/></text:span><text:s text:c="13"/>moda</text:p>
          </table:table-cell>
          <table:table-cell table:style-name="Tabla187.D2" office:value-type="string">
            <text:p text:style-name="P10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4" office:value-type="string">
            <text:p text:style-name="P87">通</text:p>
          </table:table-cell>
          <table:table-cell table:style-name="Tabla207.A1" office:value-type="string">
            <text:p text:style-name="P117">とお</text:p>
          </table:table-cell>
          <table:table-cell table:style-name="Tabla207.A1" office:value-type="string">
            <text:p text:style-name="P75"><text:ruby text:style-name="Ru1"><text:ruby-base><text:span text:style-name="T66">通</text:span></text:ruby-base><text:ruby-text>とお</text:ruby-text></text:ruby><text:span text:style-name="T66">る</text:span> <text:s text:c="14"/>ir y venir</text:p>
          </table:table-cell>
          <table:table-cell table:style-name="Tabla207.D1" office:value-type="string">
            <text:p text:style-name="P101"/>
          </table:table-cell>
        </table:table-row>
        <table:table-row>
          <table:covered-table-cell/>
          <table:table-cell table:style-name="Tabla207.B2" office:value-type="string">
            <text:p text:style-name="P117">どお</text:p>
          </table:table-cell>
          <table:table-cell table:style-name="Tabla207.B2" office:value-type="string">
            <text:p text:style-name="P101"><text:ruby text:style-name="Ru1"><text:ruby-base><text:span text:style-name="T66">大</text:span></text:ruby-base><text:ruby-text>おお</text:ruby-text></text:ruby><text:ruby text:style-name="Ru1"><text:ruby-base><text:span text:style-name="T12">通</text:span></text:ruby-base><text:ruby-text>どお</text:ruby-text></text:ruby><text:span text:style-name="T66">り</text:span> <text:s text:c="2"/>calle principal</text:p>
          </table:table-cell>
          <table:table-cell table:style-name="Tabla207.D2" office:value-type="string">
            <text:p text:style-name="P101"/>
          </table:table-cell>
        </table:table-row>
        <table:table-row>
          <table:covered-table-cell/>
          <table:table-cell table:style-name="Tabla207.B2" office:value-type="string">
            <text:p text:style-name="P117">かよ</text:p>
          </table:table-cell>
          <table:table-cell table:style-name="Tabla207.B2" office:value-type="string">
            <text:p text:style-name="P75"><text:ruby text:style-name="Ru1"><text:ruby-base><text:span text:style-name="T66">通</text:span></text:ruby-base><text:ruby-text>かよ</text:ruby-text></text:ruby><text:span text:style-name="T66">う</text:span><text:span text:style-name="T73"> <text:s text:c="3"/></text:span></text:p>
            <text:p text:style-name="P75"><text:s text:c="4"/>“ir y venir del trabajo”</text:p>
          </table:table-cell>
          <table:table-cell table:style-name="Tabla207.D2" office:value-type="string">
            <text:p text:style-name="P101"/>
          </table:table-cell>
        </table:table-row>
        <table:table-row>
          <table:covered-table-cell/>
          <table:table-cell table:style-name="Tabla207.B2" office:value-type="string">
            <text:p text:style-name="P118">ツウ</text:p>
          </table:table-cell>
          <table:table-cell table:style-name="Tabla207.B2" office:value-type="string">
            <text:p text:style-name="P107"><text:ruby text:style-name="Ru1"><text:ruby-base><text:span text:style-name="T66">交</text:span></text:ruby-base><text:ruby-text>こう</text:ruby-text></text:ruby><text:ruby text:style-name="Ru1"><text:ruby-base><text:span text:style-name="T66">通</text:span></text:ruby-base><text:ruby-text>つう</text:ruby-text></text:ruby> <text:s text:c="18"/>tráfico</text:p>
          </table:table-cell>
          <table:table-cell table:style-name="Tabla207.D4" office:value-type="string">
            <text:p text:style-name="P129"><text:ruby text:style-name="Ru1"><text:ruby-base><text:span text:style-name="T37">通</text:span></text:ruby-base><text:ruby-text>つう</text:ruby-text></text:ruby><text:ruby text:style-name="Ru1"><text:ruby-base><text:span text:style-name="T37">学</text:span></text:ruby-base><text:ruby-text>がく</text:ruby-text></text:ruby><text:span text:style-name="T32"> </text:span></text:p>
            <text:p text:style-name="P107"><text:s/>“ir y venir de la escuela”</text:p>
          </table:table-cell>
        </table:table-row>
      </table:table>
      <text:p text:style-name="P38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87">遊</text:p>
          </table:table-cell>
          <table:table-cell table:style-name="Tabla420.A1" office:value-type="string">
            <text:p text:style-name="P117">あそ</text:p>
          </table:table-cell>
          <table:table-cell table:style-name="Tabla420.A1" office:value-type="string">
            <text:p text:style-name="P75"><text:ruby text:style-name="Ru1"><text:ruby-base><text:span text:style-name="T66">遊</text:span></text:ruby-base><text:ruby-text>あそ</text:ruby-text></text:ruby><text:span text:style-name="T66">ぶ</text:span> <text:s text:c="20"/>jugar</text:p>
          </table:table-cell>
          <table:table-cell table:style-name="Tabla420.D1" office:value-type="string">
            <text:p text:style-name="P101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18">ユウ</text:p>
          </table:table-cell>
          <table:table-cell table:style-name="Tabla420.C2" office:value-type="string">
            <text:p text:style-name="P101"><text:ruby text:style-name="Ru1"><text:ruby-base><text:span text:style-name="T79">遊</text:span></text:ruby-base><text:ruby-text>ゆう</text:ruby-text></text:ruby><text:ruby text:style-name="Ru1"><text:ruby-base><text:span text:style-name="T79">園</text:span></text:ruby-base><text:ruby-text>えん</text:ruby-text></text:ruby><text:ruby text:style-name="Ru1"><text:ruby-base><text:span text:style-name="T79">地</text:span></text:ruby-base><text:ruby-text>ち</text:ruby-text></text:ruby> <text:s/></text:p>
            <text:p text:style-name="P101"><text:s text:c="2"/>parque <text:span text:style-name="T4">de atracciones</text:span></text:p>
          </table:table-cell>
          <table:table-cell table:style-name="Tabla420.D2" office:value-type="string">
            <text:p text:style-name="P129">　 <text:s text:c="5"/></text:p>
          </table:table-cell>
        </table:table-row>
      </table:table>
      <text:p text:style-name="P18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87">投</text:p>
          </table:table-cell>
          <table:table-cell table:style-name="Tabla378.A1" office:value-type="string">
            <text:p text:style-name="P117">な</text:p>
          </table:table-cell>
          <table:table-cell table:style-name="Tabla378.A1" office:value-type="string">
            <text:p text:style-name="P75"><text:ruby text:style-name="Ru1"><text:ruby-base><text:span text:style-name="T66">投</text:span></text:ruby-base><text:ruby-text>な</text:ruby-text></text:ruby><text:span text:style-name="T66">げる</text:span> <text:s text:c="16"/></text:p>
            <text:p text:style-name="P75"><text:s text:c="10"/>lanzar (un objeto)</text:p>
          </table:table-cell>
          <table:table-cell table:style-name="Tabla378.D1" office:value-type="string">
            <text:p text:style-name="P101"/>
          </table:table-cell>
        </table:table-row>
      </table:table>
      <text:p text:style-name="P38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87">読</text:p>
          </table:table-cell>
          <table:table-cell table:style-name="Tabla208.A1" office:value-type="string">
            <text:p text:style-name="P117">よ</text:p>
          </table:table-cell>
          <table:table-cell table:style-name="Tabla208.A1" office:value-type="string">
            <text:p text:style-name="P75"><text:ruby text:style-name="Ru1"><text:ruby-base><text:span text:style-name="T66">読</text:span></text:ruby-base><text:ruby-text>よ</text:ruby-text></text:ruby><text:span text:style-name="T66">む</text:span> <text:s text:c="22"/>leer</text:p>
          </table:table-cell>
          <table:table-cell table:style-name="Tabla208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18">ドク</text:p>
          </table:table-cell>
          <table:table-cell table:style-name="Tabla208.C2" office:value-type="string">
            <text:p text:style-name="P107"><text:ruby text:style-name="Ru1"><text:ruby-base><text:span text:style-name="T66">読</text:span></text:ruby-base><text:ruby-text>どく</text:ruby-text></text:ruby><text:ruby text:style-name="Ru1"><text:ruby-base><text:span text:style-name="T66">者</text:span></text:ruby-base><text:ruby-text>しゃ</text:ruby-text></text:ruby> <text:s text:c="19"/>lector</text:p>
          </table:table-cell>
          <table:table-cell table:style-name="Tabla208.D2" office:value-type="string">
            <text:p text:style-name="P129">　 <text:s text:c="5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88">立</text:p>
          </table:table-cell>
          <table:table-cell table:style-name="Tabla2.A1" table:number-rows-spanned="2" office:value-type="string">
            <text:p text:style-name="P93">た</text:p>
          </table:table-cell>
          <table:table-cell table:style-name="Tabla2.C1" office:value-type="string">
            <text:p text:style-name="P75"><text:ruby text:style-name="Ru1"><text:ruby-base><text:span text:style-name="T66">立</text:span></text:ruby-base><text:ruby-text>た</text:ruby-text></text:ruby><text:span text:style-name="T66">てる</text:span> <text:s text:c="11"/>levantar</text:p>
          </table:table-cell>
          <table:table-cell table:style-name="Tabla2.D1" office:value-type="string">
            <text:p text:style-name="P75"><text:ruby text:style-name="Ru1"><text:ruby-base><text:span text:style-name="T66">立</text:span></text:ruby-base><text:ruby-text>た</text:ruby-text></text:ruby><text:span text:style-name="T66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75"><text:ruby text:style-name="Ru1"><text:ruby-base><text:span text:style-name="T66">立</text:span></text:ruby-base><text:ruby-text>た</text:ruby-text></text:ruby><text:span text:style-name="T66">ち</text:span><text:ruby text:style-name="Ru1"><text:ruby-base><text:span text:style-name="T66">上</text:span></text:ruby-base><text:ruby-text>あ</text:ruby-text></text:ruby><text:span text:style-name="T66">がる</text:span> <text:s/></text:p>
            <text:p text:style-name="P75"><text:s text:c="21"/>levantarse</text:p>
          </table:table-cell>
          <table:table-cell table:style-name="Tabla2.D2" office:value-type="string">
            <text:p text:style-name="P75"/>
          </table:table-cell>
        </table:table-row>
        <table:table-row table:style-name="Tabla2.1">
          <table:covered-table-cell/>
          <table:table-cell table:style-name="Tabla2.B3" office:value-type="string">
            <text:p text:style-name="P134">リツ</text:p>
          </table:table-cell>
          <table:table-cell table:style-name="Tabla2.C2" office:value-type="string">
            <text:p text:style-name="P140"><text:ruby text:style-name="Ru1"><text:ruby-base><text:span text:style-name="T81">公</text:span></text:ruby-base><text:ruby-text>こう</text:ruby-text></text:ruby><text:ruby text:style-name="Ru1"><text:ruby-base><text:span text:style-name="T81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40"><text:span text:style-name="T68">し</text:span><text:ruby text:style-name="Ru1"><text:ruby-base><text:span text:style-name="T68">立</text:span></text:ruby-base><text:ruby-text>りつ</text:ruby-text></text:ruby> <text:s text:c="17"/>privado</text:p>
          </table:table-cell>
        </table:table-row>
      </table:table>
      <text:p text:style-name="P17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88">着</text:p>
          </table:table-cell>
          <table:table-cell table:style-name="Tabla92.A1" office:value-type="string">
            <text:p text:style-name="P93">つ</text:p>
          </table:table-cell>
          <table:table-cell table:style-name="Tabla92.C1" office:value-type="string">
            <text:p text:style-name="P75"><text:ruby text:style-name="Ru1"><text:ruby-base><text:span text:style-name="T66">着</text:span></text:ruby-base><text:ruby-text>つ</text:ruby-text></text:ruby><text:span text:style-name="T66">く</text:span> <text:s text:c="20"/>llegar</text:p>
          </table:table-cell>
          <table:table-cell table:style-name="Tabla92.D1" office:value-type="string">
            <text:p text:style-name="P75"/>
          </table:table-cell>
        </table:table-row>
        <table:table-row table:style-name="Tabla92.2">
          <table:covered-table-cell/>
          <table:table-cell table:style-name="Tabla92.A1" office:value-type="string">
            <text:p text:style-name="P93">き</text:p>
          </table:table-cell>
          <table:table-cell table:style-name="Tabla92.C2" office:value-type="string">
            <text:p text:style-name="P75"><text:ruby text:style-name="Ru1"><text:ruby-base><text:span text:style-name="T66">着</text:span></text:ruby-base><text:ruby-text>き</text:ruby-text></text:ruby><text:span text:style-name="T66">る</text:span> <text:s text:c="8"/>llevar puesto</text:p>
          </table:table-cell>
          <table:table-cell table:style-name="Tabla92.D2" office:value-type="string">
            <text:p text:style-name="P75"><text:ruby text:style-name="Ru1"><text:ruby-base><text:span text:style-name="T66">着</text:span></text:ruby-base><text:ruby-text>き</text:ruby-text></text:ruby><text:ruby text:style-name="Ru1"><text:ruby-base><text:span text:style-name="T66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93">ぎ</text:p>
          </table:table-cell>
          <table:table-cell table:style-name="Tabla92.C2" office:value-type="string">
            <text:p text:style-name="P75"><text:ruby text:style-name="Ru1"><text:ruby-base><text:span text:style-name="T66">上</text:span></text:ruby-base><text:ruby-text>うわ</text:ruby-text></text:ruby><text:ruby text:style-name="Ru1"><text:ruby-base><text:span text:style-name="T66">着</text:span></text:ruby-base><text:ruby-text>ぎ</text:ruby-text></text:ruby> <text:s text:c="21"/>ropa </text:p>
            <text:p text:style-name="P75"><text:s text:c="3"/>(encima de la cintura)</text:p>
          </table:table-cell>
          <table:table-cell table:style-name="Tabla92.D2" office:value-type="string">
            <text:p text:style-name="P75"><text:ruby text:style-name="Ru1"><text:ruby-base><text:span text:style-name="T66">下</text:span></text:ruby-base><text:ruby-text>した</text:ruby-text></text:ruby><text:ruby text:style-name="Ru1"><text:ruby-base><text:span text:style-name="T66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34">チャク</text:p>
          </table:table-cell>
          <table:table-cell table:style-name="Tabla92.C2" office:value-type="string">
            <text:p text:style-name="P140"><text:span text:style-name="T81">とう</text:span><text:ruby text:style-name="Ru1"><text:ruby-base><text:span text:style-name="T81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40"/>
          </table:table-cell>
        </table:table-row>
      </table:table>
      <text:p text:style-name="Standard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30">見</text:p>
          </table:table-cell>
          <table:table-cell table:style-name="Tabla98.A1" table:number-rows-spanned="2" office:value-type="string">
            <text:p text:style-name="P93">み</text:p>
          </table:table-cell>
          <table:table-cell table:style-name="Tabla98.C1" office:value-type="string">
            <text:p text:style-name="P75"><text:ruby text:style-name="Ru1"><text:ruby-base><text:span text:style-name="T66">見</text:span></text:ruby-base><text:ruby-text>み</text:ruby-text></text:ruby><text:span text:style-name="T66">る</text:span> <text:s text:c="20"/>mirar</text:p>
          </table:table-cell>
          <table:table-cell table:style-name="Tabla98.D1" office:value-type="string">
            <text:p text:style-name="P100"><text:ruby text:style-name="Ru1"><text:ruby-base><text:span text:style-name="T66">花</text:span></text:ruby-base><text:ruby-text>はな</text:ruby-text></text:ruby><text:ruby text:style-name="Ru1"><text:ruby-base><text:span text:style-name="T66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75"><text:ruby text:style-name="Ru1"><text:ruby-base><text:span text:style-name="T66">見</text:span></text:ruby-base><text:ruby-text>み</text:ruby-text></text:ruby><text:span text:style-name="T66">つける</text:span> <text:s text:c="5"/>encontrar</text:p>
          </table:table-cell>
          <table:table-cell table:style-name="Tabla98.D2" office:value-type="string">
            <text:p text:style-name="P75"/>
          </table:table-cell>
        </table:table-row>
        <table:table-row table:style-name="Tabla98.3">
          <table:covered-table-cell/>
          <table:table-cell table:style-name="Tabla98.B3" office:value-type="string">
            <text:p text:style-name="P93">ケン</text:p>
          </table:table-cell>
          <table:table-cell table:style-name="Tabla98.C2" office:value-type="string">
            <text:p text:style-name="P75"><text:ruby text:style-name="Ru1"><text:ruby-base><text:span text:style-name="T66">見</text:span></text:ruby-base><text:ruby-text>けん</text:ruby-text></text:ruby><text:ruby text:style-name="Ru1"><text:ruby-base><text:span text:style-name="T66">学</text:span></text:ruby-base><text:ruby-text>がく</text:ruby-text></text:ruby> <text:s text:c="14"/>observar</text:p>
          </table:table-cell>
          <table:table-cell table:style-name="Tabla98.D2" office:value-type="string">
            <text:p text:style-name="P75"/>
          </table:table-cell>
        </table:table-row>
      </table:table>
      <text:p text:style-name="P4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87">死</text:p>
          </table:table-cell>
          <table:table-cell table:style-name="Tabla177.A1" table:number-rows-spanned="2" office:value-type="string">
            <text:p text:style-name="P117">し　·　シ</text:p>
          </table:table-cell>
          <table:table-cell table:style-name="Tabla177.A1" office:value-type="string">
            <text:p text:style-name="P75"><text:ruby text:style-name="Ru1"><text:ruby-base><text:span text:style-name="T66">死</text:span></text:ruby-base><text:ruby-text>し</text:ruby-text></text:ruby><text:span text:style-name="T66">ぬ</text:span> <text:s text:c="20"/>morir</text:p>
          </table:table-cell>
          <table:table-cell table:style-name="Tabla177.D1" office:value-type="string">
            <text:p text:style-name="P101"><text:ruby text:style-name="Ru1"><text:ruby-base><text:span text:style-name="T66">死</text:span></text:ruby-base><text:ruby-text>し</text:ruby-text></text:ruby><text:ruby text:style-name="Ru1"><text:ruby-base><text:span text:style-name="T66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5"><text:ruby text:style-name="Ru1"><text:ruby-base><text:span text:style-name="T66">生</text:span></text:ruby-base><text:ruby-text>せい</text:ruby-text></text:ruby><text:ruby text:style-name="Ru1"><text:ruby-base><text:span text:style-name="T66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101"/>
          </table:table-cell>
        </table:table-row>
      </table:table>
      <text:p text:style-name="P47"/>
      <text:p text:style-name="P47"/>
      <text:p text:style-name="P47"/>
      <text:p text:style-name="P47"><text:soft-page-break/></text:p>
      <text:p text:style-name="P47"/>
      <text:p text:style-name="P47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87">生</text:p>
          </table:table-cell>
          <table:table-cell table:style-name="Tabla185.A1" office:value-type="string">
            <text:p text:style-name="P93">う </text:p>
          </table:table-cell>
          <table:table-cell table:style-name="Tabla185.C1" office:value-type="string">
            <text:p text:style-name="P75"><text:ruby text:style-name="Ru1"><text:ruby-base><text:span text:style-name="T66">生</text:span></text:ruby-base><text:ruby-text>う</text:ruby-text></text:ruby><text:span text:style-name="T66">まれる</text:span> <text:s text:c="11"/>nacer</text:p>
          </table:table-cell>
          <table:table-cell table:style-name="Tabla185.D1" office:value-type="string">
            <text:p text:style-name="P75"/>
          </table:table-cell>
        </table:table-row>
        <table:table-row>
          <table:covered-table-cell/>
          <table:table-cell table:style-name="Tabla185.B2" office:value-type="string">
            <text:p text:style-name="P93">は</text:p>
          </table:table-cell>
          <table:table-cell table:style-name="Tabla185.C2" office:value-type="string">
            <text:p text:style-name="P75"><text:ruby text:style-name="Ru1"><text:ruby-base><text:span text:style-name="T66">生</text:span></text:ruby-base><text:ruby-text>は</text:ruby-text></text:ruby><text:span text:style-name="T66">える</text:span> <text:s text:c="14"/>crecer</text:p>
          </table:table-cell>
          <table:table-cell table:style-name="Tabla185.D2" office:value-type="string">
            <text:p text:style-name="P75"/>
          </table:table-cell>
        </table:table-row>
        <table:table-row>
          <table:covered-table-cell/>
          <table:table-cell table:style-name="Tabla185.B2" office:value-type="string">
            <text:p text:style-name="P93">な</text:p>
            <text:p text:style-name="P93">ま</text:p>
          </table:table-cell>
          <table:table-cell table:style-name="Tabla185.C2" office:value-type="string">
            <text:p text:style-name="P75"><text:ruby text:style-name="Ru1"><text:ruby-base><text:span text:style-name="T66">生</text:span></text:ruby-base><text:ruby-text>なま</text:ruby-text></text:ruby><text:span text:style-name="T66">な</text:span> <text:s text:c="19"/>crudo</text:p>
          </table:table-cell>
          <table:table-cell table:style-name="Tabla185.D2" office:value-type="string">
            <text:p text:style-name="P75"/>
          </table:table-cell>
        </table:table-row>
        <table:table-row>
          <table:covered-table-cell/>
          <table:table-cell table:style-name="Tabla185.B2" office:value-type="string">
            <text:p text:style-name="P93">セイ</text:p>
          </table:table-cell>
          <table:table-cell table:style-name="Tabla185.C2" office:value-type="string">
            <text:p text:style-name="P75"><text:ruby text:style-name="Ru1"><text:ruby-base><text:span text:style-name="T66">先</text:span></text:ruby-base><text:ruby-text>せん</text:ruby-text></text:ruby><text:ruby text:style-name="Ru1"><text:ruby-base><text:span text:style-name="T66">生</text:span></text:ruby-base><text:ruby-text>せい</text:ruby-text></text:ruby> <text:s text:c="15"/>maestro</text:p>
          </table:table-cell>
          <table:table-cell table:style-name="Tabla185.D2" office:value-type="string">
            <text:p text:style-name="P75"><text:ruby text:style-name="Ru1"><text:ruby-base><text:span text:style-name="T66">生</text:span></text:ruby-base><text:ruby-text>せい</text:ruby-text></text:ruby><text:span text:style-name="T66">と</text:span> <text:s text:c="17"/>alumno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87">泳</text:p>
          </table:table-cell>
          <table:table-cell table:style-name="Tabla193.A1" office:value-type="string">
            <text:p text:style-name="P117">およ</text:p>
          </table:table-cell>
          <table:table-cell table:style-name="Tabla193.A1" office:value-type="string">
            <text:p text:style-name="P98"><text:ruby text:style-name="Ru1"><text:ruby-base>泳</text:ruby-base><text:ruby-text>およ</text:ruby-text></text:ruby>ぐ <text:s text:c="13"/><text:span text:style-name="T46">nadar</text:span></text:p>
          </table:table-cell>
          <table:table-cell table:style-name="Tabla193.D1" office:value-type="string">
            <text:p text:style-name="P101"><text:s text:c="7"/></text:p>
          </table:table-cell>
        </table:table-row>
        <table:table-row>
          <table:covered-table-cell/>
          <table:table-cell table:style-name="Tabla193.B2" office:value-type="string">
            <text:p text:style-name="P118">エイ</text:p>
          </table:table-cell>
          <table:table-cell table:style-name="Tabla193.C2" office:value-type="string">
            <text:p text:style-name="P107"><text:ruby text:style-name="Ru1"><text:ruby-base><text:span text:style-name="T66">水</text:span></text:ruby-base><text:ruby-text>すい</text:ruby-text></text:ruby><text:ruby text:style-name="Ru1"><text:ruby-base><text:span text:style-name="T66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29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87">聞</text:p>
          </table:table-cell>
          <table:table-cell table:style-name="Tabla213.A1" table:number-rows-spanned="2" office:value-type="string">
            <text:p text:style-name="P117">き</text:p>
          </table:table-cell>
          <table:table-cell table:style-name="Tabla213.A1" office:value-type="string">
            <text:p text:style-name="P75"><text:ruby text:style-name="Ru1"><text:ruby-base><text:span text:style-name="T66">聞</text:span></text:ruby-base><text:ruby-text>き</text:ruby-text></text:ruby><text:span text:style-name="T66">く</text:span> <text:s text:c="24"/>oír</text:p>
          </table:table-cell>
          <table:table-cell table:style-name="Tabla213.D1" office:value-type="string">
            <text:p text:style-name="P101"><text:ruby text:style-name="Ru1"><text:ruby-base><text:span text:style-name="T66">聞</text:span></text:ruby-base><text:ruby-text>き</text:ruby-text></text:ruby><text:span text:style-name="T66">かせる</text:span> </text:p>
            <text:p text:style-name="P101"><text:s text:c="6"/>leer, cantar a alguien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75"><text:ruby text:style-name="Ru1"><text:ruby-base><text:span text:style-name="T66">聞</text:span></text:ruby-base><text:ruby-text>き</text:ruby-text></text:ruby><text:span text:style-name="T66">こえる</text:span> <text:s text:c="5"/>escuchar</text:p>
          </table:table-cell>
          <table:table-cell table:style-name="Tabla213.D2" office:value-type="string">
            <text:p text:style-name="P101"/>
          </table:table-cell>
        </table:table-row>
        <table:table-row>
          <table:covered-table-cell/>
          <table:table-cell table:style-name="Tabla213.C2" office:value-type="string">
            <text:p text:style-name="P118">ブン</text:p>
          </table:table-cell>
          <table:table-cell table:style-name="Tabla213.C3" office:value-type="string">
            <text:p text:style-name="P107"><text:ruby text:style-name="Ru1"><text:ruby-base><text:span text:style-name="T66">新</text:span></text:ruby-base><text:ruby-text>しん</text:ruby-text></text:ruby><text:ruby text:style-name="Ru1"><text:ruby-base><text:span text:style-name="T66">聞</text:span></text:ruby-base><text:ruby-text>ぶん</text:ruby-text></text:ruby> <text:s text:c="13"/>periódico</text:p>
          </table:table-cell>
          <table:table-cell table:style-name="Tabla213.D3" office:value-type="string">
            <text:p text:style-name="P129">　 <text:s text:c="5"/></text:p>
          </table:table-cell>
        </table:table-row>
      </table:table>
      <text:p text:style-name="P23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3" office:value-type="string">
            <text:p text:style-name="P87">止</text:p>
          </table:table-cell>
          <table:table-cell table:style-name="Tabla257.A1" office:value-type="string">
            <text:p text:style-name="P117">と</text:p>
          </table:table-cell>
          <table:table-cell table:style-name="Tabla257.A1" office:value-type="string">
            <text:p text:style-name="P98"><text:ruby text:style-name="Ru1"><text:ruby-base>止</text:ruby-base><text:ruby-text>と</text:ruby-text></text:ruby>める <text:span text:style-name="T46"><text:s/>parar, aparcar</text:span></text:p>
          </table:table-cell>
          <table:table-cell table:style-name="Tabla257.D1" office:value-type="string">
            <text:p text:style-name="P101"><text:ruby text:style-name="Ru1"><text:ruby-base><text:span text:style-name="T66">止</text:span></text:ruby-base><text:ruby-text>と</text:ruby-text></text:ruby><text:span text:style-name="T66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17">ど</text:p>
          </table:table-cell>
          <table:table-cell table:style-name="Tabla257.B2" office:value-type="string">
            <text:p text:style-name="P75"><text:ruby text:style-name="Ru1"><text:ruby-base><text:span text:style-name="T66">立</text:span></text:ruby-base><text:ruby-text>た</text:ruby-text></text:ruby><text:span text:style-name="T66">ち</text:span><text:ruby text:style-name="Ru1"><text:ruby-base><text:span text:style-name="T12">止</text:span></text:ruby-base><text:ruby-text>ど</text:ruby-text></text:ruby><text:span text:style-name="T66">まる</text:span> <text:s text:c="3"/>detener</text:p>
          </table:table-cell>
          <table:table-cell table:style-name="Tabla257.D2" office:value-type="string">
            <text:p text:style-name="P101"/>
          </table:table-cell>
        </table:table-row>
        <table:table-row>
          <table:covered-table-cell/>
          <table:table-cell table:style-name="Tabla257.B2" office:value-type="string">
            <text:p text:style-name="P118">シ</text:p>
          </table:table-cell>
          <table:table-cell table:style-name="Tabla257.C3" office:value-type="string">
            <text:p text:style-name="P107"><text:ruby text:style-name="Ru1"><text:ruby-base><text:span text:style-name="T66">中</text:span></text:ruby-base><text:ruby-text>ちゅう</text:ruby-text></text:ruby><text:ruby text:style-name="Ru1"><text:ruby-base><text:span text:style-name="T66">止</text:span></text:ruby-base><text:ruby-text>し</text:ruby-text></text:ruby> <text:s text:c="7"/>cancelación</text:p>
          </table:table-cell>
          <table:table-cell table:style-name="Tabla257.D3" office:value-type="string">
            <text:p text:style-name="P129">　 <text:s text:c="5"/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87">思</text:p>
          </table:table-cell>
          <table:table-cell table:style-name="Tabla326.A1" table:number-rows-spanned="2" office:value-type="string">
            <text:p text:style-name="P117">おも</text:p>
          </table:table-cell>
          <table:table-cell table:style-name="Tabla326.A1" office:value-type="string">
            <text:p text:style-name="P75"><text:ruby text:style-name="Ru1"><text:ruby-base><text:span text:style-name="T66">思</text:span></text:ruby-base><text:ruby-text>おも</text:ruby-text></text:ruby><text:span text:style-name="T66">う</text:span> <text:s text:c="7"/>pensar, creer</text:p>
          </table:table-cell>
          <table:table-cell table:style-name="Tabla326.D1" office:value-type="string">
            <text:p text:style-name="P101"><text:ruby text:style-name="Ru1"><text:ruby-base><text:span text:style-name="T66">思</text:span></text:ruby-base><text:ruby-text>おも</text:ruby-text></text:ruby><text:span text:style-name="T66">い</text:span><text:ruby text:style-name="Ru1"><text:ruby-base><text:span text:style-name="T66">出</text:span></text:ruby-base><text:ruby-text>だ</text:ruby-text></text:ruby><text:span text:style-name="T66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107"><text:ruby text:style-name="Ru1"><text:ruby-base><text:span text:style-name="T66">思</text:span></text:ruby-base><text:ruby-text>おも</text:ruby-text></text:ruby><text:span text:style-name="T66">い</text:span><text:ruby text:style-name="Ru1"><text:ruby-base><text:span text:style-name="T66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29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17">シ</text:p>
          </table:table-cell>
          <table:table-cell table:style-name="Tabla326.C2" office:value-type="string">
            <text:p text:style-name="P107"><text:ruby text:style-name="Ru1"><text:ruby-base><text:span text:style-name="T66">思</text:span></text:ruby-base><text:ruby-text>し</text:ruby-text></text:ruby><text:ruby text:style-name="Ru1"><text:ruby-base><text:span text:style-name="T66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103">　　　 <text:s text:c="6"/></text:p>
          </table:table-cell>
        </table:table-row>
      </table:table>
      <text:p text:style-name="P17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87">考</text:p>
          </table:table-cell>
          <table:table-cell table:style-name="Tabla366.A1" office:value-type="string">
            <text:p text:style-name="P117">かんが</text:p>
          </table:table-cell>
          <table:table-cell table:style-name="Tabla366.A1" office:value-type="string">
            <text:p text:style-name="P75"><text:ruby text:style-name="Ru1"><text:ruby-base><text:span text:style-name="T66">考</text:span></text:ruby-base><text:ruby-text>かんが</text:ruby-text></text:ruby><text:span text:style-name="T66">える</text:span> </text:p>
            <text:p text:style-name="P75"><text:s text:c="8"/>pensar, reflexionar</text:p>
          </table:table-cell>
          <table:table-cell table:style-name="Tabla366.D1" office:value-type="string">
            <text:p text:style-name="P101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18">コウ</text:p>
          </table:table-cell>
          <table:table-cell table:style-name="Tabla366.C2" office:value-type="string">
            <text:p text:style-name="P107"><text:ruby text:style-name="Ru1"><text:ruby-base><text:span text:style-name="T69">思</text:span></text:ruby-base><text:ruby-text>し</text:ruby-text></text:ruby><text:ruby text:style-name="Ru1"><text:ruby-base><text:span text:style-name="T66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29">　 <text:s text:c="4"/></text:p>
          </table:table-cell>
        </table:table-row>
      </table:table>
      <text:p text:style-name="P75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87">問</text:p>
          </table:table-cell>
          <table:table-cell table:style-name="Tabla416.A1" office:value-type="string">
            <text:p text:style-name="P117">と</text:p>
          </table:table-cell>
          <table:table-cell table:style-name="Tabla416.A1" office:value-type="string">
            <text:p text:style-name="P75"><text:ruby text:style-name="Ru1"><text:ruby-base><text:span text:style-name="T66">問</text:span></text:ruby-base><text:ruby-text>と</text:ruby-text></text:ruby><text:span text:style-name="T66">う</text:span> <text:s text:c="12"/>preguntar</text:p>
          </table:table-cell>
          <table:table-cell table:style-name="Tabla416.D1" office:value-type="string">
            <text:p text:style-name="P101"/>
          </table:table-cell>
        </table:table-row>
        <table:table-row>
          <table:covered-table-cell/>
          <table:table-cell table:style-name="Tabla416.B2" office:value-type="string">
            <text:p text:style-name="P118">モン</text:p>
          </table:table-cell>
          <table:table-cell table:style-name="Tabla416.B2" office:value-type="string">
            <text:p text:style-name="P107"><text:span text:style-name="T66">質問する</text:span> </text:p>
            <text:p text:style-name="P107"><text:s text:c="5"/>preguntar (coloquial)</text:p>
          </table:table-cell>
          <table:table-cell table:style-name="Tabla416.D2" office:value-type="string">
            <text:p text:style-name="P137"/>
          </table:table-cell>
        </table:table-row>
      </table:table>
      <text:p text:style-name="P47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87">受</text:p>
          </table:table-cell>
          <table:table-cell table:style-name="Tabla252.A1" office:value-type="string">
            <text:p text:style-name="P117">う</text:p>
          </table:table-cell>
          <table:table-cell table:style-name="Tabla252.A1" office:value-type="string">
            <text:p text:style-name="P75"><text:ruby text:style-name="Ru1"><text:ruby-base><text:span text:style-name="T66">受</text:span></text:ruby-base><text:ruby-text>う</text:ruby-text></text:ruby><text:span text:style-name="T66">ける</text:span> recibir, aceptar</text:p>
          </table:table-cell>
          <table:table-cell table:style-name="Tabla252.D1" office:value-type="string">
            <text:p text:style-name="P101"/>
          </table:table-cell>
        </table:table-row>
        <table:table-row>
          <table:covered-table-cell/>
          <table:table-cell table:style-name="Tabla252.B2" office:value-type="string">
            <text:p text:style-name="P118">うけ</text:p>
          </table:table-cell>
          <table:table-cell table:style-name="Tabla252.C2" office:value-type="string">
            <text:p text:style-name="P107"><text:ruby text:style-name="Ru1"><text:ruby-base><text:span text:style-name="T66">受</text:span></text:ruby-base><text:ruby-text>うけ</text:ruby-text></text:ruby><text:span text:style-name="T66">つけ</text:span> <text:s text:c="8"/>recepción</text:p>
          </table:table-cell>
          <table:table-cell table:style-name="Tabla252.D2" office:value-type="string">
            <text:p text:style-name="P129">　 <text:s text:c="5"/></text:p>
          </table:table-cell>
        </table:table-row>
      </table:table>
      <text:p text:style-name="P4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>
          <table:table-cell table:style-name="Tabla278.A1" office:value-type="string">
            <text:p text:style-name="P87">整</text:p>
          </table:table-cell>
          <table:table-cell table:style-name="Tabla278.A1" office:value-type="string">
            <text:p text:style-name="P117">ととの</text:p>
          </table:table-cell>
          <table:table-cell table:style-name="Tabla278.A1" office:value-type="string">
            <text:p text:style-name="P75"><text:ruby text:style-name="Ru1"><text:ruby-base><text:span text:style-name="T66">整</text:span></text:ruby-base><text:ruby-text>ととの</text:ruby-text></text:ruby><text:span text:style-name="T66">える</text:span></text:p>
            <text:p text:style-name="P85"><text:s/>recoger, colocar (poco)</text:p>
          </table:table-cell>
          <table:table-cell table:style-name="Tabla278.D1" office:value-type="string">
            <text:p text:style-name="P101"><text:s text:c="5"/></text:p>
          </table:table-cell>
        </table:table-row>
      </table:table>
      <text:p text:style-name="P4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 table:style-name="Tabla300.1">
          <table:table-cell table:style-name="Tabla300.A1" office:value-type="string">
            <text:p text:style-name="P87">拾</text:p>
          </table:table-cell>
          <table:table-cell table:style-name="Tabla300.A1" office:value-type="string">
            <text:p text:style-name="P117">ひろ</text:p>
          </table:table-cell>
          <table:table-cell table:style-name="Tabla300.A1" office:value-type="string">
            <text:p text:style-name="P75"><text:ruby text:style-name="Ru1"><text:ruby-base><text:span text:style-name="T66">拾</text:span></text:ruby-base><text:ruby-text>ひろ</text:ruby-text></text:ruby><text:span text:style-name="T66">う</text:span> </text:p>
            <text:p text:style-name="P75"><text:s text:c="10"/>recoger del suelo</text:p>
          </table:table-cell>
          <table:table-cell table:style-name="Tabla300.D1" office:value-type="string">
            <text:p text:style-name="P101"/>
          </table:table-cell>
        </table:table-row>
      </table:table>
      <text:p text:style-name="P47"/>
      <text:p text:style-name="P47"/>
      <text:p text:style-name="P47"><text:soft-page-break/></text:p>
      <text:p text:style-name="P47"/>
      <text:p text:style-name="P47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87">答</text:p>
          </table:table-cell>
          <table:table-cell table:style-name="Tabla237.A1" office:value-type="string">
            <text:p text:style-name="P117">こた</text:p>
          </table:table-cell>
          <table:table-cell table:style-name="Tabla237.A1" office:value-type="string">
            <text:p text:style-name="P101"><text:ruby text:style-name="Ru1"><text:ruby-base><text:span text:style-name="T66">答</text:span></text:ruby-base><text:ruby-text>こた</text:ruby-text></text:ruby><text:span text:style-name="T66">える</text:span> <text:s text:c="8"/>responder</text:p>
          </table:table-cell>
          <table:table-cell table:style-name="Tabla237.D1" office:value-type="string">
            <text:p text:style-name="P101"><text:ruby text:style-name="Ru1"><text:ruby-base><text:span text:style-name="T66">答</text:span></text:ruby-base><text:ruby-text>こた</text:ruby-text></text:ruby><text:span text:style-name="T66">え</text:span><text:span text:style-name="T73"> <text:s text:c="14"/>respuesta</text:span></text:p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87">帰</text:p>
          </table:table-cell>
          <table:table-cell table:style-name="Tabla189.A1" office:value-type="string">
            <text:p text:style-name="P117">かえ</text:p>
          </table:table-cell>
          <table:table-cell table:style-name="Tabla189.A1" office:value-type="string">
            <text:p text:style-name="P75"><text:ruby text:style-name="Ru1"><text:ruby-base><text:span text:style-name="T66">帰</text:span></text:ruby-base><text:ruby-text>かえ</text:ruby-text></text:ruby><text:span text:style-name="T66">る</text:span> <text:s text:c="15"/>regresar</text:p>
          </table:table-cell>
          <table:table-cell table:style-name="Tabla189.D1" office:value-type="string">
            <text:p text:style-name="P101"><text:ruby text:style-name="Ru1"><text:ruby-base><text:span text:style-name="T66">帰</text:span></text:ruby-base><text:ruby-text>かえ</text:ruby-text></text:ruby><text:span text:style-name="T66">り</text:span><text:ruby text:style-name="Ru1"><text:ruby-base><text:span text:style-name="T66">道</text:span></text:ruby-base><text:ruby-text>みち</text:ruby-text></text:ruby> </text:p>
            <text:p text:style-name="P101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18">キ</text:p>
          </table:table-cell>
          <table:table-cell table:style-name="Tabla189.B2" office:value-type="string">
            <text:p text:style-name="P107"><text:ruby text:style-name="Ru1"><text:ruby-base><text:span text:style-name="T66">帰</text:span></text:ruby-base><text:ruby-text>き</text:ruby-text></text:ruby><text:ruby text:style-name="Ru1"><text:ruby-base><text:span text:style-name="T66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37"><text:ruby text:style-name="Ru1"><text:ruby-base><text:span text:style-name="T66">帰</text:span></text:ruby-base><text:ruby-text>き</text:ruby-text></text:ruby><text:ruby text:style-name="Ru1"><text:ruby-base><text:span text:style-name="T66">京</text:span></text:ruby-base><text:ruby-text>きょう</text:ruby-text></text:ruby>　 <text:s text:c="3"/></text:p>
            <text:p text:style-name="P137"><text:s text:c="8"/>“volver a tu ciudad”</text:p>
          </table:table-cell>
        </table:table-row>
      </table:table>
      <text:p text:style-name="P47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3" office:value-type="string">
            <text:p text:style-name="P87">知</text:p>
          </table:table-cell>
          <table:table-cell table:style-name="Tabla107.A1" table:number-rows-spanned="2" office:value-type="string">
            <text:p text:style-name="P117">し</text:p>
          </table:table-cell>
          <table:table-cell table:style-name="Tabla107.A1" office:value-type="string">
            <text:p text:style-name="P98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07.D1" office:value-type="string">
            <text:p text:style-name="P101"><text:ruby text:style-name="Ru1"><text:ruby-base><text:span text:style-name="T66">知</text:span></text:ruby-base><text:ruby-text>し</text:ruby-text></text:ruby><text:span text:style-name="T66">り</text:span><text:ruby text:style-name="Ru1"><text:ruby-base><text:span text:style-name="T66">合</text:span></text:ruby-base><text:ruby-text>あ</text:ruby-text></text:ruby><text:span text:style-name="T66">い</text:span> <text:s text:c="2"/></text:p>
            <text:p text:style-name="P101"><text:s text:c="18"/>conocimiento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121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07.D2" office:value-type="string">
            <text:p text:style-name="P107"/>
          </table:table-cell>
        </table:table-row>
        <table:table-row>
          <table:covered-table-cell/>
          <table:table-cell table:style-name="Tabla107.B3" office:value-type="string">
            <text:p text:style-name="P28">チ</text:p>
          </table:table-cell>
          <table:table-cell table:style-name="Tabla107.C2" office:value-type="string">
            <text:p text:style-name="P121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107"><text:s text:c="9"/>persona conocida</text:p>
          </table:table-cell>
          <table:table-cell table:style-name="Tabla107.D2" office:value-type="string">
            <text:p text:style-name="P107"/>
          </table:table-cell>
        </table:table-row>
      </table:table>
      <text:p text:style-name="P17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4" office:value-type="string">
            <text:p text:style-name="P30">出</text:p>
          </table:table-cell>
          <table:table-cell table:style-name="Tabla186.A1" table:number-rows-spanned="2" office:value-type="string">
            <text:p text:style-name="P93">で</text:p>
          </table:table-cell>
          <table:table-cell table:style-name="Tabla186.A1" office:value-type="string">
            <text:p text:style-name="P81"><text:ruby text:style-name="Ru1"><text:ruby-base><text:span text:style-name="T66">出</text:span></text:ruby-base><text:ruby-text>で</text:ruby-text></text:ruby><text:span text:style-name="T66">る</text:span> <text:s text:c="22"/>salir</text:p>
          </table:table-cell>
          <table:table-cell table:style-name="Tabla186.D1" office:value-type="string">
            <text:p text:style-name="P99"><text:ruby text:style-name="Ru1"><text:ruby-base>出</text:ruby-base><text:ruby-text>で</text:ruby-text></text:ruby>かける<text:span text:style-name="T70"> </text:span></text:p>
            <text:p text:style-name="P81"><text:s text:c="13"/>salir de un lugar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1"><text:ruby text:style-name="Ru1"><text:ruby-base><text:span text:style-name="T72">出</text:span></text:ruby-base><text:ruby-text>で</text:ruby-text></text:ruby><text:ruby text:style-name="Ru1"><text:ruby-base><text:span text:style-name="T72">口</text:span></text:ruby-base><text:ruby-text>ぐち</text:ruby-text></text:ruby><text:span text:style-name="T70"> <text:s text:c="19"/>salida</text:span></text:p>
          </table:table-cell>
          <table:table-cell table:style-name="Tabla186.D2" office:value-type="string">
            <text:p text:style-name="P81"/>
          </table:table-cell>
        </table:table-row>
        <table:table-row>
          <table:covered-table-cell/>
          <table:table-cell table:style-name="Tabla186.C2" office:value-type="string">
            <text:p text:style-name="P93">だ</text:p>
          </table:table-cell>
          <table:table-cell table:style-name="Tabla186.C3" office:value-type="string">
            <text:p text:style-name="P81"><text:ruby text:style-name="Ru1"><text:ruby-base><text:span text:style-name="T66">出</text:span></text:ruby-base><text:ruby-text>だ</text:ruby-text></text:ruby><text:span text:style-name="T66">す</text:span> <text:s text:c="20"/>sacar</text:p>
          </table:table-cell>
          <table:table-cell table:style-name="Tabla186.D2" office:value-type="string">
            <text:p text:style-name="P75"/>
          </table:table-cell>
        </table:table-row>
        <table:table-row>
          <table:covered-table-cell/>
          <table:table-cell table:style-name="Tabla186.C2" office:value-type="string">
            <text:p text:style-name="P93">シュツ</text:p>
          </table:table-cell>
          <table:table-cell table:style-name="Tabla186.C3" office:value-type="string">
            <text:p text:style-name="P138"><text:ruby text:style-name="Ru1"><text:ruby-base><text:span text:style-name="T42">出</text:span></text:ruby-base><text:ruby-text>しゅつ</text:ruby-text></text:ruby><text:ruby text:style-name="Ru1"><text:ruby-base><text:span text:style-name="T42">場</text:span></text:ruby-base><text:ruby-text>じょう</text:ruby-text></text:ruby> <text:s text:c="4"/><text:span text:style-name="T6">performance</text:span></text:p>
          </table:table-cell>
          <table:table-cell table:style-name="Tabla186.D2" office:value-type="string">
            <text:p text:style-name="P138"><text:ruby text:style-name="Ru1"><text:ruby-base><text:span text:style-name="T42">外</text:span></text:ruby-base><text:ruby-text>がい</text:ruby-text></text:ruby><text:ruby text:style-name="Ru1"><text:ruby-base><text:span text:style-name="T42">出</text:span></text:ruby-base><text:ruby-text>しゅつ</text:ruby-text></text:ruby> <text:s text:c="5"/>(salir de viaje)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87">有</text:p>
          </table:table-cell>
          <table:table-cell table:style-name="Tabla421.A1" office:value-type="string">
            <text:p text:style-name="P117">あ</text:p>
          </table:table-cell>
          <table:table-cell table:style-name="Tabla421.A1" office:value-type="string">
            <text:p text:style-name="P75"><text:ruby text:style-name="Ru1"><text:ruby-base><text:span text:style-name="T66">有</text:span></text:ruby-base><text:ruby-text>あ</text:ruby-text></text:ruby><text:span text:style-name="T66">る</text:span> <text:s text:c="2"/>ser, tener, existir</text:p>
          </table:table-cell>
          <table:table-cell table:style-name="Tabla421.D1" office:value-type="string">
            <text:p text:style-name="P101"/>
          </table:table-cell>
        </table:table-row>
        <table:table-row>
          <table:covered-table-cell/>
          <table:table-cell table:style-name="Tabla421.B2" office:value-type="string">
            <text:p text:style-name="P117">ユウ</text:p>
          </table:table-cell>
          <table:table-cell table:style-name="Tabla421.B2" office:value-type="string">
            <text:p text:style-name="P75"><text:ruby text:style-name="Ru1"><text:ruby-base><text:span text:style-name="T66">有</text:span></text:ruby-base><text:ruby-text>ゆう</text:ruby-text></text:ruby><text:ruby text:style-name="Ru1"><text:ruby-base><text:span text:style-name="T66">名</text:span></text:ruby-base><text:ruby-text>めい</text:ruby-text></text:ruby><text:span text:style-name="T66">な</text:span> <text:s text:c="12"/>famoso</text:p>
          </table:table-cell>
          <table:table-cell table:style-name="Tabla421.D2" office:value-type="string">
            <text:p text:style-name="P101"><text:ruby text:style-name="Ru1"><text:ruby-base><text:span text:style-name="T66">所</text:span></text:ruby-base><text:ruby-text>しょ</text:ruby-text></text:ruby><text:ruby text:style-name="Ru1"><text:ruby-base><text:span text:style-name="T66">有</text:span></text:ruby-base><text:ruby-text>ゆう</text:ruby-text></text:ruby> <text:s text:c="11"/>posesiones</text:p>
          </table:table-cell>
        </table:table-row>
      </table:table>
      <text:p text:style-name="P47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87">持</text:p>
          </table:table-cell>
          <table:table-cell table:style-name="Tabla299.A1" office:value-type="string">
            <text:p text:style-name="P117">も</text:p>
          </table:table-cell>
          <table:table-cell table:style-name="Tabla299.A1" office:value-type="string">
            <text:p text:style-name="P75"><text:ruby text:style-name="Ru1"><text:ruby-base><text:span text:style-name="T66">持</text:span></text:ruby-base><text:ruby-text>も</text:ruby-text></text:ruby><text:span text:style-name="T66">つ</text:span> <text:s text:c="14"/>sostener</text:p>
          </table:table-cell>
          <table:table-cell table:style-name="Tabla299.D1" office:value-type="string">
            <text:p text:style-name="P101"><text:ruby text:style-name="Ru1"><text:ruby-base><text:span text:style-name="T66">金</text:span></text:ruby-base><text:ruby-text>かね</text:ruby-text></text:ruby><text:ruby text:style-name="Ru1"><text:ruby-base><text:span text:style-name="T66">持</text:span></text:ruby-base><text:ruby-text>も</text:ruby-text></text:ruby><text:span text:style-name="T66">ち</text:span> <text:s text:c="10"/>millonario</text:p>
          </table:table-cell>
        </table:table-row>
      </table:table>
      <text:p text:style-name="P47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87">乗</text:p>
          </table:table-cell>
          <table:table-cell table:style-name="Tabla341.A1" office:value-type="string">
            <text:p text:style-name="P117">の</text:p>
          </table:table-cell>
          <table:table-cell table:style-name="Tabla341.A1" office:value-type="string">
            <text:p text:style-name="P75"><text:ruby text:style-name="Ru1"><text:ruby-base><text:span text:style-name="T66">乗</text:span></text:ruby-base><text:ruby-text>の</text:ruby-text></text:ruby><text:span text:style-name="T66">る</text:span> <text:s/></text:p>
            <text:p text:style-name="P75"><text:s text:c="5"/>subir a un transporte</text:p>
          </table:table-cell>
          <table:table-cell table:style-name="Tabla341.D1" office:value-type="string">
            <text:p text:style-name="P101"><text:ruby text:style-name="Ru1"><text:ruby-base><text:span text:style-name="T66">乗</text:span></text:ruby-base><text:ruby-text>の</text:ruby-text></text:ruby><text:span text:style-name="T66">り</text:span><text:ruby text:style-name="Ru1"><text:ruby-base><text:span text:style-name="T66">場</text:span></text:ruby-base><text:ruby-text>ば</text:ruby-text></text:ruby> <text:s text:c="2"/></text:p>
            <text:p text:style-name="P101"><text:s text:c="10"/>andén, plataforma</text:p>
          </table:table-cell>
        </table:table-row>
        <table:table-row>
          <table:covered-table-cell/>
          <table:table-cell table:style-name="Tabla341.B2" office:value-type="string">
            <text:p text:style-name="P117">ジョウ</text:p>
          </table:table-cell>
          <table:table-cell table:style-name="Tabla341.B2" office:value-type="string">
            <text:p text:style-name="P75"><text:ruby text:style-name="Ru1"><text:ruby-base><text:span text:style-name="T66">乗</text:span></text:ruby-base><text:ruby-text>じょう</text:ruby-text></text:ruby><text:ruby text:style-name="Ru1"><text:ruby-base><text:span text:style-name="T66">客</text:span></text:ruby-base><text:ruby-text>きゃく</text:ruby-text></text:ruby> <text:s text:c="10"/>pasajero </text:p>
          </table:table-cell>
          <table:table-cell table:style-name="Tabla341.D2" office:value-type="string">
            <text:p text:style-name="P101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87">終</text:p>
          </table:table-cell>
          <table:table-cell table:style-name="Tabla275.A1" office:value-type="string">
            <text:p text:style-name="P117">お</text:p>
          </table:table-cell>
          <table:table-cell table:style-name="Tabla275.A1" office:value-type="string">
            <text:p text:style-name="P75"><text:ruby text:style-name="Ru1"><text:ruby-base><text:span text:style-name="T66">終</text:span></text:ruby-base><text:ruby-text>お</text:ruby-text></text:ruby><text:span text:style-name="T66">わる</text:span> <text:s text:c="10"/>terminar</text:p>
          </table:table-cell>
          <table:table-cell table:style-name="Tabla275.D1" office:value-type="string">
            <text:p text:style-name="P101"/>
          </table:table-cell>
        </table:table-row>
        <table:table-row>
          <table:covered-table-cell/>
          <table:table-cell table:style-name="Tabla275.B2" office:value-type="string">
            <text:p text:style-name="P118">シュウ</text:p>
          </table:table-cell>
          <table:table-cell table:style-name="Tabla275.B2" office:value-type="string">
            <text:p text:style-name="P107"><text:ruby text:style-name="Ru1"><text:ruby-base><text:span text:style-name="T66">終</text:span></text:ruby-base><text:ruby-text>しゅう</text:ruby-text></text:ruby><text:ruby text:style-name="Ru1"><text:ruby-base><text:span text:style-name="T66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37"/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87">使</text:p>
          </table:table-cell>
          <table:table-cell table:style-name="Tabla327.A1" office:value-type="string">
            <text:p text:style-name="P117">つか</text:p>
          </table:table-cell>
          <table:table-cell table:style-name="Tabla327.A1" office:value-type="string">
            <text:p text:style-name="P75"><text:ruby text:style-name="Ru1"><text:ruby-base><text:span text:style-name="T66">使</text:span></text:ruby-base><text:ruby-text>つか</text:ruby-text></text:ruby><text:span text:style-name="T66">う</text:span> <text:s text:c="21"/>usar</text:p>
          </table:table-cell>
          <table:table-cell table:style-name="Tabla327.D1" office:value-type="string">
            <text:p text:style-name="P75"/>
          </table:table-cell>
        </table:table-row>
        <table:table-row>
          <table:covered-table-cell/>
          <table:table-cell table:style-name="Tabla327.B2" office:value-type="string">
            <text:p text:style-name="P118">シ</text:p>
          </table:table-cell>
          <table:table-cell table:style-name="Tabla327.C2" office:value-type="string">
            <text:p text:style-name="P107"><text:ruby text:style-name="Ru1"><text:ruby-base><text:span text:style-name="T66">使</text:span></text:ruby-base><text:ruby-text>し</text:ruby-text></text:ruby><text:ruby text:style-name="Ru1"><text:ruby-base><text:span text:style-name="T66">用</text:span></text:ruby-base><text:ruby-text>よう</text:ruby-text></text:ruby><text:span text:style-name="T66">する</text:span> <text:s text:c="9"/>utilizar</text:p>
          </table:table-cell>
          <table:table-cell table:style-name="Tabla327.D2" office:value-type="string">
            <text:p text:style-name="P107"><text:ruby text:style-name="Ru1"><text:ruby-base><text:span text:style-name="T66">大</text:span></text:ruby-base><text:ruby-text>たい</text:ruby-text></text:ruby><text:ruby text:style-name="Ru1"><text:ruby-base><text:span text:style-name="T66">使</text:span></text:ruby-base><text:ruby-text>し</text:ruby-text></text:ruby><text:ruby text:style-name="Ru1"><text:ruby-base><text:span text:style-name="T66">館</text:span></text:ruby-base><text:ruby-text>かん</text:ruby-text></text:ruby> <text:s text:c="9"/>embajada</text:p>
          </table:table-cell>
        </table:table-row>
      </table:table>
      <text:p text:style-name="P38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87">用</text:p>
          </table:table-cell>
          <table:table-cell table:style-name="Tabla216.A1" office:value-type="string">
            <text:p text:style-name="P117">もち</text:p>
          </table:table-cell>
          <table:table-cell table:style-name="Tabla216.A1" office:value-type="string">
            <text:p text:style-name="P75"><text:ruby text:style-name="Ru1"><text:ruby-base><text:span text:style-name="T66">用</text:span></text:ruby-base><text:ruby-text>もち</text:ruby-text></text:ruby><text:span text:style-name="T66">いる</text:span> <text:s text:c="2"/></text:p>
            <text:p text:style-name="P75"><text:s text:c="14"/>utilizar (formal)</text:p>
          </table:table-cell>
          <table:table-cell table:style-name="Tabla216.D1" office:value-type="string">
            <text:p text:style-name="P101"/>
          </table:table-cell>
        </table:table-row>
        <table:table-row>
          <table:covered-table-cell/>
          <table:table-cell table:style-name="Tabla216.B2" office:value-type="string">
            <text:p text:style-name="P117">ヨウ</text:p>
          </table:table-cell>
          <table:table-cell table:style-name="Tabla216.B2" office:value-type="string">
            <text:p text:style-name="P75"><text:ruby text:style-name="Ru1"><text:ruby-base><text:span text:style-name="T66">用</text:span></text:ruby-base><text:ruby-text>よう</text:ruby-text></text:ruby><text:ruby text:style-name="Ru1"><text:ruby-base><text:span text:style-name="T66">事</text:span></text:ruby-base><text:ruby-text>じ</text:ruby-text></text:ruby> <text:s/>cosas que hacer</text:p>
          </table:table-cell>
          <table:table-cell table:style-name="Tabla216.D2" office:value-type="string">
            <text:p text:style-name="P101"><text:ruby text:style-name="Ru1"><text:ruby-base><text:span text:style-name="T66">用</text:span></text:ruby-base><text:ruby-text>よう</text:ruby-text></text:ruby><text:ruby text:style-name="Ru1"><text:ruby-base><text:span text:style-name="T66">心</text:span></text:ruby-base><text:ruby-text>じん</text:ruby-text></text:ruby> <text:s text:c="8"/>preocupación <text:s/></text:p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87">売</text:p>
          </table:table-cell>
          <table:table-cell table:style-name="Tabla188.A1" office:value-type="string">
            <text:p text:style-name="P117">う</text:p>
          </table:table-cell>
          <table:table-cell table:style-name="Tabla188.A1" office:value-type="string">
            <text:p text:style-name="P75"><text:ruby text:style-name="Ru1"><text:ruby-base><text:span text:style-name="T66">売</text:span></text:ruby-base><text:ruby-text>う</text:ruby-text></text:ruby><text:span text:style-name="T66">る</text:span> <text:s text:c="17"/>vender</text:p>
          </table:table-cell>
          <table:table-cell table:style-name="Tabla188.D1" office:value-type="string">
            <text:p text:style-name="P101"><text:s text:c="10"/></text:p>
          </table:table-cell>
        </table:table-row>
        <table:table-row>
          <table:covered-table-cell/>
          <table:table-cell table:style-name="Tabla188.B2" office:value-type="string">
            <text:p text:style-name="P118">バイ</text:p>
          </table:table-cell>
          <table:table-cell table:style-name="Tabla188.C2" office:value-type="string">
            <text:p text:style-name="P107"><text:ruby text:style-name="Ru1"><text:ruby-base><text:span text:style-name="T66">売</text:span></text:ruby-base><text:ruby-text>ばい</text:ruby-text></text:ruby><text:ruby text:style-name="Ru1"><text:ruby-base><text:span text:style-name="T66">店</text:span></text:ruby-base><text:ruby-text>てん</text:ruby-text></text:ruby> <text:s text:c="18"/>kiosko</text:p>
          </table:table-cell>
          <table:table-cell table:style-name="Tabla188.D2" office:value-type="string">
            <text:p text:style-name="P107"/>
          </table:table-cell>
        </table:table-row>
      </table:table>
      <text:p text:style-name="P1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87">来</text:p>
          </table:table-cell>
          <table:table-cell table:style-name="Tabla210.A1" office:value-type="string">
            <text:p text:style-name="P117">く</text:p>
          </table:table-cell>
          <table:table-cell table:style-name="Tabla210.A1" office:value-type="string">
            <text:p text:style-name="P75"><text:ruby text:style-name="Ru1"><text:ruby-base><text:span text:style-name="T66">来</text:span></text:ruby-base><text:ruby-text>く</text:ruby-text></text:ruby><text:span text:style-name="T66">る</text:span><text:span text:style-name="T73"> <text:s text:c="20"/>venir</text:span></text:p>
          </table:table-cell>
          <table:table-cell table:style-name="Tabla210.D1" office:value-type="string">
            <text:p text:style-name="P101"><text:ruby text:style-name="Ru1"><text:ruby-base><text:span text:style-name="T90">来</text:span></text:ruby-base><text:ruby-text>き</text:ruby-text></text:ruby><text:span text:style-name="T66">ます</text:span> <text:s text:c="17"/>venir</text:p>
          </table:table-cell>
        </table:table-row>
        <table:table-row>
          <table:covered-table-cell/>
          <table:table-cell table:style-name="Tabla210.B2" office:value-type="string">
            <text:p text:style-name="P118">ライ</text:p>
          </table:table-cell>
          <table:table-cell table:style-name="Tabla210.C2" office:value-type="string">
            <text:p text:style-name="P107"><text:ruby text:style-name="Ru1"><text:ruby-base><text:span text:style-name="T66">来</text:span></text:ruby-base><text:ruby-text>らい</text:ruby-text></text:ruby><text:ruby text:style-name="Ru1"><text:ruby-base><text:span text:style-name="T66">年</text:span></text:ruby-base><text:ruby-text>ねん</text:ruby-text></text:ruby><text:span text:style-name="T73"> <text:s text:c="8"/>próximo año</text:span></text:p>
          </table:table-cell>
          <table:table-cell table:style-name="Tabla210.D2" office:value-type="string">
            <text:p text:style-name="P137"><text:ruby text:style-name="Ru1"><text:ruby-base><text:span text:style-name="T66">来</text:span></text:ruby-base><text:ruby-text>らい</text:ruby-text></text:ruby><text:ruby text:style-name="Ru1"><text:ruby-base><text:span text:style-name="T66">月</text:span></text:ruby-base><text:ruby-text>げつ</text:ruby-text></text:ruby> <text:s text:c="9"/>próximo mes</text:p>
          </table:table-cell>
        </table:table-row>
      </table:table>
      <text:p text:style-name="P17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87">住</text:p>
          </table:table-cell>
          <table:table-cell table:style-name="Tabla277.A1" office:value-type="string">
            <text:p text:style-name="P117">す</text:p>
          </table:table-cell>
          <table:table-cell table:style-name="Tabla277.A1" office:value-type="string">
            <text:p text:style-name="P75"><text:ruby text:style-name="Ru1"><text:ruby-base><text:span text:style-name="T66">住</text:span></text:ruby-base><text:ruby-text>す</text:ruby-text></text:ruby><text:span text:style-name="T66">む</text:span> <text:s text:c="22"/>vivir</text:p>
          </table:table-cell>
          <table:table-cell table:style-name="Tabla277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18">ジュウ</text:p>
          </table:table-cell>
          <table:table-cell table:style-name="Tabla277.C2" office:value-type="string">
            <text:p text:style-name="P107"><text:ruby text:style-name="Ru1"><text:ruby-base><text:span text:style-name="T66">住</text:span></text:ruby-base><text:ruby-text>じゅう</text:ruby-text></text:ruby><text:span text:style-name="T66">みん</text:span> <text:s text:c="6"/>población</text:p>
          </table:table-cell>
          <table:table-cell table:style-name="Tabla277.D2" office:value-type="string">
            <text:p text:style-name="P107"><text:ruby text:style-name="Ru1"><text:ruby-base><text:span text:style-name="T66">住</text:span></text:ruby-base><text:ruby-text>じゅう</text:ruby-text></text:ruby><text:ruby text:style-name="Ru1"><text:ruby-base><text:span text:style-name="T66">所</text:span></text:ruby-base><text:ruby-text>しょ</text:ruby-text></text:ruby> <text:s text:c="13"/>domicilio</text:p>
          </table:table-cell>
        </table:table-row>
      </table:table>
      <text:p text:style-name="P57"/>
      <text:p text:style-name="P56"/>
      <text:p text:style-name="P184"/>
      <text:p text:style-name="P64">RESTO DE VERBOS</text:p>
      <text:p text:style-name="P56"/>
      <text:p text:style-name="P56"/>
      <text:p text:style-name="P17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87">当</text:p>
          </table:table-cell>
          <table:table-cell table:style-name="Tabla215.A1" table:number-rows-spanned="2" office:value-type="string">
            <text:p text:style-name="P117">あ</text:p>
          </table:table-cell>
          <table:table-cell table:style-name="Tabla215.A1" office:value-type="string">
            <text:p text:style-name="P75"><text:ruby text:style-name="Ru1"><text:ruby-base><text:span text:style-name="T66">当</text:span></text:ruby-base><text:ruby-text>あ</text:ruby-text></text:ruby><text:span text:style-name="T66">てる</text:span><text:span text:style-name="T73"> <text:s text:c="12"/></text:span>acertar</text:p>
          </table:table-cell>
          <table:table-cell table:style-name="Tabla215.D1" office:value-type="string">
            <text:p text:style-name="P141"><text:ruby text:style-name="Ru1"><text:ruby-base><text:span text:style-name="T66">当</text:span></text:ruby-base><text:ruby-text>あ</text:ruby-text></text:ruby><text:span text:style-name="T66">たる</text:span> <text:s text:c="5"/>ser acertado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75"><text:ruby text:style-name="Ru1"><text:ruby-base><text:span text:style-name="T66">手</text:span></text:ruby-base><text:ruby-text>て</text:ruby-text></text:ruby><text:ruby text:style-name="Ru1"><text:ruby-base><text:span text:style-name="T66">当</text:span></text:ruby-base><text:ruby-text>あ</text:ruby-text></text:ruby><text:span text:style-name="T66">て</text:span> <text:s text:c="4"/></text:p>
            <text:p text:style-name="P75"><text:s text:c="7"/>tratamiento médico</text:p>
          </table:table-cell>
          <table:table-cell table:style-name="Tabla215.D2" office:value-type="string">
            <text:p text:style-name="P141"/>
          </table:table-cell>
        </table:table-row>
        <table:table-row>
          <table:covered-table-cell/>
          <table:table-cell table:style-name="Tabla215.C2" office:value-type="string">
            <text:p text:style-name="P118">トウ</text:p>
          </table:table-cell>
          <table:table-cell table:style-name="Tabla215.C3" office:value-type="string">
            <text:p text:style-name="P107"><text:ruby text:style-name="Ru1"><text:ruby-base><text:span text:style-name="T66">本</text:span></text:ruby-base><text:ruby-text>ほん</text:ruby-text></text:ruby><text:ruby text:style-name="Ru1"><text:ruby-base><text:span text:style-name="T66">当</text:span></text:ruby-base><text:ruby-text>とう</text:ruby-text></text:ruby> <text:s text:c="12"/>realmente</text:p>
          </table:table-cell>
          <table:table-cell table:style-name="Tabla215.D3" office:value-type="string">
            <text:p text:style-name="P137"><text:ruby text:style-name="Ru1"><text:ruby-base><text:span text:style-name="T66">当</text:span></text:ruby-base><text:ruby-text>とう</text:ruby-text></text:ruby><text:ruby text:style-name="Ru1"><text:ruby-base><text:span text:style-name="T66">番</text:span></text:ruby-base><text:ruby-text>ばん</text:ruby-text></text:ruby> <text:s text:c="3"/>estar de servicio</text:p>
          </table:table-cell>
        </table:table-row>
      </table:table>
      <text:p text:style-name="P56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87">直</text:p>
          </table:table-cell>
          <table:table-cell table:style-name="Tabla209.A1" office:value-type="string">
            <text:p text:style-name="P117">なお</text:p>
          </table:table-cell>
          <table:table-cell table:style-name="Tabla209.A1" office:value-type="string">
            <text:p text:style-name="P75"><text:ruby text:style-name="Ru1"><text:ruby-base><text:span text:style-name="T66">直</text:span></text:ruby-base><text:ruby-text>なお</text:ruby-text></text:ruby><text:span text:style-name="T66">す</text:span><text:span text:style-name="T73"> <text:s text:c="2"/></text:span>arreglar, reparar</text:p>
          </table:table-cell>
          <table:table-cell table:style-name="Tabla209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18">チョク</text:p>
          </table:table-cell>
          <table:table-cell table:style-name="Tabla209.C2" office:value-type="string">
            <text:p text:style-name="P107"><text:ruby text:style-name="Ru1"><text:ruby-base><text:span text:style-name="T66">直</text:span></text:ruby-base><text:ruby-text>ちょく</text:ruby-text></text:ruby><text:ruby text:style-name="Ru1"><text:ruby-base><text:span text:style-name="T66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29">　 <text:s text:c="5"/></text:p>
          </table:table-cell>
        </table:table-row>
      </table:table>
      <text:p text:style-name="P17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87">進</text:p>
          </table:table-cell>
          <table:table-cell table:style-name="Tabla306.A1" office:value-type="string">
            <text:p text:style-name="P117">すす</text:p>
          </table:table-cell>
          <table:table-cell table:style-name="Tabla306.A1" office:value-type="string">
            <text:p text:style-name="P75"><text:ruby text:style-name="Ru1"><text:ruby-base><text:span text:style-name="T66">進</text:span></text:ruby-base><text:ruby-text>すす</text:ruby-text></text:ruby><text:span text:style-name="T66">む</text:span> <text:s text:c="15"/>avanzar</text:p>
          </table:table-cell>
          <table:table-cell table:style-name="Tabla306.D1" office:value-type="string">
            <text:p text:style-name="P101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18">シン</text:p>
          </table:table-cell>
          <table:table-cell table:style-name="Tabla306.C2" office:value-type="string">
            <text:p text:style-name="P107"><text:ruby text:style-name="Ru1"><text:ruby-base><text:span text:style-name="T66">進</text:span></text:ruby-base><text:ruby-text>しん</text:ruby-text></text:ruby><text:ruby text:style-name="Ru1"><text:ruby-base><text:span text:style-name="T9">歩</text:span></text:ruby-base><text:ruby-text>ぽ</text:ruby-text></text:ruby> <text:s text:c="14"/>progreso</text:p>
          </table:table-cell>
          <table:table-cell table:style-name="Tabla306.D2" office:value-type="string">
            <text:p text:style-name="P129"><text:ruby text:style-name="Ru1"><text:ruby-base><text:span text:style-name="T37">行</text:span></text:ruby-base><text:ruby-text>こう</text:ruby-text></text:ruby><text:ruby text:style-name="Ru1"><text:ruby-base><text:span text:style-name="T37">進</text:span></text:ruby-base><text:ruby-text>しん</text:ruby-text></text:ruby><text:span text:style-name="T32"> <text:s text:c="4"/>marcha, avance</text:span></text:p>
          </table:table-cell>
        </table:table-row>
      </table:table>
      <text:p text:style-name="P17"/>
      <table:table table:name="Tabla428" table:style-name="Tabla428">
        <table:table-column table:style-name="Tabla428.A"/>
        <table:table-column table:style-name="Tabla428.B"/>
        <table:table-column table:style-name="Tabla428.C"/>
        <table:table-column table:style-name="Tabla428.D"/>
        <table:table-row>
          <table:table-cell table:style-name="Tabla428.A1" office:value-type="string">
            <text:p text:style-name="P87">落</text:p>
          </table:table-cell>
          <table:table-cell table:style-name="Tabla428.A1" office:value-type="string">
            <text:p text:style-name="P117">お</text:p>
          </table:table-cell>
          <table:table-cell table:style-name="Tabla428.A1" office:value-type="string">
            <text:p text:style-name="P75"><text:ruby text:style-name="Ru1"><text:ruby-base><text:span text:style-name="T66">落</text:span></text:ruby-base><text:ruby-text>お</text:ruby-text></text:ruby><text:span text:style-name="T66">ちる</text:span> <text:s text:c="2"/>caer al suelo,</text:p>
            <text:p text:style-name="P75"><text:s text:c="21"/>suspender</text:p>
          </table:table-cell>
          <table:table-cell table:style-name="Tabla428.D1" office:value-type="string">
            <text:p text:style-name="P101"><text:s text:c="10"/></text:p>
          </table:table-cell>
        </table:table-row>
      </table:table>
      <text:p text:style-name="Standard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87">歌</text:p>
          </table:table-cell>
          <table:table-cell table:style-name="Tabla191.A1" office:value-type="string">
            <text:p text:style-name="P117">うた</text:p>
          </table:table-cell>
          <table:table-cell table:style-name="Tabla191.A1" office:value-type="string">
            <text:p text:style-name="P101"><text:ruby text:style-name="Ru1"><text:ruby-base><text:span text:style-name="T66">歌</text:span></text:ruby-base><text:ruby-text>うた</text:ruby-text></text:ruby><text:span text:style-name="T66">う</text:span> <text:s text:c="18"/>cantar</text:p>
          </table:table-cell>
          <table:table-cell table:style-name="Tabla191.D1" office:value-type="string">
            <text:p text:style-name="P101"><text:ruby text:style-name="Ru1"><text:ruby-base><text:span text:style-name="T66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18">カ</text:p>
          </table:table-cell>
          <table:table-cell table:style-name="Tabla191.C2" office:value-type="string">
            <text:p text:style-name="P107"><text:ruby text:style-name="Ru1"><text:ruby-base><text:span text:style-name="T66">歌</text:span></text:ruby-base><text:ruby-text>か</text:ruby-text></text:ruby><text:ruby text:style-name="Ru1"><text:ruby-base><text:span text:style-name="T66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75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87">集</text:p>
          </table:table-cell>
          <table:table-cell table:style-name="Tabla276.A1" office:value-type="string">
            <text:p text:style-name="P117">あつ</text:p>
          </table:table-cell>
          <table:table-cell table:style-name="Tabla276.A1" office:value-type="string">
            <text:p text:style-name="P75"><text:ruby text:style-name="Ru1"><text:ruby-base><text:span text:style-name="T66">集</text:span></text:ruby-base><text:ruby-text>あつ</text:ruby-text></text:ruby><text:span text:style-name="T66">める</text:span> <text:s text:c="5"/>coleccionar, <text:s/></text:p>
            <text:p text:style-name="P75"><text:s text:c="13"/>juntar personas</text:p>
          </table:table-cell>
          <table:table-cell table:style-name="Tabla276.D1" office:value-type="string">
            <text:p text:style-name="P101"><text:ruby text:style-name="Ru1"><text:ruby-base><text:span text:style-name="T66">集</text:span></text:ruby-base><text:ruby-text>あつ</text:ruby-text></text:ruby><text:span text:style-name="T66">まる</text:span> <text:s text:c="3"/>juntarse (INT)</text:p>
          </table:table-cell>
        </table:table-row>
      </table:table>
      <text:p text:style-name="P47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87">切</text:p>
          </table:table-cell>
          <table:table-cell table:style-name="Tabla328.A1" table:number-rows-spanned="2" office:value-type="string">
            <text:p text:style-name="P117">き</text:p>
          </table:table-cell>
          <table:table-cell table:style-name="Tabla328.A1" office:value-type="string">
            <text:p text:style-name="P75"><text:ruby text:style-name="Ru1"><text:ruby-base><text:span text:style-name="T66">切</text:span></text:ruby-base><text:ruby-text>き</text:ruby-text></text:ruby><text:span text:style-name="T66">る</text:span> <text:s text:c="19"/>cortar</text:p>
          </table:table-cell>
          <table:table-cell table:style-name="Tabla328.D1" office:value-type="string">
            <text:p text:style-name="P108"><text:ruby text:style-name="Ru1"><text:ruby-base><text:span text:style-name="T79">切</text:span></text:ruby-base><text:ruby-text>き</text:ruby-text></text:ruby><text:span text:style-name="T79">れ</text:span><text:ruby text:style-name="Ru1"><text:ruby-base><text:span text:style-name="T79">間</text:span></text:ruby-base><text:ruby-text>ま</text:ruby-text></text:ruby> <text:s text:c="16"/>grieta</text:p>
          </table:table-cell>
        </table:table-row>
        <table:table-row>
          <table:covered-table-cell/>
          <table:covered-table-cell/>
          <table:table-cell table:style-name="Tabla328.C2" office:value-type="string">
            <text:p text:style-name="P75"><text:ruby text:style-name="Ru1"><text:ruby-base><text:span text:style-name="T90">切</text:span></text:ruby-base><text:ruby-text>きっ</text:ruby-text></text:ruby><text:span text:style-name="T66">ぷ</text:span> <text:s text:c="19"/>ticket</text:p>
          </table:table-cell>
          <table:table-cell table:style-name="Tabla328.D2" office:value-type="string">
            <text:p text:style-name="P108"><text:ruby text:style-name="Ru1"><text:ruby-base><text:span text:style-name="T89">切</text:span></text:ruby-base><text:ruby-text>きっ</text:ruby-text></text:ruby><text:ruby text:style-name="Ru1"><text:ruby-base><text:span text:style-name="T66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C2" office:value-type="string">
            <text:p text:style-name="P118">セツ</text:p>
          </table:table-cell>
          <table:table-cell table:style-name="Tabla328.C3" office:value-type="string">
            <text:p text:style-name="P107"><text:ruby text:style-name="Ru1"><text:ruby-base><text:span text:style-name="T66">大</text:span></text:ruby-base><text:ruby-text>だい</text:ruby-text></text:ruby><text:ruby text:style-name="Ru1"><text:ruby-base><text:span text:style-name="T66">切</text:span></text:ruby-base><text:ruby-text>せつ</text:ruby-text></text:ruby><text:span text:style-name="T66">な</text:span> <text:s text:c="7"/>importante</text:p>
          </table:table-cell>
          <table:table-cell table:style-name="Tabla328.D3" office:value-type="string">
            <text:p text:style-name="P107"/>
          </table:table-cell>
        </table:table-row>
      </table:table>
      <text:p text:style-name="P3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0">育</text:p>
          </table:table-cell>
          <table:table-cell table:style-name="Tabla253.A1" office:value-type="string">
            <text:p text:style-name="P93">そだ</text:p>
          </table:table-cell>
          <table:table-cell table:style-name="Tabla253.C1" office:value-type="string">
            <text:p text:style-name="P81"><text:ruby text:style-name="Ru1"><text:ruby-base><text:span text:style-name="T66">育</text:span></text:ruby-base><text:ruby-text>そだ</text:ruby-text></text:ruby><text:span text:style-name="T66">つ</text:span> <text:s text:c="6"/>criarse, crecer</text:p>
          </table:table-cell>
          <table:table-cell table:style-name="Tabla253.D1" office:value-type="string">
            <text:p text:style-name="P81"/>
          </table:table-cell>
        </table:table-row>
        <table:table-row>
          <table:covered-table-cell/>
          <table:table-cell table:style-name="Tabla253.B2" office:value-type="string">
            <text:p text:style-name="P93">イク</text:p>
          </table:table-cell>
          <table:table-cell table:style-name="Tabla253.C2" office:value-type="string">
            <text:p text:style-name="P81"><text:ruby text:style-name="Ru1"><text:ruby-base><text:span text:style-name="T66">教</text:span></text:ruby-base><text:ruby-text>きょう</text:ruby-text></text:ruby><text:ruby text:style-name="Ru1"><text:ruby-base><text:span text:style-name="T66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81"/>
          </table:table-cell>
        </table:table-row>
      </table:table>
      <text:p text:style-name="P57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87">急</text:p>
          </table:table-cell>
          <table:table-cell table:style-name="Tabla283.A1" office:value-type="string">
            <text:p text:style-name="P117">いそ</text:p>
          </table:table-cell>
          <table:table-cell table:style-name="Tabla283.A1" office:value-type="string">
            <text:p text:style-name="P75"><text:ruby text:style-name="Ru1"><text:ruby-base><text:span text:style-name="T66">急</text:span></text:ruby-base><text:ruby-text>いそ</text:ruby-text></text:ruby><text:span text:style-name="T66">ぐ</text:span> <text:s text:c="10"/>darse prisa</text:p>
          </table:table-cell>
          <table:table-cell table:style-name="Tabla283.D1" office:value-type="string">
            <text:p text:style-name="P101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18">キュウ</text:p>
          </table:table-cell>
          <table:table-cell table:style-name="Tabla283.C2" office:value-type="string">
            <text:p text:style-name="P107"><text:ruby text:style-name="Ru1"><text:ruby-base><text:span text:style-name="T66">急</text:span></text:ruby-base><text:ruby-text>きゅう</text:ruby-text></text:ruby><text:ruby text:style-name="Ru1"><text:ruby-base><text:span text:style-name="T66">用</text:span></text:ruby-base><text:ruby-text>よう</text:ruby-text></text:ruby> <text:s text:c="12"/>urgencia</text:p>
          </table:table-cell>
          <table:table-cell table:style-name="Tabla283.D2" office:value-type="string">
            <text:p text:style-name="P107"/>
          </table:table-cell>
        </table:table-row>
      </table:table>
      <text:p text:style-name="P47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office:value-type="string">
            <text:p text:style-name="P30">負</text:p>
          </table:table-cell>
          <table:table-cell table:style-name="Tabla404.A1" office:value-type="string">
            <text:p text:style-name="P93">ま</text:p>
          </table:table-cell>
          <table:table-cell table:style-name="Tabla404.A1" office:value-type="string">
            <text:p text:style-name="P81"><text:ruby text:style-name="Ru1"><text:ruby-base><text:span text:style-name="T66">負</text:span></text:ruby-base><text:ruby-text>ま</text:ruby-text></text:ruby><text:span text:style-name="T66">かす</text:span> <text:s text:c="12"/>derrotar </text:p>
          </table:table-cell>
          <table:table-cell table:style-name="Tabla404.D1" office:value-type="string">
            <text:p text:style-name="P81"><text:ruby text:style-name="Ru1"><text:ruby-base><text:span text:style-name="T66">負</text:span></text:ruby-base><text:ruby-text>ま</text:ruby-text></text:ruby><text:span text:style-name="T66">ける</text:span> <text:s text:c="15"/>perder</text:p>
          </table:table-cell>
        </table:table-row>
      </table:table>
      <text:p text:style-name="P159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87">登</text:p>
          </table:table-cell>
          <table:table-cell table:style-name="Tabla384.A1" office:value-type="string">
            <text:p text:style-name="P117">のぼ</text:p>
          </table:table-cell>
          <table:table-cell table:style-name="Tabla384.A1" office:value-type="string">
            <text:p text:style-name="P75"><text:ruby text:style-name="Ru1"><text:ruby-base><text:span text:style-name="T66">登</text:span></text:ruby-base><text:ruby-text>のぼ</text:ruby-text></text:ruby><text:span text:style-name="T66">る</text:span> <text:s text:c="16"/>escalar</text:p>
          </table:table-cell>
          <table:table-cell table:style-name="Tabla384.D1" office:value-type="string">
            <text:p text:style-name="P101"/>
          </table:table-cell>
        </table:table-row>
        <table:table-row>
          <table:covered-table-cell/>
          <table:table-cell table:style-name="Tabla384.B2" office:value-type="string">
            <text:p text:style-name="P117">トウ</text:p>
          </table:table-cell>
          <table:table-cell table:style-name="Tabla384.B2" office:value-type="string">
            <text:p text:style-name="P75"><text:ruby text:style-name="Ru1"><text:ruby-base><text:span text:style-name="T66">登</text:span></text:ruby-base><text:ruby-text>とう</text:ruby-text></text:ruby><text:ruby text:style-name="Ru1"><text:ruby-base><text:span text:style-name="T66">山</text:span></text:ruby-base><text:ruby-text>ざん</text:ruby-text></text:ruby><text:ruby text:style-name="Ru1"><text:ruby-base><text:span text:style-name="T66">家</text:span></text:ruby-base><text:ruby-text>か</text:ruby-text></text:ruby> <text:s text:c="10"/>alpinista</text:p>
          </table:table-cell>
          <table:table-cell table:style-name="Tabla384.D2" office:value-type="string">
            <text:p text:style-name="P101"/>
          </table:table-cell>
        </table:table-row>
      </table:table>
      <text:p text:style-name="P57"/>
      <text:p text:style-name="P57"/>
      <text:p text:style-name="P57"/>
      <text:p text:style-name="P57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87">定</text:p>
          </table:table-cell>
          <table:table-cell table:style-name="Tabla372.A1" office:value-type="string">
            <text:p text:style-name="P117">さだ</text:p>
          </table:table-cell>
          <table:table-cell table:style-name="Tabla372.A1" office:value-type="string">
            <text:p text:style-name="P75"><text:ruby text:style-name="Ru1"><text:ruby-base><text:span text:style-name="T66">定</text:span></text:ruby-base><text:ruby-text>さだ</text:ruby-text></text:ruby><text:span text:style-name="T66">める</text:span> <text:s text:c="5"/></text:p>
            <text:p text:style-name="P75"><text:s text:c="5"/>establecer una regla</text:p>
          </table:table-cell>
          <table:table-cell table:style-name="Tabla372.D1" office:value-type="string">
            <text:p text:style-name="P101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18">テイ</text:p>
          </table:table-cell>
          <table:table-cell table:style-name="Tabla372.C2" office:value-type="string">
            <text:p text:style-name="P107"><text:ruby text:style-name="Ru1"><text:ruby-base><text:span text:style-name="T66">安</text:span></text:ruby-base><text:ruby-text>あん</text:ruby-text></text:ruby><text:ruby text:style-name="Ru1"><text:ruby-base><text:span text:style-name="T66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107"/>
          </table:table-cell>
        </table:table-row>
      </table:table>
      <text:p text:style-name="P57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office:value-type="string">
            <text:p text:style-name="P87">調</text:p>
          </table:table-cell>
          <table:table-cell table:style-name="Tabla369.A1" office:value-type="string">
            <text:p text:style-name="P117">しら</text:p>
          </table:table-cell>
          <table:table-cell table:style-name="Tabla369.A1" office:value-type="string">
            <text:p text:style-name="P75"><text:ruby text:style-name="Ru1"><text:ruby-base><text:span text:style-name="T66">調</text:span></text:ruby-base><text:ruby-text>しら</text:ruby-text></text:ruby><text:span text:style-name="T66">べる</text:span> <text:s text:c="8"/>investigar</text:p>
          </table:table-cell>
          <table:table-cell table:style-name="Tabla369.D1" office:value-type="string">
            <text:p text:style-name="P101"><text:s text:c="10"/></text:p>
          </table:table-cell>
        </table:table-row>
      </table:table>
      <text:p text:style-name="P38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30">配</text:p>
          </table:table-cell>
          <table:table-cell table:style-name="Tabla387.A1" office:value-type="string">
            <text:p text:style-name="P93">くば</text:p>
          </table:table-cell>
          <table:table-cell table:style-name="Tabla387.C1" office:value-type="string">
            <text:p text:style-name="P81"><text:ruby text:style-name="Ru1"><text:ruby-base><text:span text:style-name="T66">配</text:span></text:ruby-base><text:ruby-text>くば</text:ruby-text></text:ruby><text:span text:style-name="T66">る</text:span> <text:s text:c="17"/>repartir</text:p>
            <text:p text:style-name="P81"><text:s text:c="9"/>(cosas pequeñas)</text:p>
          </table:table-cell>
          <table:table-cell table:style-name="Tabla387.D1" office:value-type="string">
            <text:p text:style-name="P81"/>
          </table:table-cell>
        </table:table-row>
        <table:table-row>
          <table:covered-table-cell/>
          <table:table-cell table:style-name="Tabla387.B2" office:value-type="string">
            <text:p text:style-name="P93">パイ</text:p>
          </table:table-cell>
          <table:table-cell table:style-name="Tabla387.C2" office:value-type="string">
            <text:p text:style-name="P108"><text:ruby text:style-name="Ru1"><text:ruby-base><text:span text:style-name="T66">心</text:span></text:ruby-base><text:ruby-text>しん</text:ruby-text></text:ruby><text:ruby text:style-name="Ru1"><text:ruby-base><text:span text:style-name="T66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81"/>
          </table:table-cell>
        </table:table-row>
      </table:table>
      <text:p text:style-name="P139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office:value-type="string">
            <text:p text:style-name="P87">助</text:p>
          </table:table-cell>
          <table:table-cell table:style-name="Tabla293.A1" office:value-type="string">
            <text:p text:style-name="P117">たす</text:p>
          </table:table-cell>
          <table:table-cell table:style-name="Tabla293.A1" office:value-type="string">
            <text:p text:style-name="P75"><text:ruby text:style-name="Ru1"><text:ruby-base><text:span text:style-name="T66">助</text:span></text:ruby-base><text:ruby-text>たす</text:ruby-text></text:ruby><text:span text:style-name="T66">ける</text:span> <text:s text:c="14"/>salvar</text:p>
          </table:table-cell>
          <table:table-cell table:style-name="Tabla293.D1" office:value-type="string">
            <text:p text:style-name="P101"><text:s text:c="10"/></text:p>
          </table:table-cell>
        </table:table-row>
      </table:table>
      <text:p text:style-name="P17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87">放</text:p>
          </table:table-cell>
          <table:table-cell table:style-name="Tabla412.A1" office:value-type="string">
            <text:p text:style-name="P117">はな</text:p>
          </table:table-cell>
          <table:table-cell table:style-name="Tabla412.A1" office:value-type="string">
            <text:p text:style-name="P98"><text:ruby text:style-name="Ru1"><text:ruby-base>放</text:ruby-base><text:ruby-text>はな</text:ruby-text></text:ruby>す<text:span text:style-name="T70">　 <text:s text:c="8"/>soltar algo</text:span></text:p>
          </table:table-cell>
          <table:table-cell table:style-name="Tabla412.D1" office:value-type="string">
            <text:p text:style-name="P101"><text:s text:c="10"/></text:p>
          </table:table-cell>
        </table:table-row>
      </table:table>
      <text:p text:style-name="P18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87">追</text:p>
          </table:table-cell>
          <table:table-cell table:style-name="Tabla371.A1" office:value-type="string">
            <text:p text:style-name="P117">お</text:p>
          </table:table-cell>
          <table:table-cell table:style-name="Tabla371.A1" office:value-type="string">
            <text:p text:style-name="P75"><text:ruby text:style-name="Ru1"><text:ruby-base><text:span text:style-name="T66">追</text:span></text:ruby-base><text:ruby-text>お</text:ruby-text></text:ruby><text:span text:style-name="T66">いかける</text:span> </text:p>
            <text:p text:style-name="P75"><text:s text:c="3"/>perseguir brevemente</text:p>
          </table:table-cell>
          <table:table-cell table:style-name="Tabla371.D1" office:value-type="string">
            <text:p text:style-name="P101"><text:s text:c="10"/></text:p>
          </table:table-cell>
        </table:table-row>
      </table:table>
      <text:p text:style-name="P1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2" office:value-type="string">
            <text:p text:style-name="P87">植</text:p>
          </table:table-cell>
          <table:table-cell table:style-name="Tabla301.A1" office:value-type="string">
            <text:p text:style-name="P117">う</text:p>
          </table:table-cell>
          <table:table-cell table:style-name="Tabla301.A1" office:value-type="string">
            <text:p text:style-name="P75"><text:ruby text:style-name="Ru1"><text:ruby-base><text:span text:style-name="T66">植</text:span></text:ruby-base><text:ruby-text>う</text:ruby-text></text:ruby><text:span text:style-name="T66">える</text:span> <text:s text:c="13"/>plantar</text:p>
          </table:table-cell>
          <table:table-cell table:style-name="Tabla301.D1" office:value-type="string">
            <text:p text:style-name="P101"><text:s text:c="10"/></text:p>
          </table:table-cell>
        </table:table-row>
        <table:table-row>
          <table:covered-table-cell/>
          <table:table-cell table:style-name="Tabla301.B2" office:value-type="string">
            <text:p text:style-name="P117">ショク</text:p>
          </table:table-cell>
          <table:table-cell table:style-name="Tabla301.B2" office:value-type="string">
            <text:p text:style-name="P75"><text:ruby text:style-name="Ru1"><text:ruby-base><text:span text:style-name="T66">植</text:span></text:ruby-base><text:ruby-text>しょく</text:ruby-text></text:ruby><text:ruby text:style-name="Ru1"><text:ruby-base><text:span text:style-name="T66">物</text:span></text:ruby-base><text:ruby-text>ぶつ</text:ruby-text></text:ruby> <text:s text:c="2"/></text:p>
            <text:p text:style-name="P75"><text:s text:c="9"/>plantas, vegetales</text:p>
          </table:table-cell>
          <table:table-cell table:style-name="Tabla301.D2" office:value-type="string">
            <text:p text:style-name="P101"/>
          </table:table-cell>
        </table:table-row>
      </table:table>
      <text:p text:style-name="P17"/>
      <text:p text:style-name="P17"/>
      <text:p text:style-name="P17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87">守</text:p>
          </table:table-cell>
          <table:table-cell table:style-name="Tabla272.A1" office:value-type="string">
            <text:p text:style-name="P117">まも</text:p>
          </table:table-cell>
          <table:table-cell table:style-name="Tabla272.A1" office:value-type="string">
            <text:p text:style-name="P75"><text:ruby text:style-name="Ru1"><text:ruby-base><text:span text:style-name="T66">守</text:span></text:ruby-base><text:ruby-text>まも</text:ruby-text></text:ruby><text:span text:style-name="T66">る</text:span> <text:s text:c="15"/>proteger</text:p>
          </table:table-cell>
          <table:table-cell table:style-name="Tabla272.D1" office:value-type="string">
            <text:p text:style-name="P101"><text:s text:c="10"/></text:p>
          </table:table-cell>
        </table:table-row>
      </table:table>
      <text:p text:style-name="P47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87">鳴</text:p>
          </table:table-cell>
          <table:table-cell table:style-name="Tabla214.A1" table:number-rows-spanned="2" office:value-type="string">
            <text:p text:style-name="P117">な</text:p>
          </table:table-cell>
          <table:table-cell table:style-name="Tabla214.A1" office:value-type="string">
            <text:p text:style-name="P75"><text:ruby text:style-name="Ru1"><text:ruby-base><text:span text:style-name="T66">鳴</text:span></text:ruby-base><text:ruby-text>な</text:ruby-text></text:ruby><text:span text:style-name="T66">る</text:span> <text:s text:c="19"/>sonar</text:p>
          </table:table-cell>
          <table:table-cell table:style-name="Tabla214.D1" office:value-type="string">
            <text:p text:style-name="P75"><text:ruby text:style-name="Ru1"><text:ruby-base><text:span text:style-name="T66">鳴</text:span></text:ruby-base><text:ruby-text>な</text:ruby-text></text:ruby><text:span text:style-name="T66">く</text:span><text:span text:style-name="T73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101"><text:ruby text:style-name="Ru1"><text:ruby-base><text:span text:style-name="T72">鳴</text:span></text:ruby-base><text:ruby-text>な</text:ruby-text></text:ruby><text:span text:style-name="T72">き</text:span><text:ruby text:style-name="Ru1"><text:ruby-base><text:span text:style-name="T72">声</text:span></text:ruby-base><text:ruby-text>ごえ</text:ruby-text></text:ruby><text:span text:style-name="T73"> <text:s text:c="17"/></text:span><text:span text:style-name="T76">lloro</text:span></text:p>
          </table:table-cell>
          <table:table-cell table:style-name="Tabla214.D2" office:value-type="string">
            <text:p text:style-name="P108"/>
          </table:table-cell>
        </table:table-row>
        <table:table-row>
          <table:covered-table-cell/>
          <table:table-cell table:style-name="Tabla214.C2" office:value-type="string">
            <text:p text:style-name="P118">メイ</text:p>
          </table:table-cell>
          <table:table-cell table:style-name="Tabla214.C3" office:value-type="string">
            <text:p text:style-name="P107"><text:ruby text:style-name="Ru1"><text:ruby-base><text:span text:style-name="T66">悲</text:span></text:ruby-base><text:ruby-text>ひ</text:ruby-text></text:ruby><text:ruby text:style-name="Ru1"><text:ruby-base><text:span text:style-name="T66">鳴</text:span></text:ruby-base><text:ruby-text>めい</text:ruby-text></text:ruby> <text:s text:c="21"/>grito</text:p>
          </table:table-cell>
          <table:table-cell table:style-name="Tabla214.D3" office:value-type="string">
            <text:p text:style-name="P129">　 <text:s text:c="4"/></text:p>
          </table:table-cell>
        </table:table-row>
      </table:table>
      <text:p text:style-name="P75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87">代</text:p>
          </table:table-cell>
          <table:table-cell table:style-name="Tabla360.A1" office:value-type="string">
            <text:p text:style-name="P117">か</text:p>
          </table:table-cell>
          <table:table-cell table:style-name="Tabla360.A1" office:value-type="string">
            <text:p text:style-name="P75"><text:ruby text:style-name="Ru1"><text:ruby-base><text:span text:style-name="T66">代</text:span></text:ruby-base><text:ruby-text>か</text:ruby-text></text:ruby><text:span text:style-name="T66">える</text:span> <text:s text:c="11"/>sustituir</text:p>
          </table:table-cell>
          <table:table-cell table:style-name="Tabla360.D1" office:value-type="string">
            <text:p text:style-name="P75"><text:ruby text:style-name="Ru1"><text:ruby-base><text:span text:style-name="T66">代</text:span></text:ruby-base><text:ruby-text>か</text:ruby-text></text:ruby><text:span text:style-name="T66">わる</text:span> <text:s/></text:p>
            <text:p text:style-name="P75"><text:s text:c="9"/>ser sustituido (INT)</text:p>
          </table:table-cell>
        </table:table-row>
        <table:table-row>
          <table:covered-table-cell/>
          <table:table-cell table:style-name="Tabla360.B2" office:value-type="string">
            <text:p text:style-name="P117">ダイ</text:p>
          </table:table-cell>
          <table:table-cell table:style-name="Tabla360.B2" office:value-type="string">
            <text:p text:style-name="P75"><text:ruby text:style-name="Ru1"><text:ruby-base><text:span text:style-name="T66">代</text:span></text:ruby-base><text:ruby-text>だい</text:ruby-text></text:ruby><text:ruby text:style-name="Ru1"><text:ruby-base><text:span text:style-name="T66">理</text:span></text:ruby-base><text:ruby-text>り</text:ruby-text></text:ruby> <text:s text:c="15"/>sustituto </text:p>
          </table:table-cell>
          <table:table-cell table:style-name="Tabla360.D2" office:value-type="string">
            <text:p text:style-name="P76"><text:ruby text:style-name="Ru1"><text:ruby-base><text:span text:style-name="T66">時</text:span></text:ruby-base><text:ruby-text>じ</text:ruby-text></text:ruby><text:ruby text:style-name="Ru1"><text:ruby-base><text:span text:style-name="T66">代</text:span></text:ruby-base><text:ruby-text>だい</text:ruby-text></text:ruby> <text:s text:c="20"/>época </text:p>
          </table:table-cell>
        </table:table-row>
      </table:table>
      <text:p text:style-name="P77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87">引</text:p>
          </table:table-cell>
          <table:table-cell table:style-name="Tabla178.A1" office:value-type="string">
            <text:p text:style-name="P117">ひ</text:p>
          </table:table-cell>
          <table:table-cell table:style-name="Tabla178.A1" office:value-type="string">
            <text:p text:style-name="P75"><text:ruby text:style-name="Ru1"><text:ruby-base><text:span text:style-name="T66">引</text:span></text:ruby-base><text:ruby-text>ひ</text:ruby-text></text:ruby><text:span text:style-name="T66">く</text:span> <text:s text:c="11"/>tirar (abrir)</text:p>
          </table:table-cell>
          <table:table-cell table:style-name="Tabla178.D1" office:value-type="string">
            <text:p text:style-name="P101"><text:ruby text:style-name="Ru1"><text:ruby-base><text:span text:style-name="T66">引</text:span></text:ruby-base><text:ruby-text>ひ</text:ruby-text></text:ruby><text:span text:style-name="T66">き</text:span><text:ruby text:style-name="Ru1"><text:ruby-base><text:span text:style-name="T66">出</text:span></text:ruby-base><text:ruby-text>だ</text:ruby-text></text:ruby><text:span text:style-name="T66">し</text:span> <text:s text:c="12"/>cajón</text:p>
          </table:table-cell>
        </table:table-row>
        <table:table-row>
          <table:covered-table-cell/>
          <table:table-cell table:style-name="Tabla178.B2" office:value-type="string">
            <text:p text:style-name="P117">イン</text:p>
          </table:table-cell>
          <table:table-cell table:style-name="Tabla178.B2" office:value-type="string">
            <text:p text:style-name="P75"><text:ruby text:style-name="Ru1"><text:ruby-base><text:span text:style-name="T66">引</text:span></text:ruby-base><text:ruby-text>いん</text:ruby-text></text:ruby><text:ruby text:style-name="Ru1"><text:ruby-base><text:span text:style-name="T66">力</text:span></text:ruby-base><text:ruby-text>りょく</text:ruby-text></text:ruby> </text:p>
            <text:p text:style-name="P75"><text:s text:c="7"/>fuerza de gravedad</text:p>
          </table:table-cell>
          <table:table-cell table:style-name="Tabla178.D2" office:value-type="string">
            <text:p text:style-name="P101"/>
          </table:table-cell>
        </table:table-row>
      </table:table>
      <text:p text:style-name="P18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87">注</text:p>
          </table:table-cell>
          <table:table-cell table:style-name="Tabla365.A1" office:value-type="string">
            <text:p text:style-name="P117">そそ</text:p>
          </table:table-cell>
          <table:table-cell table:style-name="Tabla365.A1" office:value-type="string">
            <text:p text:style-name="P20"><text:ruby text:style-name="Ru1"><text:ruby-base><text:span text:style-name="T66">注</text:span></text:ruby-base><text:ruby-text>そそ</text:ruby-text></text:ruby><text:span text:style-name="T66">ぐ</text:span> <text:s text:c="5"/>verter (líquido)</text:p>
          </table:table-cell>
          <table:table-cell table:style-name="Tabla365.D1" office:value-type="string">
            <text:p text:style-name="P101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3"/>
      <text:p text:style-name="P27">SIN CLASIFICAR</text:p>
      <text:p text:style-name="P18"/>
      <text:p text:style-name="P18"/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87">級</text:p>
          </table:table-cell>
          <table:table-cell table:style-name="Tabla343.A1" office:value-type="string">
            <text:p text:style-name="P117">キュウ</text:p>
          </table:table-cell>
          <table:table-cell table:style-name="Tabla343.A1" office:value-type="string">
            <text:p text:style-name="P75"><text:ruby text:style-name="Ru1"><text:ruby-base><text:span text:style-name="T66">高</text:span></text:ruby-base><text:ruby-text>こう</text:ruby-text></text:ruby><text:ruby text:style-name="Ru1"><text:ruby-base><text:span text:style-name="T66">級</text:span></text:ruby-base><text:ruby-text>きゅう</text:ruby-text></text:ruby> <text:s/>primera calidad</text:p>
          </table:table-cell>
          <table:table-cell table:style-name="Tabla343.D1" office:value-type="string">
            <text:p text:style-name="P101"><text:ruby text:style-name="Ru1"><text:ruby-base><text:span text:style-name="T66">級</text:span></text:ruby-base><text:ruby-text>きゅう</text:ruby-text></text:ruby><text:span text:style-name="T66"> grado nivel (k8)</text:span></text:p>
          </table:table-cell>
        </table:table-row>
      </table:table>
      <text:p text:style-name="P18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87">事</text:p>
          </table:table-cell>
          <table:table-cell table:style-name="Tabla344.A1" office:value-type="string">
            <text:p text:style-name="P117">こと</text:p>
          </table:table-cell>
          <table:table-cell table:style-name="Tabla344.A1" office:value-type="string">
            <text:p text:style-name="P75"><text:ruby text:style-name="Ru1"><text:ruby-base><text:span text:style-name="T79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101"/>
          </table:table-cell>
        </table:table-row>
        <table:table-row>
          <table:covered-table-cell/>
          <table:table-cell table:style-name="Tabla344.B2" office:value-type="string">
            <text:p text:style-name="P117">ジ</text:p>
          </table:table-cell>
          <table:table-cell table:style-name="Tabla344.B2" office:value-type="string">
            <text:p text:style-name="P75"><text:ruby text:style-name="Ru1"><text:ruby-base><text:span text:style-name="T79">火</text:span></text:ruby-base><text:ruby-text>か</text:ruby-text></text:ruby><text:ruby text:style-name="Ru1"><text:ruby-base><text:span text:style-name="T79">事</text:span></text:ruby-base><text:ruby-text>じ</text:ruby-text></text:ruby> <text:s text:c="14"/>incendio</text:p>
          </table:table-cell>
          <table:table-cell table:style-name="Tabla344.D2" office:value-type="string">
            <text:p text:style-name="P101"/>
          </table:table-cell>
        </table:table-row>
      </table:table>
      <text:p text:style-name="P18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87">談</text:p>
          </table:table-cell>
          <table:table-cell table:style-name="Tabla364.A1" office:value-type="string">
            <text:p text:style-name="P117">ダン</text:p>
          </table:table-cell>
          <table:table-cell table:style-name="Tabla364.A1" office:value-type="string">
            <text:p text:style-name="P75"><text:ruby text:style-name="Ru1"><text:ruby-base><text:span text:style-name="T66">相</text:span></text:ruby-base><text:ruby-text>そう</text:ruby-text></text:ruby><text:ruby text:style-name="Ru1"><text:ruby-base><text:span text:style-name="T66">談</text:span></text:ruby-base><text:ruby-text>だん</text:ruby-text></text:ruby> <text:s text:c="14"/></text:p>
            <text:p text:style-name="P75"><text:s/>consulta, pedir consejo</text:p>
          </table:table-cell>
          <table:table-cell table:style-name="Tabla364.D1" office:value-type="string">
            <text:p text:style-name="P101"><text:ruby text:style-name="Ru1"><text:ruby-base><text:span text:style-name="T66">談</text:span></text:ruby-base><text:ruby-text>だん</text:ruby-text></text:ruby><text:span text:style-name="T66"> aux. dialogo</text:span></text:p>
          </table:table-cell>
        </table:table-row>
      </table:table>
      <text:p text:style-name="P18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87">坂</text:p>
          </table:table-cell>
          <table:table-cell table:style-name="Tabla391.A1" office:value-type="string">
            <text:p text:style-name="P117">さか</text:p>
          </table:table-cell>
          <table:table-cell table:style-name="Tabla391.A1" office:value-type="string">
            <text:p text:style-name="P75"><text:ruby text:style-name="Ru1"><text:ruby-base><text:span text:style-name="T79">坂</text:span></text:ruby-base><text:ruby-text>さか</text:ruby-text></text:ruby> <text:s text:c="16"/>pendiente</text:p>
          </table:table-cell>
          <table:table-cell table:style-name="Tabla391.D1" office:value-type="string">
            <text:p text:style-name="P101"><text:ruby text:style-name="Ru1"><text:ruby-base><text:span text:style-name="T79">坂</text:span></text:ruby-base><text:ruby-text>さか</text:ruby-text></text:ruby><text:span text:style-name="T79">道</text:span> <text:s text:c="19"/>cuesta</text:p>
          </table:table-cell>
        </table:table-row>
      </table:table>
      <text:p text:style-name="P18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table:number-rows-spanned="2" office:value-type="string">
            <text:p text:style-name="P87">表</text:p>
          </table:table-cell>
          <table:table-cell table:style-name="Tabla400.A1" office:value-type="string">
            <text:p text:style-name="P117">おもて</text:p>
          </table:table-cell>
          <table:table-cell table:style-name="Tabla400.A1" office:value-type="string">
            <text:p text:style-name="P75"><text:ruby text:style-name="Ru1"><text:ruby-base><text:span text:style-name="T66">表</text:span></text:ruby-base><text:ruby-text>おもて</text:ruby-text></text:ruby> <text:s text:c="2"/>cara, parte visible</text:p>
          </table:table-cell>
          <table:table-cell table:style-name="Tabla400.D1" office:value-type="string">
            <text:p text:style-name="P101"/>
          </table:table-cell>
        </table:table-row>
        <table:table-row>
          <table:covered-table-cell/>
          <table:table-cell table:style-name="Tabla400.B2" office:value-type="string">
            <text:p text:style-name="P117">ヒョウ</text:p>
          </table:table-cell>
          <table:table-cell table:style-name="Tabla400.B2" office:value-type="string">
            <text:p text:style-name="P75"><text:ruby text:style-name="Ru1"><text:ruby-base><text:span text:style-name="T66">表</text:span></text:ruby-base><text:ruby-text>ひょう</text:ruby-text></text:ruby><text:ruby text:style-name="Ru1"><text:ruby-base><text:span text:style-name="T66">面</text:span></text:ruby-base><text:ruby-text>めん</text:ruby-text></text:ruby> <text:s text:c="10"/>superficie</text:p>
          </table:table-cell>
          <table:table-cell table:style-name="Tabla400.D2" office:value-type="string">
            <text:p text:style-name="P101"/>
          </table:table-cell>
        </table:table-row>
      </table:table>
      <text:p text:style-name="P18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able:table-row>
          <table:table-cell table:style-name="Tabla414.A1" office:value-type="string">
            <text:p text:style-name="P87">命</text:p>
          </table:table-cell>
          <table:table-cell table:style-name="Tabla414.A1" office:value-type="string">
            <text:p text:style-name="P117">いのち</text:p>
          </table:table-cell>
          <table:table-cell table:style-name="Tabla414.A1" office:value-type="string">
            <text:p text:style-name="P75">命　vida ()</text:p>
          </table:table-cell>
          <table:table-cell table:style-name="Tabla414.D1" office:value-type="string">
            <text:p text:style-name="P101"><text:ruby text:style-name="Ru1"><text:ruby-base><text:span text:style-name="T79">運</text:span></text:ruby-base><text:ruby-text>うん</text:ruby-text></text:ruby><text:ruby text:style-name="Ru1"><text:ruby-base><text:span text:style-name="T79">命</text:span></text:ruby-base><text:ruby-text>めい</text:ruby-text></text:ruby> <text:s text:c="18"/>destino</text:p>
          </table:table-cell>
        </table:table-row>
      </table:table>
      <text:p text:style-name="P18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87">役</text:p>
          </table:table-cell>
          <table:table-cell table:style-name="Tabla418.A1" office:value-type="string">
            <text:p text:style-name="P117">ヤク</text:p>
          </table:table-cell>
          <table:table-cell table:style-name="Tabla418.A1" office:value-type="string">
            <text:p text:style-name="P75">役　papel (rol)</text:p>
          </table:table-cell>
          <table:table-cell table:style-name="Tabla418.D1" office:value-type="string">
            <text:p text:style-name="P101"><text:span text:style-name="T79">役わり</text:span> <text:s text:c="21"/>rol</text:p>
          </table:table-cell>
        </table:table-row>
      </table:table>
      <text:p text:style-name="P18"/>
      <text:p text:style-name="P18">重役　ejecutivo </text:p>
      <text:p text:style-name="P18"/>
      <text:p text:style-name="P18"/>
      <text:p text:style-name="P18"/>
      <text:p text:style-name="P18"/>
      <text:p text:style-name="P18"/>
      <text:p text:style-name="P18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87">予</text:p>
          </table:table-cell>
          <table:table-cell table:style-name="Tabla422.A1" office:value-type="string">
            <text:p text:style-name="P117">ヨ</text:p>
          </table:table-cell>
          <table:table-cell table:style-name="Tabla422.A1" office:value-type="string">
            <text:p text:style-name="P75"><text:ruby text:style-name="Ru1"><text:ruby-base><text:span text:style-name="T79">予</text:span></text:ruby-base><text:ruby-text>よ</text:ruby-text></text:ruby><text:ruby text:style-name="Ru1"><text:ruby-base><text:span text:style-name="T79">定</text:span></text:ruby-base><text:ruby-text>てい</text:ruby-text></text:ruby> <text:s text:c="21"/>plan</text:p>
          </table:table-cell>
          <table:table-cell table:style-name="Tabla422.D1" office:value-type="string">
            <text:p text:style-name="P101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>自　aux automatico</text:p>
      <text:p text:style-name="P38"/>
      <text:p text:style-name="P38">相談する　相談に乗る</text:p>
      <text:p text:style-name="P38"/>
      <text:p text:style-name="P38">生活　vida cotidiana</text:p>
      <text:p text:style-name="P38"/>
      <text:p text:style-name="P38">人生 vida (novia)</text:p>
      <text:p text:style-name="P38"/>
      <text:p text:style-name="P38">命 vida (pulsa) (medico)</text:p>
      <text:p text:style-name="P185"/>
      <text:p text:style-name="P40">PALABRAS AUXILIARES – OTRAS PALABRAS</text:p>
      <text:p text:style-name="P38"/>
      <text:p text:style-name="P38"/>
      <text:p text:style-name="P38"/>
      <text:p text:style-name="Standard"/>
      <table:table table:name="Tabla430" table:style-name="Tabla430">
        <table:table-column table:style-name="Tabla430.A"/>
        <table:table-column table:style-name="Tabla430.B"/>
        <table:table-column table:style-name="Tabla430.C"/>
        <table:table-column table:style-name="Tabla430.D"/>
        <table:table-row>
          <table:table-cell table:style-name="Tabla430.A1" office:value-type="string">
            <text:p text:style-name="P87">両</text:p>
          </table:table-cell>
          <table:table-cell table:style-name="Tabla430.A1" office:value-type="string">
            <text:p text:style-name="P92">リョウ</text:p>
          </table:table-cell>
          <table:table-cell table:style-name="Tabla430.A1" office:value-type="string">
            <text:p text:style-name="P121"><text:ruby text:style-name="Ru1"><text:ruby-base>両</text:ruby-base><text:ruby-text>りょう</text:ruby-text></text:ruby><text:span text:style-name="T2"> <text:s text:c="9"/>aux. “ambos”</text:span></text:p>
          </table:table-cell>
          <table:table-cell table:style-name="Tabla430.D1" office:value-type="string">
            <text:p text:style-name="P121"><text:ruby text:style-name="Ru1"><text:ruby-base>両</text:ruby-base><text:ruby-text>りょう</text:ruby-text></text:ruby><text:ruby text:style-name="Ru1"><text:ruby-base>親</text:ruby-base><text:ruby-text>しん</text:ruby-text></text:ruby><text:span text:style-name="T2"> <text:s text:c="4"/>ambos padres</text:span></text:p>
          </table:table-cell>
        </table:table-row>
      </table:table>
      <text:p text:style-name="P18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87">童</text:p>
          </table:table-cell>
          <table:table-cell table:style-name="Tabla382.A1" office:value-type="string">
            <text:p text:style-name="P117">ドウ</text:p>
          </table:table-cell>
          <table:table-cell table:style-name="Tabla382.A1" office:value-type="string">
            <text:p text:style-name="P101"><text:ruby text:style-name="Ru1"><text:ruby-base><text:span text:style-name="T66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101"><text:ruby text:style-name="Ru1"><text:ruby-base><text:span text:style-name="T66">童</text:span></text:ruby-base><text:ruby-text>どう</text:ruby-text></text:ruby><text:ruby text:style-name="Ru1"><text:ruby-base><text:span text:style-name="T66">話</text:span></text:ruby-base><text:ruby-text>わ</text:ruby-text></text:ruby> <text:s text:c="7"/>cuento infantil</text:p>
          </table:table-cell>
        </table:table-row>
      </table:table>
      <text:p text:style-name="P18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87">対</text:p>
          </table:table-cell>
          <table:table-cell table:style-name="Tabla69.A1" office:value-type="string">
            <text:p text:style-name="P117">タイ</text:p>
          </table:table-cell>
          <table:table-cell table:style-name="Tabla69.A1" office:value-type="string">
            <text:p text:style-name="P75"><text:span text:style-name="T44">A</text:span><text:ruby text:style-name="Ru1"><text:ruby-base><text:span text:style-name="T44">対</text:span></text:ruby-base><text:ruby-text>たい</text:ruby-text></text:ruby><text:span text:style-name="T44">B</text:span><text:span text:style-name="T32"> <text:s text:c="3"/>rivalidad</text:span></text:p>
          </table:table-cell>
          <table:table-cell table:style-name="Tabla69.D1" office:value-type="string">
            <text:p text:style-name="P101"><text:ruby text:style-name="Ru1"><text:ruby-base><text:span text:style-name="T82">対</text:span></text:ruby-base><text:ruby-text>たい</text:ruby-text></text:ruby><text:span text:style-name="T82">決　けつ</text:span></text:p>
            <text:p text:style-name="P101">confrontacion</text:p>
          </table:table-cell>
        </table:table-row>
      </table:table>
      <text:p text:style-name="P77">Aux. Contrario (rival)</text:p>
      <text:p text:style-name="P77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office:value-type="string">
            <text:p text:style-name="P87">反</text:p>
          </table:table-cell>
          <table:table-cell table:style-name="Tabla136.A1" office:value-type="string">
            <text:p text:style-name="P117">ハン</text:p>
          </table:table-cell>
          <table:table-cell table:style-name="Tabla136.A1" office:value-type="string">
            <text:p text:style-name="P75"><text:ruby text:style-name="Ru1"><text:ruby-base><text:span text:style-name="T44">反</text:span></text:ruby-base><text:ruby-text>はん</text:ruby-text></text:ruby><text:span text:style-name="T32"> <text:s text:c="9"/>aux. “opuesto”</text:span></text:p>
          </table:table-cell>
          <table:table-cell table:style-name="Tabla136.D1" office:value-type="string">
            <text:p text:style-name="P101"><text:span text:style-name="T82">反対する</text:span> <text:s text:c="5"/>oponerse</text:p>
          </table:table-cell>
        </table:table-row>
      </table:table>
      <text:p text:style-name="P24">Pueden llevarse bien <text:s/><text:span text:style-name="T45">反対</text:span><text:span text:style-name="T51"> <text:s text:c="5"/>opuesto</text:span></text:p>
      <text:p text:style-name="P24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87">他</text:p>
          </table:table-cell>
          <table:table-cell table:style-name="Tabla334.A1" table:number-rows-spanned="2" office:value-type="string">
            <text:p text:style-name="P117">タ</text:p>
          </table:table-cell>
          <table:table-cell table:style-name="Tabla334.A1" office:value-type="string">
            <text:p text:style-name="P75"><text:ruby text:style-name="Ru1"><text:ruby-base><text:span text:style-name="T37">他</text:span></text:ruby-base><text:ruby-text>た</text:ruby-text></text:ruby><text:span text:style-name="T32"> <text:s text:c="16"/>aux. “otro” </text:span><text:s text:c="5"/></text:p>
          </table:table-cell>
          <table:table-cell table:style-name="Tabla334.D1" office:value-type="string">
            <text:p text:style-name="P101"><text:ruby text:style-name="Ru1"><text:ruby-base><text:span text:style-name="T66">他</text:span></text:ruby-base><text:ruby-text>た</text:ruby-text></text:ruby><text:ruby text:style-name="Ru1"><text:ruby-base><text:span text:style-name="T66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34.C2" office:value-type="string">
            <text:p text:style-name="P75"><text:ruby text:style-name="Ru1"><text:ruby-base><text:span text:style-name="T39">他</text:span></text:ruby-base><text:ruby-text>た</text:ruby-text></text:ruby><text:ruby text:style-name="Ru1"><text:ruby-base><text:span text:style-name="T44">人</text:span></text:ruby-base><text:ruby-text>にん</text:ruby-text></text:ruby><text:span text:style-name="T32"> <text:s text:c="8"/>otra persona</text:span></text:p>
          </table:table-cell>
          <table:table-cell table:style-name="Tabla334.D2" office:value-type="string">
            <text:p text:style-name="P101"/>
          </table:table-cell>
        </table:table-row>
        <table:table-row>
          <table:table-cell table:style-name="Tabla334.C2" office:value-type="string">
            <text:p text:style-name="Standard"/>
          </table:table-cell>
          <table:table-cell table:style-name="Tabla334.C2" office:value-type="string">
            <text:p text:style-name="Standard">ほか</text:p>
          </table:table-cell>
          <table:table-cell table:style-name="Tabla334.C2" office:value-type="string">
            <text:p text:style-name="P75">他　otro </text:p>
          </table:table-cell>
          <table:table-cell table:style-name="Tabla334.D2" office:value-type="string">
            <text:p text:style-name="P101"/>
          </table:table-cell>
        </table:table-row>
      </table:table>
      <text:p text:style-name="P18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87">全</text:p>
          </table:table-cell>
          <table:table-cell table:style-name="Tabla284.A1" office:value-type="string">
            <text:p text:style-name="P117">まった</text:p>
          </table:table-cell>
          <table:table-cell table:style-name="Tabla284.A1" office:value-type="string">
            <text:p text:style-name="P75"><text:ruby text:style-name="Ru1"><text:ruby-base><text:span text:style-name="T79">全</text:span></text:ruby-base><text:ruby-text>まった</text:ruby-text></text:ruby><text:span text:style-name="T79">く</text:span> <text:s/>completamente</text:p>
          </table:table-cell>
          <table:table-cell table:style-name="Tabla284.D1" office:value-type="string">
            <text:p text:style-name="P101"/>
          </table:table-cell>
        </table:table-row>
        <table:table-row>
          <table:covered-table-cell/>
          <table:table-cell table:style-name="Tabla284.B2" office:value-type="string">
            <text:p text:style-name="P117">ゼン</text:p>
          </table:table-cell>
          <table:table-cell table:style-name="Tabla284.B2" office:value-type="string">
            <text:p text:style-name="P75"><text:ruby text:style-name="Ru1"><text:ruby-base><text:span text:style-name="T79">全</text:span></text:ruby-base><text:ruby-text>ぜん</text:ruby-text></text:ruby><text:ruby text:style-name="Ru1"><text:ruby-base><text:span text:style-name="T79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101"><text:ruby text:style-name="Ru1"><text:ruby-base><text:span text:style-name="T79">全</text:span></text:ruby-base><text:ruby-text>ぜん</text:ruby-text></text:ruby><text:ruby text:style-name="Ru1"><text:ruby-base><text:span text:style-name="T79">国</text:span></text:ruby-base><text:ruby-text>こく</text:ruby-text></text:ruby> <text:s text:c="7"/>toda la nación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8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office:value-type="string">
            <text:p text:style-name="P87">礼</text:p>
          </table:table-cell>
          <table:table-cell table:style-name="Tabla432.A1" office:value-type="string">
            <text:p text:style-name="P117">レイ</text:p>
          </table:table-cell>
          <table:table-cell table:style-name="Tabla432.A1" office:value-type="string">
            <text:p text:style-name="P75"><text:span text:style-name="T44">しつ</text:span><text:ruby text:style-name="Ru1"><text:ruby-base><text:span text:style-name="T44">礼</text:span></text:ruby-base><text:ruby-text>れい</text:ruby-text></text:ruby><text:span text:style-name="T32"> <text:s text:c="8"/>“disculpe”</text:span></text:p>
          </table:table-cell>
          <table:table-cell table:style-name="Tabla432.D1" office:value-type="string">
            <text:p text:style-name="P101">(descortesia)</text:p>
          </table:table-cell>
        </table:table-row>
      </table:table>
      <text:p text:style-name="P38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87">何</text:p>
          </table:table-cell>
          <table:table-cell table:style-name="Tabla361.A1" office:value-type="string">
            <text:p text:style-name="P117">NANI</text:p>
          </table:table-cell>
          <table:table-cell table:style-name="Tabla361.A1" office:value-type="string">
            <text:p text:style-name="P75"><text:ruby text:style-name="Ru1"><text:ruby-base><text:span text:style-name="T79">何</text:span></text:ruby-base><text:ruby-text>なに</text:ruby-text></text:ruby> <text:s text:c="22"/>(qué)</text:p>
          </table:table-cell>
          <table:table-cell table:style-name="Tabla361.D1" office:value-type="string">
            <text:p text:style-name="P111"/>
          </table:table-cell>
        </table:table-row>
        <table:table-row>
          <table:covered-table-cell/>
          <table:table-cell table:style-name="Tabla361.B2" office:value-type="string">
            <text:p text:style-name="P117">NAN</text:p>
          </table:table-cell>
          <table:table-cell table:style-name="Tabla361.B2" office:value-type="string">
            <text:p text:style-name="P111"><text:ruby text:style-name="Ru1"><text:ruby-base><text:span text:style-name="T79">何</text:span></text:ruby-base><text:ruby-text>なん</text:ruby-text></text:ruby><text:ruby text:style-name="Ru1"><text:ruby-base><text:span text:style-name="T79">回</text:span></text:ruby-base><text:ruby-text>かい</text:ruby-text></text:ruby> <text:s text:c="3"/>(cuántas veces)</text:p>
          </table:table-cell>
          <table:table-cell table:style-name="Tabla361.D2" office:value-type="string">
            <text:p text:style-name="P111"/>
          </table:table-cell>
        </table:table-row>
      </table:table>
      <text:p text:style-name="P16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87">次</text:p>
          </table:table-cell>
          <table:table-cell table:style-name="Tabla390.A1" office:value-type="string">
            <text:p text:style-name="P117">つぎ</text:p>
          </table:table-cell>
          <table:table-cell table:style-name="Tabla390.A1" office:value-type="string">
            <text:p text:style-name="P75"><text:ruby text:style-name="Ru1"><text:ruby-base><text:span text:style-name="T79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101"><text:ruby text:style-name="Ru1"><text:ruby-base><text:span text:style-name="T79">次</text:span></text:ruby-base><text:ruby-text>つぎ</text:ruby-text></text:ruby><text:ruby text:style-name="Ru1"><text:ruby-base><text:span text:style-name="T79">々</text:span></text:ruby-base><text:ruby-text>つぎ</text:ruby-text></text:ruby> <text:s text:c="5"/>sucesivamente</text:p>
          </table:table-cell>
        </table:table-row>
      </table:table>
      <text:p text:style-name="P17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87">第</text:p>
          </table:table-cell>
          <table:table-cell table:style-name="Tabla358.A1" office:value-type="string">
            <text:p text:style-name="P117">ダイ</text:p>
          </table:table-cell>
          <table:table-cell table:style-name="Tabla358.A1" office:value-type="string">
            <text:p text:style-name="P75"><text:ruby text:style-name="Ru1"><text:ruby-base><text:span text:style-name="T44">第</text:span></text:ruby-base><text:ruby-text>だい</text:ruby-text></text:ruby><text:span text:style-name="T44">一</text:span><text:span text:style-name="T32"> <text:s text:c="3"/>aux “el 1, el 2”</text:span></text:p>
          </table:table-cell>
          <table:table-cell table:style-name="Tabla358.D1" office:value-type="string">
            <text:p text:style-name="P101"><text:s text:c="2"/></text:p>
          </table:table-cell>
        </table:table-row>
      </table:table>
      <text:p text:style-name="P39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87">身</text:p>
          </table:table-cell>
          <table:table-cell table:style-name="Tabla160.A1" office:value-type="string">
            <text:p text:style-name="P117">み</text:p>
          </table:table-cell>
          <table:table-cell table:style-name="Tabla160.A1" office:value-type="string">
            <text:p text:style-name="P101"><text:ruby text:style-name="Ru1"><text:ruby-base><text:span text:style-name="T79">身</text:span></text:ruby-base><text:ruby-text>み</text:ruby-text></text:ruby><text:ruby text:style-name="Ru1"><text:ruby-base><text:span text:style-name="T79">分</text:span></text:ruby-base><text:ruby-text>ぶん</text:ruby-text></text:ruby><text:span text:style-name="T79"> </text:span><text:s text:c="4"/>posición social </text:p>
          </table:table-cell>
          <table:table-cell table:style-name="Tabla160.D1" office:value-type="string">
            <text:p text:style-name="P36"><text:ruby text:style-name="Ru1"><text:ruby-base><text:span text:style-name="T66">身</text:span></text:ruby-base><text:ruby-text>み</text:ruby-text></text:ruby><text:ruby text:style-name="Ru1"><text:ruby-base><text:span text:style-name="T66">分</text:span></text:ruby-base><text:ruby-text>ぶん</text:ruby-text></text:ruby><text:span text:style-name="T66">しょう</text:span><text:ruby text:style-name="Ru1"><text:ruby-base><text:span text:style-name="T66">明</text:span></text:ruby-base><text:ruby-text>めい</text:ruby-text></text:ruby><text:ruby text:style-name="Ru1"><text:ruby-base><text:span text:style-name="T66">書</text:span></text:ruby-base><text:ruby-text>しょ</text:ruby-text></text:ruby> <text:s text:c="2"/>DNI</text:p>
          </table:table-cell>
        </table:table-row>
      </table:table>
      <text:p text:style-name="P16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87">部</text:p>
          </table:table-cell>
          <table:table-cell table:style-name="Tabla405.A1" office:value-type="string">
            <text:p text:style-name="P117">ブ</text:p>
          </table:table-cell>
          <table:table-cell table:style-name="Tabla405.A1" office:value-type="string">
            <text:p text:style-name="P101"><text:ruby text:style-name="Ru1"><text:ruby-base><text:span text:style-name="T79">部</text:span></text:ruby-base><text:ruby-text>ぶ</text:ruby-text></text:ruby> <text:s/>departamento, club</text:p>
          </table:table-cell>
          <table:table-cell table:style-name="Tabla405.D1" office:value-type="string">
            <text:p text:style-name="P101"><text:ruby text:style-name="Ru1"><text:ruby-base><text:span text:style-name="T79">全</text:span></text:ruby-base><text:ruby-text>ぜん</text:ruby-text></text:ruby><text:ruby text:style-name="Ru1"><text:ruby-base><text:span text:style-name="T79">部</text:span></text:ruby-base><text:ruby-text>ぶ</text:ruby-text></text:ruby> <text:s text:c="22"/>todo</text:p>
          </table:table-cell>
        </table:table-row>
      </table:table>
      <text:p text:style-name="P58"/>
      <table:table table:name="Tabla434" table:style-name="Tabla434">
        <table:table-column table:style-name="Tabla434.A"/>
        <table:table-column table:style-name="Tabla434.B"/>
        <table:table-column table:style-name="Tabla434.C"/>
        <table:table-column table:style-name="Tabla434.D"/>
        <text:soft-page-break/>
        <table:table-row>
          <table:table-cell table:style-name="Tabla434.A1" office:value-type="string">
            <text:p text:style-name="P87">列</text:p>
          </table:table-cell>
          <table:table-cell table:style-name="Tabla434.A1" office:value-type="string">
            <text:p text:style-name="P117">レツ</text:p>
          </table:table-cell>
          <table:table-cell table:style-name="Tabla434.A1" office:value-type="string">
            <text:p text:style-name="P75"><text:ruby text:style-name="Ru1"><text:ruby-base><text:span text:style-name="T79">列</text:span></text:ruby-base><text:ruby-text>れつ</text:ruby-text></text:ruby> <text:s text:c="17"/>fila, hilera</text:p>
          </table:table-cell>
          <table:table-cell table:style-name="Tabla434.D1" office:value-type="string">
            <text:p text:style-name="P101"/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74</meta:editing-cycles>
    <meta:editing-duration>P9DT23H13M50S</meta:editing-duration>
    <dc:date>2013-08-21T15:13:01</dc:date>
    <meta:print-date>2012-10-14T14:04:10</meta:print-date>
    <dc:creator>Manu Tero</dc:creator>
    <meta:document-statistic meta:table-count="440" meta:image-count="0" meta:object-count="0" meta:page-count="51" meta:paragraph-count="2611" meta:word-count="6147" meta:character-count="33234"/>
  </office:meta>
</office:document-meta>
</file>